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80.36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22.98mm"/>
    </style:style>
    <style:style style:name="co9" style:family="table-column">
      <style:table-column-properties fo:break-before="auto" style:column-width="27.64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2.17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8.61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3.74mm"/>
    </style:style>
    <style:style style:name="co18" style:family="table-column">
      <style:table-column-properties fo:break-before="auto" style:column-width="22.33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22.3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3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6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20:Sheet1.G120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2"/>
        <table:table-column table:style-name="co10" table:default-cell-style-name="ce7"/>
        <table:table-column table:style-name="co11" table:default-cell-style-name="ce17"/>
        <table:table-column table:style-name="co12" table:default-cell-style-name="ce3"/>
        <table:table-column table:style-name="co13" table:default-cell-style-name="ce3"/>
        <table:table-column table:style-name="co14" table:default-cell-style-name="ce21"/>
        <table:table-column table:style-name="co15" table:default-cell-style-name="ce22"/>
        <table:table-column table:style-name="co16" table:number-columns-repeated="3" table:default-cell-style-name="ce3"/>
        <table:table-column table:style-name="co17" table:default-cell-style-name="ce24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29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9" office:value-type="string" calcext:value-type="string">
            <text:p>Pays/Région</text:p>
          </table:table-cell>
          <table:table-cell table:style-name="ce11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6" office:value-type="string" calcext:value-type="string">
            <text:p>Prix unitaire / unité de compte Lt</text:p>
          </table:table-cell>
          <table:table-cell table:style-name="ce18" office:value-type="string" calcext:value-type="string">
            <text:p>Prix unitaire / unité de compte Sous</text:p>
          </table:table-cell>
          <table:table-cell table:style-name="ce18" office:value-type="string" calcext:value-type="string">
            <text:p>Prix unitaire / unité de compte Deniers</text:p>
          </table:table-cell>
          <table:table-cell table:style-name="ce19" office:value-type="string" calcext:value-type="string">
            <text:p>Prix unitaire en décimale de Lt</text:p>
          </table:table-cell>
          <table:table-cell table:style-name="ce18" office:value-type="string" calcext:value-type="string">
            <text:p>Valeur en livres tournois</text:p>
          </table:table-cell>
          <table:table-cell table:style-name="ce18" office:value-type="string" calcext:value-type="string">
            <text:p>valeur en sous</text:p>
          </table:table-cell>
          <table:table-cell table:style-name="ce18" office:value-type="string" calcext:value-type="string">
            <text:p>valeur en denier</text:p>
          </table:table-cell>
          <table:table-cell table:style-name="ce18" office:value-type="string" calcext:value-type="string">
            <text:p>Valeur en décimale de livre tournois</text:p>
          </table:table-cell>
          <table:table-cell table:style-name="ce23" office:value-type="string" calcext:value-type="string">
            <text:p>Valeur calculée</text:p>
          </table:table-cell>
          <table:table-cell table:style-name="ce25" office:value-type="string" calcext:value-type="string">
            <text:p>Différence</text:p>
          </table:table-cell>
          <table:table-cell table:style-name="ce26" office:value-type="string" calcext:value-type="string">
            <text:p>Remarques</text:p>
          </table:table-cell>
          <table:table-cell table:style-name="ce28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table:style-name="ce15"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2]+([.M2]/20)+([.N2]/240)" office:value-type="float" office:value="25" calcext:value-type="float">
            <text:p>25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75" calcext:value-type="float">
            <text:p>75,0000</text:p>
          </table:table-cell>
          <table:table-cell table:formula="of:=[.S2]-[.T2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ins à pesch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300" calcext:value-type="float">
            <text:p>2 300,00</text:p>
          </table:table-cell>
          <table:table-cell office:value-type="string" calcext:value-type="string">
            <text:p>en nombre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20" table:formula="of:=[.L3]+([.M3]/20)+([.N3]/240)" office:value-type="float" office:value="0.06" calcext:value-type="float">
            <text:p>0,06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138" calcext:value-type="float">
            <text:p>138,0000</text:p>
          </table:table-cell>
          <table:table-cell table:formula="of:=[.S3]-[.T3]" office:value-type="float" office:value="-138" calcext:value-type="float">
            <text:p>-138</text:p>
          </table:table-cell>
          <table:table-cell office:value-type="string" calcext:value-type="string">
            <text:p>6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mines</text:p>
          </table:table-cell>
          <table:table-cell table:number-columns-repeated="3"/>
          <table:table-cell table:style-name="ce20" table:formula="of:=[.L4]+([.M4]/20)+([.N4]/240)" office:value-type="float" office:value="0" calcext:value-type="float">
            <text:p>0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0" calcext:value-type="float">
            <text:p>0,0000</text:p>
          </table:table-cell>
          <table:table-cell table:formula="of:=[.S4]-[.T4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4" calcext:value-type="float">
            <text:p>204,00</text:p>
          </table:table-cell>
          <table:table-cell office:value-type="string" calcext:value-type="string">
            <text:p>millier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5]+([.M5]/20)+([.N5]/240)" office:value-type="float" office:value="2" calcext:value-type="float">
            <text:p>2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408" calcext:value-type="float">
            <text:p>408,0000</text:p>
          </table:table-cell>
          <table:table-cell table:formula="of:=[.S5]-[.T5]" office:value-type="float" office:value="-408" calcext:value-type="float">
            <text:p>-408</text:p>
          </table:table-cell>
          <table:table-cell office:value-type="string" calcext:value-type="string">
            <text:p>2L %%</text:p>
          </table:table-cell>
          <table:table-cell table:number-columns-repeated="100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42" calcext:value-type="float">
            <text:p>2 042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6]+([.M6]/20)+([.N6]/240)" office:value-type="float" office:value="4.5" calcext:value-type="float">
            <text:p>4,5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9189" calcext:value-type="float">
            <text:p>9 189,0000</text:p>
          </table:table-cell>
          <table:table-cell table:formula="of:=[.S6]-[.T6]" office:value-type="float" office:value="-9189" calcext:value-type="float">
            <text:p>-9189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rbres na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9" calcext:value-type="float">
            <text:p>139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0" table:formula="of:=[.L7]+([.M7]/20)+([.N7]/240)" office:value-type="float" office:value="0.35" calcext:value-type="float">
            <text:p>0,35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48.65" calcext:value-type="float">
            <text:p>48,6500</text:p>
          </table:table-cell>
          <table:table-cell table:formula="of:=[.S7]-[.T7]" office:value-type="float" office:value="-48.65" calcext:value-type="float">
            <text:p>-48,65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la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8]+([.M8]/20)+([.N8]/240)" office:value-type="float" office:value="0.9" calcext:value-type="float">
            <text:p>0,9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21.6" calcext:value-type="float">
            <text:p>21,6000</text:p>
          </table:table-cell>
          <table:table-cell table:formula="of:=[.S8]-[.T8]" office:value-type="float" office:value="-21.6" calcext:value-type="float">
            <text:p>-21,6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9]+([.M9]/20)+([.N9]/240)" office:value-type="float" office:value="25" calcext:value-type="float">
            <text:p>25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50" calcext:value-type="float">
            <text:p>50,0000</text:p>
          </table:table-cell>
          <table:table-cell table:formula="of:=[.S9]-[.T9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tiercon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0" table:formula="of:=[.L10]+([.M10]/20)+([.N10]/240)" office:value-type="float" office:value="36" calcext:value-type="float">
            <text:p>36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144" calcext:value-type="float">
            <text:p>144,0000</text:p>
          </table:table-cell>
          <table:table-cell table:formula="of:=[.S10]-[.T10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8610" calcext:value-type="float">
            <text:p>8 61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11]+([.M11]/20)+([.N11]/240)" office:value-type="float" office:value="0.4" calcext:value-type="float">
            <text:p>0,4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3444" calcext:value-type="float">
            <text:p>3 444,0000</text:p>
          </table:table-cell>
          <table:table-cell table:formula="of:=[.S11]-[.T11]" office:value-type="float" office:value="-3444" calcext:value-type="float">
            <text:p>-3444</text:p>
          </table:table-cell>
          <table:table-cell office:value-type="string" calcext:value-type="string">
            <text:p>40L %</text:p>
          </table:table-cell>
          <table:table-cell table:number-columns-repeated="100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le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0" table:formula="of:=[.L12]+([.M12]/20)+([.N12]/240)" office:value-type="float" office:value="1.75" calcext:value-type="float">
            <text:p>1,75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665" calcext:value-type="float">
            <text:p>665,0000</text:p>
          </table:table-cell>
          <table:table-cell table:formula="of:=[.S12]-[.T12]" office:value-type="float" office:value="-665" calcext:value-type="float">
            <text:p>-665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loc de bois de l'Amériq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0" table:formula="of:=[.L13]+([.M13]/20)+([.N13]/240)" office:value-type="float" office:value="0" calcext:value-type="float">
            <text:p>0,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13]+0.05*[.Q13]+[.R13]/240" office:value-type="float" office:value="600" calcext:value-type="float">
            <text:p>600</text:p>
          </table:table-cell>
          <table:table-cell table:formula="of:=[.J13]*[.O13]" office:value-type="float" office:value="0" calcext:value-type="float">
            <text:p>0,0000</text:p>
          </table:table-cell>
          <table:table-cell table:formula="of:=[.S13]-[.T13]" office:value-type="float" office:value="600" calcext:value-type="float">
            <text:p>600</text:p>
          </table:table-cell>
          <table:table-cell office:value-type="string" calcext:value-type="string">
            <text:p>valeur de 600 L <text:s/>cy</text:p>
          </table:table-cell>
          <table:table-cell table:number-columns-repeated="100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is d'acajo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pieds cub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14]+([.M14]/20)+([.N14]/240)" office:value-type="float" office:value="3" calcext:value-type="float">
            <text:p>3,0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234" calcext:value-type="float">
            <text:p>234,0000</text:p>
          </table:table-cell>
          <table:table-cell table:formula="of:=[.S14]-[.T14]" office:value-type="float" office:value="-234" calcext:value-type="float">
            <text:p>-234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nnets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0" table:formula="of:=[.L15]+([.M15]/20)+([.N15]/240)" office:value-type="float" office:value="2.5" calcext:value-type="float">
            <text:p>2,5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60" calcext:value-type="float">
            <text:p>60,0000</text:p>
          </table:table-cell>
          <table:table-cell table:formula="of:=[.S15]-[.T15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20" table:formula="of:=[.L16]+([.M16]/20)+([.N16]/240)" office:value-type="float" office:value="23" calcext:value-type="float">
            <text:p>23,0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483" calcext:value-type="float">
            <text:p>483,0000</text:p>
          </table:table-cell>
          <table:table-cell table:formula="of:=[.S16]-[.T16]" office:value-type="float" office:value="-483" calcext:value-type="float">
            <text:p>-483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17]+([.M17]/20)+([.N17]/240)" office:value-type="float" office:value="10" calcext:value-type="float">
            <text:p>10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1500" calcext:value-type="float">
            <text:p>1 500,0000</text:p>
          </table:table-cell>
          <table:table-cell table:formula="of:=[.S17]-[.T17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ro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18]+([.M18]/20)+([.N18]/240)" office:value-type="float" office:value="3" calcext:value-type="float">
            <text:p>3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9" calcext:value-type="float">
            <text:p>9,0000</text:p>
          </table:table-cell>
          <table:table-cell table:formula="of:=[.S18]-[.T18]" office:value-type="float" office:value="-9" calcext:value-type="float">
            <text:p>-9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695" calcext:value-type="float">
            <text:p>2 6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0" table:formula="of:=[.L19]+([.M19]/20)+([.N19]/240)" office:value-type="float" office:value="0.8" calcext:value-type="float">
            <text:p>0,8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2156" calcext:value-type="float">
            <text:p>2 156,0000</text:p>
          </table:table-cell>
          <table:table-cell table:formula="of:=[.S19]-[.T19]" office:value-type="float" office:value="-2156" calcext:value-type="float">
            <text:p>-2156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ises de p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78" calcext:value-type="float">
            <text:p>57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table:formula="of:=[.L20]+([.M20]/20)+([.N20]/240)" office:value-type="float" office:value="1.25" calcext:value-type="float">
            <text:p>1,25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722.5" calcext:value-type="float">
            <text:p>722,5000</text:p>
          </table:table-cell>
          <table:table-cell table:formula="of:=[.S20]-[.T20]" office:value-type="float" office:value="-722.5" calcext:value-type="float">
            <text:p>-722,5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72" calcext:value-type="float">
            <text:p>572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21]+([.M21]/20)+([.N21]/240)" office:value-type="float" office:value="0.4" calcext:value-type="float">
            <text:p>0,4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228.8" calcext:value-type="float">
            <text:p>228,8000</text:p>
          </table:table-cell>
          <table:table-cell table:formula="of:=[.S21]-[.T21]" office:value-type="float" office:value="-228.8" calcext:value-type="float">
            <text:p>-228,8</text:p>
          </table:table-cell>
          <table:table-cell office:value-type="string" calcext:value-type="string">
            <text:p>40L L%</text:p>
          </table:table-cell>
          <table:table-cell table:number-columns-repeated="100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peaux de p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9" calcext:value-type="float">
            <text:p>209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22]+([.M22]/20)+([.N22]/240)" office:value-type="float" office:value="12" calcext:value-type="float">
            <text:p>12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2508" calcext:value-type="float">
            <text:p>2 508,0000</text:p>
          </table:table-cell>
          <table:table-cell table:formula="of:=[.S22]-[.T22]" office:value-type="float" office:value="-2508" calcext:value-type="float">
            <text:p>-2508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taig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23]+([.M23]/20)+([.N23]/240)" office:value-type="float" office:value="0.5" calcext:value-type="float">
            <text:p>0,5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1" calcext:value-type="float">
            <text:p>1,0000</text:p>
          </table:table-cell>
          <table:table-cell table:formula="of:=[.S23]-[.T23]" office:value-type="float" office:value="-1" calcext:value-type="float">
            <text:p>-1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taig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44" calcext:value-type="float">
            <text:p>544,00</text:p>
          </table:table-cell>
          <table:table-cell office:value-type="string" calcext:value-type="string">
            <text:p>millier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24]+([.M24]/20)+([.N24]/240)" office:value-type="float" office:value="0.4" calcext:value-type="float">
            <text:p>0,4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217.6" calcext:value-type="float">
            <text:p>217,6000</text:p>
          </table:table-cell>
          <table:table-cell table:formula="of:=[.S24]-[.T24]" office:value-type="float" office:value="-217.6" calcext:value-type="float">
            <text:p>-217,6</text:p>
          </table:table-cell>
          <table:table-cell office:value-type="string" calcext:value-type="string">
            <text:p>8 S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ve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25]+([.M25]/20)+([.N25]/240)" office:value-type="float" office:value="10" calcext:value-type="float">
            <text:p>10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200" calcext:value-type="float">
            <text:p>200,0000</text:p>
          </table:table-cell>
          <table:table-cell table:formula="of:=[.S25]-[.T25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ocola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6]+([.M26]/20)+([.N26]/240)" office:value-type="float" office:value="1.5" calcext:value-type="float">
            <text:p>1,5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78" calcext:value-type="float">
            <text:p>78,0000</text:p>
          </table:table-cell>
          <table:table-cell table:formula="of:=[.S26]-[.T26]" office:value-type="float" office:value="-78" calcext:value-type="float">
            <text:p>-78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17" calcext:value-type="float">
            <text:p>117,00</text:p>
          </table:table-cell>
          <table:table-cell office:value-type="string" calcext:value-type="string">
            <text:p>bar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27]+([.M27]/20)+([.N27]/240)" office:value-type="float" office:value="10" calcext:value-type="float">
            <text:p>10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1170" calcext:value-type="float">
            <text:p>1 170,0000</text:p>
          </table:table-cell>
          <table:table-cell table:formula="of:=[.S27]-[.T27]" office:value-type="float" office:value="-1170" calcext:value-type="float">
            <text:p>-1170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l à femm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douzai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28]+([.M28]/20)+([.N28]/240)" office:value-type="float" office:value="2" calcext:value-type="float">
            <text:p>2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26" calcext:value-type="float">
            <text:p>26,0000</text:p>
          </table:table-cell>
          <table:table-cell table:formula="of:=[.S28]-[.T28]" office:value-type="float" office:value="-26" calcext:value-type="float">
            <text:p>-26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rdages vie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150" calcext:value-type="float">
            <text:p>2 15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29]+([.M29]/20)+([.N29]/240)" office:value-type="float" office:value="0.1" calcext:value-type="float">
            <text:p>0,1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215" calcext:value-type="float">
            <text:p>215,0000</text:p>
          </table:table-cell>
          <table:table-cell table:formula="of:=[.S29]-[.T29]" office:value-type="float" office:value="-215" calcext:value-type="float">
            <text:p>-215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tton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oupons</text:p>
          </table:table-cell>
          <table:table-cell table:number-columns-repeated="3"/>
          <table:table-cell table:style-name="ce20" table:formula="of:=[.L30]+([.M30]/20)+([.N30]/240)" office:value-type="float" office:value="0" calcext:value-type="float">
            <text:p>0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0" calcext:value-type="float">
            <text:p>0,0000</text:p>
          </table:table-cell>
          <table:table-cell table:formula="of:=[.S30]-[.T30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tton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34.5" calcext:value-type="float">
            <text:p>334,5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31]+([.M31]/20)+([.N31]/240)" office:value-type="float" office:value="1.5" calcext:value-type="float">
            <text:p>1,5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501.75" calcext:value-type="float">
            <text:p>501,7500</text:p>
          </table:table-cell>
          <table:table-cell table:formula="of:=[.S31]-[.T31]" office:value-type="float" office:value="-501.75" calcext:value-type="float">
            <text:p>-501,75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ut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pièc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0" table:formula="of:=[.L32]+([.M32]/20)+([.N32]/240)" office:value-type="float" office:value="36" calcext:value-type="float">
            <text:p>36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1332" calcext:value-type="float">
            <text:p>1 332,0000</text:p>
          </table:table-cell>
          <table:table-cell table:formula="of:=[.S32]-[.T32]" office:value-type="float" office:value="-1332" calcext:value-type="float">
            <text:p>-1332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ut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64" calcext:value-type="float">
            <text:p>164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33]+([.M33]/20)+([.N33]/240)" office:value-type="float" office:value="2.5" calcext:value-type="float">
            <text:p>2,5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410" calcext:value-type="float">
            <text:p>410,0000</text:p>
          </table:table-cell>
          <table:table-cell table:formula="of:=[.S33]-[.T33]" office:value-type="float" office:value="-410" calcext:value-type="float">
            <text:p>-410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uir de vache en po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0" table:formula="of:=[.L34]+([.M34]/20)+([.N34]/240)" office:value-type="float" office:value="0" calcext:value-type="float">
            <text:p>0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0" calcext:value-type="float">
            <text:p>0,0000</text:p>
          </table:table-cell>
          <table:table-cell table:formula="of:=[.S34]-[.T34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ente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oupons</text:p>
          </table:table-cell>
          <table:table-cell table:number-columns-repeated="3"/>
          <table:table-cell table:style-name="ce20" table:formula="of:=[.L35]+([.M35]/20)+([.N35]/240)" office:value-type="float" office:value="0" calcext:value-type="float">
            <text:p>0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0" calcext:value-type="float">
            <text:p>0,0000</text:p>
          </table:table-cell>
          <table:table-cell table:formula="of:=[.S35]-[.T35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rogu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0" table:formula="of:=[.L36]+([.M36]/20)+([.N36]/240)" office:value-type="float" office:value="0" calcext:value-type="float">
            <text:p>0,0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P36]+0.05*[.Q36]+[.R36]/240" office:value-type="float" office:value="30" calcext:value-type="float">
            <text:p>30</text:p>
          </table:table-cell>
          <table:table-cell table:formula="of:=[.J36]*[.O36]" office:value-type="float" office:value="0" calcext:value-type="float">
            <text:p>0,0000</text:p>
          </table:table-cell>
          <table:table-cell table:formula="of:=[.S36]-[.T36]" office:value-type="float" office:value="30" calcext:value-type="float">
            <text:p>30</text:p>
          </table:table-cell>
          <table:table-cell office:value-type="string" calcext:value-type="string">
            <text:p>valeur de 30 L <text:s/>cy</text:p>
          </table:table-cell>
          <table:table-cell table:number-columns-repeated="100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0" table:formula="of:=[.L37]+([.M37]/20)+([.N37]/240)" office:value-type="float" office:value="90" calcext:value-type="float">
            <text:p>90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360" calcext:value-type="float">
            <text:p>360,0000</text:p>
          </table:table-cell>
          <table:table-cell table:formula="of:=[.S37]-[.T37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iercon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38]+([.M38]/20)+([.N38]/240)" office:value-type="float" office:value="60" calcext:value-type="float">
            <text:p>60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180" calcext:value-type="float">
            <text:p>180,0000</text:p>
          </table:table-cell>
          <table:table-cell table:formula="of:=[.S38]-[.T38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979.25" calcext:value-type="float">
            <text:p>7 979,25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39]+([.M39]/20)+([.N39]/240)" office:value-type="float" office:value="3" calcext:value-type="float">
            <text:p>3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23937.75" calcext:value-type="float">
            <text:p>23 937,7500</text:p>
          </table:table-cell>
          <table:table-cell table:formula="of:=[.S39]-[.T39]" office:value-type="float" office:value="-23937.75" calcext:value-type="float">
            <text:p>-23937,75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guille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40]+([.M40]/20)+([.N40]/240)" office:value-type="float" office:value="3" calcext:value-type="float">
            <text:p>3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15" calcext:value-type="float">
            <text:p>15,0000</text:p>
          </table:table-cell>
          <table:table-cell table:formula="of:=[.S40]-[.T40]" office:value-type="float" office:value="-15" calcext:value-type="float">
            <text:p>-15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piceri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1]+([.M41]/20)+([.N41]/240)" office:value-type="float" office:value="2.5" calcext:value-type="float">
            <text:p>2,5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150" calcext:value-type="float">
            <text:p>150,0000</text:p>
          </table:table-cell>
          <table:table-cell table:formula="of:=[.S41]-[.T41]" office:value-type="float" office:value="-150" calcext:value-type="float">
            <text:p>-15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oup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200" calcext:value-type="float">
            <text:p>2 20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0" table:formula="of:=[.L42]+([.M42]/20)+([.N42]/240)" office:value-type="float" office:value="0.15" calcext:value-type="float">
            <text:p>0,15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330" calcext:value-type="float">
            <text:p>330,0000</text:p>
          </table:table-cell>
          <table:table-cell table:formula="of:=[.S42]-[.T42]" office:value-type="float" office:value="-330" calcext:value-type="float">
            <text:p>-330</text:p>
          </table:table-cell>
          <table:table-cell office:value-type="string" calcext:value-type="string">
            <text:p>15L %</text:p>
          </table:table-cell>
          <table:table-cell table:number-columns-repeated="100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ventai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douzaine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style-name="ce20" table:formula="of:=[.L43]+([.M43]/20)+([.N43]/240)" office:value-type="float" office:value="0.36" calcext:value-type="float">
            <text:p>0,36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0.54" calcext:value-type="float">
            <text:p>0,5400</text:p>
          </table:table-cell>
          <table:table-cell table:formula="of:=[.S43]-[.T43]" office:value-type="float" office:value="-0.54" calcext:value-type="float">
            <text:p>-0,54</text:p>
          </table:table-cell>
          <table:table-cell table:style-name="ce27" office:value-type="percentage" office:value="0.36" calcext:value-type="percentage">
            <text:p>36,00%</text:p>
          </table:table-cell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en ver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9550" calcext:value-type="float">
            <text:p>19 550,00</text:p>
          </table:table-cell>
          <table:table-cell office:value-type="string" calcext:value-type="string">
            <text:p>livres</text:p>
          </table:table-cell>
          <table:table-cell office:value-type="float" office:value="0.14" calcext:value-type="float">
            <text:p>0,140</text:p>
          </table:table-cell>
          <table:table-cell table:number-columns-repeated="2"/>
          <table:table-cell table:style-name="ce20" table:formula="of:=[.L44]+([.M44]/20)+([.N44]/240)" office:value-type="float" office:value="0.14" calcext:value-type="float">
            <text:p>0,14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2737" calcext:value-type="float">
            <text:p>2 737,0000</text:p>
          </table:table-cell>
          <table:table-cell table:formula="of:=[.S44]-[.T44]" office:value-type="float" office:value="-2737" calcext:value-type="float">
            <text:p>-2737</text:p>
          </table:table-cell>
          <table:table-cell office:value-type="string" calcext:value-type="string">
            <text:p>140 L%%</text:p>
          </table:table-cell>
          <table:table-cell table:number-columns-repeated="100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vie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8000" calcext:value-type="float">
            <text:p>28 000,00</text:p>
          </table:table-cell>
          <table:table-cell office:value-type="string" calcext:value-type="string">
            <text:p>livres</text:p>
          </table:table-cell>
          <table:table-cell office:value-type="float" office:value="0.16" calcext:value-type="float">
            <text:p>0,160</text:p>
          </table:table-cell>
          <table:table-cell table:number-columns-repeated="2"/>
          <table:table-cell table:style-name="ce20" table:formula="of:=[.L45]+([.M45]/20)+([.N45]/240)" office:value-type="float" office:value="0.16" calcext:value-type="float">
            <text:p>0,16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4480" calcext:value-type="float">
            <text:p>4 480,0000</text:p>
          </table:table-cell>
          <table:table-cell table:formula="of:=[.S45]-[.T45]" office:value-type="float" office:value="-4480" calcext:value-type="float">
            <text:p>-448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c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46]+([.M46]/20)+([.N46]/240)" office:value-type="float" office:value="0.75" calcext:value-type="float">
            <text:p>0,75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8.75" calcext:value-type="float">
            <text:p>18,7500</text:p>
          </table:table-cell>
          <table:table-cell table:formula="of:=[.S46]-[.T46]" office:value-type="float" office:value="-18.75" calcext:value-type="float">
            <text:p>-18,75</text:p>
          </table:table-cell>
          <table:table-cell office:value-type="string" calcext:value-type="string">
            <text:p>aucune unité de quantité. Probablement des livres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l à cou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82" calcext:value-type="float">
            <text:p>82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7]+([.M47]/20)+([.N47]/240)" office:value-type="float" office:value="4.5" calcext:value-type="float">
            <text:p>4,5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369" calcext:value-type="float">
            <text:p>369,0000</text:p>
          </table:table-cell>
          <table:table-cell table:formula="of:=[.S47]-[.T47]" office:value-type="float" office:value="-369" calcext:value-type="float">
            <text:p>-369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8]+([.M48]/20)+([.N48]/240)" office:value-type="float" office:value="3.5" calcext:value-type="float">
            <text:p>3,5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112" calcext:value-type="float">
            <text:p>112,0000</text:p>
          </table:table-cell>
          <table:table-cell table:formula="of:=[.S48]-[.T48]" office:value-type="float" office:value="-112" calcext:value-type="float">
            <text:p>-112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712" calcext:value-type="float">
            <text:p>1 7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49]+([.M49]/20)+([.N49]/240)" office:value-type="float" office:value="0.25" calcext:value-type="float">
            <text:p>0,25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428" calcext:value-type="float">
            <text:p>428,0000</text:p>
          </table:table-cell>
          <table:table-cell table:formula="of:=[.S49]-[.T49]" office:value-type="float" office:value="-428" calcext:value-type="float">
            <text:p>-428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50]+([.M50]/20)+([.N50]/240)" office:value-type="float" office:value="12" calcext:value-type="float">
            <text:p>12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48" calcext:value-type="float">
            <text:p>48,0000</text:p>
          </table:table-cell>
          <table:table-cell table:formula="of:=[.S50]-[.T50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0" table:formula="of:=[.L51]+([.M51]/20)+([.N51]/240)" office:value-type="float" office:value="0.2" calcext:value-type="float">
            <text:p>0,2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60" calcext:value-type="float">
            <text:p>60,0000</text:p>
          </table:table-cell>
          <table:table-cell table:formula="of:=[.S51]-[.T51]" office:value-type="float" office:value="-60" calcext:value-type="float">
            <text:p>-60</text:p>
          </table:table-cell>
          <table:table-cell office:value-type="string" calcext:value-type="string">
            <text:p>20 L%</text:p>
          </table:table-cell>
          <table:table-cell table:number-columns-repeated="100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ruis crû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oisseaux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52]+([.M52]/20)+([.N52]/240)" office:value-type="float" office:value="1.5" calcext:value-type="float">
            <text:p>1,5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13.5" calcext:value-type="float">
            <text:p>13,5000</text:p>
          </table:table-cell>
          <table:table-cell table:formula="of:=[.S52]-[.T52]" office:value-type="float" office:value="-13.5" calcext:value-type="float">
            <text:p>-13,5</text:p>
          </table:table-cell>
          <table:table-cell office:value-type="string" calcext:value-type="string">
            <text:p>1L 10 S</text:p>
          </table:table-cell>
          <table:table-cell table:number-columns-repeated="100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53]+([.M53]/20)+([.N53]/240)" office:value-type="float" office:value="0.1" calcext:value-type="float">
            <text:p>0,1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150" calcext:value-type="float">
            <text:p>150,0000</text:p>
          </table:table-cell>
          <table:table-cell table:formula="of:=[.S53]-[.T53]" office:value-type="float" office:value="-150" calcext:value-type="float">
            <text:p>-150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0" table:formula="of:=[.L54]+([.M54]/20)+([.N54]/240)" office:value-type="float" office:value="0" calcext:value-type="float">
            <text:p>0,000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P54]+0.05*[.Q54]+[.R54]/240" office:value-type="float" office:value="36" calcext:value-type="float">
            <text:p>36</text:p>
          </table:table-cell>
          <table:table-cell table:formula="of:=[.J54]*[.O54]" office:value-type="float" office:value="0" calcext:value-type="float">
            <text:p>0,0000</text:p>
          </table:table-cell>
          <table:table-cell table:formula="of:=[.S54]-[.T54]" office:value-type="float" office:value="36" calcext:value-type="float">
            <text:p>36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un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55]+([.M55]/20)+([.N55]/240)" office:value-type="float" office:value="1.75" calcext:value-type="float">
            <text:p>1,75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2450" calcext:value-type="float">
            <text:p>2 450,0000</text:p>
          </table:table-cell>
          <table:table-cell table:formula="of:=[.S55]-[.T55]" office:value-type="float" office:value="-2450" calcext:value-type="float">
            <text:p>-245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ns commu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douzaines de paires</text:p>
          </table:table-cell>
          <table:table-cell office:value-type="float" office:value="3" calcext:value-type="float">
            <text:p>3,00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" table:formula="of:=[.L56]+([.M56]/20)+([.N56]/240)" office:value-type="float" office:value="3.54166666666667" calcext:value-type="float">
            <text:p>3,54167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26.5625" calcext:value-type="float">
            <text:p>26,5625</text:p>
          </table:table-cell>
          <table:table-cell table:formula="of:=[.S56]-[.T56]" office:value-type="float" office:value="-26.5625" calcext:value-type="float">
            <text:p>-26,56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57]+([.M57]/20)+([.N57]/240)" office:value-type="float" office:value="22" calcext:value-type="float">
            <text:p>22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66" calcext:value-type="float">
            <text:p>66,0000</text:p>
          </table:table-cell>
          <table:table-cell table:formula="of:=[.S57]-[.T57]" office:value-type="float" office:value="-66" calcext:value-type="float">
            <text:p>-66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21" calcext:value-type="float">
            <text:p>1 52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58]+([.M58]/20)+([.N58]/240)" office:value-type="float" office:value="0.3" calcext:value-type="float">
            <text:p>0,3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456.3" calcext:value-type="float">
            <text:p>456,3000</text:p>
          </table:table-cell>
          <table:table-cell table:formula="of:=[.S58]-[.T58]" office:value-type="float" office:value="-456.3" calcext:value-type="float">
            <text:p>-456,3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huile de l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ot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59]+([.M59]/20)+([.N59]/240)" office:value-type="float" office:value="1" calcext:value-type="float">
            <text:p>1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0" calcext:value-type="float">
            <text:p>10,0000</text:p>
          </table:table-cell>
          <table:table-cell table:formula="of:=[.S59]-[.T59]" office:value-type="float" office:value="-10" calcext:value-type="float">
            <text:p>-1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jarres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60]+([.M60]/20)+([.N60]/240)" office:value-type="float" office:value="20" calcext:value-type="float">
            <text:p>20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40" calcext:value-type="float">
            <text:p>40,0000</text:p>
          </table:table-cell>
          <table:table-cell table:formula="of:=[.S60]-[.T60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61]+([.M61]/20)+([.N61]/240)" office:value-type="float" office:value="3.75" calcext:value-type="float">
            <text:p>3,75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48.75" calcext:value-type="float">
            <text:p>48,7500</text:p>
          </table:table-cell>
          <table:table-cell table:formula="of:=[.S61]-[.T61]" office:value-type="float" office:value="-48.75" calcext:value-type="float">
            <text:p>-48,75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fréquin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62]+([.M62]/20)+([.N62]/240)" office:value-type="float" office:value="30" calcext:value-type="float">
            <text:p>30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60" calcext:value-type="float">
            <text:p>60,0000</text:p>
          </table:table-cell>
          <table:table-cell table:formula="of:=[.S62]-[.T62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ard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fréquin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63]+([.M63]/20)+([.N63]/240)" office:value-type="float" office:value="20" calcext:value-type="float">
            <text:p>20,0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280" calcext:value-type="float">
            <text:p>280,0000</text:p>
          </table:table-cell>
          <table:table-cell table:formula="of:=[.S63]-[.T63]" office:value-type="float" office:value="-280" calcext:value-type="float">
            <text:p>-280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ignes de pesch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64]+([.M64]/20)+([.N64]/240)" office:value-type="float" office:value="1.5" calcext:value-type="float">
            <text:p>1,5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150" calcext:value-type="float">
            <text:p>150,0000</text:p>
          </table:table-cell>
          <table:table-cell table:formula="of:=[.S64]-[.T64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iv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0" table:formula="of:=[.L65]+([.M65]/20)+([.N65]/240)" office:value-type="float" office:value="0" calcext:value-type="float">
            <text:p>0,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P65]+0.05*[.Q65]+[.R65]/240" office:value-type="float" office:value="20" calcext:value-type="float">
            <text:p>20</text:p>
          </table:table-cell>
          <table:table-cell table:formula="of:=[.J65]*[.O65]" office:value-type="float" office:value="0" calcext:value-type="float">
            <text:p>0,0000</text:p>
          </table:table-cell>
          <table:table-cell table:formula="of:=[.S65]-[.T65]" office:value-type="float" office:value="20" calcext:value-type="float">
            <text:p>20</text:p>
          </table:table-cell>
          <table:table-cell office:value-type="string" calcext:value-type="string">
            <text:p>valeur de 2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0" table:formula="of:=[.L66]+([.M66]/20)+([.N66]/240)" office:value-type="float" office:value="0" calcext:value-type="float">
            <text:p>0,00000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table:formula="of:=[.P66]+0.05*[.Q66]+[.R66]/240" office:value-type="float" office:value="780" calcext:value-type="float">
            <text:p>780</text:p>
          </table:table-cell>
          <table:table-cell table:formula="of:=[.J66]*[.O66]" office:value-type="float" office:value="0" calcext:value-type="float">
            <text:p>0,0000</text:p>
          </table:table-cell>
          <table:table-cell table:formula="of:=[.S66]-[.T66]" office:value-type="float" office:value="780" calcext:value-type="float">
            <text:p>780</text:p>
          </table:table-cell>
          <table:table-cell office:value-type="string" calcext:value-type="string">
            <text:p>valeur de 7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4100" calcext:value-type="float">
            <text:p>34 10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67]+([.M67]/20)+([.N67]/240)" office:value-type="float" office:value="0.1" calcext:value-type="float">
            <text:p>0,1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3410" calcext:value-type="float">
            <text:p>3 410,0000</text:p>
          </table:table-cell>
          <table:table-cell table:formula="of:=[.S67]-[.T67]" office:value-type="float" office:value="-3410" calcext:value-type="float">
            <text:p>-3410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68]+([.M68]/20)+([.N68]/240)" office:value-type="float" office:value="6" calcext:value-type="float">
            <text:p>6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144" calcext:value-type="float">
            <text:p>144,0000</text:p>
          </table:table-cell>
          <table:table-cell table:formula="of:=[.S68]-[.T68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 de Roue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douzain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0" table:formula="of:=[.L69]+([.M69]/20)+([.N69]/240)" office:value-type="float" office:value="13" calcext:value-type="float">
            <text:p>13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39" calcext:value-type="float">
            <text:p>39,0000</text:p>
          </table:table-cell>
          <table:table-cell table:formula="of:=[.S69]-[.T69]" office:value-type="float" office:value="-39" calcext:value-type="float">
            <text:p>-39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noirs de fum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baril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0" table:formula="of:=[.L70]+([.M70]/20)+([.N70]/240)" office:value-type="float" office:value="0.175" calcext:value-type="float">
            <text:p>0,175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17.5" calcext:value-type="float">
            <text:p>17,5000</text:p>
          </table:table-cell>
          <table:table-cell table:formula="of:=[.S70]-[.T70]" office:value-type="float" office:value="-17.5" calcext:value-type="float">
            <text:p>-17,5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riqu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0" table:formula="of:=[.L71]+([.M71]/20)+([.N71]/240)" office:value-type="float" office:value="9" calcext:value-type="float">
            <text:p>9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45" calcext:value-type="float">
            <text:p>45,0000</text:p>
          </table:table-cell>
          <table:table-cell table:formula="of:=[.S71]-[.T71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53.5" calcext:value-type="float">
            <text:p>453,50</text:p>
          </table:table-cell>
          <table:table-cell office:value-type="string" calcext:value-type="string">
            <text:p>millier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72]+([.M72]/20)+([.N72]/240)" office:value-type="float" office:value="1.5" calcext:value-type="float">
            <text:p>1,5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680.25" calcext:value-type="float">
            <text:p>680,2500</text:p>
          </table:table-cell>
          <table:table-cell table:formula="of:=[.S72]-[.T72]" office:value-type="float" office:value="-680.25" calcext:value-type="float">
            <text:p>-680,25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oeuf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73]+([.M73]/20)+([.N73]/240)" office:value-type="float" office:value="0.2" calcext:value-type="float">
            <text:p>0,2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10" calcext:value-type="float">
            <text:p>10,0000</text:p>
          </table:table-cell>
          <table:table-cell table:formula="of:=[.S73]-[.T73]" office:value-type="float" office:value="-10" calcext:value-type="float">
            <text:p>-10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oign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oisseaux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74]+([.M74]/20)+([.N74]/240)" office:value-type="float" office:value="1.5" calcext:value-type="float">
            <text:p>1,5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10.5" calcext:value-type="float">
            <text:p>10,5000</text:p>
          </table:table-cell>
          <table:table-cell table:formula="of:=[.S74]-[.T74]" office:value-type="float" office:value="-10.5" calcext:value-type="float">
            <text:p>-10,5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oign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sac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75]+([.M75]/20)+([.N75]/240)" office:value-type="float" office:value="6" calcext:value-type="float">
            <text:p>6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18" calcext:value-type="float">
            <text:p>18,0000</text:p>
          </table:table-cell>
          <table:table-cell table:formula="of:=[.S75]-[.T75]" office:value-type="float" office:value="-18" calcext:value-type="float">
            <text:p>-18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oranges et citr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76]+([.M76]/20)+([.N76]/240)" office:value-type="float" office:value="20" calcext:value-type="float">
            <text:p>20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60" calcext:value-type="float">
            <text:p>60,0000</text:p>
          </table:table-cell>
          <table:table-cell table:formula="of:=[.S76]-[.T76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oranges et citr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en nombre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77]+([.M77]/20)+([.N77]/240)" office:value-type="float" office:value="0.1" calcext:value-type="float">
            <text:p>0,1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40" calcext:value-type="float">
            <text:p>40,0000</text:p>
          </table:table-cell>
          <table:table-cell table:formula="of:=[.S77]-[.T77]" office:value-type="float" office:value="-40" calcext:value-type="float">
            <text:p>-40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niers d'oli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0" table:formula="of:=[.L78]+([.M78]/20)+([.N78]/240)" office:value-type="float" office:value="1.2" calcext:value-type="float">
            <text:p>1,2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4.8" calcext:value-type="float">
            <text:p>4,8000</text:p>
          </table:table-cell>
          <table:table-cell table:formula="of:=[.S78]-[.T78]" office:value-type="float" office:value="-4.8" calcext:value-type="float">
            <text:p>-4,8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12" calcext:value-type="float">
            <text:p>412,00</text:p>
          </table:table-cell>
          <table:table-cell office:value-type="string" calcext:value-type="string">
            <text:p>ram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79]+([.M79]/20)+([.N79]/240)" office:value-type="float" office:value="2" calcext:value-type="float">
            <text:p>2,0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824" calcext:value-type="float">
            <text:p>824,0000</text:p>
          </table:table-cell>
          <table:table-cell table:formula="of:=[.S79]-[.T79]" office:value-type="float" office:value="-824" calcext:value-type="float">
            <text:p>-824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80]+([.M80]/20)+([.N80]/240)" office:value-type="float" office:value="25" calcext:value-type="float">
            <text:p>25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2000" calcext:value-type="float">
            <text:p>2 000,0000</text:p>
          </table:table-cell>
          <table:table-cell table:formula="of:=[.S80]-[.T80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aux de mouton en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douzaines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20" table:formula="of:=[.L81]+([.M81]/20)+([.N81]/240)" office:value-type="float" office:value="55" calcext:value-type="float">
            <text:p>55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275" calcext:value-type="float">
            <text:p>275,0000</text:p>
          </table:table-cell>
          <table:table-cell table:formula="of:=[.S81]-[.T81]" office:value-type="float" office:value="-275" calcext:value-type="float">
            <text:p>-275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aux de veau aprest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douzain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82]+([.M82]/20)+([.N82]/240)" office:value-type="float" office:value="25" calcext:value-type="float">
            <text:p>25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250" calcext:value-type="float">
            <text:p>250,0000</text:p>
          </table:table-cell>
          <table:table-cell table:formula="of:=[.S82]-[.T82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int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56" calcext:value-type="float">
            <text:p>2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83]+([.M83]/20)+([.N83]/240)" office:value-type="float" office:value="0.75" calcext:value-type="float">
            <text:p>0,75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192" calcext:value-type="float">
            <text:p>192,0000</text:p>
          </table:table-cell>
          <table:table-cell table:formula="of:=[.S83]-[.T83]" office:value-type="float" office:value="-192" calcext:value-type="float">
            <text:p>-192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umes à li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5" calcext:value-type="float">
            <text:p>4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84]+([.M84]/20)+([.N84]/240)" office:value-type="float" office:value="0.75" calcext:value-type="float">
            <text:p>0,75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303.75" calcext:value-type="float">
            <text:p>303,7500</text:p>
          </table:table-cell>
          <table:table-cell table:formula="of:=[.S84]-[.T84]" office:value-type="float" office:value="-303.75" calcext:value-type="float">
            <text:p>-303,75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el de boeu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0" table:formula="of:=[.L85]+([.M85]/20)+([.N85]/240)" office:value-type="float" office:value="0" calcext:value-type="float">
            <text:p>0,0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P85]+0.05*[.Q85]+[.R85]/240" office:value-type="float" office:value="5" calcext:value-type="float">
            <text:p>5</text:p>
          </table:table-cell>
          <table:table-cell table:formula="of:=[.J85]*[.O85]" office:value-type="float" office:value="0" calcext:value-type="float">
            <text:p>0,0000</text:p>
          </table:table-cell>
          <table:table-cell table:formula="of:=[.S85]-[.T85]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table:formula="of:=[.L86]+([.M86]/20)+([.N86]/240)" office:value-type="float" office:value="1.2" calcext:value-type="float">
            <text:p>1,2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48" calcext:value-type="float">
            <text:p>48,0000</text:p>
          </table:table-cell>
          <table:table-cell table:formula="of:=[.S86]-[.T86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ts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44" calcext:value-type="float">
            <text:p>34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table:formula="of:=[.L87]+([.M87]/20)+([.N87]/240)" office:value-type="float" office:value="0.15" calcext:value-type="float">
            <text:p>0,15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51.6" calcext:value-type="float">
            <text:p>51,6000</text:p>
          </table:table-cell>
          <table:table-cell table:formula="of:=[.S87]-[.T87]" office:value-type="float" office:value="-51.6" calcext:value-type="float">
            <text:p>-51,6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88]+([.M88]/20)+([.N88]/240)" office:value-type="float" office:value="0.3" calcext:value-type="float">
            <text:p>0,3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27" calcext:value-type="float">
            <text:p>27,0000</text:p>
          </table:table-cell>
          <table:table-cell table:formula="of:=[.S88]-[.T88]" office:value-type="float" office:value="-27" calcext:value-type="float">
            <text:p>-27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run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33" calcext:value-type="float">
            <text:p>1 533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89]+([.M89]/20)+([.N89]/240)" office:value-type="float" office:value="0.1" calcext:value-type="float">
            <text:p>0,1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153.3" calcext:value-type="float">
            <text:p>153,3000</text:p>
          </table:table-cell>
          <table:table-cell table:formula="of:=[.S89]-[.T89]" office:value-type="float" office:value="-153.3" calcext:value-type="float">
            <text:p>-153,3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raisin se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0" table:formula="of:=[.L90]+([.M90]/20)+([.N90]/240)" office:value-type="float" office:value="0.15" calcext:value-type="float">
            <text:p>0,15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22.5" calcext:value-type="float">
            <text:p>22,5000</text:p>
          </table:table-cell>
          <table:table-cell table:formula="of:=[.S90]-[.T90]" office:value-type="float" office:value="-22.5" calcext:value-type="float">
            <text:p>-22,5</text:p>
          </table:table-cell>
          <table:table-cell office:value-type="string" calcext:value-type="string">
            <text:p>15 L %</text:p>
          </table:table-cell>
          <table:table-cell table:number-columns-repeated="100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raisi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91]+([.M91]/20)+([.N91]/240)" office:value-type="float" office:value="0.1" calcext:value-type="float">
            <text:p>0,1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40" calcext:value-type="float">
            <text:p>40,0000</text:p>
          </table:table-cell>
          <table:table-cell table:formula="of:=[.S91]-[.T91]" office:value-type="float" office:value="-40" calcext:value-type="float">
            <text:p>-40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92]+([.M92]/20)+([.N92]/240)" office:value-type="float" office:value="0.25" calcext:value-type="float">
            <text:p>0,25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00" calcext:value-type="float">
            <text:p>100,0000</text:p>
          </table:table-cell>
          <table:table-cell table:formula="of:=[.S92]-[.T92]" office:value-type="float" office:value="-100" calcext:value-type="float">
            <text:p>-100</text:p>
          </table:table-cell>
          <table:table-cell office:value-type="string" calcext:value-type="string">
            <text:p>25 L%</text:p>
          </table:table-cell>
          <table:table-cell table:number-columns-repeated="100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50" calcext:value-type="float">
            <text:p>550,00</text:p>
          </table:table-cell>
          <table:table-cell office:value-type="string" calcext:value-type="string">
            <text:p>livres</text:p>
          </table:table-cell>
          <table:table-cell office:value-type="float" office:value="0.45" calcext:value-type="float">
            <text:p>0,450</text:p>
          </table:table-cell>
          <table:table-cell table:number-columns-repeated="2"/>
          <table:table-cell table:style-name="ce20" table:formula="of:=[.L93]+([.M93]/20)+([.N93]/240)" office:value-type="float" office:value="0.45" calcext:value-type="float">
            <text:p>0,45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247.5" calcext:value-type="float">
            <text:p>247,5000</text:p>
          </table:table-cell>
          <table:table-cell table:formula="of:=[.S93]-[.T93]" office:value-type="float" office:value="-247.5" calcext:value-type="float">
            <text:p>-247,5</text:p>
          </table:table-cell>
          <table:table-cell office:value-type="string" calcext:value-type="string">
            <text:p>45 L%</text:p>
          </table:table-cell>
          <table:table-cell table:number-columns-repeated="1002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sac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94]+([.M94]/20)+([.N94]/240)" office:value-type="float" office:value="1.5" calcext:value-type="float">
            <text:p>1,5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84" calcext:value-type="float">
            <text:p>84,0000</text:p>
          </table:table-cell>
          <table:table-cell table:formula="of:=[.S94]-[.T94]" office:value-type="float" office:value="-84" calcext:value-type="float">
            <text:p>-84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70" calcext:value-type="float">
            <text:p>370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95]+([.M95]/20)+([.N95]/240)" office:value-type="float" office:value="3.5" calcext:value-type="float">
            <text:p>3,5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1295" calcext:value-type="float">
            <text:p>1 295,0000</text:p>
          </table:table-cell>
          <table:table-cell table:formula="of:=[.S95]-[.T95]" office:value-type="float" office:value="-1295" calcext:value-type="float">
            <text:p>-1295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96]+([.M96]/20)+([.N96]/240)" office:value-type="float" office:value="0.1" calcext:value-type="float">
            <text:p>0,1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32" calcext:value-type="float">
            <text:p>32,0000</text:p>
          </table:table-cell>
          <table:table-cell table:formula="of:=[.S96]-[.T96]" office:value-type="float" office:value="-32" calcext:value-type="float">
            <text:p>-32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br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2700" calcext:value-type="float">
            <text:p>32 70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97]+([.M97]/20)+([.N97]/240)" office:value-type="float" office:value="0.25" calcext:value-type="float">
            <text:p>0,25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8175" calcext:value-type="float">
            <text:p>8 175,0000</text:p>
          </table:table-cell>
          <table:table-cell table:formula="of:=[.S97]-[.T97]" office:value-type="float" office:value="-8175" calcext:value-type="float">
            <text:p>-8175</text:p>
          </table:table-cell>
          <table:table-cell office:value-type="string" calcext:value-type="string">
            <text:p>25 L%</text:p>
          </table:table-cell>
          <table:table-cell table:number-columns-repeated="1002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apiss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0" table:formula="of:=[.L98]+([.M98]/20)+([.N98]/240)" office:value-type="float" office:value="0" calcext:value-type="float">
            <text:p>0,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P98]+0.05*[.Q98]+[.R98]/240" office:value-type="float" office:value="60" calcext:value-type="float">
            <text:p>60</text:p>
          </table:table-cell>
          <table:table-cell table:formula="of:=[.J98]*[.O98]" office:value-type="float" office:value="0" calcext:value-type="float">
            <text:p>0,0000</text:p>
          </table:table-cell>
          <table:table-cell table:formula="of:=[.S98]-[.T98]" office:value-type="float" office:value="60" calcext:value-type="float">
            <text:p>60</text:p>
          </table:table-cell>
          <table:table-cell office:value-type="string" calcext:value-type="string">
            <text:p>valeur de 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517" calcext:value-type="float">
            <text:p>3 51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99]+([.M99]/20)+([.N99]/240)" office:value-type="float" office:value="3" calcext:value-type="float">
            <text:p>3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0551" calcext:value-type="float">
            <text:p>10 551,0000</text:p>
          </table:table-cell>
          <table:table-cell table:formula="of:=[.S99]-[.T99]" office:value-type="float" office:value="-10551" calcext:value-type="float">
            <text:p>-10551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ba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0" table:formula="of:=[.L100]+([.M100]/20)+([.N100]/240)" office:value-type="float" office:value="80" calcext:value-type="float">
            <text:p>80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4400" calcext:value-type="float">
            <text:p>4 400,0000</text:p>
          </table:table-cell>
          <table:table-cell table:formula="of:=[.S100]-[.T100]" office:value-type="float" office:value="-4400" calcext:value-type="float">
            <text:p>-440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ba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ul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101]+([.M101]/20)+([.N101]/240)" office:value-type="float" office:value="8" calcext:value-type="float">
            <text:p>8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80" calcext:value-type="float">
            <text:p>80,0000</text:p>
          </table:table-cell>
          <table:table-cell table:formula="of:=[.S101]-[.T101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blanches lar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40" calcext:value-type="float">
            <text:p>1 040,00</text:p>
          </table:table-cell>
          <table:table-cell office:value-type="string" calcext:value-type="string">
            <text:p>aulnes</text:p>
          </table:table-cell>
          <table:table-cell table:number-columns-repeated="3"/>
          <table:table-cell table:style-name="ce20" table:formula="of:=[.L102]+([.M102]/20)+([.N102]/240)" office:value-type="float" office:value="0" calcext:value-type="float">
            <text:p>0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0" calcext:value-type="float">
            <text:p>0,0000</text:p>
          </table:table-cell>
          <table:table-cell table:formula="of:=[.S102]-[.T102]" office:value-type="float" office:value="0" calcext:value-type="float">
            <text:p>0</text:p>
          </table:table-cell>
          <table:table-cell office:value-type="string" calcext:value-type="string">
            <text:p>Depuis 40 S jusqu'à 72 S</text:p>
          </table:table-cell>
          <table:table-cell table:number-columns-repeated="100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étroi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103]+([.M103]/20)+([.N103]/240)" office:value-type="float" office:value="2" calcext:value-type="float">
            <text:p>2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184" calcext:value-type="float">
            <text:p>184,0000</text:p>
          </table:table-cell>
          <table:table-cell table:formula="of:=[.S103]-[.T103]" office:value-type="float" office:value="-184" calcext:value-type="float">
            <text:p>-184</text:p>
          </table:table-cell>
          <table:table-cell office:value-type="string" calcext:value-type="string">
            <text:p>Depuis 29 jusqu'à 58 S</text:p>
          </table:table-cell>
          <table:table-cell table:number-columns-repeated="1002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étroi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104]+([.M104]/20)+([.N104]/240)" office:value-type="float" office:value="2" calcext:value-type="float">
            <text:p>2,0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320" calcext:value-type="float">
            <text:p>320,0000</text:p>
          </table:table-cell>
          <table:table-cell table:formula="of:=[.S104]-[.T104]" office:value-type="float" office:value="-320" calcext:value-type="float">
            <text:p>-320</text:p>
          </table:table-cell>
          <table:table-cell office:value-type="string" calcext:value-type="string">
            <text:p>Depuis 29 jusqu'à 58 S</text:p>
          </table:table-cell>
          <table:table-cell table:number-columns-repeated="100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e chan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105]+([.M105]/20)+([.N105]/240)" office:value-type="float" office:value="0.75" calcext:value-type="float">
            <text:p>0,75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37.5" calcext:value-type="float">
            <text:p>37,5000</text:p>
          </table:table-cell>
          <table:table-cell table:formula="of:=[.S105]-[.T105]" office:value-type="float" office:value="-37.5" calcext:value-type="float">
            <text:p>-37,5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ecr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660" calcext:value-type="float">
            <text:p>1 66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106]+([.M106]/20)+([.N106]/240)" office:value-type="float" office:value="0.75" calcext:value-type="float">
            <text:p>0,75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1245" calcext:value-type="float">
            <text:p>1 245,0000</text:p>
          </table:table-cell>
          <table:table-cell table:formula="of:=[.S106]-[.T106]" office:value-type="float" office:value="-1245" calcext:value-type="float">
            <text:p>-1245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e Savign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8" calcext:value-type="float">
            <text:p>308,00</text:p>
          </table:table-cell>
          <table:table-cell office:value-type="string" calcext:value-type="string">
            <text:p>aulnes</text:p>
          </table:table-cell>
          <table:table-cell table:number-columns-repeated="3"/>
          <table:table-cell table:style-name="ce20" table:formula="of:=[.L107]+([.M107]/20)+([.N107]/240)" office:value-type="float" office:value="0" calcext:value-type="float">
            <text:p>0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0" calcext:value-type="float">
            <text:p>0,0000</text:p>
          </table:table-cell>
          <table:table-cell table:formula="of:=[.S107]-[.T107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8940" calcext:value-type="float">
            <text:p>18 94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108]+([.M108]/20)+([.N108]/240)" office:value-type="float" office:value="0.9" calcext:value-type="float">
            <text:p>0,9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17046" calcext:value-type="float">
            <text:p>17 046,0000</text:p>
          </table:table-cell>
          <table:table-cell table:formula="of:=[.S108]-[.T108]" office:value-type="float" office:value="-17046" calcext:value-type="float">
            <text:p>-17046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Land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626" calcext:value-type="float">
            <text:p>5 626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table:formula="of:=[.L109]+([.M109]/20)+([.N109]/240)" office:value-type="float" office:value="1.2" calcext:value-type="float">
            <text:p>1,2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6751.2" calcext:value-type="float">
            <text:p>6 751,2000</text:p>
          </table:table-cell>
          <table:table-cell table:formula="of:=[.S109]-[.T109]" office:value-type="float" office:value="-6751.2" calcext:value-type="float">
            <text:p>-6751,2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de mén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0" table:formula="of:=[.L110]+([.M110]/20)+([.N110]/240)" office:value-type="float" office:value="0" calcext:value-type="float">
            <text:p>0,0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0" calcext:value-type="float">
            <text:p>0,0000</text:p>
          </table:table-cell>
          <table:table-cell table:formula="of:=[.S110]-[.T110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de mén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673.5" calcext:value-type="float">
            <text:p>1 673,5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11]+([.M111]/20)+([.N111]/240)" office:value-type="float" office:value="1.5" calcext:value-type="float">
            <text:p>1,5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2510.25" calcext:value-type="float">
            <text:p>2 510,2500</text:p>
          </table:table-cell>
          <table:table-cell table:formula="of:=[.S111]-[.T111]" office:value-type="float" office:value="-2510.25" calcext:value-type="float">
            <text:p>-2510,25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8366" calcext:value-type="float">
            <text:p>8 366,00</text:p>
          </table:table-cell>
          <table:table-cell office:value-type="string" calcext:value-type="string">
            <text:p>aulnes</text:p>
          </table:table-cell>
          <table:table-cell table:number-columns-repeated="3"/>
          <table:table-cell table:style-name="ce20" table:formula="of:=[.L112]+([.M112]/20)+([.N112]/240)" office:value-type="float" office:value="0" calcext:value-type="float">
            <text:p>0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0" calcext:value-type="float">
            <text:p>0,0000</text:p>
          </table:table-cell>
          <table:table-cell table:formula="of:=[.S112]-[.T112]" office:value-type="float" office:value="0" calcext:value-type="float">
            <text:p>0</text:p>
          </table:table-cell>
          <table:table-cell office:value-type="string" calcext:value-type="string">
            <text:p>540 L à 60 L la balle</text:p>
          </table:table-cell>
          <table:table-cell table:number-columns-repeated="100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Pouldavi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9.5" calcext:value-type="float">
            <text:p>29,5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0" table:formula="of:=[.L113]+([.M113]/20)+([.N113]/240)" office:value-type="float" office:value="0" calcext:value-type="float">
            <text:p>0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0" calcext:value-type="float">
            <text:p>0,0000</text:p>
          </table:table-cell>
          <table:table-cell table:formula="of:=[.S113]-[.T113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Pouldavi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189" calcext:value-type="float">
            <text:p>6 189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table:formula="of:=[.L114]+([.M114]/20)+([.N114]/240)" office:value-type="float" office:value="1.2" calcext:value-type="float">
            <text:p>1,2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7426.8" calcext:value-type="float">
            <text:p>7 426,8000</text:p>
          </table:table-cell>
          <table:table-cell table:formula="of:=[.S114]-[.T114]" office:value-type="float" office:value="-7426.8" calcext:value-type="float">
            <text:p>-7426,8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verges ra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verges</text:p>
          </table:table-cell>
          <table:table-cell office:value-type="float" office:value="1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115]+([.M115]/20)+([.N115]/240)" office:value-type="float" office:value="1.75" calcext:value-type="float">
            <text:p>1,75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175" calcext:value-type="float">
            <text:p>175,0000</text:p>
          </table:table-cell>
          <table:table-cell table:formula="of:=[.S115]-[.T115]" office:value-type="float" office:value="-175" calcext:value-type="float">
            <text:p>-175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verges ra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116]+([.M116]/20)+([.N116]/240)" office:value-type="float" office:value="0.6" calcext:value-type="float">
            <text:p>0,6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30" calcext:value-type="float">
            <text:p>30,0000</text:p>
          </table:table-cell>
          <table:table-cell table:formula="of:=[.S116]-[.T116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serpill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117]+([.M117]/20)+([.N117]/240)" office:value-type="float" office:value="0.5" calcext:value-type="float">
            <text:p>0,5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2" calcext:value-type="float">
            <text:p>2,0000</text:p>
          </table:table-cell>
          <table:table-cell table:formula="of:=[.S117]-[.T117]" office:value-type="float" office:value="-2" calcext:value-type="float">
            <text:p>-2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verges serpill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verg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table:formula="of:=[.L118]+([.M118]/20)+([.N118]/240)" office:value-type="float" office:value="0.6" calcext:value-type="float">
            <text:p>0,6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69" calcext:value-type="float">
            <text:p>69,0000</text:p>
          </table:table-cell>
          <table:table-cell table:formula="of:=[.S118]-[.T118]" office:value-type="float" office:value="-69" calcext:value-type="float">
            <text:p>-69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Bretagne diverses verges serpill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649" calcext:value-type="float">
            <text:p>2 649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119]+([.M119]/20)+([.N119]/240)" office:value-type="float" office:value="0.5" calcext:value-type="float">
            <text:p>0,5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1324.5" calcext:value-type="float">
            <text:p>1 324,5000</text:p>
          </table:table-cell>
          <table:table-cell table:formula="of:=[.S119]-[.T119]" office:value-type="float" office:value="-1324.5" calcext:value-type="float">
            <text:p>-1324,5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8" office:value-type="string" calcext:value-type="string">
            <text:p>toile de Cambra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120]+([.M120]/20)+([.N120]/240)" office:value-type="float" office:value="1" calcext:value-type="float">
            <text:p>1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6" calcext:value-type="float">
            <text:p>6,0000</text:p>
          </table:table-cell>
          <table:table-cell table:formula="of:=[.S120]-[.T120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84" calcext:value-type="float">
            <text:p>284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21]+([.M121]/20)+([.N121]/240)" office:value-type="float" office:value="4.5" calcext:value-type="float">
            <text:p>4,5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1278" calcext:value-type="float">
            <text:p>1 278,0000</text:p>
          </table:table-cell>
          <table:table-cell table:formula="of:=[.S121]-[.T121]" office:value-type="float" office:value="-1278" calcext:value-type="float">
            <text:p>-1278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co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122]+([.M122]/20)+([.N122]/240)" office:value-type="float" office:value="2" calcext:value-type="float">
            <text:p>2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156" calcext:value-type="float">
            <text:p>156,0000</text:p>
          </table:table-cell>
          <table:table-cell table:formula="of:=[.S122]-[.T122]" office:value-type="float" office:value="-156" calcext:value-type="float">
            <text:p>-156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coton ray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verg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123]+([.M123]/20)+([.N123]/240)" office:value-type="float" office:value="2.25" calcext:value-type="float">
            <text:p>2,25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101.25" calcext:value-type="float">
            <text:p>101,2500</text:p>
          </table:table-cell>
          <table:table-cell table:formula="of:=[.S123]-[.T123]" office:value-type="float" office:value="-101.25" calcext:value-type="float">
            <text:p>-101,25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'Ho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0" table:formula="of:=[.L124]+([.M124]/20)+([.N124]/240)" office:value-type="float" office:value="80" calcext:value-type="float">
            <text:p>80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40" calcext:value-type="float">
            <text:p>240,0000</text:p>
          </table:table-cell>
          <table:table-cell table:formula="of:=[.S124]-[.T124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lots</text:p>
          </table:table-cell>
          <table:table-cell table:number-columns-repeated="3"/>
          <table:table-cell table:style-name="ce20" table:formula="of:=[.L125]+([.M125]/20)+([.N125]/240)" office:value-type="float" office:value="0" calcext:value-type="float">
            <text:p>0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0" calcext:value-type="float">
            <text:p>0,0000</text:p>
          </table:table-cell>
          <table:table-cell table:formula="of:=[.S125]-[.T125]" office:value-type="float" office:value="0" calcext:value-type="float">
            <text:p>0</text:p>
          </table:table-cell>
          <table:table-cell office:value-type="string" calcext:value-type="string">
            <text:p>1L 10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aisselle de bo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44" calcext:value-type="float">
            <text:p>144,00</text:p>
          </table:table-cell>
          <table:table-cell office:value-type="string" calcext:value-type="string">
            <text:p>douzaines</text:p>
          </table:table-cell>
          <table:table-cell table:number-columns-repeated="3"/>
          <table:table-cell table:style-name="ce20" table:formula="of:=[.L126]+([.M126]/20)+([.N126]/240)" office:value-type="float" office:value="0" calcext:value-type="float">
            <text:p>0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0" calcext:value-type="float">
            <text:p>0,0000</text:p>
          </table:table-cell>
          <table:table-cell table:formula="of:=[.S126]-[.T126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aisselle de bo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0" table:formula="of:=[.L127]+([.M127]/20)+([.N127]/240)" office:value-type="float" office:value="0" calcext:value-type="float">
            <text:p>0,0000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[.P127]+0.05*[.Q127]+[.R127]/240" office:value-type="float" office:value="191" calcext:value-type="float">
            <text:p>191</text:p>
          </table:table-cell>
          <table:table-cell table:formula="of:=[.J127]*[.O127]" office:value-type="float" office:value="0" calcext:value-type="float">
            <text:p>0,0000</text:p>
          </table:table-cell>
          <table:table-cell table:formula="of:=[.S127]-[.T127]" office:value-type="float" office:value="191" calcext:value-type="float">
            <text:p>191</text:p>
          </table:table-cell>
          <table:table-cell office:value-type="string" calcext:value-type="string">
            <text:p>valeur de 191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aisselle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douzaine</text:p>
          </table:table-cell>
          <table:table-cell table:number-columns-repeated="3"/>
          <table:table-cell table:style-name="ce20" table:formula="of:=[.L128]+([.M128]/20)+([.N128]/240)" office:value-type="float" office:value="0" calcext:value-type="float">
            <text:p>0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0" calcext:value-type="float">
            <text:p>0,0000</text:p>
          </table:table-cell>
          <table:table-cell table:formula="of:=[.S128]-[.T128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aisselle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20" table:formula="of:=[.L129]+([.M129]/20)+([.N129]/240)" office:value-type="float" office:value="0" calcext:value-type="float">
            <text:p>0,000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P129]+0.05*[.Q129]+[.R129]/240" office:value-type="float" office:value="5.4" calcext:value-type="float">
            <text:p>5,4</text:p>
          </table:table-cell>
          <table:table-cell table:formula="of:=[.J129]*[.O129]" office:value-type="float" office:value="0" calcext:value-type="float">
            <text:p>0,0000</text:p>
          </table:table-cell>
          <table:table-cell table:formula="of:=[.S129]-[.T129]" office:value-type="float" office:value="5.4" calcext:value-type="float">
            <text:p>5,4</text:p>
          </table:table-cell>
          <table:table-cell office:value-type="string" calcext:value-type="string">
            <text:p>valeur de 5L 8S cy</text:p>
          </table:table-cell>
          <table:table-cell table:number-columns-repeated="100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erres à vit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annier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0" table:formula="of:=[.L130]+([.M130]/20)+([.N130]/240)" office:value-type="float" office:value="50" calcext:value-type="float">
            <text:p>50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400" calcext:value-type="float">
            <text:p>400,0000</text:p>
          </table:table-cell>
          <table:table-cell table:formula="of:=[.S130]-[.T130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barriqu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0" table:formula="of:=[.L131]+([.M131]/20)+([.N131]/240)" office:value-type="float" office:value="250" calcext:value-type="float">
            <text:p>250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17750" calcext:value-type="float">
            <text:p>17 750,0000</text:p>
          </table:table-cell>
          <table:table-cell table:formula="of:=[.S131]-[.T131]" office:value-type="float" office:value="-17750" calcext:value-type="float">
            <text:p>-17750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tiercon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132]+([.M132]/20)+([.N132]/240)" office:value-type="float" office:value="40" calcext:value-type="float">
            <text:p>40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240" calcext:value-type="float">
            <text:p>240,0000</text:p>
          </table:table-cell>
          <table:table-cell table:formula="of:=[.S132]-[.T132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Bourg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0" table:formula="of:=[.L133]+([.M133]/20)+([.N133]/240)" office:value-type="float" office:value="2.5" calcext:value-type="float">
            <text:p>2,5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125" calcext:value-type="float">
            <text:p>125,0000</text:p>
          </table:table-cell>
          <table:table-cell table:formula="of:=[.S133]-[.T133]" office:value-type="float" office:value="-125" calcext:value-type="float">
            <text:p>-125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baril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0" table:formula="of:=[.L134]+([.M134]/20)+([.N134]/240)" office:value-type="float" office:value="18" calcext:value-type="float">
            <text:p>18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49.5" calcext:value-type="float">
            <text:p>49,5000</text:p>
          </table:table-cell>
          <table:table-cell table:formula="of:=[.S134]-[.T134]" office:value-type="float" office:value="-49.5" calcext:value-type="float">
            <text:p>-49,5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iercon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135]+([.M135]/20)+([.N135]/240)" office:value-type="float" office:value="12" calcext:value-type="float">
            <text:p>12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24" calcext:value-type="float">
            <text:p>24,0000</text:p>
          </table:table-cell>
          <table:table-cell table:formula="of:=[.S135]-[.T135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136]+([.M136]/20)+([.N136]/240)" office:value-type="float" office:value="0.25" calcext:value-type="float">
            <text:p>0,25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7.5" calcext:value-type="float">
            <text:p>7,5000</text:p>
          </table:table-cell>
          <table:table-cell table:formula="of:=[.S136]-[.T136]" office:value-type="float" office:value="-7.5" calcext:value-type="float">
            <text:p>-7,5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0" table:formula="of:=[.L137]+([.M137]/20)+([.N137]/240)" office:value-type="float" office:value="0.8" calcext:value-type="float">
            <text:p>0,8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280" calcext:value-type="float">
            <text:p>280,0000</text:p>
          </table:table-cell>
          <table:table-cell table:formula="of:=[.S137]-[.T137]" office:value-type="float" office:value="-280" calcext:value-type="float">
            <text:p>-28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peaux casto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0" table:formula="of:=[.L138]+([.M138]/20)+([.N138]/240)" office:value-type="float" office:value="16" calcext:value-type="float">
            <text:p>16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32" calcext:value-type="float">
            <text:p>32,0000</text:p>
          </table:table-cell>
          <table:table-cell table:formula="of:=[.S138]-[.T138]" office:value-type="float" office:value="-32" calcext:value-type="float">
            <text:p>-32</text:p>
          </table:table-cell>
          <table:table-cell office:value-type="string" calcext:value-type="string">
            <text:p>"2 à 6L pièces <text:s text:c="14"/>16L"</text:p>
          </table:table-cell>
          <table:table-cell table:number-columns-repeated="1002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ns de chamo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air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139]+([.M139]/20)+([.N139]/240)" office:value-type="float" office:value="1" calcext:value-type="float">
            <text:p>1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12" calcext:value-type="float">
            <text:p>12,0000</text:p>
          </table:table-cell>
          <table:table-cell table:formula="of:=[.S139]-[.T139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420" calcext:value-type="float">
            <text:p>420,00</text:p>
          </table:table-cell>
          <table:table-cell office:value-type="string" calcext:value-type="string">
            <text:p>livres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style-name="ce20" table:formula="of:=[.L140]+([.M140]/20)+([.N140]/240)" office:value-type="float" office:value="0.5" calcext:value-type="float">
            <text:p>0,5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210" calcext:value-type="float">
            <text:p>210,0000</text:p>
          </table:table-cell>
          <table:table-cell table:formula="of:=[.S140]-[.T140]" office:value-type="float" office:value="-210" calcext:value-type="float">
            <text:p>-210</text:p>
          </table:table-cell>
          <table:table-cell office:value-type="string" calcext:value-type="string">
            <text:p>5L %</text:p>
          </table:table-cell>
          <table:table-cell table:number-columns-repeated="100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41]+([.M141]/20)+([.N141]/240)" office:value-type="float" office:value="3.5" calcext:value-type="float">
            <text:p>3,5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241.5" calcext:value-type="float">
            <text:p>241,5000</text:p>
          </table:table-cell>
          <table:table-cell table:formula="of:=[.S141]-[.T141]" office:value-type="float" office:value="-241.5" calcext:value-type="float">
            <text:p>-241,5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table:formula="of:=[.L142]+([.M142]/20)+([.N142]/240)" office:value-type="float" office:value="1.2" calcext:value-type="float">
            <text:p>1,2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43.2" calcext:value-type="float">
            <text:p>43,2000</text:p>
          </table:table-cell>
          <table:table-cell table:formula="of:=[.S142]-[.T142]" office:value-type="float" office:value="-43.2" calcext:value-type="float">
            <text:p>-43,2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rmoi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en nombre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0" table:formula="of:=[.L143]+([.M143]/20)+([.N143]/240)" office:value-type="float" office:value="75" calcext:value-type="float">
            <text:p>75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225" calcext:value-type="float">
            <text:p>225,0000</text:p>
          </table:table-cell>
          <table:table-cell table:formula="of:=[.S143]-[.T143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3800" calcext:value-type="float">
            <text:p>13 80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144]+([.M144]/20)+([.N144]/240)" office:value-type="float" office:value="0.4" calcext:value-type="float">
            <text:p>0,4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5520" calcext:value-type="float">
            <text:p>5 520,0000</text:p>
          </table:table-cell>
          <table:table-cell table:formula="of:=[.S144]-[.T144]" office:value-type="float" office:value="-5520" calcext:value-type="float">
            <text:p>-5520</text:p>
          </table:table-cell>
          <table:table-cell office:value-type="string" calcext:value-type="string">
            <text:p>40L %</text:p>
          </table:table-cell>
          <table:table-cell table:number-columns-repeated="1002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nnets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8.5" calcext:value-type="float">
            <text:p>38,50</text:p>
          </table:table-cell>
          <table:table-cell office:value-type="string" calcext:value-type="string">
            <text:p>douzaines</text:p>
          </table:table-cell>
          <table:table-cell office:value-type="float" office:value="15" calcext:value-type="float">
            <text:p>15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145]+([.M145]/20)+([.N145]/240)" office:value-type="float" office:value="15.25" calcext:value-type="float">
            <text:p>15,25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587.125" calcext:value-type="float">
            <text:p>587,1250</text:p>
          </table:table-cell>
          <table:table-cell table:formula="of:=[.S145]-[.T145]" office:value-type="float" office:value="-587.125" calcext:value-type="float">
            <text:p>-587,13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146]+([.M146]/20)+([.N146]/240)" office:value-type="float" office:value="2.25" calcext:value-type="float">
            <text:p>2,25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012.5" calcext:value-type="float">
            <text:p>1 012,5000</text:p>
          </table:table-cell>
          <table:table-cell table:formula="of:=[.S146]-[.T146]" office:value-type="float" office:value="-1012.5" calcext:value-type="float">
            <text:p>-1012,5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582" calcext:value-type="float">
            <text:p>5 582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0" table:formula="of:=[.L147]+([.M147]/20)+([.N147]/240)" office:value-type="float" office:value="0.6" calcext:value-type="float">
            <text:p>0,6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3349.2" calcext:value-type="float">
            <text:p>3 349,2000</text:p>
          </table:table-cell>
          <table:table-cell table:formula="of:=[.S147]-[.T147]" office:value-type="float" office:value="-3349.2" calcext:value-type="float">
            <text:p>-3349,2</text:p>
          </table:table-cell>
          <table:table-cell office:value-type="string" calcext:value-type="string">
            <text:p>60 L %</text:p>
          </table:table-cell>
          <table:table-cell table:number-columns-repeated="1002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6" calcext:value-type="float">
            <text:p>106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48]+([.M148]/20)+([.N148]/240)" office:value-type="float" office:value="1.5" calcext:value-type="float">
            <text:p>1,5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159" calcext:value-type="float">
            <text:p>159,0000</text:p>
          </table:table-cell>
          <table:table-cell table:formula="of:=[.S148]-[.T148]" office:value-type="float" office:value="-159" calcext:value-type="float">
            <text:p>-159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lleme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llots</text:p>
          </table:table-cell>
          <table:table-cell office:value-type="float" office:value="1500" calcext:value-type="float">
            <text:p>1500,000</text:p>
          </table:table-cell>
          <table:table-cell table:number-columns-repeated="2"/>
          <table:table-cell table:style-name="ce20" table:formula="of:=[.L149]+([.M149]/20)+([.N149]/240)" office:value-type="float" office:value="1500" calcext:value-type="float">
            <text:p>1500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4500" calcext:value-type="float">
            <text:p>4 500,0000</text:p>
          </table:table-cell>
          <table:table-cell table:formula="of:=[.S149]-[.T149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melot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86" calcext:value-type="float">
            <text:p>386,00</text:p>
          </table:table-cell>
          <table:table-cell office:value-type="string" calcext:value-type="string">
            <text:p>aul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150]+([.M150]/20)+([.N150]/240)" office:value-type="float" office:value="5" calcext:value-type="float">
            <text:p>5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1930" calcext:value-type="float">
            <text:p>1 930,0000</text:p>
          </table:table-cell>
          <table:table-cell table:formula="of:=[.S150]-[.T150]" office:value-type="float" office:value="-1930" calcext:value-type="float">
            <text:p>-1930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peaux casto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en nombre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0" table:formula="of:=[.L151]+([.M151]/20)+([.N151]/240)" office:value-type="float" office:value="16" calcext:value-type="float">
            <text:p>16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14400" calcext:value-type="float">
            <text:p>14 400,0000</text:p>
          </table:table-cell>
          <table:table-cell table:formula="of:=[.S151]-[.T151]" office:value-type="float" office:value="-14400" calcext:value-type="float">
            <text:p>-1440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51" calcext:value-type="float">
            <text:p>151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0" table:formula="of:=[.L152]+([.M152]/20)+([.N152]/240)" office:value-type="float" office:value="24" calcext:value-type="float">
            <text:p>24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3624" calcext:value-type="float">
            <text:p>3 624,0000</text:p>
          </table:table-cell>
          <table:table-cell table:formula="of:=[.S152]-[.T152]" office:value-type="float" office:value="-3624" calcext:value-type="float">
            <text:p>-3624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 en toil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153]+([.M153]/20)+([.N153]/240)" office:value-type="float" office:value="6" calcext:value-type="float">
            <text:p>6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4800" calcext:value-type="float">
            <text:p>4 800,0000</text:p>
          </table:table-cell>
          <table:table-cell table:formula="of:=[.S153]-[.T153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 en toil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602" calcext:value-type="float">
            <text:p>1 602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54]+([.M154]/20)+([.N154]/240)" office:value-type="float" office:value="5.5" calcext:value-type="float">
            <text:p>5,5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8811" calcext:value-type="float">
            <text:p>8 811,0000</text:p>
          </table:table-cell>
          <table:table-cell table:formula="of:=[.S154]-[.T154]" office:value-type="float" office:value="-8811" calcext:value-type="float">
            <text:p>-8811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 en toil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634" calcext:value-type="float">
            <text:p>2 634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55]+([.M155]/20)+([.N155]/240)" office:value-type="float" office:value="4.5" calcext:value-type="float">
            <text:p>4,5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11853" calcext:value-type="float">
            <text:p>11 853,0000</text:p>
          </table:table-cell>
          <table:table-cell table:formula="of:=[.S155]-[.T155]" office:value-type="float" office:value="-11853" calcext:value-type="float">
            <text:p>-11853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 en toille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980" calcext:value-type="float">
            <text:p>9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156]+([.M156]/20)+([.N156]/240)" office:value-type="float" office:value="1.5" calcext:value-type="float">
            <text:p>1,5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1470" calcext:value-type="float">
            <text:p>1 470,0000</text:p>
          </table:table-cell>
          <table:table-cell table:formula="of:=[.S156]-[.T156]" office:value-type="float" office:value="-1470" calcext:value-type="float">
            <text:p>-147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 en toil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94" calcext:value-type="float">
            <text:p>294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157]+([.M157]/20)+([.N157]/240)" office:value-type="float" office:value="2" calcext:value-type="float">
            <text:p>2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588" calcext:value-type="float">
            <text:p>588,0000</text:p>
          </table:table-cell>
          <table:table-cell table:formula="of:=[.S157]-[.T157]" office:value-type="float" office:value="-588" calcext:value-type="float">
            <text:p>-588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ir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05" calcext:value-type="float">
            <text:p>1 005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158]+([.M158]/20)+([.N158]/240)" office:value-type="float" office:value="2" calcext:value-type="float">
            <text:p>2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2010" calcext:value-type="float">
            <text:p>2 010,0000</text:p>
          </table:table-cell>
          <table:table-cell table:formula="of:=[.S158]-[.T158]" office:value-type="float" office:value="-2010" calcext:value-type="float">
            <text:p>-201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ffres à perruq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table:number-columns-repeated="5"/>
          <table:table-cell table:style-name="ce20" table:formula="of:=[.L159]+([.M159]/20)+([.N159]/240)" office:value-type="float" office:value="0" calcext:value-type="float">
            <text:p>0,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P159]+0.05*[.Q159]+[.R159]/240" office:value-type="float" office:value="400" calcext:value-type="float">
            <text:p>400</text:p>
          </table:table-cell>
          <table:table-cell table:formula="of:=[.J159]*[.O159]" office:value-type="float" office:value="0" calcext:value-type="float">
            <text:p>0,0000</text:p>
          </table:table-cell>
          <table:table-cell table:formula="of:=[.S159]-[.T159]"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65" calcext:value-type="float">
            <text:p>565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160]+([.M160]/20)+([.N160]/240)" office:value-type="float" office:value="0.1" calcext:value-type="float">
            <text:p>0,1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56.5" calcext:value-type="float">
            <text:p>56,5000</text:p>
          </table:table-cell>
          <table:table-cell table:formula="of:=[.S160]-[.T160]" office:value-type="float" office:value="-56.5" calcext:value-type="float">
            <text:p>-56,5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uvertures d'ind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table:number-columns-repeated="5"/>
          <table:table-cell table:style-name="ce20" table:formula="of:=[.L161]+([.M161]/20)+([.N161]/240)" office:value-type="float" office:value="0" calcext:value-type="float">
            <text:p>0,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P161]+0.05*[.Q161]+[.R161]/240" office:value-type="float" office:value="300" calcext:value-type="float">
            <text:p>300</text:p>
          </table:table-cell>
          <table:table-cell table:formula="of:=[.J161]*[.O161]" office:value-type="float" office:value="0" calcext:value-type="float">
            <text:p>0,0000</text:p>
          </table:table-cell>
          <table:table-cell table:formula="of:=[.S161]-[.T161]" office:value-type="float" office:value="300" calcext:value-type="float">
            <text:p>300</text:p>
          </table:table-cell>
          <table:table-cell office:value-type="string" calcext:value-type="string">
            <text:p>valeur de 3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rin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162]+([.M162]/20)+([.N162]/240)" office:value-type="float" office:value="1.5" calcext:value-type="float">
            <text:p>1,5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75" calcext:value-type="float">
            <text:p>75,0000</text:p>
          </table:table-cell>
          <table:table-cell table:formula="of:=[.S162]-[.T162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uirs de geni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cuir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0" table:formula="of:=[.L163]+([.M163]/20)+([.N163]/240)" office:value-type="float" office:value="120" calcext:value-type="float">
            <text:p>120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14400" calcext:value-type="float">
            <text:p>14 400,0000</text:p>
          </table:table-cell>
          <table:table-cell table:formula="of:=[.S163]-[.T163]" office:value-type="float" office:value="-14400" calcext:value-type="float">
            <text:p>-1440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rap de Caracass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es</text:p>
          </table:table-cell>
          <table:table-cell office:value-type="float" office:value="1200" calcext:value-type="float">
            <text:p>1200,000</text:p>
          </table:table-cell>
          <table:table-cell table:number-columns-repeated="2"/>
          <table:table-cell table:style-name="ce20" table:formula="of:=[.L164]+([.M164]/20)+([.N164]/240)" office:value-type="float" office:value="1200" calcext:value-type="float">
            <text:p>1200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4800" calcext:value-type="float">
            <text:p>4 800,0000</text:p>
          </table:table-cell>
          <table:table-cell table:formula="of:=[.S164]-[.T164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rap de Caracass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lles</text:p>
          </table:table-cell>
          <table:table-cell office:value-type="float" office:value="700" calcext:value-type="float">
            <text:p>700,000</text:p>
          </table:table-cell>
          <table:table-cell table:number-columns-repeated="2"/>
          <table:table-cell table:style-name="ce20" table:formula="of:=[.L165]+([.M165]/20)+([.N165]/240)" office:value-type="float" office:value="700" calcext:value-type="float">
            <text:p>700,0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4200" calcext:value-type="float">
            <text:p>4 200,0000</text:p>
          </table:table-cell>
          <table:table-cell table:formula="of:=[.S165]-[.T165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rap de Languedo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15" calcext:value-type="float">
            <text:p>215,00</text:p>
          </table:table-cell>
          <table:table-cell office:value-type="string" calcext:value-type="string">
            <text:p>aul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166]+([.M166]/20)+([.N166]/240)" office:value-type="float" office:value="8" calcext:value-type="float">
            <text:p>8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1720" calcext:value-type="float">
            <text:p>1 720,0000</text:p>
          </table:table-cell>
          <table:table-cell table:formula="of:=[.S166]-[.T166]" office:value-type="float" office:value="-1720" calcext:value-type="float">
            <text:p>-1720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rap de Vi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lot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0" table:formula="of:=[.L167]+([.M167]/20)+([.N167]/240)" office:value-type="float" office:value="1000" calcext:value-type="float">
            <text:p>1000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1000" calcext:value-type="float">
            <text:p>1 000,0000</text:p>
          </table:table-cell>
          <table:table-cell table:formula="of:=[.S167]-[.T167]" office:value-type="float" office:value="-1000" calcext:value-type="float">
            <text:p>-100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balles</text:p>
          </table:table-cell>
          <table:table-cell office:value-type="float" office:value="700" calcext:value-type="float">
            <text:p>700,000</text:p>
          </table:table-cell>
          <table:table-cell table:number-columns-repeated="2"/>
          <table:table-cell table:style-name="ce20" table:formula="of:=[.L168]+([.M168]/20)+([.N168]/240)" office:value-type="float" office:value="700" calcext:value-type="float">
            <text:p>700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32200" calcext:value-type="float">
            <text:p>32 200,0000</text:p>
          </table:table-cell>
          <table:table-cell table:formula="of:=[.S168]-[.T168]" office:value-type="float" office:value="-32200" calcext:value-type="float">
            <text:p>-3220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balle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0" table:formula="of:=[.L169]+([.M169]/20)+([.N169]/240)" office:value-type="float" office:value="400" calcext:value-type="float">
            <text:p>400,0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14000" calcext:value-type="float">
            <text:p>14 000,0000</text:p>
          </table:table-cell>
          <table:table-cell table:formula="of:=[.S169]-[.T169]" office:value-type="float" office:value="-14000" calcext:value-type="float">
            <text:p>-14000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llots</text:p>
          </table:table-cell>
          <table:table-cell office:value-type="float" office:value="350" calcext:value-type="float">
            <text:p>350,000</text:p>
          </table:table-cell>
          <table:table-cell table:number-columns-repeated="2"/>
          <table:table-cell table:style-name="ce20" table:formula="of:=[.L170]+([.M170]/20)+([.N170]/240)" office:value-type="float" office:value="350" calcext:value-type="float">
            <text:p>350,0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2100" calcext:value-type="float">
            <text:p>2 100,0000</text:p>
          </table:table-cell>
          <table:table-cell table:formula="of:=[.S170]-[.T170]" office:value-type="float" office:value="-2100" calcext:value-type="float">
            <text:p>-210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0" table:formula="of:=[.L171]+([.M171]/20)+([.N171]/240)" office:value-type="float" office:value="24" calcext:value-type="float">
            <text:p>24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144" calcext:value-type="float">
            <text:p>144,0000</text:p>
          </table:table-cell>
          <table:table-cell table:formula="of:=[.S171]-[.T171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offe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57" calcext:value-type="float">
            <text:p>157,00</text:p>
          </table:table-cell>
          <table:table-cell office:value-type="string" calcext:value-type="string">
            <text:p>aul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172]+([.M172]/20)+([.N172]/240)" office:value-type="float" office:value="6" calcext:value-type="float">
            <text:p>6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942" calcext:value-type="float">
            <text:p>942,0000</text:p>
          </table:table-cell>
          <table:table-cell table:formula="of:=[.S172]-[.T172]" office:value-type="float" office:value="-942" calcext:value-type="float">
            <text:p>-942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offe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table:number-columns-repeated="5"/>
          <table:table-cell table:style-name="ce20" table:formula="of:=[.L173]+([.M173]/20)+([.N173]/240)" office:value-type="float" office:value="0" calcext:value-type="float">
            <text:p>0,00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P173]+0.05*[.Q173]+[.R173]/240" office:value-type="float" office:value="10000" calcext:value-type="float">
            <text:p>10000</text:p>
          </table:table-cell>
          <table:table-cell table:formula="of:=[.J173]*[.O173]" office:value-type="float" office:value="0" calcext:value-type="float">
            <text:p>0,0000</text:p>
          </table:table-cell>
          <table:table-cell table:formula="of:=[.S173]-[.T173]" office:value-type="float" office:value="10000" calcext:value-type="float">
            <text:p>10000</text:p>
          </table:table-cell>
          <table:table-cell office:value-type="string" calcext:value-type="string">
            <text:p>valeur de 10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74]+([.M174]/20)+([.N174]/240)" office:value-type="float" office:value="4.5" calcext:value-type="float">
            <text:p>4,5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787.5" calcext:value-type="float">
            <text:p>787,5000</text:p>
          </table:table-cell>
          <table:table-cell table:formula="of:=[.S174]-[.T174]" office:value-type="float" office:value="-787.5" calcext:value-type="float">
            <text:p>-787,5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laces de miroi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175]+([.M175]/20)+([.N175]/240)" office:value-type="float" office:value="60" calcext:value-type="float">
            <text:p>60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120" calcext:value-type="float">
            <text:p>120,0000</text:p>
          </table:table-cell>
          <table:table-cell table:formula="of:=[.S175]-[.T175]" office:value-type="float" office:value="-120" calcext:value-type="float">
            <text:p>-120</text:p>
          </table:table-cell>
          <table:table-cell office:value-type="string" calcext:value-type="string">
            <text:p>2 estimées à 12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nchettes brod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douzain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0" table:formula="of:=[.L176]+([.M176]/20)+([.N176]/240)" office:value-type="float" office:value="80" calcext:value-type="float">
            <text:p>80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240" calcext:value-type="float">
            <text:p>240,0000</text:p>
          </table:table-cell>
          <table:table-cell table:formula="of:=[.S176]-[.T176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2600" calcext:value-type="float">
            <text:p>12 60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177]+([.M177]/20)+([.N177]/240)" office:value-type="float" office:value="0.4" calcext:value-type="float">
            <text:p>0,4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5040" calcext:value-type="float">
            <text:p>5 040,0000</text:p>
          </table:table-cell>
          <table:table-cell table:formula="of:=[.S177]-[.T177]" office:value-type="float" office:value="-5040" calcext:value-type="float">
            <text:p>-5040</text:p>
          </table:table-cell>
          <table:table-cell office:value-type="string" calcext:value-type="string">
            <text:p>40L %</text:p>
          </table:table-cell>
          <table:table-cell table:number-columns-repeated="1002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0" table:formula="of:=[.L178]+([.M178]/20)+([.N178]/240)" office:value-type="float" office:value="15" calcext:value-type="float">
            <text:p>15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90" calcext:value-type="float">
            <text:p>90,0000</text:p>
          </table:table-cell>
          <table:table-cell table:formula="of:=[.S178]-[.T178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oupon</text:p>
          </table:table-cell>
          <table:table-cell table:number-columns-repeated="3"/>
          <table:table-cell table:style-name="ce20" table:formula="of:=[.L179]+([.M179]/20)+([.N179]/240)" office:value-type="float" office:value="0" calcext:value-type="float">
            <text:p>0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0" calcext:value-type="float">
            <text:p>0,0000</text:p>
          </table:table-cell>
          <table:table-cell table:formula="of:=[.S179]-[.T179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table:number-columns-repeated="4"/>
          <table:table-cell table:style-name="ce20" table:formula="of:=[.L180]+([.M180]/20)+([.N180]/240)" office:value-type="float" office:value="0" calcext:value-type="float">
            <text:p>0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0" calcext:value-type="float">
            <text:p>0,0000</text:p>
          </table:table-cell>
          <table:table-cell table:formula="of:=[.S180]-[.T180]" office:value-type="float" office:value="0" calcext:value-type="float">
            <text:p>0</text:p>
          </table:table-cell>
          <table:table-cell office:value-type="string" calcext:value-type="string">
            <text:p>pas d'indication quantité ni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s divers batard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16" calcext:value-type="float">
            <text:p>21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81]+([.M181]/20)+([.N181]/240)" office:value-type="float" office:value="4" calcext:value-type="float">
            <text:p>4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864" calcext:value-type="float">
            <text:p>864,0000</text:p>
          </table:table-cell>
          <table:table-cell table:formula="of:=[.S181]-[.T181]" office:value-type="float" office:value="-864" calcext:value-type="float">
            <text:p>-864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s divers batard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182]+([.M182]/20)+([.N182]/240)" office:value-type="float" office:value="6" calcext:value-type="float">
            <text:p>6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12" calcext:value-type="float">
            <text:p>12,0000</text:p>
          </table:table-cell>
          <table:table-cell table:formula="of:=[.S182]-[.T182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s divers à bull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96" calcext:value-type="float">
            <text:p>29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83]+([.M183]/20)+([.N183]/240)" office:value-type="float" office:value="4" calcext:value-type="float">
            <text:p>4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1184" calcext:value-type="float">
            <text:p>1 184,0000</text:p>
          </table:table-cell>
          <table:table-cell table:formula="of:=[.S183]-[.T183]" office:value-type="float" office:value="-1184" calcext:value-type="float">
            <text:p>-1184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s divers gene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184]+([.M184]/20)+([.N184]/240)" office:value-type="float" office:value="4" calcext:value-type="float">
            <text:p>4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336" calcext:value-type="float">
            <text:p>336,0000</text:p>
          </table:table-cell>
          <table:table-cell table:formula="of:=[.S184]-[.T184]" office:value-type="float" office:value="-336" calcext:value-type="float">
            <text:p>-336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rasso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douzaines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table:style-name="ce20" table:formula="of:=[.L185]+([.M185]/20)+([.N185]/240)" office:value-type="float" office:value="0.24" calcext:value-type="float">
            <text:p>0,24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5.04" calcext:value-type="float">
            <text:p>5,0400</text:p>
          </table:table-cell>
          <table:table-cell table:formula="of:=[.S185]-[.T185]" office:value-type="float" office:value="-5.04" calcext:value-type="float">
            <text:p>-5,04</text:p>
          </table:table-cell>
          <table:table-cell office:value-type="string" calcext:value-type="string">
            <text:p>24 L %</text:p>
          </table:table-cell>
          <table:table-cell table:number-columns-repeated="1002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13" calcext:value-type="float">
            <text:p>513,00</text:p>
          </table:table-cell>
          <table:table-cell office:value-type="string" calcext:value-type="string">
            <text:p>douzaines</text:p>
          </table:table-cell>
          <table:table-cell office:value-type="float" office:value="0.28" calcext:value-type="float">
            <text:p>0,280</text:p>
          </table:table-cell>
          <table:table-cell table:number-columns-repeated="2"/>
          <table:table-cell table:style-name="ce20" table:formula="of:=[.L186]+([.M186]/20)+([.N186]/240)" office:value-type="float" office:value="0.28" calcext:value-type="float">
            <text:p>0,28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143.64" calcext:value-type="float">
            <text:p>143,6400</text:p>
          </table:table-cell>
          <table:table-cell table:formula="of:=[.S186]-[.T186]" office:value-type="float" office:value="-143.64" calcext:value-type="float">
            <text:p>-143,64</text:p>
          </table:table-cell>
          <table:table-cell office:value-type="string" calcext:value-type="string">
            <text:p>28 L%</text:p>
          </table:table-cell>
          <table:table-cell table:number-columns-repeated="1002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ras de fleu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20" table:formula="of:=[.L187]+([.M187]/20)+([.N187]/240)" office:value-type="float" office:value="2.525" calcext:value-type="float">
            <text:p>2,525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83.325" calcext:value-type="float">
            <text:p>83,3250</text:p>
          </table:table-cell>
          <table:table-cell table:formula="of:=[.S187]-[.T187]" office:value-type="float" office:value="-83.325" calcext:value-type="float">
            <text:p>-83,33</text:p>
          </table:table-cell>
          <table:table-cell office:value-type="string" calcext:value-type="string">
            <text:p>2L 10 %</text:p>
          </table:table-cell>
          <table:table-cell table:number-columns-repeated="100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erge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188]+([.M188]/20)+([.N188]/240)" office:value-type="float" office:value="60" calcext:value-type="float">
            <text:p>60,0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120" calcext:value-type="float">
            <text:p>120,0000</text:p>
          </table:table-cell>
          <table:table-cell table:formula="of:=[.S188]-[.T188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145.75" calcext:value-type="float">
            <text:p>1 145,75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89]+([.M189]/20)+([.N189]/240)" office:value-type="float" office:value="3.5" calcext:value-type="float">
            <text:p>3,5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4010.125" calcext:value-type="float">
            <text:p>4 010,1250</text:p>
          </table:table-cell>
          <table:table-cell table:formula="of:=[.S189]-[.T189]" office:value-type="float" office:value="-4010.125" calcext:value-type="float">
            <text:p>-4010,13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190]+([.M190]/20)+([.N190]/240)" office:value-type="float" office:value="3" calcext:value-type="float">
            <text:p>3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600" calcext:value-type="float">
            <text:p>600,0000</text:p>
          </table:table-cell>
          <table:table-cell table:formula="of:=[.S190]-[.T190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abac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0" table:formula="of:=[.L191]+([.M191]/20)+([.N191]/240)" office:value-type="float" office:value="2.6" calcext:value-type="float">
            <text:p>2,6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93.6" calcext:value-type="float">
            <text:p>93,6000</text:p>
          </table:table-cell>
          <table:table-cell table:formula="of:=[.S191]-[.T191]" office:value-type="float" office:value="-93.6" calcext:value-type="float">
            <text:p>-93,6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abatières d'o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table:number-columns-repeated="5"/>
          <table:table-cell table:style-name="ce20" table:formula="of:=[.L192]+([.M192]/20)+([.N192]/240)" office:value-type="float" office:value="0" calcext:value-type="float">
            <text:p>0,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P192]+0.05*[.Q192]+[.R192]/240" office:value-type="float" office:value="500" calcext:value-type="float">
            <text:p>500</text:p>
          </table:table-cell>
          <table:table-cell table:formula="of:=[.J192]*[.O192]" office:value-type="float" office:value="0" calcext:value-type="float">
            <text:p>0,0000</text:p>
          </table:table-cell>
          <table:table-cell table:formula="of:=[.S192]-[.T192]" office:value-type="float" office:value="500" calcext:value-type="float">
            <text:p>50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blanca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77" calcext:value-type="float">
            <text:p>377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193]+([.M193]/20)+([.N193]/240)" office:value-type="float" office:value="2" calcext:value-type="float">
            <text:p>2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754" calcext:value-type="float">
            <text:p>754,0000</text:p>
          </table:table-cell>
          <table:table-cell table:formula="of:=[.S193]-[.T193]" office:value-type="float" office:value="-754" calcext:value-type="float">
            <text:p>-754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de b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960" calcext:value-type="float">
            <text:p>96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194]+([.M194]/20)+([.N194]/240)" office:value-type="float" office:value="1.75" calcext:value-type="float">
            <text:p>1,75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1680" calcext:value-type="float">
            <text:p>1 680,0000</text:p>
          </table:table-cell>
          <table:table-cell table:formula="of:=[.S194]-[.T194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à carr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16" calcext:value-type="float">
            <text:p>316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195]+([.M195]/20)+([.N195]/240)" office:value-type="float" office:value="1.5" calcext:value-type="float">
            <text:p>1,5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474" calcext:value-type="float">
            <text:p>474,0000</text:p>
          </table:table-cell>
          <table:table-cell table:formula="of:=[.S195]-[.T195]" office:value-type="float" office:value="-474" calcext:value-type="float">
            <text:p>-474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llots</text:p>
          </table:table-cell>
          <table:table-cell table:number-columns-repeated="3"/>
          <table:table-cell table:style-name="ce20" table:formula="of:=[.L196]+([.M196]/20)+([.N196]/240)" office:value-type="float" office:value="0" calcext:value-type="float">
            <text:p>0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0" calcext:value-type="float">
            <text:p>0,0000</text:p>
          </table:table-cell>
          <table:table-cell table:formula="of:=[.S196]-[.T196]" office:value-type="float" office:value="0" calcext:value-type="float">
            <text:p>0</text:p>
          </table:table-cell>
          <table:table-cell office:value-type="string" calcext:value-type="string">
            <text:p>2L 5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42757" calcext:value-type="float">
            <text:p>142 757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197]+([.M197]/20)+([.N197]/240)" office:value-type="float" office:value="2.25" calcext:value-type="float">
            <text:p>2,25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321203.25" calcext:value-type="float">
            <text:p>321 203,2500</text:p>
          </table:table-cell>
          <table:table-cell table:formula="of:=[.S197]-[.T197]" office:value-type="float" office:value="-321203.25" calcext:value-type="float">
            <text:p>-321203,25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de c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lot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0" table:formula="of:=[.L198]+([.M198]/20)+([.N198]/240)" office:value-type="float" office:value="500" calcext:value-type="float">
            <text:p>500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500" calcext:value-type="float">
            <text:p>500,0000</text:p>
          </table:table-cell>
          <table:table-cell table:formula="of:=[.S198]-[.T198]" office:value-type="float" office:value="-500" calcext:value-type="float">
            <text:p>-500</text:p>
          </table:table-cell>
          <table:table-cell office:value-type="string" calcext:value-type="string">
            <text:p>Toile de brin ou de crin ?</text:p>
          </table:table-cell>
          <table:table-cell table:number-columns-repeated="1002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table:number-columns-repeated="5"/>
          <table:table-cell table:style-name="ce20" table:formula="of:=[.L199]+([.M199]/20)+([.N199]/240)" office:value-type="float" office:value="0" calcext:value-type="float">
            <text:p>0,00000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table:formula="of:=[.P199]+0.05*[.Q199]+[.R199]/240" office:value-type="float" office:value="232" calcext:value-type="float">
            <text:p>232</text:p>
          </table:table-cell>
          <table:table-cell table:formula="of:=[.J199]*[.O199]" office:value-type="float" office:value="0" calcext:value-type="float">
            <text:p>0,0000</text:p>
          </table:table-cell>
          <table:table-cell table:formula="of:=[.S199]-[.T199]" office:value-type="float" office:value="232" calcext:value-type="float">
            <text:p>232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ecru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4822" calcext:value-type="float">
            <text:p>74 822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200]+([.M200]/20)+([.N200]/240)" office:value-type="float" office:value="1.75" calcext:value-type="float">
            <text:p>1,75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130938.5" calcext:value-type="float">
            <text:p>130 938,5000</text:p>
          </table:table-cell>
          <table:table-cell table:formula="of:=[.S200]-[.T200]" office:value-type="float" office:value="-130938.5" calcext:value-type="float">
            <text:p>-130938,5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pièces étroi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49885.5" calcext:value-type="float">
            <text:p>249 885,5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0" table:formula="of:=[.L201]+([.M201]/20)+([.N201]/240)" office:value-type="float" office:value="0" calcext:value-type="float">
            <text:p>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0" calcext:value-type="float">
            <text:p>0,0000</text:p>
          </table:table-cell>
          <table:table-cell table:formula="of:=[.S201]-[.T201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pièces étroi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27599" calcext:value-type="float">
            <text:p>227 599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02]+([.M202]/20)+([.N202]/240)" office:value-type="float" office:value="1.5" calcext:value-type="float">
            <text:p>1,5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341398.5" calcext:value-type="float">
            <text:p>341 398,5000</text:p>
          </table:table-cell>
          <table:table-cell table:formula="of:=[.S202]-[.T202]" office:value-type="float" office:value="-341398.5" calcext:value-type="float">
            <text:p>-341398,5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grat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46709" calcext:value-type="float">
            <text:p>1 046 709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203]+([.M203]/20)+([.N203]/240)" office:value-type="float" office:value="1.25" calcext:value-type="float">
            <text:p>1,25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1308386.25" calcext:value-type="float">
            <text:p>1 308 386,2500</text:p>
          </table:table-cell>
          <table:table-cell table:formula="of:=[.S203]-[.T203]" office:value-type="float" office:value="-1308386.25" calcext:value-type="float">
            <text:p>-1308386,25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gros b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325" calcext:value-type="float">
            <text:p>6 325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204]+([.M204]/20)+([.N204]/240)" office:value-type="float" office:value="1" calcext:value-type="float">
            <text:p>1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6325" calcext:value-type="float">
            <text:p>6 325,0000</text:p>
          </table:table-cell>
          <table:table-cell table:formula="of:=[.S204]-[.T204]" office:value-type="float" office:value="-6325" calcext:value-type="float">
            <text:p>-6325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haut b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05]+([.M205]/20)+([.N205]/240)" office:value-type="float" office:value="1.5" calcext:value-type="float">
            <text:p>1,5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138" calcext:value-type="float">
            <text:p>138,0000</text:p>
          </table:table-cell>
          <table:table-cell table:formula="of:=[.S205]-[.T205]" office:value-type="float" office:value="-138" calcext:value-type="float">
            <text:p>-138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301" calcext:value-type="float">
            <text:p>5 301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206]+([.M206]/20)+([.N206]/240)" office:value-type="float" office:value="0.9" calcext:value-type="float">
            <text:p>0,9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4770.9" calcext:value-type="float">
            <text:p>4 770,9000</text:p>
          </table:table-cell>
          <table:table-cell table:formula="of:=[.S206]-[.T206]" office:value-type="float" office:value="-4770.9" calcext:value-type="float">
            <text:p>-4770,9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e Land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416" calcext:value-type="float">
            <text:p>4 416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07]+([.M207]/20)+([.N207]/240)" office:value-type="float" office:value="1.5" calcext:value-type="float">
            <text:p>1,5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6624" calcext:value-type="float">
            <text:p>6 624,0000</text:p>
          </table:table-cell>
          <table:table-cell table:formula="of:=[.S207]-[.T207]" office:value-type="float" office:value="-6624" calcext:value-type="float">
            <text:p>-6624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pièces lar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99762" calcext:value-type="float">
            <text:p>99 762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0" table:formula="of:=[.L208]+([.M208]/20)+([.N208]/240)" office:value-type="float" office:value="15" calcext:value-type="float">
            <text:p>15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1496430" calcext:value-type="float">
            <text:p>1 496 430,0000</text:p>
          </table:table-cell>
          <table:table-cell table:formula="of:=[.S208]-[.T208]" office:value-type="float" office:value="-1496430" calcext:value-type="float">
            <text:p>-1496430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pièces lar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4057" calcext:value-type="float">
            <text:p>74 057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209]+([.M209]/20)+([.N209]/240)" office:value-type="float" office:value="0.75" calcext:value-type="float">
            <text:p>0,75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55542.75" calcext:value-type="float">
            <text:p>55 542,7500</text:p>
          </table:table-cell>
          <table:table-cell table:formula="of:=[.S209]-[.T209]" office:value-type="float" office:value="-55542.75" calcext:value-type="float">
            <text:p>-55542,75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e mén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0" table:formula="of:=[.L210]+([.M210]/20)+([.N210]/240)" office:value-type="float" office:value="18" calcext:value-type="float">
            <text:p>18,0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18" calcext:value-type="float">
            <text:p>18,0000</text:p>
          </table:table-cell>
          <table:table-cell table:formula="of:=[.S210]-[.T210]" office:value-type="float" office:value="-18" calcext:value-type="float">
            <text:p>-18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e mén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688.5" calcext:value-type="float">
            <text:p>8 688,5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11]+([.M211]/20)+([.N211]/240)" office:value-type="float" office:value="1.5" calcext:value-type="float">
            <text:p>1,5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13032.75" calcext:value-type="float">
            <text:p>13 032,7500</text:p>
          </table:table-cell>
          <table:table-cell table:formula="of:=[.S211]-[.T211]" office:value-type="float" office:value="-13032.75" calcext:value-type="float">
            <text:p>-13032,75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e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575.75" calcext:value-type="float">
            <text:p>7 575,75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12]+([.M212]/20)+([.N212]/240)" office:value-type="float" office:value="1.5" calcext:value-type="float">
            <text:p>1,5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11363.625" calcext:value-type="float">
            <text:p>11 363,6250</text:p>
          </table:table-cell>
          <table:table-cell table:formula="of:=[.S212]-[.T212]" office:value-type="float" office:value="-11363.625" calcext:value-type="float">
            <text:p>-11363,63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'Ol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213]+([.M213]/20)+([.N213]/240)" office:value-type="float" office:value="0.75" calcext:value-type="float">
            <text:p>0,75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675" calcext:value-type="float">
            <text:p>675,0000</text:p>
          </table:table-cell>
          <table:table-cell table:formula="of:=[.S213]-[.T213]" office:value-type="float" office:value="-675" calcext:value-type="float">
            <text:p>-675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e Pontiv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214]+([.M214]/20)+([.N214]/240)" office:value-type="float" office:value="60" calcext:value-type="float">
            <text:p>60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1680" calcext:value-type="float">
            <text:p>1 680,0000</text:p>
          </table:table-cell>
          <table:table-cell table:formula="of:=[.S214]-[.T214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ra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725" calcext:value-type="float">
            <text:p>4 72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215]+([.M215]/20)+([.N215]/240)" office:value-type="float" office:value="0.75" calcext:value-type="float">
            <text:p>0,75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3543.75" calcext:value-type="float">
            <text:p>3 543,7500</text:p>
          </table:table-cell>
          <table:table-cell table:formula="of:=[.S215]-[.T215]" office:value-type="float" office:value="-3543.75" calcext:value-type="float">
            <text:p>-3543,75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54650" calcext:value-type="float">
            <text:p>154 6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216]+([.M216]/20)+([.N216]/240)" office:value-type="float" office:value="0.9" calcext:value-type="float">
            <text:p>0,9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139185" calcext:value-type="float">
            <text:p>139 185,0000</text:p>
          </table:table-cell>
          <table:table-cell table:formula="of:=[.S216]-[.T216]" office:value-type="float" office:value="-139185" calcext:value-type="float">
            <text:p>-139185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rou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3960" calcext:value-type="float">
            <text:p>13 96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217]+([.M217]/20)+([.N217]/240)" office:value-type="float" office:value="0.9" calcext:value-type="float">
            <text:p>0,9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12564" calcext:value-type="float">
            <text:p>12 564,0000</text:p>
          </table:table-cell>
          <table:table-cell table:formula="of:=[.S217]-[.T217]" office:value-type="float" office:value="-12564" calcext:value-type="float">
            <text:p>-12564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540" calcext:value-type="float">
            <text:p>10 54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218]+([.M218]/20)+([.N218]/240)" office:value-type="float" office:value="0.75" calcext:value-type="float">
            <text:p>0,75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7905" calcext:value-type="float">
            <text:p>7 905,0000</text:p>
          </table:table-cell>
          <table:table-cell table:formula="of:=[.S218]-[.T218]" office:value-type="float" office:value="-7905" calcext:value-type="float">
            <text:p>-7905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Chole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219]+([.M219]/20)+([.N219]/240)" office:value-type="float" office:value="30" calcext:value-type="float">
            <text:p>30,0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420" calcext:value-type="float">
            <text:p>420,0000</text:p>
          </table:table-cell>
          <table:table-cell table:formula="of:=[.S219]-[.T219]" office:value-type="float" office:value="-420" calcext:value-type="float">
            <text:p>-42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ballots</text:p>
          </table:table-cell>
          <table:table-cell table:number-columns-repeated="3"/>
          <table:table-cell table:style-name="ce20" table:formula="of:=[.L220]+([.M220]/20)+([.N220]/240)" office:value-type="float" office:value="0" calcext:value-type="float">
            <text:p>0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0" calcext:value-type="float">
            <text:p>0,0000</text:p>
          </table:table-cell>
          <table:table-cell table:formula="of:=[.S220]-[.T220]" office:value-type="float" office:value="0" calcext:value-type="float">
            <text:p>0</text:p>
          </table:table-cell>
          <table:table-cell office:value-type="string" calcext:value-type="string">
            <text:p>De 25 à 28 S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0" table:formula="of:=[.L221]+([.M221]/20)+([.N221]/240)" office:value-type="float" office:value="0" calcext:value-type="float">
            <text:p>0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0" calcext:value-type="float">
            <text:p>0,0000</text:p>
          </table:table-cell>
          <table:table-cell table:formula="of:=[.S221]-[.T221]" office:value-type="float" office:value="0" calcext:value-type="float">
            <text:p>0</text:p>
          </table:table-cell>
          <table:table-cell office:value-type="string" calcext:value-type="string">
            <text:p>De 25 à 28 S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roya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133" calcext:value-type="float">
            <text:p>2 133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22]+([.M222]/20)+([.N222]/240)" office:value-type="float" office:value="3.5" calcext:value-type="float">
            <text:p>3,5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7465.5" calcext:value-type="float">
            <text:p>7 465,5000</text:p>
          </table:table-cell>
          <table:table-cell table:formula="of:=[.S222]-[.T222]" office:value-type="float" office:value="-7465.5" calcext:value-type="float">
            <text:p>-7465,5</text:p>
          </table:table-cell>
          <table:table-cell office:value-type="string" calcext:value-type="string">
            <text:p>Depuis 40 S jusqu'à 5L</text:p>
          </table:table-cell>
          <table:table-cell table:number-columns-repeated="1002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.6666666666" calcext:value-type="float">
            <text:p>4,67</text:p>
          </table:table-cell>
          <table:table-cell office:value-type="string" calcext:value-type="string">
            <text:p>barriques</text:p>
          </table:table-cell>
          <table:table-cell office:value-type="float" office:value="250" calcext:value-type="float">
            <text:p>250,000</text:p>
          </table:table-cell>
          <table:table-cell table:style-name="ce17"/>
          <table:table-cell/>
          <table:table-cell table:style-name="ce20" table:formula="of:=[.L223]+([.M223]/20)+([.N223]/240)" office:value-type="float" office:value="250" calcext:value-type="float">
            <text:p>250,0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1166.66666665" calcext:value-type="float">
            <text:p>1 166,6667</text:p>
          </table:table-cell>
          <table:table-cell table:formula="of:=[.S223]-[.T223]" office:value-type="float" office:value="-1166.66666665" calcext:value-type="float">
            <text:p>-1166,67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886" calcext:value-type="float">
            <text:p>886,00</text:p>
          </table:table-cell>
          <table:table-cell office:value-type="string" calcext:value-type="string">
            <text:p>bouteilles</text:p>
          </table:table-cell>
          <table:table-cell office:value-type="float" office:value="2" calcext:value-type="float">
            <text:p>2,000</text:p>
          </table:table-cell>
          <table:table-cell table:style-name="ce17"/>
          <table:table-cell/>
          <table:table-cell table:style-name="ce20" table:formula="of:=[.L224]+([.M224]/20)+([.N224]/240)" office:value-type="float" office:value="2" calcext:value-type="float">
            <text:p>2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1772" calcext:value-type="float">
            <text:p>1 772,0000</text:p>
          </table:table-cell>
          <table:table-cell table:formula="of:=[.S224]-[.T224]" office:value-type="float" office:value="-1772" calcext:value-type="float">
            <text:p>-1772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style-name="ce17"/>
          <table:table-cell/>
          <table:table-cell table:style-name="ce20" table:formula="of:=[.L225]+([.M225]/20)+([.N225]/240)" office:value-type="float" office:value="24" calcext:value-type="float">
            <text:p>24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4320" calcext:value-type="float">
            <text:p>4 320,0000</text:p>
          </table:table-cell>
          <table:table-cell table:formula="of:=[.S225]-[.T225]" office:value-type="float" office:value="-4320" calcext:value-type="float">
            <text:p>-4320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s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style-name="ce17"/>
          <table:table-cell/>
          <table:table-cell table:style-name="ce20" table:formula="of:=[.L226]+([.M226]/20)+([.N226]/240)" office:value-type="float" office:value="3" calcext:value-type="float">
            <text:p>3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144" calcext:value-type="float">
            <text:p>144,0000</text:p>
          </table:table-cell>
          <table:table-cell table:formula="of:=[.S226]-[.T226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ssins de cu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2919" calcext:value-type="float">
            <text:p>2 919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table:style-name="ce17" office:value-type="float" office:value="10" calcext:value-type="float">
            <text:p>10,000</text:p>
          </table:table-cell>
          <table:table-cell/>
          <table:table-cell table:style-name="ce20" table:formula="of:=[.L227]+([.M227]/20)+([.N227]/240)" office:value-type="float" office:value="1.5" calcext:value-type="float">
            <text:p>1,5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4378.5" calcext:value-type="float">
            <text:p>4 378,5000</text:p>
          </table:table-cell>
          <table:table-cell table:formula="of:=[.S227]-[.T227]" office:value-type="float" office:value="-4378.5" calcext:value-type="float">
            <text:p>-4378,5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s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table:number-columns-repeated="3"/>
          <table:table-cell table:style-name="ce17"/>
          <table:table-cell/>
          <table:table-cell table:style-name="ce20" table:formula="of:=[.L228]+([.M228]/20)+([.N228]/240)" office:value-type="float" office:value="0" calcext:value-type="float">
            <text:p>0,00000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formula="of:=[.P228]+0.05*[.Q228]+[.R228]/240" office:value-type="float" office:value="7000" calcext:value-type="float">
            <text:p>7000</text:p>
          </table:table-cell>
          <table:table-cell table:formula="of:=[.J228]*[.O228]" office:value-type="float" office:value="0" calcext:value-type="float">
            <text:p>0,0000</text:p>
          </table:table-cell>
          <table:table-cell table:formula="of:=[.S228]-[.T228]" office:value-type="float" office:value="7000" calcext:value-type="float">
            <text:p>7000</text:p>
          </table:table-cell>
          <table:table-cell office:value-type="string" calcext:value-type="string">
            <text:p>valeur de 7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style-name="ce17"/>
          <table:table-cell/>
          <table:table-cell table:style-name="ce20" table:formula="of:=[.L229]+([.M229]/20)+([.N229]/240)" office:value-type="float" office:value="30" calcext:value-type="float">
            <text:p>30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480" calcext:value-type="float">
            <text:p>480,0000</text:p>
          </table:table-cell>
          <table:table-cell table:formula="of:=[.S229]-[.T229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tiercons</text:p>
          </table:table-cell>
          <table:table-cell office:value-type="float" office:value="45" calcext:value-type="float">
            <text:p>45,000</text:p>
          </table:table-cell>
          <table:table-cell table:style-name="ce17"/>
          <table:table-cell/>
          <table:table-cell table:style-name="ce20" table:formula="of:=[.L230]+([.M230]/20)+([.N230]/240)" office:value-type="float" office:value="45" calcext:value-type="float">
            <text:p>45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360" calcext:value-type="float">
            <text:p>360,0000</text:p>
          </table:table-cell>
          <table:table-cell table:formula="of:=[.S230]-[.T230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nettes de grez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/>
          <table:table-cell table:style-name="ce12" table:number-columns-repeated="2"/>
          <table:table-cell table:style-name="ce17"/>
          <table:table-cell/>
          <table:table-cell table:style-name="ce20" table:formula="of:=[.L231]+([.M231]/20)+([.N231]/240)" office:value-type="float" office:value="0" calcext:value-type="float">
            <text:p>0,00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P231]+0.05*[.Q231]+[.R231]/240" office:value-type="float" office:value="48" calcext:value-type="float">
            <text:p>48</text:p>
          </table:table-cell>
          <table:table-cell table:formula="of:=[.J231]*[.O231]" office:value-type="float" office:value="0" calcext:value-type="float">
            <text:p>0,0000</text:p>
          </table:table-cell>
          <table:table-cell table:formula="of:=[.S231]-[.T231]" office:value-type="float" office:value="48" calcext:value-type="float">
            <text:p>48</text:p>
          </table:table-cell>
          <table:table-cell office:value-type="string" calcext:value-type="string">
            <text:p>valeur de 4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ves de 6 flac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/>
          <table:table-cell table:style-name="ce12" table:number-columns-repeated="2"/>
          <table:table-cell table:style-name="ce17"/>
          <table:table-cell/>
          <table:table-cell table:style-name="ce20" table:formula="of:=[.L232]+([.M232]/20)+([.N232]/240)" office:value-type="float" office:value="0" calcext:value-type="float">
            <text:p>0,00000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table:formula="of:=[.P232]+0.05*[.Q232]+[.R232]/240" office:value-type="float" office:value="704" calcext:value-type="float">
            <text:p>704</text:p>
          </table:table-cell>
          <table:table-cell table:formula="of:=[.J232]*[.O232]" office:value-type="float" office:value="0" calcext:value-type="float">
            <text:p>0,0000</text:p>
          </table:table-cell>
          <table:table-cell table:formula="of:=[.S232]-[.T232]" office:value-type="float" office:value="704" calcext:value-type="float">
            <text:p>704</text:p>
          </table:table-cell>
          <table:table-cell office:value-type="string" calcext:value-type="string">
            <text:p>valeur de 704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26997" calcext:value-type="float">
            <text:p>26 997,00</text:p>
          </table:table-cell>
          <table:table-cell office:value-type="string" calcext:value-type="string">
            <text:p>livres</text:p>
          </table:table-cell>
          <table:table-cell/>
          <table:table-cell table:style-name="ce17" office:value-type="float" office:value="15" calcext:value-type="float">
            <text:p>15,000</text:p>
          </table:table-cell>
          <table:table-cell/>
          <table:table-cell table:style-name="ce20" table:formula="of:=[.L233]+([.M233]/20)+([.N233]/240)" office:value-type="float" office:value="0.75" calcext:value-type="float">
            <text:p>0,75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20247.75" calcext:value-type="float">
            <text:p>20 247,7500</text:p>
          </table:table-cell>
          <table:table-cell table:formula="of:=[.S233]-[.T233]" office:value-type="float" office:value="-20247.75" calcext:value-type="float">
            <text:p>-20247,75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peaux à nèg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344" calcext:value-type="float">
            <text:p>344,00</text:p>
          </table:table-cell>
          <table:table-cell office:value-type="string" calcext:value-type="string">
            <text:p>en nombre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0" table:formula="of:=[.L234]+([.M234]/20)+([.N234]/240)" office:value-type="float" office:value="24" calcext:value-type="float">
            <text:p>24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8256" calcext:value-type="float">
            <text:p>8 256,0000</text:p>
          </table:table-cell>
          <table:table-cell table:formula="of:=[.S234]-[.T234]" office:value-type="float" office:value="-8256" calcext:value-type="float">
            <text:p>-8256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235]+([.M235]/20)+([.N235]/240)" office:value-type="float" office:value="25" calcext:value-type="float">
            <text:p>25,0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4000" calcext:value-type="float">
            <text:p>4 000,0000</text:p>
          </table:table-cell>
          <table:table-cell table:formula="of:=[.S235]-[.T235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36]+([.M236]/20)+([.N236]/240)" office:value-type="float" office:value="4.5" calcext:value-type="float">
            <text:p>4,5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936" calcext:value-type="float">
            <text:p>936,0000</text:p>
          </table:table-cell>
          <table:table-cell table:formula="of:=[.S236]-[.T236]" office:value-type="float" office:value="-936" calcext:value-type="float">
            <text:p>-936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ro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37]+([.M237]/20)+([.N237]/240)" office:value-type="float" office:value="4.5" calcext:value-type="float">
            <text:p>4,5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270" calcext:value-type="float">
            <text:p>270,0000</text:p>
          </table:table-cell>
          <table:table-cell table:formula="of:=[.S237]-[.T237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utt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669" calcext:value-type="float">
            <text:p>669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238]+([.M238]/20)+([.N238]/240)" office:value-type="float" office:value="1.5" calcext:value-type="float">
            <text:p>1,5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1003.5" calcext:value-type="float">
            <text:p>1 003,5000</text:p>
          </table:table-cell>
          <table:table-cell table:formula="of:=[.S238]-[.T238]" office:value-type="float" office:value="-1003.5" calcext:value-type="float">
            <text:p>-1003,5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8593" calcext:value-type="float">
            <text:p>8 593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239]+([.M239]/20)+([.N239]/240)" office:value-type="float" office:value="3" calcext:value-type="float">
            <text:p>3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25779" calcext:value-type="float">
            <text:p>25 779,0000</text:p>
          </table:table-cell>
          <table:table-cell table:formula="of:=[.S239]-[.T239]" office:value-type="float" office:value="-25779" calcext:value-type="float">
            <text:p>-25779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240]+([.M240]/20)+([.N240]/240)" office:value-type="float" office:value="20" calcext:value-type="float">
            <text:p>20,0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640" calcext:value-type="float">
            <text:p>640,0000</text:p>
          </table:table-cell>
          <table:table-cell table:formula="of:=[.S240]-[.T240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5372" calcext:value-type="float">
            <text:p>5 372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241]+([.M241]/20)+([.N241]/240)" office:value-type="float" office:value="0.25" calcext:value-type="float">
            <text:p>0,25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1343" calcext:value-type="float">
            <text:p>1 343,0000</text:p>
          </table:table-cell>
          <table:table-cell table:formula="of:=[.S241]-[.T241]" office:value-type="float" office:value="-1343" calcext:value-type="float">
            <text:p>-1343</text:p>
          </table:table-cell>
          <table:table-cell office:value-type="string" calcext:value-type="string">
            <text:p>25 L%</text:p>
          </table:table-cell>
          <table:table-cell table:number-columns-repeated="1002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uid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242]+([.M242]/20)+([.N242]/240)" office:value-type="float" office:value="20" calcext:value-type="float">
            <text:p>20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100" calcext:value-type="float">
            <text:p>100,0000</text:p>
          </table:table-cell>
          <table:table-cell table:formula="of:=[.S242]-[.T242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tonneaux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0" table:formula="of:=[.L243]+([.M243]/20)+([.N243]/240)" office:value-type="float" office:value="80" calcext:value-type="float">
            <text:p>80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2560" calcext:value-type="float">
            <text:p>2 560,0000</text:p>
          </table:table-cell>
          <table:table-cell table:formula="of:=[.S243]-[.T243]" office:value-type="float" office:value="-2560" calcext:value-type="float">
            <text:p>-2560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329" calcext:value-type="float">
            <text:p>3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0" table:formula="of:=[.L244]+([.M244]/20)+([.N244]/240)" office:value-type="float" office:value="0.341666666666667" calcext:value-type="float">
            <text:p>0,34167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112.408333333333" calcext:value-type="float">
            <text:p>112,4083</text:p>
          </table:table-cell>
          <table:table-cell table:formula="of:=[.S244]-[.T244]" office:value-type="float" office:value="-112.408333333333" calcext:value-type="float">
            <text:p>-112,41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usi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245]+([.M245]/20)+([.N245]/240)" office:value-type="float" office:value="8" calcext:value-type="float">
            <text:p>8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6400" calcext:value-type="float">
            <text:p>6 400,0000</text:p>
          </table:table-cell>
          <table:table-cell table:formula="of:=[.S245]-[.T245]" office:value-type="float" office:value="-6400" calcext:value-type="float">
            <text:p>-640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oblets de v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330" calcext:value-type="float">
            <text:p>33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246]+([.M246]/20)+([.N246]/240)" office:value-type="float" office:value="0.4" calcext:value-type="float">
            <text:p>0,4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132" calcext:value-type="float">
            <text:p>132,0000</text:p>
          </table:table-cell>
          <table:table-cell table:formula="of:=[.S246]-[.T246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boisseaux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247]+([.M247]/20)+([.N247]/240)" office:value-type="float" office:value="1" calcext:value-type="float">
            <text:p>1,0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14" calcext:value-type="float">
            <text:p>14,0000</text:p>
          </table:table-cell>
          <table:table-cell table:formula="of:=[.S247]-[.T247]" office:value-type="float" office:value="-14" calcext:value-type="float">
            <text:p>-14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uing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248]+([.M248]/20)+([.N248]/240)" office:value-type="float" office:value="10" calcext:value-type="float">
            <text:p>10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1000" calcext:value-type="float">
            <text:p>1 000,0000</text:p>
          </table:table-cell>
          <table:table-cell table:formula="of:=[.S248]-[.T248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uing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249]+([.M249]/20)+([.N249]/240)" office:value-type="float" office:value="1" calcext:value-type="float">
            <text:p>1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100" calcext:value-type="float">
            <text:p>100,0000</text:p>
          </table:table-cell>
          <table:table-cell table:formula="of:=[.S249]-[.T249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250]+([.M250]/20)+([.N250]/240)" office:value-type="float" office:value="25" calcext:value-type="float">
            <text:p>25,0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10000" calcext:value-type="float">
            <text:p>10 000,0000</text:p>
          </table:table-cell>
          <table:table-cell table:formula="of:=[.S250]-[.T250]" office:value-type="float" office:value="-10000" calcext:value-type="float">
            <text:p>-10000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inge vie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251]+([.M251]/20)+([.N251]/240)" office:value-type="float" office:value="0" calcext:value-type="float">
            <text:p>0,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P251]+0.05*[.Q251]+[.R251]/240" office:value-type="float" office:value="280" calcext:value-type="float">
            <text:p>280</text:p>
          </table:table-cell>
          <table:table-cell table:formula="of:=[.J251]*[.O251]" office:value-type="float" office:value="0" calcext:value-type="float">
            <text:p>0,0000</text:p>
          </table:table-cell>
          <table:table-cell table:formula="of:=[.S251]-[.T251]" office:value-type="float" office:value="280" calcext:value-type="float">
            <text:p>280</text:p>
          </table:table-cell>
          <table:table-cell office:value-type="string" calcext:value-type="string">
            <text:p>valeur de 2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iroirs peti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252]+([.M252]/20)+([.N252]/240)" office:value-type="float" office:value="0" calcext:value-type="float">
            <text:p>0,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252]+0.05*[.Q252]+[.R252]/240" office:value-type="float" office:value="100" calcext:value-type="float">
            <text:p>100</text:p>
          </table:table-cell>
          <table:table-cell table:formula="of:=[.J252]*[.O252]" office:value-type="float" office:value="0" calcext:value-type="float">
            <text:p>0,0000</text:p>
          </table:table-cell>
          <table:table-cell table:formula="of:=[.S252]-[.T252]" office:value-type="float" office:value="100" calcext:value-type="float">
            <text:p>100</text:p>
          </table:table-cell>
          <table:table-cell office:value-type="string" calcext:value-type="string">
            <text:p>valeur de 1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douzain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0" table:formula="of:=[.L253]+([.M253]/20)+([.N253]/240)" office:value-type="float" office:value="13" calcext:value-type="float">
            <text:p>13,0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1105" calcext:value-type="float">
            <text:p>1 105,0000</text:p>
          </table:table-cell>
          <table:table-cell table:formula="of:=[.S253]-[.T253]" office:value-type="float" office:value="-1105" calcext:value-type="float">
            <text:p>-1105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 de Beng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254]+([.M254]/20)+([.N254]/240)" office:value-type="float" office:value="0" calcext:value-type="float">
            <text:p>0,00000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table:formula="of:=[.P254]+0.05*[.Q254]+[.R254]/240" office:value-type="float" office:value="3102" calcext:value-type="float">
            <text:p>3102</text:p>
          </table:table-cell>
          <table:table-cell table:formula="of:=[.J254]*[.O254]" office:value-type="float" office:value="0" calcext:value-type="float">
            <text:p>0,0000</text:p>
          </table:table-cell>
          <table:table-cell table:formula="of:=[.S254]-[.T254]" office:value-type="float" office:value="3102" calcext:value-type="float">
            <text:p>3102</text:p>
          </table:table-cell>
          <table:table-cell office:value-type="string" calcext:value-type="string">
            <text:p>valeur de 310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negane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0" table:formula="of:=[.L255]+([.M255]/20)+([.N255]/240)" office:value-type="float" office:value="24" calcext:value-type="float">
            <text:p>24,0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1440" calcext:value-type="float">
            <text:p>1 440,0000</text:p>
          </table:table-cell>
          <table:table-cell table:formula="of:=[.S255]-[.T255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nica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256]+([.M256]/20)+([.N256]/240)" office:value-type="float" office:value="12" calcext:value-type="float">
            <text:p>12,0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360" calcext:value-type="float">
            <text:p>360,0000</text:p>
          </table:table-cell>
          <table:table-cell table:formula="of:=[.S256]-[.T256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ierres à fus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257]+([.M257]/20)+([.N257]/240)" office:value-type="float" office:value="0" calcext:value-type="float">
            <text:p>0,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P257]+0.05*[.Q257]+[.R257]/240" office:value-type="float" office:value="80" calcext:value-type="float">
            <text:p>80</text:p>
          </table:table-cell>
          <table:table-cell table:formula="of:=[.J257]*[.O257]" office:value-type="float" office:value="0" calcext:value-type="float">
            <text:p>0,0000</text:p>
          </table:table-cell>
          <table:table-cell table:formula="of:=[.S257]-[.T257]" office:value-type="float" office:value="80" calcext:value-type="float">
            <text:p>80</text:p>
          </table:table-cell>
          <table:table-cell office:value-type="string" calcext:value-type="string">
            <text:p>valeur de 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gross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258]+([.M258]/20)+([.N258]/240)" office:value-type="float" office:value="2.25" calcext:value-type="float">
            <text:p>2,25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1125" calcext:value-type="float">
            <text:p>1 125,0000</text:p>
          </table:table-cell>
          <table:table-cell table:formula="of:=[.S258]-[.T258]" office:value-type="float" office:value="-1125" calcext:value-type="float">
            <text:p>-1125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6020" calcext:value-type="float">
            <text:p>6 020,00</text:p>
          </table:table-cell>
          <table:table-cell office:value-type="string" calcext:value-type="string">
            <text:p>livres</text:p>
          </table:table-cell>
          <table:table-cell office:value-type="float" office:value="0.26" calcext:value-type="float">
            <text:p>0,260</text:p>
          </table:table-cell>
          <table:table-cell table:number-columns-repeated="2"/>
          <table:table-cell table:style-name="ce20" table:formula="of:=[.L259]+([.M259]/20)+([.N259]/240)" office:value-type="float" office:value="0.26" calcext:value-type="float">
            <text:p>0,26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1565.2" calcext:value-type="float">
            <text:p>1 565,2000</text:p>
          </table:table-cell>
          <table:table-cell table:formula="of:=[.S259]-[.T259]" office:value-type="float" office:value="-1565.2" calcext:value-type="float">
            <text:p>-1565,2</text:p>
          </table:table-cell>
          <table:table-cell office:value-type="string" calcext:value-type="string">
            <text:p>26 L %</text:p>
          </table:table-cell>
          <table:table-cell table:number-columns-repeated="1002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13500" calcext:value-type="float">
            <text:p>13 500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0" table:formula="of:=[.L260]+([.M260]/20)+([.N260]/240)" office:value-type="float" office:value="0.6" calcext:value-type="float">
            <text:p>0,6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8100" calcext:value-type="float">
            <text:p>8 100,0000</text:p>
          </table:table-cell>
          <table:table-cell table:formula="of:=[.S260]-[.T260]" office:value-type="float" office:value="-8100" calcext:value-type="float">
            <text:p>-8100</text:p>
          </table:table-cell>
          <table:table-cell office:value-type="string" calcext:value-type="string">
            <text:p>6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20" table:formula="of:=[.L261]+([.M261]/20)+([.N261]/240)" office:value-type="float" office:value="0" calcext:value-type="float">
            <text:p>0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0" calcext:value-type="float">
            <text:p>0,0000</text:p>
          </table:table-cell>
          <table:table-cell table:formula="of:=[.S261]-[.T261]" office:value-type="float" office:value="0" calcext:value-type="float">
            <text:p>0</text:p>
          </table:table-cell>
          <table:table-cell office:value-type="string" calcext:value-type="string">
            <text:p>6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479" calcext:value-type="float">
            <text:p>479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0" table:formula="of:=[.L262]+([.M262]/20)+([.N262]/240)" office:value-type="float" office:value="0.6" calcext:value-type="float">
            <text:p>0,6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287.4" calcext:value-type="float">
            <text:p>287,4000</text:p>
          </table:table-cell>
          <table:table-cell table:formula="of:=[.S262]-[.T262]" office:value-type="float" office:value="-287.4" calcext:value-type="float">
            <text:p>-287,4</text:p>
          </table:table-cell>
          <table:table-cell office:value-type="string" calcext:value-type="string">
            <text:p>6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620" calcext:value-type="float">
            <text:p>62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263]+([.M263]/20)+([.N263]/240)" office:value-type="float" office:value="25" calcext:value-type="float">
            <text:p>25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15500" calcext:value-type="float">
            <text:p>15 500,0000</text:p>
          </table:table-cell>
          <table:table-cell table:formula="of:=[.S263]-[.T263]" office:value-type="float" office:value="-15500" calcext:value-type="float">
            <text:p>-15500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64]+([.M264]/20)+([.N264]/240)" office:value-type="float" office:value="3.5" calcext:value-type="float">
            <text:p>3,5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1750" calcext:value-type="float">
            <text:p>1 750,0000</text:p>
          </table:table-cell>
          <table:table-cell table:formula="of:=[.S264]-[.T264]" office:value-type="float" office:value="-1750" calcext:value-type="float">
            <text:p>-1750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265]+([.M265]/20)+([.N265]/240)" office:value-type="float" office:value="0" calcext:value-type="float">
            <text:p>0,00000</text:p>
          </table:table-cell>
          <table:table-cell office:value-type="float" office:value="11072" calcext:value-type="float">
            <text:p>11072</text:p>
          </table:table-cell>
          <table:table-cell table:number-columns-repeated="2"/>
          <table:table-cell table:formula="of:=[.P265]+0.05*[.Q265]+[.R265]/240" office:value-type="float" office:value="11072" calcext:value-type="float">
            <text:p>11072</text:p>
          </table:table-cell>
          <table:table-cell table:formula="of:=[.J265]*[.O265]" office:value-type="float" office:value="0" calcext:value-type="float">
            <text:p>0,0000</text:p>
          </table:table-cell>
          <table:table-cell table:formula="of:=[.S265]-[.T265]" office:value-type="float" office:value="11072" calcext:value-type="float">
            <text:p>11072</text:p>
          </table:table-cell>
          <table:table-cell office:value-type="string" calcext:value-type="string">
            <text:p>valeur de 1107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2053" calcext:value-type="float">
            <text:p>2 053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0" table:formula="of:=[.L266]+([.M266]/20)+([.N266]/240)" office:value-type="float" office:value="0.3" calcext:value-type="float">
            <text:p>0,3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615.9" calcext:value-type="float">
            <text:p>615,9000</text:p>
          </table:table-cell>
          <table:table-cell table:formula="of:=[.S266]-[.T266]" office:value-type="float" office:value="-615.9" calcext:value-type="float">
            <text:p>-615,9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267]+([.M267]/20)+([.N267]/240)" office:value-type="float" office:value="1" calcext:value-type="float">
            <text:p>1,0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600" calcext:value-type="float">
            <text:p>600,0000</text:p>
          </table:table-cell>
          <table:table-cell table:formula="of:=[.S267]-[.T267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701" calcext:value-type="float">
            <text:p>701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268]+([.M268]/20)+([.N268]/240)" office:value-type="float" office:value="20" calcext:value-type="float">
            <text:p>20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14020" calcext:value-type="float">
            <text:p>14 020,0000</text:p>
          </table:table-cell>
          <table:table-cell table:formula="of:=[.S268]-[.T268]" office:value-type="float" office:value="-14020" calcext:value-type="float">
            <text:p>-14020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plat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269]+([.M269]/20)+([.N269]/240)" office:value-type="float" office:value="5" calcext:value-type="float">
            <text:p>5,0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10000" calcext:value-type="float">
            <text:p>10 000,0000</text:p>
          </table:table-cell>
          <table:table-cell table:formula="of:=[.S269]-[.T269]" office:value-type="float" office:value="-10000" calcext:value-type="float">
            <text:p>-10000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Guiné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bariqu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0" table:formula="of:=[.L270]+([.M270]/20)+([.N270]/240)" office:value-type="float" office:value="250" calcext:value-type="float">
            <text:p>250,0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8750" calcext:value-type="float">
            <text:p>8 750,0000</text:p>
          </table:table-cell>
          <table:table-cell table:formula="of:=[.S270]-[.T270]" office:value-type="float" office:value="-8750" calcext:value-type="float">
            <text:p>-8750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450" calcext:value-type="float">
            <text:p>1 45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271]+([.M271]/20)+([.N271]/240)" office:value-type="float" office:value="0.25" calcext:value-type="float">
            <text:p>0,25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362.5" calcext:value-type="float">
            <text:p>362,5000</text:p>
          </table:table-cell>
          <table:table-cell table:formula="of:=[.S271]-[.T271]" office:value-type="float" office:value="-362.5" calcext:value-type="float">
            <text:p>-362,5</text:p>
          </table:table-cell>
          <table:table-cell office:value-type="string" calcext:value-type="string">
            <text:p>25 L%</text:p>
          </table:table-cell>
          <table:table-cell table:number-columns-repeated="100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en nombre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272]+([.M272]/20)+([.N272]/240)" office:value-type="float" office:value="0.4" calcext:value-type="float">
            <text:p>0,4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800" calcext:value-type="float">
            <text:p>800,0000</text:p>
          </table:table-cell>
          <table:table-cell table:formula="of:=[.S272]-[.T272]" office:value-type="float" office:value="-800" calcext:value-type="float">
            <text:p>-800</text:p>
          </table:table-cell>
          <table:table-cell office:value-type="string" calcext:value-type="string">
            <text:p>40L %. 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rmoisi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56" calcext:value-type="float">
            <text:p>56,000</text:p>
          </table:table-cell>
          <table:table-cell table:number-columns-repeated="2"/>
          <table:table-cell table:style-name="ce20" table:formula="of:=[.L273]+([.M273]/20)+([.N273]/240)" office:value-type="float" office:value="56" calcext:value-type="float">
            <text:p>56,0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56" calcext:value-type="float">
            <text:p>56,0000</text:p>
          </table:table-cell>
          <table:table-cell table:formula="of:=[.S273]-[.T273]" office:value-type="float" office:value="-56" calcext:value-type="float">
            <text:p>-56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douzaines de pair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274]+([.M274]/20)+([.N274]/240)" office:value-type="float" office:value="30" calcext:value-type="float">
            <text:p>30,00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600" calcext:value-type="float">
            <text:p>600,0000</text:p>
          </table:table-cell>
          <table:table-cell table:formula="of:=[.S274]-[.T274]" office:value-type="float" office:value="-600" calcext:value-type="float">
            <text:p>-600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70975" calcext:value-type="float">
            <text:p>670 975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0" table:formula="of:=[.L275]+([.M275]/20)+([.N275]/240)" office:value-type="float" office:value="0.3" calcext:value-type="float">
            <text:p>0,3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201292.5" calcext:value-type="float">
            <text:p>201 292,5000</text:p>
          </table:table-cell>
          <table:table-cell table:formula="of:=[.S275]-[.T275]" office:value-type="float" office:value="-201292.5" calcext:value-type="float">
            <text:p>-201292,5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85" calcext:value-type="float">
            <text:p>585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0" table:formula="of:=[.L276]+([.M276]/20)+([.N276]/240)" office:value-type="float" office:value="0.6" calcext:value-type="float">
            <text:p>0,60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351" calcext:value-type="float">
            <text:p>351,0000</text:p>
          </table:table-cell>
          <table:table-cell table:formula="of:=[.S276]-[.T276]" office:value-type="float" office:value="-351" calcext:value-type="float">
            <text:p>-351</text:p>
          </table:table-cell>
          <table:table-cell office:value-type="string" calcext:value-type="string">
            <text:p>6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147816" calcext:value-type="float">
            <text:p>3 147 816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277]+([.M277]/20)+([.N277]/240)" office:value-type="float" office:value="1.25" calcext:value-type="float">
            <text:p>1,25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3934770" calcext:value-type="float">
            <text:p>3 934 770,0000</text:p>
          </table:table-cell>
          <table:table-cell table:formula="of:=[.S277]-[.T277]" office:value-type="float" office:value="-3934770" calcext:value-type="float">
            <text:p>-3934770</text:p>
          </table:table-cell>
          <table:table-cell office:value-type="string" calcext:value-type="string">
            <text:p>aucune unité de quantité. Très certainement des livres</text:p>
          </table:table-cell>
          <table:table-cell table:number-columns-repeated="100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693" calcext:value-type="float">
            <text:p>3 69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0" table:formula="of:=[.L278]+([.M278]/20)+([.N278]/240)" office:value-type="float" office:value="0.8" calcext:value-type="float">
            <text:p>0,80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2954.4" calcext:value-type="float">
            <text:p>2 954,4000</text:p>
          </table:table-cell>
          <table:table-cell table:formula="of:=[.S278]-[.T278]" office:value-type="float" office:value="-2954.4" calcext:value-type="float">
            <text:p>-2954,4</text:p>
          </table:table-cell>
          <table:table-cell table:style-name="ce27"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9334" calcext:value-type="float">
            <text:p>29 334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79]+([.M279]/20)+([.N279]/240)" office:value-type="float" office:value="2.5" calcext:value-type="float">
            <text:p>2,50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73335" calcext:value-type="float">
            <text:p>73 335,0000</text:p>
          </table:table-cell>
          <table:table-cell table:formula="of:=[.S279]-[.T279]" office:value-type="float" office:value="-73335" calcext:value-type="float">
            <text:p>-73335</text:p>
          </table:table-cell>
          <table:table-cell table:number-columns-repeated="1003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ises de p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table:formula="of:=[.L280]+([.M280]/20)+([.N280]/240)" office:value-type="float" office:value="1.25" calcext:value-type="float">
            <text:p>1,25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7.5" calcext:value-type="float">
            <text:p>7,5000</text:p>
          </table:table-cell>
          <table:table-cell table:formula="of:=[.S280]-[.T280]" office:value-type="float" office:value="-7.5" calcext:value-type="float">
            <text:p>-7,5</text:p>
          </table:table-cell>
          <table:table-cell table:number-columns-repeated="100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71" calcext:value-type="float">
            <text:p>171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281]+([.M281]/20)+([.N281]/240)" office:value-type="float" office:value="25" calcext:value-type="float">
            <text:p>25,00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4275" calcext:value-type="float">
            <text:p>4 275,0000</text:p>
          </table:table-cell>
          <table:table-cell table:formula="of:=[.S281]-[.T281]" office:value-type="float" office:value="-4275" calcext:value-type="float">
            <text:p>-4275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82]+([.M282]/20)+([.N282]/240)" office:value-type="float" office:value="4.5" calcext:value-type="float">
            <text:p>4,5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900" calcext:value-type="float">
            <text:p>900,0000</text:p>
          </table:table-cell>
          <table:table-cell table:formula="of:=[.S282]-[.T282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283]+([.M283]/20)+([.N283]/240)" office:value-type="float" office:value="25" calcext:value-type="float">
            <text:p>25,0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625" calcext:value-type="float">
            <text:p>625,0000</text:p>
          </table:table-cell>
          <table:table-cell table:formula="of:=[.S283]-[.T283]" office:value-type="float" office:value="-625" calcext:value-type="float">
            <text:p>-625</text:p>
          </table:table-cell>
          <table:table-cell table:number-columns-repeated="100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itrons confi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284]+([.M284]/20)+([.N284]/240)" office:value-type="float" office:value="0" calcext:value-type="float">
            <text:p>0,00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P284]+0.05*[.Q284]+[.R284]/240" office:value-type="float" office:value="6" calcext:value-type="float">
            <text:p>6</text:p>
          </table:table-cell>
          <table:table-cell table:formula="of:=[.J284]*[.O284]" office:value-type="float" office:value="0" calcext:value-type="float">
            <text:p>0,0000</text:p>
          </table:table-cell>
          <table:table-cell table:formula="of:=[.S284]-[.T284]" office:value-type="float" office:value="6" calcext:value-type="float">
            <text:p>6</text:p>
          </table:table-cell>
          <table:table-cell office:value-type="string" calcext:value-type="string">
            <text:p>valeur de 6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tton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285]+([.M285]/20)+([.N285]/240)" office:value-type="float" office:value="3.5" calcext:value-type="float">
            <text:p>3,50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37.625" calcext:value-type="float">
            <text:p>37,6250</text:p>
          </table:table-cell>
          <table:table-cell table:formula="of:=[.S285]-[.T285]" office:value-type="float" office:value="-37.625" calcext:value-type="float">
            <text:p>-37,63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286]+([.M286]/20)+([.N286]/240)" office:value-type="float" office:value="12" calcext:value-type="float">
            <text:p>12,0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180" calcext:value-type="float">
            <text:p>180,0000</text:p>
          </table:table-cell>
          <table:table-cell table:formula="of:=[.S286]-[.T286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ray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ain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table:formula="of:=[.L287]+([.M287]/20)+([.N287]/240)" office:value-type="float" office:value="0.025" calcext:value-type="float">
            <text:p>0,025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5" calcext:value-type="float">
            <text:p>5,0000</text:p>
          </table:table-cell>
          <table:table-cell table:formula="of:=[.S287]-[.T287]" office:value-type="float" office:value="-5" calcext:value-type="float">
            <text:p>-5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24" calcext:value-type="float">
            <text:p>224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288]+([.M288]/20)+([.N288]/240)" office:value-type="float" office:value="8" calcext:value-type="float">
            <text:p>8,00000</text:p>
          </table:table-cell>
          <table:table-cell table:number-columns-repeated="3"/>
          <table:table-cell table:formula="of:=[.P288]+0.05*[.Q288]+[.R288]/240" office:value-type="float" office:value="0" calcext:value-type="float">
            <text:p>0</text:p>
          </table:table-cell>
          <table:table-cell table:formula="of:=[.J288]*[.O288]" office:value-type="float" office:value="1792" calcext:value-type="float">
            <text:p>1 792,0000</text:p>
          </table:table-cell>
          <table:table-cell table:formula="of:=[.S288]-[.T288]" office:value-type="float" office:value="-1792" calcext:value-type="float">
            <text:p>-1792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uirs de génisse corroy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17" calcext:value-type="float">
            <text:p>317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289]+([.M289]/20)+([.N289]/240)" office:value-type="float" office:value="4" calcext:value-type="float">
            <text:p>4,0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1268" calcext:value-type="float">
            <text:p>1 268,0000</text:p>
          </table:table-cell>
          <table:table-cell table:formula="of:=[.S289]-[.T289]" office:value-type="float" office:value="-1268" calcext:value-type="float">
            <text:p>-1268</text:p>
          </table:table-cell>
          <table:table-cell table:number-columns-repeated="1003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am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0" table:formula="of:=[.L290]+([.M290]/20)+([.N290]/240)" office:value-type="float" office:value="200" calcext:value-type="float">
            <text:p>200,0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14000" calcext:value-type="float">
            <text:p>14 000,0000</text:p>
          </table:table-cell>
          <table:table-cell table:formula="of:=[.S290]-[.T290]" office:value-type="float" office:value="-14000" calcext:value-type="float">
            <text:p>-14000</text:p>
          </table:table-cell>
          <table:table-cell table:number-columns-repeated="100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ar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291]+([.M291]/20)+([.N291]/240)" office:value-type="float" office:value="30" calcext:value-type="float">
            <text:p>30,0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120" calcext:value-type="float">
            <text:p>120,0000</text:p>
          </table:table-cell>
          <table:table-cell table:formula="of:=[.S291]-[.T291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rogue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0" table:formula="of:=[.L292]+([.M292]/20)+([.N292]/240)" office:value-type="float" office:value="200" calcext:value-type="float">
            <text:p>200,0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7000" calcext:value-type="float">
            <text:p>7 000,0000</text:p>
          </table:table-cell>
          <table:table-cell table:formula="of:=[.S292]-[.T292]" office:value-type="float" office:value="-7000" calcext:value-type="float">
            <text:p>-7000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795" calcext:value-type="float">
            <text:p>3 795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293]+([.M293]/20)+([.N293]/240)" office:value-type="float" office:value="3" calcext:value-type="float">
            <text:p>3,00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11385" calcext:value-type="float">
            <text:p>11 385,0000</text:p>
          </table:table-cell>
          <table:table-cell table:formula="of:=[.S293]-[.T293]" office:value-type="float" office:value="-11385" calcext:value-type="float">
            <text:p>-11385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offes de laine diver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294]+([.M294]/20)+([.N294]/240)" office:value-type="float" office:value="0" calcext:value-type="float">
            <text:p>0,00000</text:p>
          </table:table-cell>
          <table:table-cell office:value-type="float" office:value="7607" calcext:value-type="float">
            <text:p>7607</text:p>
          </table:table-cell>
          <table:table-cell table:number-columns-repeated="2"/>
          <table:table-cell table:formula="of:=[.P294]+0.05*[.Q294]+[.R294]/240" office:value-type="float" office:value="7607" calcext:value-type="float">
            <text:p>7607</text:p>
          </table:table-cell>
          <table:table-cell table:formula="of:=[.J294]*[.O294]" office:value-type="float" office:value="0" calcext:value-type="float">
            <text:p>0,0000</text:p>
          </table:table-cell>
          <table:table-cell table:formula="of:=[.S294]-[.T294]" office:value-type="float" office:value="7607" calcext:value-type="float">
            <text:p>7607</text:p>
          </table:table-cell>
          <table:table-cell office:value-type="string" calcext:value-type="string">
            <text:p>valeur de 7607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700" calcext:value-type="float">
            <text:p>10 700,00</text:p>
          </table:table-cell>
          <table:table-cell office:value-type="string" calcext:value-type="string">
            <text:p>livres</text:p>
          </table:table-cell>
          <table:table-cell office:value-type="float" office:value="0.14" calcext:value-type="float">
            <text:p>0,140</text:p>
          </table:table-cell>
          <table:table-cell table:number-columns-repeated="2"/>
          <table:table-cell table:style-name="ce20" table:formula="of:=[.L295]+([.M295]/20)+([.N295]/240)" office:value-type="float" office:value="0.14" calcext:value-type="float">
            <text:p>0,14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1498" calcext:value-type="float">
            <text:p>1 498,0000</text:p>
          </table:table-cell>
          <table:table-cell table:formula="of:=[.S295]-[.T295]" office:value-type="float" office:value="-1498" calcext:value-type="float">
            <text:p>-1498</text:p>
          </table:table-cell>
          <table:table-cell office:value-type="string" calcext:value-type="string">
            <text:p>140 L%%</text:p>
          </table:table-cell>
          <table:table-cell table:number-columns-repeated="100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296]+([.M296]/20)+([.N296]/240)" office:value-type="float" office:value="4" calcext:value-type="float">
            <text:p>4,0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640" calcext:value-type="float">
            <text:p>640,0000</text:p>
          </table:table-cell>
          <table:table-cell table:formula="of:=[.S296]-[.T296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297]+([.M297]/20)+([.N297]/240)" office:value-type="float" office:value="0.1" calcext:value-type="float">
            <text:p>0,10000</text:p>
          </table:table-cell>
          <table:table-cell table:number-columns-repeated="3"/>
          <table:table-cell table:formula="of:=[.P297]+0.05*[.Q297]+[.R297]/240" office:value-type="float" office:value="0" calcext:value-type="float">
            <text:p>0</text:p>
          </table:table-cell>
          <table:table-cell table:formula="of:=[.J297]*[.O297]" office:value-type="float" office:value="30" calcext:value-type="float">
            <text:p>30,0000</text:p>
          </table:table-cell>
          <table:table-cell table:formula="of:=[.S297]-[.T297]" office:value-type="float" office:value="-30" calcext:value-type="float">
            <text:p>-30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ra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30" calcext:value-type="float">
            <text:p>33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0" table:formula="of:=[.L298]+([.M298]/20)+([.N298]/240)" office:value-type="float" office:value="18" calcext:value-type="float">
            <text:p>18,00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5940" calcext:value-type="float">
            <text:p>5 940,0000</text:p>
          </table:table-cell>
          <table:table-cell table:formula="of:=[.S298]-[.T298]" office:value-type="float" office:value="-5940" calcext:value-type="float">
            <text:p>-5940</text:p>
          </table:table-cell>
          <table:table-cell table:number-columns-repeated="100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omme du Sénég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15350" calcext:value-type="float">
            <text:p>315 35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299]+([.M299]/20)+([.N299]/240)" office:value-type="float" office:value="0.4" calcext:value-type="float">
            <text:p>0,40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126140" calcext:value-type="float">
            <text:p>126 140,0000</text:p>
          </table:table-cell>
          <table:table-cell table:formula="of:=[.S299]-[.T299]" office:value-type="float" office:value="-126140" calcext:value-type="float">
            <text:p>-126140</text:p>
          </table:table-cell>
          <table:table-cell office:value-type="string" calcext:value-type="string">
            <text:p>40L %</text:p>
          </table:table-cell>
          <table:table-cell table:number-columns-repeated="1002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300]+([.M300]/20)+([.N300]/240)" office:value-type="float" office:value="0.1" calcext:value-type="float">
            <text:p>0,10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600" calcext:value-type="float">
            <text:p>600,0000</text:p>
          </table:table-cell>
          <table:table-cell table:formula="of:=[.S300]-[.T300]" office:value-type="float" office:value="-600" calcext:value-type="float">
            <text:p>-600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8159" calcext:value-type="float">
            <text:p>8 159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301]+([.M301]/20)+([.N301]/240)" office:value-type="float" office:value="60" calcext:value-type="float">
            <text:p>60,00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489540" calcext:value-type="float">
            <text:p>489 540,0000</text:p>
          </table:table-cell>
          <table:table-cell table:formula="of:=[.S301]-[.T301]" office:value-type="float" office:value="-489540" calcext:value-type="float">
            <text:p>-489540</text:p>
          </table:table-cell>
          <table:table-cell table:number-columns-repeated="100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uingans de Benga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piè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0" table:formula="of:=[.L302]+([.M302]/20)+([.N302]/240)" office:value-type="float" office:value="16" calcext:value-type="float">
            <text:p>16,00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144" calcext:value-type="float">
            <text:p>144,0000</text:p>
          </table:table-cell>
          <table:table-cell table:formula="of:=[.S302]-[.T302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uingans en madr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81" calcext:value-type="float">
            <text:p>2 581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303]+([.M303]/20)+([.N303]/240)" office:value-type="float" office:value="10" calcext:value-type="float">
            <text:p>10,00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25810" calcext:value-type="float">
            <text:p>25 810,0000</text:p>
          </table:table-cell>
          <table:table-cell table:formula="of:=[.S303]-[.T303]" office:value-type="float" office:value="-25810" calcext:value-type="float">
            <text:p>-25810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uingans de Pontiché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843" calcext:value-type="float">
            <text:p>2 843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0" table:formula="of:=[.L304]+([.M304]/20)+([.N304]/240)" office:value-type="float" office:value="11" calcext:value-type="float">
            <text:p>11,0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31273" calcext:value-type="float">
            <text:p>31 273,0000</text:p>
          </table:table-cell>
          <table:table-cell table:formula="of:=[.S304]-[.T304]" office:value-type="float" office:value="-31273" calcext:value-type="float">
            <text:p>-31273</text:p>
          </table:table-cell>
          <table:table-cell table:number-columns-repeated="100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houes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305]+([.M305]/20)+([.N305]/240)" office:value-type="float" office:value="1.25" calcext:value-type="float">
            <text:p>1,25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1875" calcext:value-type="float">
            <text:p>1 875,0000</text:p>
          </table:table-cell>
          <table:table-cell table:formula="of:=[.S305]-[.T305]" office:value-type="float" office:value="-1875" calcext:value-type="float">
            <text:p>-1875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huitres a la dau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112" calcext:value-type="float">
            <text:p>1 112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306]+([.M306]/20)+([.N306]/240)" office:value-type="float" office:value="20" calcext:value-type="float">
            <text:p>20,00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22240" calcext:value-type="float">
            <text:p>22 240,0000</text:p>
          </table:table-cell>
          <table:table-cell table:formula="of:=[.S306]-[.T306]" office:value-type="float" office:value="-22240" calcext:value-type="float">
            <text:p>-22240</text:p>
          </table:table-cell>
          <table:table-cell table:number-columns-repeated="100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jus de cit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79" calcext:value-type="float">
            <text:p>179,00</text:p>
          </table:table-cell>
          <table:table-cell office:value-type="string" calcext:value-type="string">
            <text:p>velt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307]+([.M307]/20)+([.N307]/240)" office:value-type="float" office:value="8" calcext:value-type="float">
            <text:p>8,000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1432" calcext:value-type="float">
            <text:p>1 432,0000</text:p>
          </table:table-cell>
          <table:table-cell table:formula="of:=[.S307]-[.T307]" office:value-type="float" office:value="-1432" calcext:value-type="float">
            <text:p>-1432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imen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308]+([.M308]/20)+([.N308]/240)" office:value-type="float" office:value="25" calcext:value-type="float">
            <text:p>25,00000</text:p>
          </table:table-cell>
          <table:table-cell table:number-columns-repeated="3"/>
          <table:table-cell table:formula="of:=[.P308]+0.05*[.Q308]+[.R308]/240" office:value-type="float" office:value="0" calcext:value-type="float">
            <text:p>0</text:p>
          </table:table-cell>
          <table:table-cell table:formula="of:=[.J308]*[.O308]" office:value-type="float" office:value="275" calcext:value-type="float">
            <text:p>275,0000</text:p>
          </table:table-cell>
          <table:table-cell table:formula="of:=[.S308]-[.T308]" office:value-type="float" office:value="-275" calcext:value-type="float">
            <text:p>-275</text:p>
          </table:table-cell>
          <table:table-cell office:value-type="string" calcext:value-type="string">
            <text:p>25 L%</text:p>
          </table:table-cell>
          <table:table-cell table:number-columns-repeated="1002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bariqu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0" table:formula="of:=[.L309]+([.M309]/20)+([.N309]/240)" office:value-type="float" office:value="45" calcext:value-type="float">
            <text:p>45,00000</text:p>
          </table:table-cell>
          <table:table-cell table:number-columns-repeated="3"/>
          <table:table-cell table:formula="of:=[.P309]+0.05*[.Q309]+[.R309]/240" office:value-type="float" office:value="0" calcext:value-type="float">
            <text:p>0</text:p>
          </table:table-cell>
          <table:table-cell table:formula="of:=[.J309]*[.O309]" office:value-type="float" office:value="8100" calcext:value-type="float">
            <text:p>8 100,0000</text:p>
          </table:table-cell>
          <table:table-cell table:formula="of:=[.S309]-[.T309]" office:value-type="float" office:value="-8100" calcext:value-type="float">
            <text:p>-8100</text:p>
          </table:table-cell>
          <table:table-cell table:number-columns-repeated="100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73900" calcext:value-type="float">
            <text:p>73 90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0" table:formula="of:=[.L310]+([.M310]/20)+([.N310]/240)" office:value-type="float" office:value="0.1" calcext:value-type="float">
            <text:p>0,10000</text:p>
          </table:table-cell>
          <table:table-cell table:number-columns-repeated="3"/>
          <table:table-cell table:formula="of:=[.P310]+0.05*[.Q310]+[.R310]/240" office:value-type="float" office:value="0" calcext:value-type="float">
            <text:p>0</text:p>
          </table:table-cell>
          <table:table-cell table:formula="of:=[.J310]*[.O310]" office:value-type="float" office:value="7390" calcext:value-type="float">
            <text:p>7 390,0000</text:p>
          </table:table-cell>
          <table:table-cell table:formula="of:=[.S310]-[.T310]" office:value-type="float" office:value="-7390" calcext:value-type="float">
            <text:p>-7390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ticho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0" table:formula="of:=[.L311]+([.M311]/20)+([.N311]/240)" office:value-type="float" office:value="0" calcext:value-type="float">
            <text:p>0,00000</text:p>
          </table:table-cell>
          <table:table-cell table:number-columns-repeated="3"/>
          <table:table-cell table:formula="of:=[.P311]+0.05*[.Q311]+[.R311]/240" office:value-type="float" office:value="0" calcext:value-type="float">
            <text:p>0</text:p>
          </table:table-cell>
          <table:table-cell table:formula="of:=[.J311]*[.O311]" office:value-type="float" office:value="0" calcext:value-type="float">
            <text:p>0,0000</text:p>
          </table:table-cell>
          <table:table-cell table:formula="of:=[.S311]-[.T311]" office:value-type="float" office:value="0" calcext:value-type="float">
            <text:p>0</text:p>
          </table:table-cell>
          <table:table-cell office:value-type="string" calcext:value-type="string">
            <text:p>Marchandise non identifiée. 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48" calcext:value-type="float">
            <text:p>248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312]+([.M312]/20)+([.N312]/240)" office:value-type="float" office:value="40" calcext:value-type="float">
            <text:p>40,00000</text:p>
          </table:table-cell>
          <table:table-cell table:number-columns-repeated="3"/>
          <table:table-cell table:formula="of:=[.P312]+0.05*[.Q312]+[.R312]/240" office:value-type="float" office:value="0" calcext:value-type="float">
            <text:p>0</text:p>
          </table:table-cell>
          <table:table-cell table:formula="of:=[.J312]*[.O312]" office:value-type="float" office:value="9920" calcext:value-type="float">
            <text:p>9 920,0000</text:p>
          </table:table-cell>
          <table:table-cell table:formula="of:=[.S312]-[.T312]" office:value-type="float" office:value="-9920" calcext:value-type="float">
            <text:p>-9920</text:p>
          </table:table-cell>
          <table:table-cell table:number-columns-repeated="100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507" calcext:value-type="float">
            <text:p>2 507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313]+([.M313]/20)+([.N313]/240)" office:value-type="float" office:value="20" calcext:value-type="float">
            <text:p>20,00000</text:p>
          </table:table-cell>
          <table:table-cell table:number-columns-repeated="3"/>
          <table:table-cell table:formula="of:=[.P313]+0.05*[.Q313]+[.R313]/240" office:value-type="float" office:value="0" calcext:value-type="float">
            <text:p>0</text:p>
          </table:table-cell>
          <table:table-cell table:formula="of:=[.J313]*[.O313]" office:value-type="float" office:value="50140" calcext:value-type="float">
            <text:p>50 140,0000</text:p>
          </table:table-cell>
          <table:table-cell table:formula="of:=[.S313]-[.T313]" office:value-type="float" office:value="-50140" calcext:value-type="float">
            <text:p>-50140</text:p>
          </table:table-cell>
          <table:table-cell table:number-columns-repeated="1003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 saserpat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0" table:formula="of:=[.L314]+([.M314]/20)+([.N314]/240)" office:value-type="float" office:value="32" calcext:value-type="float">
            <text:p>32,00000</text:p>
          </table:table-cell>
          <table:table-cell table:number-columns-repeated="3"/>
          <table:table-cell table:formula="of:=[.P314]+0.05*[.Q314]+[.R314]/240" office:value-type="float" office:value="0" calcext:value-type="float">
            <text:p>0</text:p>
          </table:table-cell>
          <table:table-cell table:formula="of:=[.J314]*[.O314]" office:value-type="float" office:value="1696" calcext:value-type="float">
            <text:p>1 696,0000</text:p>
          </table:table-cell>
          <table:table-cell table:formula="of:=[.S314]-[.T314]" office:value-type="float" office:value="-1696" calcext:value-type="float">
            <text:p>-1696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sselinne brod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0" table:formula="of:=[.L315]+([.M315]/20)+([.N315]/240)" office:value-type="float" office:value="130" calcext:value-type="float">
            <text:p>130,00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780" calcext:value-type="float">
            <text:p>780,0000</text:p>
          </table:table-cell>
          <table:table-cell table:formula="of:=[.S315]-[.T315]" office:value-type="float" office:value="-780" calcext:value-type="float">
            <text:p>-780</text:p>
          </table:table-cell>
          <table:table-cell table:number-columns-repeated="100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sselinne de Zuri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1.5" calcext:value-type="float">
            <text:p>61,50</text:p>
          </table:table-cell>
          <table:table-cell office:value-type="string" calcext:value-type="string">
            <text:p>pièces</text:p>
          </table:table-cell>
          <table:table-cell office:value-type="float" office:value="65" calcext:value-type="float">
            <text:p>65,000</text:p>
          </table:table-cell>
          <table:table-cell table:number-columns-repeated="2"/>
          <table:table-cell table:style-name="ce20" table:formula="of:=[.L316]+([.M316]/20)+([.N316]/240)" office:value-type="float" office:value="65" calcext:value-type="float">
            <text:p>65,00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3997.5" calcext:value-type="float">
            <text:p>3 997,5000</text:p>
          </table:table-cell>
          <table:table-cell table:formula="of:=[.S316]-[.T316]" office:value-type="float" office:value="-3997.5" calcext:value-type="float">
            <text:p>-3997,5</text:p>
          </table:table-cell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Nica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720" calcext:value-type="float">
            <text:p>72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317]+([.M317]/20)+([.N317]/240)" office:value-type="float" office:value="10" calcext:value-type="float">
            <text:p>10,00000</text:p>
          </table:table-cell>
          <table:table-cell table:number-columns-repeated="3"/>
          <table:table-cell table:formula="of:=[.P317]+0.05*[.Q317]+[.R317]/240" office:value-type="float" office:value="0" calcext:value-type="float">
            <text:p>0</text:p>
          </table:table-cell>
          <table:table-cell table:formula="of:=[.J317]*[.O317]" office:value-type="float" office:value="7200" calcext:value-type="float">
            <text:p>7 200,0000</text:p>
          </table:table-cell>
          <table:table-cell table:formula="of:=[.S317]-[.T317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négane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3" calcext:value-type="float">
            <text:p>203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0" table:formula="of:=[.L318]+([.M318]/20)+([.N318]/240)" office:value-type="float" office:value="24" calcext:value-type="float">
            <text:p>24,00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4872" calcext:value-type="float">
            <text:p>4 872,0000</text:p>
          </table:table-cell>
          <table:table-cell table:formula="of:=[.S318]-[.T318]" office:value-type="float" office:value="-4872" calcext:value-type="float">
            <text:p>-4872</text:p>
          </table:table-cell>
          <table:table-cell table:number-columns-repeated="1003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nel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0" table:formula="of:=[.L319]+([.M319]/20)+([.N319]/240)" office:value-type="float" office:value="26" calcext:value-type="float">
            <text:p>26,00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936" calcext:value-type="float">
            <text:p>936,0000</text:p>
          </table:table-cell>
          <table:table-cell table:formula="of:=[.S319]-[.T319]" office:value-type="float" office:value="-936" calcext:value-type="float">
            <text:p>-936</text:p>
          </table:table-cell>
          <table:table-cell table:number-columns-repeated="100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s divers batard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312" calcext:value-type="float">
            <text:p>1 312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320]+([.M320]/20)+([.N320]/240)" office:value-type="float" office:value="6" calcext:value-type="float">
            <text:p>6,00000</text:p>
          </table:table-cell>
          <table:table-cell table:number-columns-repeated="3"/>
          <table:table-cell table:formula="of:=[.P320]+0.05*[.Q320]+[.R320]/240" office:value-type="float" office:value="0" calcext:value-type="float">
            <text:p>0</text:p>
          </table:table-cell>
          <table:table-cell table:formula="of:=[.J320]*[.O320]" office:value-type="float" office:value="7872" calcext:value-type="float">
            <text:p>7 872,0000</text:p>
          </table:table-cell>
          <table:table-cell table:formula="of:=[.S320]-[.T320]" office:value-type="float" office:value="-7872" calcext:value-type="float">
            <text:p>-7872</text:p>
          </table:table-cell>
          <table:table-cell table:number-columns-repeated="1003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s divers batard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716" calcext:value-type="float">
            <text:p>9 71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321]+([.M321]/20)+([.N321]/240)" office:value-type="float" office:value="4" calcext:value-type="float">
            <text:p>4,0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38864" calcext:value-type="float">
            <text:p>38 864,0000</text:p>
          </table:table-cell>
          <table:table-cell table:formula="of:=[.S321]-[.T321]" office:value-type="float" office:value="-38864" calcext:value-type="float">
            <text:p>-38864</text:p>
          </table:table-cell>
          <table:table-cell table:number-columns-repeated="1003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s divers bull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38" calcext:value-type="float">
            <text:p>638,00</text:p>
          </table:table-cell>
          <table:table-cell office:value-type="string" calcext:value-type="string">
            <text:p>ram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322]+([.M322]/20)+([.N322]/240)" office:value-type="float" office:value="2" calcext:value-type="float">
            <text:p>2,00000</text:p>
          </table:table-cell>
          <table:table-cell table:number-columns-repeated="3"/>
          <table:table-cell table:formula="of:=[.P322]+0.05*[.Q322]+[.R322]/240" office:value-type="float" office:value="0" calcext:value-type="float">
            <text:p>0</text:p>
          </table:table-cell>
          <table:table-cell table:formula="of:=[.J322]*[.O322]" office:value-type="float" office:value="1276" calcext:value-type="float">
            <text:p>1 276,0000</text:p>
          </table:table-cell>
          <table:table-cell table:formula="of:=[.S322]-[.T322]" office:value-type="float" office:value="-1276" calcext:value-type="float">
            <text:p>-1276</text:p>
          </table:table-cell>
          <table:table-cell table:number-columns-repeated="1003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s divers gene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406" calcext:value-type="float">
            <text:p>2 40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323]+([.M323]/20)+([.N323]/240)" office:value-type="float" office:value="4" calcext:value-type="float">
            <text:p>4,00000</text:p>
          </table:table-cell>
          <table:table-cell table:number-columns-repeated="3"/>
          <table:table-cell table:formula="of:=[.P323]+0.05*[.Q323]+[.R323]/240" office:value-type="float" office:value="0" calcext:value-type="float">
            <text:p>0</text:p>
          </table:table-cell>
          <table:table-cell table:formula="of:=[.J323]*[.O323]" office:value-type="float" office:value="9624" calcext:value-type="float">
            <text:p>9 624,0000</text:p>
          </table:table-cell>
          <table:table-cell table:formula="of:=[.S323]-[.T323]" office:value-type="float" office:value="-9624" calcext:value-type="float">
            <text:p>-9624</text:p>
          </table:table-cell>
          <table:table-cell table:number-columns-repeated="1003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s divers gene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338" calcext:value-type="float">
            <text:p>2 338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324]+([.M324]/20)+([.N324]/240)" office:value-type="float" office:value="3" calcext:value-type="float">
            <text:p>3,00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7014" calcext:value-type="float">
            <text:p>7 014,0000</text:p>
          </table:table-cell>
          <table:table-cell table:formula="of:=[.S324]-[.T324]" office:value-type="float" office:value="-7014" calcext:value-type="float">
            <text:p>-7014</text:p>
          </table:table-cell>
          <table:table-cell table:number-columns-repeated="1003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rchem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gross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325]+([.M325]/20)+([.N325]/240)" office:value-type="float" office:value="30" calcext:value-type="float">
            <text:p>30,00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60" calcext:value-type="float">
            <text:p>60,0000</text:p>
          </table:table-cell>
          <table:table-cell table:formula="of:=[.S325]-[.T325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tis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0" table:formula="of:=[.L326]+([.M326]/20)+([.N326]/240)" office:value-type="float" office:value="110" calcext:value-type="float">
            <text:p>110,0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2640" calcext:value-type="float">
            <text:p>2 640,0000</text:p>
          </table:table-cell>
          <table:table-cell table:formula="of:=[.S326]-[.T326]" office:value-type="float" office:value="-2640" calcext:value-type="float">
            <text:p>-2640</text:p>
          </table:table-cell>
          <table:table-cell table:number-columns-repeated="1003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aux de veau corroy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709" calcext:value-type="float">
            <text:p>1 709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0" table:formula="of:=[.L327]+([.M327]/20)+([.N327]/240)" office:value-type="float" office:value="28" calcext:value-type="float">
            <text:p>28,0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47852" calcext:value-type="float">
            <text:p>47 852,0000</text:p>
          </table:table-cell>
          <table:table-cell table:formula="of:=[.S327]-[.T327]" office:value-type="float" office:value="-47852" calcext:value-type="float">
            <text:p>-47852</text:p>
          </table:table-cell>
          <table:table-cell table:number-columns-repeated="100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pièc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0" table:formula="of:=[.L328]+([.M328]/20)+([.N328]/240)" office:value-type="float" office:value="70" calcext:value-type="float">
            <text:p>70,00000</text:p>
          </table:table-cell>
          <table:table-cell table:number-columns-repeated="3"/>
          <table:table-cell table:formula="of:=[.P328]+0.05*[.Q328]+[.R328]/240" office:value-type="float" office:value="0" calcext:value-type="float">
            <text:p>0</text:p>
          </table:table-cell>
          <table:table-cell table:formula="of:=[.J328]*[.O328]" office:value-type="float" office:value="1330" calcext:value-type="float">
            <text:p>1 330,0000</text:p>
          </table:table-cell>
          <table:table-cell table:formula="of:=[.S328]-[.T328]" office:value-type="float" office:value="-1330" calcext:value-type="float">
            <text:p>-1330</text:p>
          </table:table-cell>
          <table:table-cell table:number-columns-repeated="1003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kin pein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0" table:formula="of:=[.L329]+([.M329]/20)+([.N329]/240)" office:value-type="float" office:value="75" calcext:value-type="float">
            <text:p>75,000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75" calcext:value-type="float">
            <text:p>75,0000</text:p>
          </table:table-cell>
          <table:table-cell table:formula="of:=[.S329]-[.T329]" office:value-type="float" office:value="-75" calcext:value-type="float">
            <text:p>-75</text:p>
          </table:table-cell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ivre en pouss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624" calcext:value-type="float">
            <text:p>2 624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0" table:formula="of:=[.L330]+([.M330]/20)+([.N330]/240)" office:value-type="float" office:value="1.8" calcext:value-type="float">
            <text:p>1,80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4723.2" calcext:value-type="float">
            <text:p>4 723,2000</text:p>
          </table:table-cell>
          <table:table-cell table:formula="of:=[.S330]-[.T330]" office:value-type="float" office:value="-4723.2" calcext:value-type="float">
            <text:p>-4723,2</text:p>
          </table:table-cell>
          <table:table-cell table:number-columns-repeated="100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raisins de Corint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778" calcext:value-type="float">
            <text:p>1 778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331]+([.M331]/20)+([.N331]/240)" office:value-type="float" office:value="0.4" calcext:value-type="float">
            <text:p>0,40000</text:p>
          </table:table-cell>
          <table:table-cell table:number-columns-repeated="3"/>
          <table:table-cell table:formula="of:=[.P331]+0.05*[.Q331]+[.R331]/240" office:value-type="float" office:value="0" calcext:value-type="float">
            <text:p>0</text:p>
          </table:table-cell>
          <table:table-cell table:formula="of:=[.J331]*[.O331]" office:value-type="float" office:value="711.2" calcext:value-type="float">
            <text:p>711,2000</text:p>
          </table:table-cell>
          <table:table-cell table:formula="of:=[.S331]-[.T331]" office:value-type="float" office:value="-711.2" calcext:value-type="float">
            <text:p>-711,2</text:p>
          </table:table-cell>
          <table:table-cell office:value-type="string" calcext:value-type="string">
            <text:p>40L %</text:p>
          </table:table-cell>
          <table:table-cell table:number-columns-repeated="1002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lempori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7895" calcext:value-type="float">
            <text:p>7 895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332]+([.M332]/20)+([.N332]/240)" office:value-type="float" office:value="25" calcext:value-type="float">
            <text:p>25,00000</text:p>
          </table:table-cell>
          <table:table-cell table:number-columns-repeated="3"/>
          <table:table-cell table:formula="of:=[.P332]+0.05*[.Q332]+[.R332]/240" office:value-type="float" office:value="0" calcext:value-type="float">
            <text:p>0</text:p>
          </table:table-cell>
          <table:table-cell table:formula="of:=[.J332]*[.O332]" office:value-type="float" office:value="197375" calcext:value-type="float">
            <text:p>197 375,0000</text:p>
          </table:table-cell>
          <table:table-cell table:formula="of:=[.S332]-[.T332]" office:value-type="float" office:value="-197375" calcext:value-type="float">
            <text:p>-197375</text:p>
          </table:table-cell>
          <table:table-cell table:number-columns-repeated="1003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erviettes de 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333]+([.M333]/20)+([.N333]/240)" office:value-type="float" office:value="2" calcext:value-type="float">
            <text:p>2,00000</text:p>
          </table:table-cell>
          <table:table-cell table:number-columns-repeated="3"/>
          <table:table-cell table:formula="of:=[.P333]+0.05*[.Q333]+[.R333]/240" office:value-type="float" office:value="0" calcext:value-type="float">
            <text:p>0</text:p>
          </table:table-cell>
          <table:table-cell table:formula="of:=[.J333]*[.O333]" office:value-type="float" office:value="12" calcext:value-type="float">
            <text:p>12,0000</text:p>
          </table:table-cell>
          <table:table-cell table:formula="of:=[.S333]-[.T333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oyerie brod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0" table:formula="of:=[.L334]+([.M334]/20)+([.N334]/240)" office:value-type="float" office:value="150" calcext:value-type="float">
            <text:p>150,00000</text:p>
          </table:table-cell>
          <table:table-cell table:number-columns-repeated="3"/>
          <table:table-cell table:formula="of:=[.P334]+0.05*[.Q334]+[.R334]/240" office:value-type="float" office:value="0" calcext:value-type="float">
            <text:p>0</text:p>
          </table:table-cell>
          <table:table-cell table:formula="of:=[.J334]*[.O334]" office:value-type="float" office:value="300" calcext:value-type="float">
            <text:p>300,0000</text:p>
          </table:table-cell>
          <table:table-cell table:formula="of:=[.S334]-[.T334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liv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335]+([.M335]/20)+([.N335]/240)" office:value-type="float" office:value="60" calcext:value-type="float">
            <text:p>60,00000</text:p>
          </table:table-cell>
          <table:table-cell table:number-columns-repeated="3"/>
          <table:table-cell table:formula="of:=[.P335]+0.05*[.Q335]+[.R335]/240" office:value-type="float" office:value="0" calcext:value-type="float">
            <text:p>0</text:p>
          </table:table-cell>
          <table:table-cell table:formula="of:=[.J335]*[.O335]" office:value-type="float" office:value="21000" calcext:value-type="float">
            <text:p>21 000,0000</text:p>
          </table:table-cell>
          <table:table-cell table:formula="of:=[.S335]-[.T335]" office:value-type="float" office:value="-21000" calcext:value-type="float">
            <text:p>-21000</text:p>
          </table:table-cell>
          <table:table-cell table:number-columns-repeated="100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67875" calcext:value-type="float">
            <text:p>967 875,00</text:p>
          </table:table-cell>
          <table:table-cell office:value-type="string" calcext:value-type="string">
            <text:p>livr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336]+([.M336]/20)+([.N336]/240)" office:value-type="float" office:value="25" calcext:value-type="float">
            <text:p>25,00000</text:p>
          </table:table-cell>
          <table:table-cell table:number-columns-repeated="3"/>
          <table:table-cell table:formula="of:=[.P336]+0.05*[.Q336]+[.R336]/240" office:value-type="float" office:value="0" calcext:value-type="float">
            <text:p>0</text:p>
          </table:table-cell>
          <table:table-cell table:formula="of:=[.J336]*[.O336]" office:value-type="float" office:value="24196875" calcext:value-type="float">
            <text:p>24 196 875,0000</text:p>
          </table:table-cell>
          <table:table-cell table:formula="of:=[.S336]-[.T336]" office:value-type="float" office:value="-24196875" calcext:value-type="float">
            <text:p>-24196875</text:p>
          </table:table-cell>
          <table:table-cell table:number-columns-repeated="1003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8475" calcext:value-type="float">
            <text:p>68 475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337]+([.M337]/20)+([.N337]/240)" office:value-type="float" office:value="40" calcext:value-type="float">
            <text:p>40,00000</text:p>
          </table:table-cell>
          <table:table-cell table:number-columns-repeated="3"/>
          <table:table-cell table:formula="of:=[.P337]+0.05*[.Q337]+[.R337]/240" office:value-type="float" office:value="0" calcext:value-type="float">
            <text:p>0</text:p>
          </table:table-cell>
          <table:table-cell table:formula="of:=[.J337]*[.O337]" office:value-type="float" office:value="2739000" calcext:value-type="float">
            <text:p>2 739 000,0000</text:p>
          </table:table-cell>
          <table:table-cell table:formula="of:=[.S337]-[.T337]" office:value-type="float" office:value="-2739000" calcext:value-type="float">
            <text:p>-2739000</text:p>
          </table:table-cell>
          <table:table-cell table:number-columns-repeated="1003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4805" calcext:value-type="float">
            <text:p>4 8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0" table:formula="of:=[.L338]+([.M338]/20)+([.N338]/240)" office:value-type="float" office:value="0.35" calcext:value-type="float">
            <text:p>0,35000</text:p>
          </table:table-cell>
          <table:table-cell table:number-columns-repeated="3"/>
          <table:table-cell table:formula="of:=[.P338]+0.05*[.Q338]+[.R338]/240" office:value-type="float" office:value="0" calcext:value-type="float">
            <text:p>0</text:p>
          </table:table-cell>
          <table:table-cell table:formula="of:=[.J338]*[.O338]" office:value-type="float" office:value="1681.75" calcext:value-type="float">
            <text:p>1 681,7500</text:p>
          </table:table-cell>
          <table:table-cell table:formula="of:=[.S338]-[.T338]" office:value-type="float" office:value="-1681.75" calcext:value-type="float">
            <text:p>-1681,75</text:p>
          </table:table-cell>
          <table:table-cell table:number-columns-repeated="1003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abliers de toi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339]+([.M339]/20)+([.N339]/240)" office:value-type="float" office:value="6" calcext:value-type="float">
            <text:p>6,00000</text:p>
          </table:table-cell>
          <table:table-cell table:number-columns-repeated="3"/>
          <table:table-cell table:formula="of:=[.P339]+0.05*[.Q339]+[.R339]/240" office:value-type="float" office:value="0" calcext:value-type="float">
            <text:p>0</text:p>
          </table:table-cell>
          <table:table-cell table:formula="of:=[.J339]*[.O339]" office:value-type="float" office:value="126" calcext:value-type="float">
            <text:p>126,0000</text:p>
          </table:table-cell>
          <table:table-cell table:formula="of:=[.S339]-[.T339]" office:value-type="float" office:value="-126" calcext:value-type="float">
            <text:p>-126</text:p>
          </table:table-cell>
          <table:table-cell table:number-columns-repeated="100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affetas fout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340]+([.M340]/20)+([.N340]/240)" office:value-type="float" office:value="30" calcext:value-type="float">
            <text:p>30,00000</text:p>
          </table:table-cell>
          <table:table-cell table:number-columns-repeated="3"/>
          <table:table-cell table:formula="of:=[.P340]+0.05*[.Q340]+[.R340]/240" office:value-type="float" office:value="0" calcext:value-type="float">
            <text:p>0</text:p>
          </table:table-cell>
          <table:table-cell table:formula="of:=[.J340]*[.O340]" office:value-type="float" office:value="300" calcext:value-type="float">
            <text:p>300,0000</text:p>
          </table:table-cell>
          <table:table-cell table:formula="of:=[.S340]-[.T340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apis de 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 office:value-type="float" office:value="51" calcext:value-type="float">
            <text:p>5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341]+([.M341]/20)+([.N341]/240)" office:value-type="float" office:value="51.5" calcext:value-type="float">
            <text:p>51,50000</text:p>
          </table:table-cell>
          <table:table-cell table:number-columns-repeated="3"/>
          <table:table-cell table:formula="of:=[.P341]+0.05*[.Q341]+[.R341]/240" office:value-type="float" office:value="0" calcext:value-type="float">
            <text:p>0</text:p>
          </table:table-cell>
          <table:table-cell table:formula="of:=[.J341]*[.O341]" office:value-type="float" office:value="3090" calcext:value-type="float">
            <text:p>3 090,0000</text:p>
          </table:table-cell>
          <table:table-cell table:formula="of:=[.S341]-[.T341]" office:value-type="float" office:value="-3090" calcext:value-type="float">
            <text:p>-3090</text:p>
          </table:table-cell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erebenti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3800" calcext:value-type="float">
            <text:p>23 8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0" table:formula="of:=[.L342]+([.M342]/20)+([.N342]/240)" office:value-type="float" office:value="0.3" calcext:value-type="float">
            <text:p>0,30000</text:p>
          </table:table-cell>
          <table:table-cell table:number-columns-repeated="3"/>
          <table:table-cell table:formula="of:=[.P342]+0.05*[.Q342]+[.R342]/240" office:value-type="float" office:value="0" calcext:value-type="float">
            <text:p>0</text:p>
          </table:table-cell>
          <table:table-cell table:formula="of:=[.J342]*[.O342]" office:value-type="float" office:value="7140" calcext:value-type="float">
            <text:p>7 140,0000</text:p>
          </table:table-cell>
          <table:table-cell table:formula="of:=[.S342]-[.T342]" office:value-type="float" office:value="-7140" calcext:value-type="float">
            <text:p>-7140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380" calcext:value-type="float">
            <text:p>1 38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343]+([.M343]/20)+([.N343]/240)" office:value-type="float" office:value="3" calcext:value-type="float">
            <text:p>3,00000</text:p>
          </table:table-cell>
          <table:table-cell table:number-columns-repeated="3"/>
          <table:table-cell table:formula="of:=[.P343]+0.05*[.Q343]+[.R343]/240" office:value-type="float" office:value="0" calcext:value-type="float">
            <text:p>0</text:p>
          </table:table-cell>
          <table:table-cell table:formula="of:=[.J343]*[.O343]" office:value-type="float" office:value="4140" calcext:value-type="float">
            <text:p>4 140,0000</text:p>
          </table:table-cell>
          <table:table-cell table:formula="of:=[.S343]-[.T343]" office:value-type="float" office:value="-4140" calcext:value-type="float">
            <text:p>-4140</text:p>
          </table:table-cell>
          <table:table-cell table:number-columns-repeated="100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344]+([.M344]/20)+([.N344]/240)" office:value-type="float" office:value="2.25" calcext:value-type="float">
            <text:p>2,25000</text:p>
          </table:table-cell>
          <table:table-cell table:number-columns-repeated="3"/>
          <table:table-cell table:formula="of:=[.P344]+0.05*[.Q344]+[.R344]/240" office:value-type="float" office:value="0" calcext:value-type="float">
            <text:p>0</text:p>
          </table:table-cell>
          <table:table-cell table:formula="of:=[.J344]*[.O344]" office:value-type="float" office:value="74.25" calcext:value-type="float">
            <text:p>74,2500</text:p>
          </table:table-cell>
          <table:table-cell table:formula="of:=[.S344]-[.T344]" office:value-type="float" office:value="-74.25" calcext:value-type="float">
            <text:p>-74,25</text:p>
          </table:table-cell>
          <table:table-cell table:number-columns-repeated="100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ble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745" calcext:value-type="float">
            <text:p>2 745,00</text:p>
          </table:table-cell>
          <table:table-cell office:value-type="string" calcext:value-type="string">
            <text:p>pièc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345]+([.M345]/20)+([.N345]/240)" office:value-type="float" office:value="1" calcext:value-type="float">
            <text:p>1,00000</text:p>
          </table:table-cell>
          <table:table-cell table:number-columns-repeated="3"/>
          <table:table-cell table:formula="of:=[.P345]+0.05*[.Q345]+[.R345]/240" office:value-type="float" office:value="0" calcext:value-type="float">
            <text:p>0</text:p>
          </table:table-cell>
          <table:table-cell table:formula="of:=[.J345]*[.O345]" office:value-type="float" office:value="2745" calcext:value-type="float">
            <text:p>2 745,0000</text:p>
          </table:table-cell>
          <table:table-cell table:formula="of:=[.S345]-[.T345]" office:value-type="float" office:value="-2745" calcext:value-type="float">
            <text:p>-2745</text:p>
          </table:table-cell>
          <table:table-cell office:value-type="string" calcext:value-type="string">
            <text:p>doute sur le prix (prix à l'aune et non à la pièce)</text:p>
          </table:table-cell>
          <table:table-cell table:number-columns-repeated="1002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59006" calcext:value-type="float">
            <text:p>59 006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346]+([.M346]/20)+([.N346]/240)" office:value-type="float" office:value="1.5" calcext:value-type="float">
            <text:p>1,50000</text:p>
          </table:table-cell>
          <table:table-cell table:number-columns-repeated="3"/>
          <table:table-cell table:formula="of:=[.P346]+0.05*[.Q346]+[.R346]/240" office:value-type="float" office:value="0" calcext:value-type="float">
            <text:p>0</text:p>
          </table:table-cell>
          <table:table-cell table:formula="of:=[.J346]*[.O346]" office:value-type="float" office:value="88509" calcext:value-type="float">
            <text:p>88 509,0000</text:p>
          </table:table-cell>
          <table:table-cell table:formula="of:=[.S346]-[.T346]" office:value-type="float" office:value="-88509" calcext:value-type="float">
            <text:p>-88509</text:p>
          </table:table-cell>
          <table:table-cell table:number-columns-repeated="1003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crée entret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92" calcext:value-type="float">
            <text:p>392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347]+([.M347]/20)+([.N347]/240)" office:value-type="float" office:value="1.25" calcext:value-type="float">
            <text:p>1,25000</text:p>
          </table:table-cell>
          <table:table-cell table:number-columns-repeated="3"/>
          <table:table-cell table:formula="of:=[.P347]+0.05*[.Q347]+[.R347]/240" office:value-type="float" office:value="0" calcext:value-type="float">
            <text:p>0</text:p>
          </table:table-cell>
          <table:table-cell table:formula="of:=[.J347]*[.O347]" office:value-type="float" office:value="490" calcext:value-type="float">
            <text:p>490,0000</text:p>
          </table:table-cell>
          <table:table-cell table:formula="of:=[.S347]-[.T347]" office:value-type="float" office:value="-490" calcext:value-type="float">
            <text:p>-490</text:p>
          </table:table-cell>
          <table:table-cell table:number-columns-repeated="1003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pièces lar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703" calcext:value-type="float">
            <text:p>2 703,00</text:p>
          </table:table-cell>
          <table:table-cell office:value-type="string" calcext:value-type="string">
            <text:p>pièces</text:p>
          </table:table-cell>
          <table:table-cell office:value-type="float" office:value="1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348]+([.M348]/20)+([.N348]/240)" office:value-type="float" office:value="1.75" calcext:value-type="float">
            <text:p>1,75000</text:p>
          </table:table-cell>
          <table:table-cell table:number-columns-repeated="3"/>
          <table:table-cell table:formula="of:=[.P348]+0.05*[.Q348]+[.R348]/240" office:value-type="float" office:value="0" calcext:value-type="float">
            <text:p>0</text:p>
          </table:table-cell>
          <table:table-cell table:formula="of:=[.J348]*[.O348]" office:value-type="float" office:value="4730.25" calcext:value-type="float">
            <text:p>4 730,2500</text:p>
          </table:table-cell>
          <table:table-cell table:formula="of:=[.S348]-[.T348]" office:value-type="float" office:value="-4730.25" calcext:value-type="float">
            <text:p>-4730,25</text:p>
          </table:table-cell>
          <table:table-cell office:value-type="string" calcext:value-type="string">
            <text:p>doute sur le prix (prix à l'aune et non à la pièce)</text:p>
          </table:table-cell>
          <table:table-cell table:number-columns-repeated="1002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pièces lar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3121" calcext:value-type="float">
            <text:p>3 121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349]+([.M349]/20)+([.N349]/240)" office:value-type="float" office:value="1.75" calcext:value-type="float">
            <text:p>1,75000</text:p>
          </table:table-cell>
          <table:table-cell table:number-columns-repeated="3"/>
          <table:table-cell table:formula="of:=[.P349]+0.05*[.Q349]+[.R349]/240" office:value-type="float" office:value="0" calcext:value-type="float">
            <text:p>0</text:p>
          </table:table-cell>
          <table:table-cell table:formula="of:=[.J349]*[.O349]" office:value-type="float" office:value="5461.75" calcext:value-type="float">
            <text:p>5 461,7500</text:p>
          </table:table-cell>
          <table:table-cell table:formula="of:=[.S349]-[.T349]" office:value-type="float" office:value="-5461.75" calcext:value-type="float">
            <text:p>-5461,75</text:p>
          </table:table-cell>
          <table:table-cell table:number-columns-repeated="1003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étroi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98" calcext:value-type="float">
            <text:p>998,00</text:p>
          </table:table-cell>
          <table:table-cell office:value-type="string" calcext:value-type="string">
            <text:p>pièc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350]+([.M350]/20)+([.N350]/240)" office:value-type="float" office:value="1" calcext:value-type="float">
            <text:p>1,00000</text:p>
          </table:table-cell>
          <table:table-cell table:number-columns-repeated="3"/>
          <table:table-cell table:formula="of:=[.P350]+0.05*[.Q350]+[.R350]/240" office:value-type="float" office:value="0" calcext:value-type="float">
            <text:p>0</text:p>
          </table:table-cell>
          <table:table-cell table:formula="of:=[.J350]*[.O350]" office:value-type="float" office:value="998" calcext:value-type="float">
            <text:p>998,0000</text:p>
          </table:table-cell>
          <table:table-cell table:formula="of:=[.S350]-[.T350]" office:value-type="float" office:value="-998" calcext:value-type="float">
            <text:p>-998</text:p>
          </table:table-cell>
          <table:table-cell office:value-type="string" calcext:value-type="string">
            <text:p>doute sur le prix (prix à l'aune et non à la pièce)</text:p>
          </table:table-cell>
          <table:table-cell table:number-columns-repeated="1002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étroi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179" calcext:value-type="float">
            <text:p>10 179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351]+([.M351]/20)+([.N351]/240)" office:value-type="float" office:value="1" calcext:value-type="float">
            <text:p>1,00000</text:p>
          </table:table-cell>
          <table:table-cell table:number-columns-repeated="3"/>
          <table:table-cell table:formula="of:=[.P351]+0.05*[.Q351]+[.R351]/240" office:value-type="float" office:value="0" calcext:value-type="float">
            <text:p>0</text:p>
          </table:table-cell>
          <table:table-cell table:formula="of:=[.J351]*[.O351]" office:value-type="float" office:value="10179" calcext:value-type="float">
            <text:p>10 179,0000</text:p>
          </table:table-cell>
          <table:table-cell table:formula="of:=[.S351]-[.T351]" office:value-type="float" office:value="-10179" calcext:value-type="float">
            <text:p>-10179</text:p>
          </table:table-cell>
          <table:table-cell table:number-columns-repeated="1003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grat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87818" calcext:value-type="float">
            <text:p>87 818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352]+([.M352]/20)+([.N352]/240)" office:value-type="float" office:value="1.25" calcext:value-type="float">
            <text:p>1,25000</text:p>
          </table:table-cell>
          <table:table-cell table:number-columns-repeated="3"/>
          <table:table-cell table:formula="of:=[.P352]+0.05*[.Q352]+[.R352]/240" office:value-type="float" office:value="0" calcext:value-type="float">
            <text:p>0</text:p>
          </table:table-cell>
          <table:table-cell table:formula="of:=[.J352]*[.O352]" office:value-type="float" office:value="109772.5" calcext:value-type="float">
            <text:p>109 772,5000</text:p>
          </table:table-cell>
          <table:table-cell table:formula="of:=[.S352]-[.T352]" office:value-type="float" office:value="-109772.5" calcext:value-type="float">
            <text:p>-109772,5</text:p>
          </table:table-cell>
          <table:table-cell table:number-columns-repeated="1003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960" calcext:value-type="float">
            <text:p>96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353]+([.M353]/20)+([.N353]/240)" office:value-type="float" office:value="0.9" calcext:value-type="float">
            <text:p>0,90000</text:p>
          </table:table-cell>
          <table:table-cell table:number-columns-repeated="3"/>
          <table:table-cell table:formula="of:=[.P353]+0.05*[.Q353]+[.R353]/240" office:value-type="float" office:value="0" calcext:value-type="float">
            <text:p>0</text:p>
          </table:table-cell>
          <table:table-cell table:formula="of:=[.J353]*[.O353]" office:value-type="float" office:value="864" calcext:value-type="float">
            <text:p>864,0000</text:p>
          </table:table-cell>
          <table:table-cell table:formula="of:=[.S353]-[.T353]" office:value-type="float" office:value="-864" calcext:value-type="float">
            <text:p>-864</text:p>
          </table:table-cell>
          <table:table-cell table:number-columns-repeated="1003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de haut b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354]+([.M354]/20)+([.N354]/240)" office:value-type="float" office:value="1.5" calcext:value-type="float">
            <text:p>1,50000</text:p>
          </table:table-cell>
          <table:table-cell table:number-columns-repeated="3"/>
          <table:table-cell table:formula="of:=[.P354]+0.05*[.Q354]+[.R354]/240" office:value-type="float" office:value="0" calcext:value-type="float">
            <text:p>0</text:p>
          </table:table-cell>
          <table:table-cell table:formula="of:=[.J354]*[.O354]" office:value-type="float" office:value="180" calcext:value-type="float">
            <text:p>180,0000</text:p>
          </table:table-cell>
          <table:table-cell table:formula="of:=[.S354]-[.T354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Land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355]+([.M355]/20)+([.N355]/240)" office:value-type="float" office:value="1.5" calcext:value-type="float">
            <text:p>1,50000</text:p>
          </table:table-cell>
          <table:table-cell table:number-columns-repeated="3"/>
          <table:table-cell table:formula="of:=[.P355]+0.05*[.Q355]+[.R355]/240" office:value-type="float" office:value="0" calcext:value-type="float">
            <text:p>0</text:p>
          </table:table-cell>
          <table:table-cell table:formula="of:=[.J355]*[.O355]" office:value-type="float" office:value="300" calcext:value-type="float">
            <text:p>300,0000</text:p>
          </table:table-cell>
          <table:table-cell table:formula="of:=[.S355]-[.T355]" office:value-type="float" office:value="-300" calcext:value-type="float">
            <text:p>-300</text:p>
          </table:table-cell>
          <table:table-cell office:value-type="string" calcext:value-type="string">
            <text:p>doute sur le prix (prix à l'aune et non à la pièce)</text:p>
          </table:table-cell>
          <table:table-cell table:number-columns-repeated="1002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de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9190" calcext:value-type="float">
            <text:p>19 19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356]+([.M356]/20)+([.N356]/240)" office:value-type="float" office:value="0.9" calcext:value-type="float">
            <text:p>0,90000</text:p>
          </table:table-cell>
          <table:table-cell table:number-columns-repeated="3"/>
          <table:table-cell table:formula="of:=[.P356]+0.05*[.Q356]+[.R356]/240" office:value-type="float" office:value="0" calcext:value-type="float">
            <text:p>0</text:p>
          </table:table-cell>
          <table:table-cell table:formula="of:=[.J356]*[.O356]" office:value-type="float" office:value="17271" calcext:value-type="float">
            <text:p>17 271,0000</text:p>
          </table:table-cell>
          <table:table-cell table:formula="of:=[.S356]-[.T356]" office:value-type="float" office:value="-17271" calcext:value-type="float">
            <text:p>-17271</text:p>
          </table:table-cell>
          <table:table-cell table:number-columns-repeated="1003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serpill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357]+([.M357]/20)+([.N357]/240)" office:value-type="float" office:value="0.5" calcext:value-type="float">
            <text:p>0,50000</text:p>
          </table:table-cell>
          <table:table-cell table:number-columns-repeated="3"/>
          <table:table-cell table:formula="of:=[.P357]+0.05*[.Q357]+[.R357]/240" office:value-type="float" office:value="0" calcext:value-type="float">
            <text:p>0</text:p>
          </table:table-cell>
          <table:table-cell table:formula="of:=[.J357]*[.O357]" office:value-type="float" office:value="50" calcext:value-type="float">
            <text:p>50,0000</text:p>
          </table:table-cell>
          <table:table-cell table:formula="of:=[.S357]-[.T357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ande</text:p>
          </table:table-cell>
          <table:table-cell office:value-type="float" office:value="1260" calcext:value-type="float">
            <text:p>1 26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0" table:formula="of:=[.L358]+([.M358]/20)+([.N358]/240)" office:value-type="float" office:value="18" calcext:value-type="float">
            <text:p>18,00000</text:p>
          </table:table-cell>
          <table:table-cell table:number-columns-repeated="3"/>
          <table:table-cell table:formula="of:=[.P358]+0.05*[.Q358]+[.R358]/240" office:value-type="float" office:value="0" calcext:value-type="float">
            <text:p>0</text:p>
          </table:table-cell>
          <table:table-cell table:formula="of:=[.J358]*[.O358]" office:value-type="float" office:value="22680" calcext:value-type="float">
            <text:p>22 680,0000</text:p>
          </table:table-cell>
          <table:table-cell table:formula="of:=[.S358]-[.T358]" office:value-type="float" office:value="-22680" calcext:value-type="float">
            <text:p>-22680</text:p>
          </table:table-cell>
          <table:table-cell table:number-columns-repeated="1003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9000" calcext:value-type="float">
            <text:p>49 0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0" table:formula="of:=[.L359]+([.M359]/20)+([.N359]/240)" office:value-type="float" office:value="0.3" calcext:value-type="float">
            <text:p>0,30000</text:p>
          </table:table-cell>
          <table:table-cell table:number-columns-repeated="3"/>
          <table:table-cell table:formula="of:=[.P359]+0.05*[.Q359]+[.R359]/240" office:value-type="float" office:value="0" calcext:value-type="float">
            <text:p>0</text:p>
          </table:table-cell>
          <table:table-cell table:formula="of:=[.J359]*[.O359]" office:value-type="float" office:value="14700" calcext:value-type="float">
            <text:p>14 700,0000</text:p>
          </table:table-cell>
          <table:table-cell table:formula="of:=[.S359]-[.T359]" office:value-type="float" office:value="-14700" calcext:value-type="float">
            <text:p>-14700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000" calcext:value-type="float">
            <text:p>5 00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0" table:formula="of:=[.L360]+([.M360]/20)+([.N360]/240)" office:value-type="float" office:value="0" calcext:value-type="float">
            <text:p>0,00000</text:p>
          </table:table-cell>
          <table:table-cell table:number-columns-repeated="3"/>
          <table:table-cell table:formula="of:=[.P360]+0.05*[.Q360]+[.R360]/240" office:value-type="float" office:value="0" calcext:value-type="float">
            <text:p>0</text:p>
          </table:table-cell>
          <table:table-cell table:formula="of:=[.J360]*[.O360]" office:value-type="float" office:value="0" calcext:value-type="float">
            <text:p>0,0000</text:p>
          </table:table-cell>
          <table:table-cell table:formula="of:=[.S360]-[.T360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822" calcext:value-type="float">
            <text:p>2 822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0" table:formula="of:=[.L361]+([.M361]/20)+([.N361]/240)" office:value-type="float" office:value="0.6" calcext:value-type="float">
            <text:p>0,60000</text:p>
          </table:table-cell>
          <table:table-cell table:number-columns-repeated="3"/>
          <table:table-cell table:formula="of:=[.P361]+0.05*[.Q361]+[.R361]/240" office:value-type="float" office:value="0" calcext:value-type="float">
            <text:p>0</text:p>
          </table:table-cell>
          <table:table-cell table:formula="of:=[.J361]*[.O361]" office:value-type="float" office:value="1693.2" calcext:value-type="float">
            <text:p>1 693,2000</text:p>
          </table:table-cell>
          <table:table-cell table:formula="of:=[.S361]-[.T361]" office:value-type="float" office:value="-1693.2" calcext:value-type="float">
            <text:p>-1693,2</text:p>
          </table:table-cell>
          <table:table-cell table:number-columns-repeated="1003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313906" calcext:value-type="float">
            <text:p>1 313 906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362]+([.M362]/20)+([.N362]/240)" office:value-type="float" office:value="1.25" calcext:value-type="float">
            <text:p>1,25000</text:p>
          </table:table-cell>
          <table:table-cell table:number-columns-repeated="3"/>
          <table:table-cell table:formula="of:=[.P362]+0.05*[.Q362]+[.R362]/240" office:value-type="float" office:value="0" calcext:value-type="float">
            <text:p>0</text:p>
          </table:table-cell>
          <table:table-cell table:formula="of:=[.J362]*[.O362]" office:value-type="float" office:value="1642382.5" calcext:value-type="float">
            <text:p>1 642 382,5000</text:p>
          </table:table-cell>
          <table:table-cell table:formula="of:=[.S362]-[.T362]" office:value-type="float" office:value="-1642382.5" calcext:value-type="float">
            <text:p>-1642382,5</text:p>
          </table:table-cell>
          <table:table-cell table:number-columns-repeated="1003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5503" calcext:value-type="float">
            <text:p>55 50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0" table:formula="of:=[.L363]+([.M363]/20)+([.N363]/240)" office:value-type="float" office:value="0.8" calcext:value-type="float">
            <text:p>0,80000</text:p>
          </table:table-cell>
          <table:table-cell table:number-columns-repeated="3"/>
          <table:table-cell table:formula="of:=[.P363]+0.05*[.Q363]+[.R363]/240" office:value-type="float" office:value="0" calcext:value-type="float">
            <text:p>0</text:p>
          </table:table-cell>
          <table:table-cell table:formula="of:=[.J363]*[.O363]" office:value-type="float" office:value="44402.4" calcext:value-type="float">
            <text:p>44 402,4000</text:p>
          </table:table-cell>
          <table:table-cell table:formula="of:=[.S363]-[.T363]" office:value-type="float" office:value="-44402.4" calcext:value-type="float">
            <text:p>-44402,4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3514" calcext:value-type="float">
            <text:p>23 514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364]+([.M364]/20)+([.N364]/240)" office:value-type="float" office:value="2.5" calcext:value-type="float">
            <text:p>2,50000</text:p>
          </table:table-cell>
          <table:table-cell table:number-columns-repeated="3"/>
          <table:table-cell table:formula="of:=[.P364]+0.05*[.Q364]+[.R364]/240" office:value-type="float" office:value="0" calcext:value-type="float">
            <text:p>0</text:p>
          </table:table-cell>
          <table:table-cell table:formula="of:=[.J364]*[.O364]" office:value-type="float" office:value="58785" calcext:value-type="float">
            <text:p>58 785,0000</text:p>
          </table:table-cell>
          <table:table-cell table:formula="of:=[.S364]-[.T364]" office:value-type="float" office:value="-58785" calcext:value-type="float">
            <text:p>-58785</text:p>
          </table:table-cell>
          <table:table-cell office:value-type="string" calcext:value-type="string">
            <text:p>prix très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itrons confi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365]+([.M365]/20)+([.N365]/240)" office:value-type="float" office:value="0" calcext:value-type="float">
            <text:p>0,00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P365]+0.05*[.Q365]+[.R365]/240" office:value-type="float" office:value="48" calcext:value-type="float">
            <text:p>48</text:p>
          </table:table-cell>
          <table:table-cell table:formula="of:=[.J365]*[.O365]" office:value-type="float" office:value="0" calcext:value-type="float">
            <text:p>0,0000</text:p>
          </table:table-cell>
          <table:table-cell table:formula="of:=[.S365]-[.T365]" office:value-type="float" office:value="48" calcext:value-type="float">
            <text:p>48</text:p>
          </table:table-cell>
          <table:table-cell office:value-type="string" calcext:value-type="string">
            <text:p>valeur de 4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366]+([.M366]/20)+([.N366]/240)" office:value-type="float" office:value="0" calcext:value-type="float">
            <text:p>0,0000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P366]+0.05*[.Q366]+[.R366]/240" office:value-type="float" office:value="45" calcext:value-type="float">
            <text:p>45</text:p>
          </table:table-cell>
          <table:table-cell table:formula="of:=[.J366]*[.O366]" office:value-type="float" office:value="0" calcext:value-type="float">
            <text:p>0,0000</text:p>
          </table:table-cell>
          <table:table-cell table:formula="of:=[.S366]-[.T366]" office:value-type="float" office:value="45" calcext:value-type="float">
            <text:p>45</text:p>
          </table:table-cell>
          <table:table-cell office:value-type="string" calcext:value-type="string">
            <text:p>valeur de 4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am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64" calcext:value-type="float">
            <text:p>64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0" table:formula="of:=[.L367]+([.M367]/20)+([.N367]/240)" office:value-type="float" office:value="150" calcext:value-type="float">
            <text:p>150,00000</text:p>
          </table:table-cell>
          <table:table-cell table:number-columns-repeated="3"/>
          <table:table-cell table:formula="of:=[.P367]+0.05*[.Q367]+[.R367]/240" office:value-type="float" office:value="0" calcext:value-type="float">
            <text:p>0</text:p>
          </table:table-cell>
          <table:table-cell table:formula="of:=[.J367]*[.O367]" office:value-type="float" office:value="9600" calcext:value-type="float">
            <text:p>9 600,0000</text:p>
          </table:table-cell>
          <table:table-cell table:formula="of:=[.S367]-[.T367]" office:value-type="float" office:value="-9600" calcext:value-type="float">
            <text:p>-9600</text:p>
          </table:table-cell>
          <table:table-cell table:number-columns-repeated="1003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omme du Sénég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46756" calcext:value-type="float">
            <text:p>246 756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368]+([.M368]/20)+([.N368]/240)" office:value-type="float" office:value="0.4" calcext:value-type="float">
            <text:p>0,40000</text:p>
          </table:table-cell>
          <table:table-cell table:number-columns-repeated="3"/>
          <table:table-cell table:formula="of:=[.P368]+0.05*[.Q368]+[.R368]/240" office:value-type="float" office:value="0" calcext:value-type="float">
            <text:p>0</text:p>
          </table:table-cell>
          <table:table-cell table:formula="of:=[.J368]*[.O368]" office:value-type="float" office:value="98702.4" calcext:value-type="float">
            <text:p>98 702,4000</text:p>
          </table:table-cell>
          <table:table-cell table:formula="of:=[.S368]-[.T368]" office:value-type="float" office:value="-98702.4" calcext:value-type="float">
            <text:p>-98702,4</text:p>
          </table:table-cell>
          <table:table-cell office:value-type="string" calcext:value-type="string">
            <text:p>40L %</text:p>
          </table:table-cell>
          <table:table-cell table:number-columns-repeated="1002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249" calcext:value-type="float">
            <text:p>3 249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369]+([.M369]/20)+([.N369]/240)" office:value-type="float" office:value="60" calcext:value-type="float">
            <text:p>60,00000</text:p>
          </table:table-cell>
          <table:table-cell table:number-columns-repeated="3"/>
          <table:table-cell table:formula="of:=[.P369]+0.05*[.Q369]+[.R369]/240" office:value-type="float" office:value="0" calcext:value-type="float">
            <text:p>0</text:p>
          </table:table-cell>
          <table:table-cell table:formula="of:=[.J369]*[.O369]" office:value-type="float" office:value="194940" calcext:value-type="float">
            <text:p>194 940,0000</text:p>
          </table:table-cell>
          <table:table-cell table:formula="of:=[.S369]-[.T369]" office:value-type="float" office:value="-194940" calcext:value-type="float">
            <text:p>-194940</text:p>
          </table:table-cell>
          <table:table-cell table:number-columns-repeated="1003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uingamp de Madr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684" calcext:value-type="float">
            <text:p>1 684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0" table:formula="of:=[.L370]+([.M370]/20)+([.N370]/240)" office:value-type="float" office:value="18" calcext:value-type="float">
            <text:p>18,00000</text:p>
          </table:table-cell>
          <table:table-cell table:number-columns-repeated="3"/>
          <table:table-cell table:formula="of:=[.P370]+0.05*[.Q370]+[.R370]/240" office:value-type="float" office:value="0" calcext:value-type="float">
            <text:p>0</text:p>
          </table:table-cell>
          <table:table-cell table:formula="of:=[.J370]*[.O370]" office:value-type="float" office:value="30312" calcext:value-type="float">
            <text:p>30 312,0000</text:p>
          </table:table-cell>
          <table:table-cell table:formula="of:=[.S370]-[.T370]" office:value-type="float" office:value="-30312" calcext:value-type="float">
            <text:p>-30312</text:p>
          </table:table-cell>
          <table:table-cell table:number-columns-repeated="1003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uingamp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0" table:formula="of:=[.L371]+([.M371]/20)+([.N371]/240)" office:value-type="float" office:value="11" calcext:value-type="float">
            <text:p>11,00000</text:p>
          </table:table-cell>
          <table:table-cell table:number-columns-repeated="3"/>
          <table:table-cell table:formula="of:=[.P371]+0.05*[.Q371]+[.R371]/240" office:value-type="float" office:value="0" calcext:value-type="float">
            <text:p>0</text:p>
          </table:table-cell>
          <table:table-cell table:formula="of:=[.J371]*[.O371]" office:value-type="float" office:value="8800" calcext:value-type="float">
            <text:p>8 800,0000</text:p>
          </table:table-cell>
          <table:table-cell table:formula="of:=[.S371]-[.T371]" office:value-type="float" office:value="-8800" calcext:value-type="float">
            <text:p>-8800</text:p>
          </table:table-cell>
          <table:table-cell table:number-columns-repeated="1003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jamava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372]+([.M372]/20)+([.N372]/240)" office:value-type="float" office:value="60" calcext:value-type="float">
            <text:p>60,00000</text:p>
          </table:table-cell>
          <table:table-cell table:number-columns-repeated="3"/>
          <table:table-cell table:formula="of:=[.P372]+0.05*[.Q372]+[.R372]/240" office:value-type="float" office:value="0" calcext:value-type="float">
            <text:p>0</text:p>
          </table:table-cell>
          <table:table-cell table:formula="of:=[.J372]*[.O372]" office:value-type="float" office:value="540" calcext:value-type="float">
            <text:p>540,0000</text:p>
          </table:table-cell>
          <table:table-cell table:formula="of:=[.S372]-[.T372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9661" calcext:value-type="float">
            <text:p>19 661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373]+([.M373]/20)+([.N373]/240)" office:value-type="float" office:value="3.75" calcext:value-type="float">
            <text:p>3,75000</text:p>
          </table:table-cell>
          <table:table-cell table:number-columns-repeated="3"/>
          <table:table-cell table:formula="of:=[.P373]+0.05*[.Q373]+[.R373]/240" office:value-type="float" office:value="0" calcext:value-type="float">
            <text:p>0</text:p>
          </table:table-cell>
          <table:table-cell table:formula="of:=[.J373]*[.O373]" office:value-type="float" office:value="73728.75" calcext:value-type="float">
            <text:p>73 728,7500</text:p>
          </table:table-cell>
          <table:table-cell table:formula="of:=[.S373]-[.T373]" office:value-type="float" office:value="-73728.75" calcext:value-type="float">
            <text:p>-73728,75</text:p>
          </table:table-cell>
          <table:table-cell table:number-columns-repeated="1003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374]+([.M374]/20)+([.N374]/240)" office:value-type="float" office:value="25" calcext:value-type="float">
            <text:p>25,00000</text:p>
          </table:table-cell>
          <table:table-cell table:number-columns-repeated="3"/>
          <table:table-cell table:formula="of:=[.P374]+0.05*[.Q374]+[.R374]/240" office:value-type="float" office:value="0" calcext:value-type="float">
            <text:p>0</text:p>
          </table:table-cell>
          <table:table-cell table:formula="of:=[.J374]*[.O374]" office:value-type="float" office:value="450" calcext:value-type="float">
            <text:p>450,0000</text:p>
          </table:table-cell>
          <table:table-cell table:formula="of:=[.S374]-[.T374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table:number-columns-repeated="5"/>
          <table:table-cell table:style-name="ce20" table:formula="of:=[.L375]+([.M375]/20)+([.N375]/240)" office:value-type="float" office:value="0" calcext:value-type="float">
            <text:p>0,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P375]+0.05*[.Q375]+[.R375]/240" office:value-type="float" office:value="400" calcext:value-type="float">
            <text:p>400</text:p>
          </table:table-cell>
          <table:table-cell table:formula="of:=[.J375]*[.O375]" office:value-type="float" office:value="0" calcext:value-type="float">
            <text:p>0,0000</text:p>
          </table:table-cell>
          <table:table-cell table:formula="of:=[.S375]-[.T375]"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03" calcext:value-type="float">
            <text:p>203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376]+([.M376]/20)+([.N376]/240)" office:value-type="float" office:value="40" calcext:value-type="float">
            <text:p>40,00000</text:p>
          </table:table-cell>
          <table:table-cell table:number-columns-repeated="3"/>
          <table:table-cell table:formula="of:=[.P376]+0.05*[.Q376]+[.R376]/240" office:value-type="float" office:value="0" calcext:value-type="float">
            <text:p>0</text:p>
          </table:table-cell>
          <table:table-cell table:formula="of:=[.J376]*[.O376]" office:value-type="float" office:value="8120" calcext:value-type="float">
            <text:p>8 120,0000</text:p>
          </table:table-cell>
          <table:table-cell table:formula="of:=[.S376]-[.T376]" office:value-type="float" office:value="-8120" calcext:value-type="float">
            <text:p>-8120</text:p>
          </table:table-cell>
          <table:table-cell table:number-columns-repeated="1003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377]+([.M377]/20)+([.N377]/240)" office:value-type="float" office:value="20" calcext:value-type="float">
            <text:p>20,00000</text:p>
          </table:table-cell>
          <table:table-cell table:number-columns-repeated="3"/>
          <table:table-cell table:formula="of:=[.P377]+0.05*[.Q377]+[.R377]/240" office:value-type="float" office:value="0" calcext:value-type="float">
            <text:p>0</text:p>
          </table:table-cell>
          <table:table-cell table:formula="of:=[.J377]*[.O377]" office:value-type="float" office:value="24000" calcext:value-type="float">
            <text:p>24 000,0000</text:p>
          </table:table-cell>
          <table:table-cell table:formula="of:=[.S377]-[.T377]" office:value-type="float" office:value="-24000" calcext:value-type="float">
            <text:p>-24000</text:p>
          </table:table-cell>
          <table:table-cell table:number-columns-repeated="1003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378]+([.M378]/20)+([.N378]/240)" office:value-type="float" office:value="3" calcext:value-type="float">
            <text:p>3,00000</text:p>
          </table:table-cell>
          <table:table-cell table:number-columns-repeated="3"/>
          <table:table-cell table:formula="of:=[.P378]+0.05*[.Q378]+[.R378]/240" office:value-type="float" office:value="0" calcext:value-type="float">
            <text:p>0</text:p>
          </table:table-cell>
          <table:table-cell table:formula="of:=[.J378]*[.O378]" office:value-type="float" office:value="30" calcext:value-type="float">
            <text:p>30,0000</text:p>
          </table:table-cell>
          <table:table-cell table:formula="of:=[.S378]-[.T378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aux de casto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66" calcext:value-type="float">
            <text:p>266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379]+([.M379]/20)+([.N379]/240)" office:value-type="float" office:value="7.5" calcext:value-type="float">
            <text:p>7,50000</text:p>
          </table:table-cell>
          <table:table-cell table:number-columns-repeated="3"/>
          <table:table-cell table:formula="of:=[.P379]+0.05*[.Q379]+[.R379]/240" office:value-type="float" office:value="0" calcext:value-type="float">
            <text:p>0</text:p>
          </table:table-cell>
          <table:table-cell table:formula="of:=[.J379]*[.O379]" office:value-type="float" office:value="1995" calcext:value-type="float">
            <text:p>1 995,0000</text:p>
          </table:table-cell>
          <table:table-cell table:formula="of:=[.S379]-[.T379]" office:value-type="float" office:value="-1995" calcext:value-type="float">
            <text:p>-1995</text:p>
          </table:table-cell>
          <table:table-cell table:number-columns-repeated="1003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728" calcext:value-type="float">
            <text:p>728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 table:formula="of:=[.L380]+([.M380]/20)+([.N380]/240)" office:value-type="float" office:value="1.3" calcext:value-type="float">
            <text:p>1,30000</text:p>
          </table:table-cell>
          <table:table-cell table:number-columns-repeated="3"/>
          <table:table-cell table:formula="of:=[.P380]+0.05*[.Q380]+[.R380]/240" office:value-type="float" office:value="0" calcext:value-type="float">
            <text:p>0</text:p>
          </table:table-cell>
          <table:table-cell table:formula="of:=[.J380]*[.O380]" office:value-type="float" office:value="946.4" calcext:value-type="float">
            <text:p>946,4000</text:p>
          </table:table-cell>
          <table:table-cell table:formula="of:=[.S380]-[.T380]" office:value-type="float" office:value="-946.4" calcext:value-type="float">
            <text:p>-946,4</text:p>
          </table:table-cell>
          <table:table-cell table:number-columns-repeated="1003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rais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381]+([.M381]/20)+([.N381]/240)" office:value-type="float" office:value="0" calcext:value-type="float">
            <text:p>0,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P381]+0.05*[.Q381]+[.R381]/240" office:value-type="float" office:value="50" calcext:value-type="float">
            <text:p>50</text:p>
          </table:table-cell>
          <table:table-cell table:formula="of:=[.J381]*[.O381]" office:value-type="float" office:value="0" calcext:value-type="float">
            <text:p>0,0000</text:p>
          </table:table-cell>
          <table:table-cell table:formula="of:=[.S381]-[.T381]" office:value-type="float" office:value="50" calcext:value-type="float">
            <text:p>50</text:p>
          </table:table-cell>
          <table:table-cell office:value-type="string" calcext:value-type="string">
            <text:p>valeur de 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ffr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47" calcext:value-type="float">
            <text:p>147,00</text:p>
          </table:table-cell>
          <table:table-cell office:value-type="string" calcext:value-type="string">
            <text:p>livres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20" table:formula="of:=[.L382]+([.M382]/20)+([.N382]/240)" office:value-type="float" office:value="5" calcext:value-type="float">
            <text:p>5,00000</text:p>
          </table:table-cell>
          <table:table-cell table:number-columns-repeated="3"/>
          <table:table-cell table:formula="of:=[.P382]+0.05*[.Q382]+[.R382]/240" office:value-type="float" office:value="0" calcext:value-type="float">
            <text:p>0</text:p>
          </table:table-cell>
          <table:table-cell table:formula="of:=[.J382]*[.O382]" office:value-type="float" office:value="735" calcext:value-type="float">
            <text:p>735,0000</text:p>
          </table:table-cell>
          <table:table-cell table:formula="of:=[.S382]-[.T382]" office:value-type="float" office:value="-735" calcext:value-type="float">
            <text:p>-735</text:p>
          </table:table-cell>
          <table:table-cell table:number-columns-repeated="1003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lempori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561" calcext:value-type="float">
            <text:p>4 561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383]+([.M383]/20)+([.N383]/240)" office:value-type="float" office:value="25" calcext:value-type="float">
            <text:p>25,00000</text:p>
          </table:table-cell>
          <table:table-cell table:number-columns-repeated="3"/>
          <table:table-cell table:formula="of:=[.P383]+0.05*[.Q383]+[.R383]/240" office:value-type="float" office:value="0" calcext:value-type="float">
            <text:p>0</text:p>
          </table:table-cell>
          <table:table-cell table:formula="of:=[.J383]*[.O383]" office:value-type="float" office:value="114025" calcext:value-type="float">
            <text:p>114 025,0000</text:p>
          </table:table-cell>
          <table:table-cell table:formula="of:=[.S383]-[.T383]" office:value-type="float" office:value="-114025" calcext:value-type="float">
            <text:p>-114025</text:p>
          </table:table-cell>
          <table:table-cell table:number-columns-repeated="1003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88655" calcext:value-type="float">
            <text:p>288 655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0" table:formula="of:=[.L384]+([.M384]/20)+([.N384]/240)" office:value-type="float" office:value="0.6" calcext:value-type="float">
            <text:p>0,60000</text:p>
          </table:table-cell>
          <table:table-cell table:number-columns-repeated="3"/>
          <table:table-cell table:formula="of:=[.P384]+0.05*[.Q384]+[.R384]/240" office:value-type="float" office:value="0" calcext:value-type="float">
            <text:p>0</text:p>
          </table:table-cell>
          <table:table-cell table:formula="of:=[.J384]*[.O384]" office:value-type="float" office:value="173193" calcext:value-type="float">
            <text:p>173 193,0000</text:p>
          </table:table-cell>
          <table:table-cell table:formula="of:=[.S384]-[.T384]" office:value-type="float" office:value="-173193" calcext:value-type="float">
            <text:p>-173193</text:p>
          </table:table-cell>
          <table:table-cell table:number-columns-repeated="1003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385]+([.M385]/20)+([.N385]/240)" office:value-type="float" office:value="0.25" calcext:value-type="float">
            <text:p>0,25000</text:p>
          </table:table-cell>
          <table:table-cell table:number-columns-repeated="3"/>
          <table:table-cell table:formula="of:=[.P385]+0.05*[.Q385]+[.R385]/240" office:value-type="float" office:value="0" calcext:value-type="float">
            <text:p>0</text:p>
          </table:table-cell>
          <table:table-cell table:formula="of:=[.J385]*[.O385]" office:value-type="float" office:value="900" calcext:value-type="float">
            <text:p>900,0000</text:p>
          </table:table-cell>
          <table:table-cell table:formula="of:=[.S385]-[.T385]" office:value-type="float" office:value="-900" calcext:value-type="float">
            <text:p>-900</text:p>
          </table:table-cell>
          <table:table-cell office:value-type="string" calcext:value-type="string">
            <text:p>aucune unité de quantité. Très certainement des livres</text:p>
          </table:table-cell>
          <table:table-cell table:number-columns-repeated="100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392575" calcext:value-type="float">
            <text:p>1 392 575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386]+([.M386]/20)+([.N386]/240)" office:value-type="float" office:value="0.4" calcext:value-type="float">
            <text:p>0,40000</text:p>
          </table:table-cell>
          <table:table-cell table:number-columns-repeated="3"/>
          <table:table-cell table:formula="of:=[.P386]+0.05*[.Q386]+[.R386]/240" office:value-type="float" office:value="0" calcext:value-type="float">
            <text:p>0</text:p>
          </table:table-cell>
          <table:table-cell table:formula="of:=[.J386]*[.O386]" office:value-type="float" office:value="557030" calcext:value-type="float">
            <text:p>557 030,0000</text:p>
          </table:table-cell>
          <table:table-cell table:formula="of:=[.S386]-[.T386]" office:value-type="float" office:value="-557030" calcext:value-type="float">
            <text:p>-557030</text:p>
          </table:table-cell>
          <table:table-cell table:number-columns-repeated="1003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tê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5050" calcext:value-type="float">
            <text:p>25 05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0" table:formula="of:=[.L387]+([.M387]/20)+([.N387]/240)" office:value-type="float" office:value="0.3" calcext:value-type="float">
            <text:p>0,30000</text:p>
          </table:table-cell>
          <table:table-cell table:number-columns-repeated="3"/>
          <table:table-cell table:formula="of:=[.P387]+0.05*[.Q387]+[.R387]/240" office:value-type="float" office:value="0" calcext:value-type="float">
            <text:p>0</text:p>
          </table:table-cell>
          <table:table-cell table:formula="of:=[.J387]*[.O387]" office:value-type="float" office:value="7515" calcext:value-type="float">
            <text:p>7 515,0000</text:p>
          </table:table-cell>
          <table:table-cell table:formula="of:=[.S387]-[.T387]" office:value-type="float" office:value="-7515" calcext:value-type="float">
            <text:p>-7515</text:p>
          </table:table-cell>
          <table:table-cell table:number-columns-repeated="1003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oulli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388]+([.M388]/20)+([.N388]/240)" office:value-type="float" office:value="0" calcext:value-type="float">
            <text:p>0,000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[.P388]+0.05*[.Q388]+[.R388]/240" office:value-type="float" office:value="250" calcext:value-type="float">
            <text:p>250</text:p>
          </table:table-cell>
          <table:table-cell table:formula="of:=[.J388]*[.O388]" office:value-type="float" office:value="0" calcext:value-type="float">
            <text:p>0,0000</text:p>
          </table:table-cell>
          <table:table-cell table:formula="of:=[.S388]-[.T388]" office:value-type="float" office:value="250" calcext:value-type="float">
            <text:p>250</text:p>
          </table:table-cell>
          <table:table-cell office:value-type="string" calcext:value-type="string">
            <text:p>valeur de 2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807" calcext:value-type="float">
            <text:p>807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389]+([.M389]/20)+([.N389]/240)" office:value-type="float" office:value="20" calcext:value-type="float">
            <text:p>20,00000</text:p>
          </table:table-cell>
          <table:table-cell table:number-columns-repeated="3"/>
          <table:table-cell table:formula="of:=[.P389]+0.05*[.Q389]+[.R389]/240" office:value-type="float" office:value="0" calcext:value-type="float">
            <text:p>0</text:p>
          </table:table-cell>
          <table:table-cell table:formula="of:=[.J389]*[.O389]" office:value-type="float" office:value="16140" calcext:value-type="float">
            <text:p>16 140,0000</text:p>
          </table:table-cell>
          <table:table-cell table:formula="of:=[.S389]-[.T389]" office:value-type="float" office:value="-16140" calcext:value-type="float">
            <text:p>-16140</text:p>
          </table:table-cell>
          <table:table-cell table:number-columns-repeated="1003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oupon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390]+([.M390]/20)+([.N390]/240)" office:value-type="float" office:value="10" calcext:value-type="float">
            <text:p>10,00000</text:p>
          </table:table-cell>
          <table:table-cell table:number-columns-repeated="3"/>
          <table:table-cell table:formula="of:=[.P390]+0.05*[.Q390]+[.R390]/240" office:value-type="float" office:value="0" calcext:value-type="float">
            <text:p>0</text:p>
          </table:table-cell>
          <table:table-cell table:formula="of:=[.J390]*[.O390]" office:value-type="float" office:value="140" calcext:value-type="float">
            <text:p>140,0000</text:p>
          </table:table-cell>
          <table:table-cell table:formula="of:=[.S390]-[.T390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bleu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391]+([.M391]/20)+([.N391]/240)" office:value-type="float" office:value="10" calcext:value-type="float">
            <text:p>10,00000</text:p>
          </table:table-cell>
          <table:table-cell table:number-columns-repeated="3"/>
          <table:table-cell table:formula="of:=[.P391]+0.05*[.Q391]+[.R391]/240" office:value-type="float" office:value="0" calcext:value-type="float">
            <text:p>0</text:p>
          </table:table-cell>
          <table:table-cell table:formula="of:=[.J391]*[.O391]" office:value-type="float" office:value="160" calcext:value-type="float">
            <text:p>160,0000</text:p>
          </table:table-cell>
          <table:table-cell table:formula="of:=[.S391]-[.T391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0" table:formula="of:=[.L392]+([.M392]/20)+([.N392]/240)" office:value-type="float" office:value="24" calcext:value-type="float">
            <text:p>24,00000</text:p>
          </table:table-cell>
          <table:table-cell table:number-columns-repeated="3"/>
          <table:table-cell table:formula="of:=[.P392]+0.05*[.Q392]+[.R392]/240" office:value-type="float" office:value="0" calcext:value-type="float">
            <text:p>0</text:p>
          </table:table-cell>
          <table:table-cell table:formula="of:=[.J392]*[.O392]" office:value-type="float" office:value="24" calcext:value-type="float">
            <text:p>24,0000</text:p>
          </table:table-cell>
          <table:table-cell table:formula="of:=[.S392]-[.T392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ai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393]+([.M393]/20)+([.N393]/240)" office:value-type="float" office:value="12" calcext:value-type="float">
            <text:p>12,00000</text:p>
          </table:table-cell>
          <table:table-cell table:number-columns-repeated="3"/>
          <table:table-cell table:formula="of:=[.P393]+0.05*[.Q393]+[.R393]/240" office:value-type="float" office:value="0" calcext:value-type="float">
            <text:p>0</text:p>
          </table:table-cell>
          <table:table-cell table:formula="of:=[.J393]*[.O393]" office:value-type="float" office:value="72" calcext:value-type="float">
            <text:p>72,0000</text:p>
          </table:table-cell>
          <table:table-cell table:formula="of:=[.S393]-[.T393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794" calcext:value-type="float">
            <text:p>794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394]+([.M394]/20)+([.N394]/240)" office:value-type="float" office:value="0.4" calcext:value-type="float">
            <text:p>0,40000</text:p>
          </table:table-cell>
          <table:table-cell table:number-columns-repeated="3"/>
          <table:table-cell table:formula="of:=[.P394]+0.05*[.Q394]+[.R394]/240" office:value-type="float" office:value="0" calcext:value-type="float">
            <text:p>0</text:p>
          </table:table-cell>
          <table:table-cell table:formula="of:=[.J394]*[.O394]" office:value-type="float" office:value="317.6" calcext:value-type="float">
            <text:p>317,6000</text:p>
          </table:table-cell>
          <table:table-cell table:formula="of:=[.S394]-[.T394]" office:value-type="float" office:value="-317.6" calcext:value-type="float">
            <text:p>-317,6</text:p>
          </table:table-cell>
          <table:table-cell office:value-type="string" calcext:value-type="string">
            <text:p>40L %</text:p>
          </table:table-cell>
          <table:table-cell table:number-columns-repeated="1002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melo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395]+([.M395]/20)+([.N395]/240)" office:value-type="float" office:value="2" calcext:value-type="float">
            <text:p>2,00000</text:p>
          </table:table-cell>
          <table:table-cell table:number-columns-repeated="3"/>
          <table:table-cell table:formula="of:=[.P395]+0.05*[.Q395]+[.R395]/240" office:value-type="float" office:value="0" calcext:value-type="float">
            <text:p>0</text:p>
          </table:table-cell>
          <table:table-cell table:formula="of:=[.J395]*[.O395]" office:value-type="float" office:value="12" calcext:value-type="float">
            <text:p>12,0000</text:p>
          </table:table-cell>
          <table:table-cell table:formula="of:=[.S395]-[.T395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396]+([.M396]/20)+([.N396]/240)" office:value-type="float" office:value="4" calcext:value-type="float">
            <text:p>4,00000</text:p>
          </table:table-cell>
          <table:table-cell table:number-columns-repeated="3"/>
          <table:table-cell table:formula="of:=[.P396]+0.05*[.Q396]+[.R396]/240" office:value-type="float" office:value="0" calcext:value-type="float">
            <text:p>0</text:p>
          </table:table-cell>
          <table:table-cell table:formula="of:=[.J396]*[.O396]" office:value-type="float" office:value="24" calcext:value-type="float">
            <text:p>24,0000</text:p>
          </table:table-cell>
          <table:table-cell table:formula="of:=[.S396]-[.T396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 de toille ray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397]+([.M397]/20)+([.N397]/240)" office:value-type="float" office:value="6" calcext:value-type="float">
            <text:p>6,00000</text:p>
          </table:table-cell>
          <table:table-cell table:number-columns-repeated="3"/>
          <table:table-cell table:formula="of:=[.P397]+0.05*[.Q397]+[.R397]/240" office:value-type="float" office:value="0" calcext:value-type="float">
            <text:p>0</text:p>
          </table:table-cell>
          <table:table-cell table:formula="of:=[.J397]*[.O397]" office:value-type="float" office:value="18" calcext:value-type="float">
            <text:p>18,0000</text:p>
          </table:table-cell>
          <table:table-cell table:formula="of:=[.S397]-[.T397]" office:value-type="float" office:value="-18" calcext:value-type="float">
            <text:p>-18</text:p>
          </table:table-cell>
          <table:table-cell table:number-columns-repeated="1003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tton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398]+([.M398]/20)+([.N398]/240)" office:value-type="float" office:value="1.5" calcext:value-type="float">
            <text:p>1,50000</text:p>
          </table:table-cell>
          <table:table-cell table:number-columns-repeated="3"/>
          <table:table-cell table:formula="of:=[.P398]+0.05*[.Q398]+[.R398]/240" office:value-type="float" office:value="0" calcext:value-type="float">
            <text:p>0</text:p>
          </table:table-cell>
          <table:table-cell table:formula="of:=[.J398]*[.O398]" office:value-type="float" office:value="9" calcext:value-type="float">
            <text:p>9,0000</text:p>
          </table:table-cell>
          <table:table-cell table:formula="of:=[.S398]-[.T398]" office:value-type="float" office:value="-9" calcext:value-type="float">
            <text:p>-9</text:p>
          </table:table-cell>
          <table:table-cell table:number-columns-repeated="1003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uirs de génisse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7395" calcext:value-type="float">
            <text:p>7 395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399]+([.M399]/20)+([.N399]/240)" office:value-type="float" office:value="4" calcext:value-type="float">
            <text:p>4,00000</text:p>
          </table:table-cell>
          <table:table-cell table:number-columns-repeated="3"/>
          <table:table-cell table:formula="of:=[.P399]+0.05*[.Q399]+[.R399]/240" office:value-type="float" office:value="0" calcext:value-type="float">
            <text:p>0</text:p>
          </table:table-cell>
          <table:table-cell table:formula="of:=[.J399]*[.O399]" office:value-type="float" office:value="29580" calcext:value-type="float">
            <text:p>29 580,0000</text:p>
          </table:table-cell>
          <table:table-cell table:formula="of:=[.S399]-[.T399]" office:value-type="float" office:value="-29580" calcext:value-type="float">
            <text:p>-29580</text:p>
          </table:table-cell>
          <table:table-cell table:number-columns-repeated="1003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rap b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auln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0" table:formula="of:=[.L400]+([.M400]/20)+([.N400]/240)" office:value-type="float" office:value="18" calcext:value-type="float">
            <text:p>18,00000</text:p>
          </table:table-cell>
          <table:table-cell table:number-columns-repeated="3"/>
          <table:table-cell table:formula="of:=[.P400]+0.05*[.Q400]+[.R400]/240" office:value-type="float" office:value="0" calcext:value-type="float">
            <text:p>0</text:p>
          </table:table-cell>
          <table:table-cell table:formula="of:=[.J400]*[.O400]" office:value-type="float" office:value="108" calcext:value-type="float">
            <text:p>108,0000</text:p>
          </table:table-cell>
          <table:table-cell table:formula="of:=[.S400]-[.T400]" office:value-type="float" office:value="-108" calcext:value-type="float">
            <text:p>-108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offe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aul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401]+([.M401]/20)+([.N401]/240)" office:value-type="float" office:value="6" calcext:value-type="float">
            <text:p>6,00000</text:p>
          </table:table-cell>
          <table:table-cell table:number-columns-repeated="3"/>
          <table:table-cell table:formula="of:=[.P401]+0.05*[.Q401]+[.R401]/240" office:value-type="float" office:value="0" calcext:value-type="float">
            <text:p>0</text:p>
          </table:table-cell>
          <table:table-cell table:formula="of:=[.J401]*[.O401]" office:value-type="float" office:value="78" calcext:value-type="float">
            <text:p>78,0000</text:p>
          </table:table-cell>
          <table:table-cell table:formula="of:=[.S401]-[.T401]" office:value-type="float" office:value="-78" calcext:value-type="float">
            <text:p>-78</text:p>
          </table:table-cell>
          <table:table-cell table:number-columns-repeated="1003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l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02]+([.M402]/20)+([.N402]/240)" office:value-type="float" office:value="1.5" calcext:value-type="float">
            <text:p>1,50000</text:p>
          </table:table-cell>
          <table:table-cell table:number-columns-repeated="3"/>
          <table:table-cell table:formula="of:=[.P402]+0.05*[.Q402]+[.R402]/240" office:value-type="float" office:value="0" calcext:value-type="float">
            <text:p>0</text:p>
          </table:table-cell>
          <table:table-cell table:formula="of:=[.J402]*[.O402]" office:value-type="float" office:value="900" calcext:value-type="float">
            <text:p>900,0000</text:p>
          </table:table-cell>
          <table:table-cell table:formula="of:=[.S402]-[.T402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80" calcext:value-type="float">
            <text:p>28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403]+([.M403]/20)+([.N403]/240)" office:value-type="float" office:value="2" calcext:value-type="float">
            <text:p>2,00000</text:p>
          </table:table-cell>
          <table:table-cell table:number-columns-repeated="3"/>
          <table:table-cell table:formula="of:=[.P403]+0.05*[.Q403]+[.R403]/240" office:value-type="float" office:value="0" calcext:value-type="float">
            <text:p>0</text:p>
          </table:table-cell>
          <table:table-cell table:formula="of:=[.J403]*[.O403]" office:value-type="float" office:value="560" calcext:value-type="float">
            <text:p>560,0000</text:p>
          </table:table-cell>
          <table:table-cell table:formula="of:=[.S403]-[.T403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ns de cui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404]+([.M404]/20)+([.N404]/240)" office:value-type="float" office:value="0.5" calcext:value-type="float">
            <text:p>0,50000</text:p>
          </table:table-cell>
          <table:table-cell table:number-columns-repeated="3"/>
          <table:table-cell table:formula="of:=[.P404]+0.05*[.Q404]+[.R404]/240" office:value-type="float" office:value="0" calcext:value-type="float">
            <text:p>0</text:p>
          </table:table-cell>
          <table:table-cell table:formula="of:=[.J404]*[.O404]" office:value-type="float" office:value="20" calcext:value-type="float">
            <text:p>20,0000</text:p>
          </table:table-cell>
          <table:table-cell table:formula="of:=[.S404]-[.T404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1.5" calcext:value-type="float">
            <text:p>41,50</text:p>
          </table:table-cell>
          <table:table-cell office:value-type="string" calcext:value-type="string">
            <text:p>douzain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0" table:formula="of:=[.L405]+([.M405]/20)+([.N405]/240)" office:value-type="float" office:value="15" calcext:value-type="float">
            <text:p>15,00000</text:p>
          </table:table-cell>
          <table:table-cell table:number-columns-repeated="3"/>
          <table:table-cell table:formula="of:=[.P405]+0.05*[.Q405]+[.R405]/240" office:value-type="float" office:value="0" calcext:value-type="float">
            <text:p>0</text:p>
          </table:table-cell>
          <table:table-cell table:formula="of:=[.J405]*[.O405]" office:value-type="float" office:value="622.5" calcext:value-type="float">
            <text:p>622,5000</text:p>
          </table:table-cell>
          <table:table-cell table:formula="of:=[.S405]-[.T405]" office:value-type="float" office:value="-622.5" calcext:value-type="float">
            <text:p>-622,5</text:p>
          </table:table-cell>
          <table:table-cell table:number-columns-repeated="1003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 divers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856" calcext:value-type="float">
            <text:p>856,00</text:p>
          </table:table-cell>
          <table:table-cell office:value-type="string" calcext:value-type="string">
            <text:p>ram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406]+([.M406]/20)+([.N406]/240)" office:value-type="float" office:value="2" calcext:value-type="float">
            <text:p>2,00000</text:p>
          </table:table-cell>
          <table:table-cell table:number-columns-repeated="3"/>
          <table:table-cell table:formula="of:=[.P406]+0.05*[.Q406]+[.R406]/240" office:value-type="float" office:value="0" calcext:value-type="float">
            <text:p>0</text:p>
          </table:table-cell>
          <table:table-cell table:formula="of:=[.J406]*[.O406]" office:value-type="float" office:value="1712" calcext:value-type="float">
            <text:p>1 712,0000</text:p>
          </table:table-cell>
          <table:table-cell table:formula="of:=[.S406]-[.T406]" office:value-type="float" office:value="-1712" calcext:value-type="float">
            <text:p>-1712</text:p>
          </table:table-cell>
          <table:table-cell table:number-columns-repeated="1003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 divers bulles blanch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9184" calcext:value-type="float">
            <text:p>19 184,00</text:p>
          </table:table-cell>
          <table:table-cell office:value-type="string" calcext:value-type="string">
            <text:p>ram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407]+([.M407]/20)+([.N407]/240)" office:value-type="float" office:value="2" calcext:value-type="float">
            <text:p>2,00000</text:p>
          </table:table-cell>
          <table:table-cell table:number-columns-repeated="3"/>
          <table:table-cell table:formula="of:=[.P407]+0.05*[.Q407]+[.R407]/240" office:value-type="float" office:value="0" calcext:value-type="float">
            <text:p>0</text:p>
          </table:table-cell>
          <table:table-cell table:formula="of:=[.J407]*[.O407]" office:value-type="float" office:value="38368" calcext:value-type="float">
            <text:p>38 368,0000</text:p>
          </table:table-cell>
          <table:table-cell table:formula="of:=[.S407]-[.T407]" office:value-type="float" office:value="-38368" calcext:value-type="float">
            <text:p>-38368</text:p>
          </table:table-cell>
          <table:table-cell table:number-columns-repeated="1003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 divers bulle gro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476" calcext:value-type="float">
            <text:p>2 476,00</text:p>
          </table:table-cell>
          <table:table-cell office:value-type="string" calcext:value-type="string">
            <text:p>ram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08]+([.M408]/20)+([.N408]/240)" office:value-type="float" office:value="1.5" calcext:value-type="float">
            <text:p>1,50000</text:p>
          </table:table-cell>
          <table:table-cell table:number-columns-repeated="3"/>
          <table:table-cell table:formula="of:=[.P408]+0.05*[.Q408]+[.R408]/240" office:value-type="float" office:value="0" calcext:value-type="float">
            <text:p>0</text:p>
          </table:table-cell>
          <table:table-cell table:formula="of:=[.J408]*[.O408]" office:value-type="float" office:value="3714" calcext:value-type="float">
            <text:p>3 714,0000</text:p>
          </table:table-cell>
          <table:table-cell table:formula="of:=[.S408]-[.T408]" office:value-type="float" office:value="-3714" calcext:value-type="float">
            <text:p>-3714</text:p>
          </table:table-cell>
          <table:table-cell table:number-columns-repeated="1003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s divers gene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9020" calcext:value-type="float">
            <text:p>9 02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409]+([.M409]/20)+([.N409]/240)" office:value-type="float" office:value="4" calcext:value-type="float">
            <text:p>4,00000</text:p>
          </table:table-cell>
          <table:table-cell table:number-columns-repeated="3"/>
          <table:table-cell table:formula="of:=[.P409]+0.05*[.Q409]+[.R409]/240" office:value-type="float" office:value="0" calcext:value-type="float">
            <text:p>0</text:p>
          </table:table-cell>
          <table:table-cell table:formula="of:=[.J409]*[.O409]" office:value-type="float" office:value="36080" calcext:value-type="float">
            <text:p>36 080,0000</text:p>
          </table:table-cell>
          <table:table-cell table:formula="of:=[.S409]-[.T409]" office:value-type="float" office:value="-36080" calcext:value-type="float">
            <text:p>-36080</text:p>
          </table:table-cell>
          <table:table-cell table:number-columns-repeated="1003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aux de veau corroy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876" calcext:value-type="float">
            <text:p>1 876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0" table:formula="of:=[.L410]+([.M410]/20)+([.N410]/240)" office:value-type="float" office:value="28" calcext:value-type="float">
            <text:p>28,00000</text:p>
          </table:table-cell>
          <table:table-cell table:number-columns-repeated="3"/>
          <table:table-cell table:formula="of:=[.P410]+0.05*[.Q410]+[.R410]/240" office:value-type="float" office:value="0" calcext:value-type="float">
            <text:p>0</text:p>
          </table:table-cell>
          <table:table-cell table:formula="of:=[.J410]*[.O410]" office:value-type="float" office:value="52528" calcext:value-type="float">
            <text:p>52 528,0000</text:p>
          </table:table-cell>
          <table:table-cell table:formula="of:=[.S410]-[.T410]" office:value-type="float" office:value="-52528" calcext:value-type="float">
            <text:p>-52528</text:p>
          </table:table-cell>
          <table:table-cell office:value-type="string" calcext:value-type="string">
            <text:p>pas d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gross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411]+([.M411]/20)+([.N411]/240)" office:value-type="float" office:value="2.25" calcext:value-type="float">
            <text:p>2,25000</text:p>
          </table:table-cell>
          <table:table-cell table:number-columns-repeated="3"/>
          <table:table-cell table:formula="of:=[.P411]+0.05*[.Q411]+[.R411]/240" office:value-type="float" office:value="0" calcext:value-type="float">
            <text:p>0</text:p>
          </table:table-cell>
          <table:table-cell table:formula="of:=[.J411]*[.O411]" office:value-type="float" office:value="148.5" calcext:value-type="float">
            <text:p>148,5000</text:p>
          </table:table-cell>
          <table:table-cell table:formula="of:=[.S411]-[.T411]" office:value-type="float" office:value="-148.5" calcext:value-type="float">
            <text:p>-148,5</text:p>
          </table:table-cell>
          <table:table-cell table:number-columns-repeated="1003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ras de reisn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l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12]+([.M412]/20)+([.N412]/240)" office:value-type="float" office:value="2.5" calcext:value-type="float">
            <text:p>2,50000</text:p>
          </table:table-cell>
          <table:table-cell table:number-columns-repeated="3"/>
          <table:table-cell table:formula="of:=[.P412]+0.05*[.Q412]+[.R412]/240" office:value-type="float" office:value="0" calcext:value-type="float">
            <text:p>0</text:p>
          </table:table-cell>
          <table:table-cell table:formula="of:=[.J412]*[.O412]" office:value-type="float" office:value="5" calcext:value-type="float">
            <text:p>5,0000</text:p>
          </table:table-cell>
          <table:table-cell table:formula="of:=[.S412]-[.T412]" office:value-type="float" office:value="-5" calcext:value-type="float">
            <text:p>-5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oulli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413]+([.M413]/20)+([.N413]/240)" office:value-type="float" office:value="3" calcext:value-type="float">
            <text:p>3,00000</text:p>
          </table:table-cell>
          <table:table-cell table:number-columns-repeated="3"/>
          <table:table-cell table:formula="of:=[.P413]+0.05*[.Q413]+[.R413]/240" office:value-type="float" office:value="0" calcext:value-type="float">
            <text:p>0</text:p>
          </table:table-cell>
          <table:table-cell table:formula="of:=[.J413]*[.O413]" office:value-type="float" office:value="36" calcext:value-type="float">
            <text:p>36,0000</text:p>
          </table:table-cell>
          <table:table-cell table:formula="of:=[.S413]-[.T413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ba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0" table:formula="of:=[.L414]+([.M414]/20)+([.N414]/240)" office:value-type="float" office:value="80" calcext:value-type="float">
            <text:p>80,00000</text:p>
          </table:table-cell>
          <table:table-cell table:number-columns-repeated="3"/>
          <table:table-cell table:formula="of:=[.P414]+0.05*[.Q414]+[.R414]/240" office:value-type="float" office:value="0" calcext:value-type="float">
            <text:p>0</text:p>
          </table:table-cell>
          <table:table-cell table:formula="of:=[.J414]*[.O414]" office:value-type="float" office:value="320" calcext:value-type="float">
            <text:p>320,0000</text:p>
          </table:table-cell>
          <table:table-cell table:formula="of:=[.S414]-[.T414]" office:value-type="float" office:value="-320" calcext:value-type="float">
            <text:p>-320</text:p>
          </table:table-cell>
          <table:table-cell table:number-columns-repeated="1003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à carr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550" calcext:value-type="float">
            <text:p>55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15]+([.M415]/20)+([.N415]/240)" office:value-type="float" office:value="1.5" calcext:value-type="float">
            <text:p>1,50000</text:p>
          </table:table-cell>
          <table:table-cell table:number-columns-repeated="3"/>
          <table:table-cell table:formula="of:=[.P415]+0.05*[.Q415]+[.R415]/240" office:value-type="float" office:value="0" calcext:value-type="float">
            <text:p>0</text:p>
          </table:table-cell>
          <table:table-cell table:formula="of:=[.J415]*[.O415]" office:value-type="float" office:value="825" calcext:value-type="float">
            <text:p>825,0000</text:p>
          </table:table-cell>
          <table:table-cell table:formula="of:=[.S415]-[.T415]" office:value-type="float" office:value="-825" calcext:value-type="float">
            <text:p>-825</text:p>
          </table:table-cell>
          <table:table-cell table:number-columns-repeated="1003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952" calcext:value-type="float">
            <text:p>1 952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16]+([.M416]/20)+([.N416]/240)" office:value-type="float" office:value="1.5" calcext:value-type="float">
            <text:p>1,50000</text:p>
          </table:table-cell>
          <table:table-cell table:number-columns-repeated="3"/>
          <table:table-cell table:formula="of:=[.P416]+0.05*[.Q416]+[.R416]/240" office:value-type="float" office:value="0" calcext:value-type="float">
            <text:p>0</text:p>
          </table:table-cell>
          <table:table-cell table:formula="of:=[.J416]*[.O416]" office:value-type="float" office:value="2928" calcext:value-type="float">
            <text:p>2 928,0000</text:p>
          </table:table-cell>
          <table:table-cell table:formula="of:=[.S416]-[.T416]" office:value-type="float" office:value="-2928" calcext:value-type="float">
            <text:p>-2928</text:p>
          </table:table-cell>
          <table:table-cell table:number-columns-repeated="1003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2300" calcext:value-type="float">
            <text:p>12 300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0" table:formula="of:=[.L417]+([.M417]/20)+([.N417]/240)" office:value-type="float" office:value="2" calcext:value-type="float">
            <text:p>2,00000</text:p>
          </table:table-cell>
          <table:table-cell table:number-columns-repeated="3"/>
          <table:table-cell table:formula="of:=[.P417]+0.05*[.Q417]+[.R417]/240" office:value-type="float" office:value="0" calcext:value-type="float">
            <text:p>0</text:p>
          </table:table-cell>
          <table:table-cell table:formula="of:=[.J417]*[.O417]" office:value-type="float" office:value="24600" calcext:value-type="float">
            <text:p>24 600,0000</text:p>
          </table:table-cell>
          <table:table-cell table:formula="of:=[.S417]-[.T417]" office:value-type="float" office:value="-24600" calcext:value-type="float">
            <text:p>-2460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etroi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1100" calcext:value-type="float">
            <text:p>41 10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 table:formula="of:=[.L418]+([.M418]/20)+([.N418]/240)" office:value-type="float" office:value="1.3" calcext:value-type="float">
            <text:p>1,30000</text:p>
          </table:table-cell>
          <table:table-cell table:number-columns-repeated="3"/>
          <table:table-cell table:formula="of:=[.P418]+0.05*[.Q418]+[.R418]/240" office:value-type="float" office:value="0" calcext:value-type="float">
            <text:p>0</text:p>
          </table:table-cell>
          <table:table-cell table:formula="of:=[.J418]*[.O418]" office:value-type="float" office:value="53430" calcext:value-type="float">
            <text:p>53 430,0000</text:p>
          </table:table-cell>
          <table:table-cell table:formula="of:=[.S418]-[.T418]" office:value-type="float" office:value="-53430" calcext:value-type="float">
            <text:p>-53430</text:p>
          </table:table-cell>
          <table:table-cell table:number-columns-repeated="1003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grat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251" calcext:value-type="float">
            <text:p>2 251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419]+([.M419]/20)+([.N419]/240)" office:value-type="float" office:value="1.25" calcext:value-type="float">
            <text:p>1,25000</text:p>
          </table:table-cell>
          <table:table-cell table:number-columns-repeated="3"/>
          <table:table-cell table:formula="of:=[.P419]+0.05*[.Q419]+[.R419]/240" office:value-type="float" office:value="0" calcext:value-type="float">
            <text:p>0</text:p>
          </table:table-cell>
          <table:table-cell table:formula="of:=[.J419]*[.O419]" office:value-type="float" office:value="2813.75" calcext:value-type="float">
            <text:p>2 813,7500</text:p>
          </table:table-cell>
          <table:table-cell table:formula="of:=[.S419]-[.T419]" office:value-type="float" office:value="-2813.75" calcext:value-type="float">
            <text:p>-2813,75</text:p>
          </table:table-cell>
          <table:table-cell table:number-columns-repeated="1003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168" calcext:value-type="float">
            <text:p>3 16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420]+([.M420]/20)+([.N420]/240)" office:value-type="float" office:value="0.9" calcext:value-type="float">
            <text:p>0,90000</text:p>
          </table:table-cell>
          <table:table-cell table:number-columns-repeated="3"/>
          <table:table-cell table:formula="of:=[.P420]+0.05*[.Q420]+[.R420]/240" office:value-type="float" office:value="0" calcext:value-type="float">
            <text:p>0</text:p>
          </table:table-cell>
          <table:table-cell table:formula="of:=[.J420]*[.O420]" office:value-type="float" office:value="2851.2" calcext:value-type="float">
            <text:p>2 851,2000</text:p>
          </table:table-cell>
          <table:table-cell table:formula="of:=[.S420]-[.T420]" office:value-type="float" office:value="-2851.2" calcext:value-type="float">
            <text:p>-2851,2</text:p>
          </table:table-cell>
          <table:table-cell table:number-columns-repeated="1003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e mén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21]+([.M421]/20)+([.N421]/240)" office:value-type="float" office:value="1.5" calcext:value-type="float">
            <text:p>1,50000</text:p>
          </table:table-cell>
          <table:table-cell table:number-columns-repeated="3"/>
          <table:table-cell table:formula="of:=[.P421]+0.05*[.Q421]+[.R421]/240" office:value-type="float" office:value="0" calcext:value-type="float">
            <text:p>0</text:p>
          </table:table-cell>
          <table:table-cell table:formula="of:=[.J421]*[.O421]" office:value-type="float" office:value="63" calcext:value-type="float">
            <text:p>63,0000</text:p>
          </table:table-cell>
          <table:table-cell table:formula="of:=[.S421]-[.T421]" office:value-type="float" office:value="-63" calcext:value-type="float">
            <text:p>-63</text:p>
          </table:table-cell>
          <table:table-cell table:number-columns-repeated="1003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pouldav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table:formula="of:=[.L422]+([.M422]/20)+([.N422]/240)" office:value-type="float" office:value="1.2" calcext:value-type="float">
            <text:p>1,20000</text:p>
          </table:table-cell>
          <table:table-cell table:number-columns-repeated="3"/>
          <table:table-cell table:formula="of:=[.P422]+0.05*[.Q422]+[.R422]/240" office:value-type="float" office:value="0" calcext:value-type="float">
            <text:p>0</text:p>
          </table:table-cell>
          <table:table-cell table:formula="of:=[.J422]*[.O422]" office:value-type="float" office:value="360" calcext:value-type="float">
            <text:p>360,0000</text:p>
          </table:table-cell>
          <table:table-cell table:formula="of:=[.S422]-[.T422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de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8722" calcext:value-type="float">
            <text:p>8 72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423]+([.M423]/20)+([.N423]/240)" office:value-type="float" office:value="0.9" calcext:value-type="float">
            <text:p>0,90000</text:p>
          </table:table-cell>
          <table:table-cell table:number-columns-repeated="3"/>
          <table:table-cell table:formula="of:=[.P423]+0.05*[.Q423]+[.R423]/240" office:value-type="float" office:value="0" calcext:value-type="float">
            <text:p>0</text:p>
          </table:table-cell>
          <table:table-cell table:formula="of:=[.J423]*[.O423]" office:value-type="float" office:value="7849.8" calcext:value-type="float">
            <text:p>7 849,8000</text:p>
          </table:table-cell>
          <table:table-cell table:formula="of:=[.S423]-[.T423]" office:value-type="float" office:value="-7849.8" calcext:value-type="float">
            <text:p>-7849,8</text:p>
          </table:table-cell>
          <table:table-cell table:number-columns-repeated="1003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rou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1593" calcext:value-type="float">
            <text:p>11 593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424]+([.M424]/20)+([.N424]/240)" office:value-type="float" office:value="0.9" calcext:value-type="float">
            <text:p>0,90000</text:p>
          </table:table-cell>
          <table:table-cell table:number-columns-repeated="3"/>
          <table:table-cell table:formula="of:=[.P424]+0.05*[.Q424]+[.R424]/240" office:value-type="float" office:value="0" calcext:value-type="float">
            <text:p>0</text:p>
          </table:table-cell>
          <table:table-cell table:formula="of:=[.J424]*[.O424]" office:value-type="float" office:value="10433.7" calcext:value-type="float">
            <text:p>10 433,7000</text:p>
          </table:table-cell>
          <table:table-cell table:formula="of:=[.S424]-[.T424]" office:value-type="float" office:value="-10433.7" calcext:value-type="float">
            <text:p>-10433,7</text:p>
          </table:table-cell>
          <table:table-cell table:number-columns-repeated="1003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425]+([.M425]/20)+([.N425]/240)" office:value-type="float" office:value="0.75" calcext:value-type="float">
            <text:p>0,75000</text:p>
          </table:table-cell>
          <table:table-cell table:number-columns-repeated="3"/>
          <table:table-cell table:formula="of:=[.P425]+0.05*[.Q425]+[.R425]/240" office:value-type="float" office:value="0" calcext:value-type="float">
            <text:p>0</text:p>
          </table:table-cell>
          <table:table-cell table:formula="of:=[.J425]*[.O425]" office:value-type="float" office:value="22.5" calcext:value-type="float">
            <text:p>22,5000</text:p>
          </table:table-cell>
          <table:table-cell table:formula="of:=[.S425]-[.T425]" office:value-type="float" office:value="-22.5" calcext:value-type="float">
            <text:p>-22,5</text:p>
          </table:table-cell>
          <table:table-cell office:value-type="string" calcext:value-type="string">
            <text:p>doute sur le prix (prix à l'aune et non à la pièce)</text:p>
          </table:table-cell>
          <table:table-cell table:number-columns-repeated="1002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e Bretagne diverses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426]+([.M426]/20)+([.N426]/240)" office:value-type="float" office:value="0.75" calcext:value-type="float">
            <text:p>0,75000</text:p>
          </table:table-cell>
          <table:table-cell table:number-columns-repeated="3"/>
          <table:table-cell table:formula="of:=[.P426]+0.05*[.Q426]+[.R426]/240" office:value-type="float" office:value="0" calcext:value-type="float">
            <text:p>0</text:p>
          </table:table-cell>
          <table:table-cell table:formula="of:=[.J426]*[.O426]" office:value-type="float" office:value="1125" calcext:value-type="float">
            <text:p>1 125,0000</text:p>
          </table:table-cell>
          <table:table-cell table:formula="of:=[.S426]-[.T426]" office:value-type="float" office:value="-1125" calcext:value-type="float">
            <text:p>-1125</text:p>
          </table:table-cell>
          <table:table-cell table:number-columns-repeated="1003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s chole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427]+([.M427]/20)+([.N427]/240)" office:value-type="float" office:value="20" calcext:value-type="float">
            <text:p>20,00000</text:p>
          </table:table-cell>
          <table:table-cell table:number-columns-repeated="3"/>
          <table:table-cell table:formula="of:=[.P427]+0.05*[.Q427]+[.R427]/240" office:value-type="float" office:value="0" calcext:value-type="float">
            <text:p>0</text:p>
          </table:table-cell>
          <table:table-cell table:formula="of:=[.J427]*[.O427]" office:value-type="float" office:value="1520" calcext:value-type="float">
            <text:p>1 520,0000</text:p>
          </table:table-cell>
          <table:table-cell table:formula="of:=[.S427]-[.T427]" office:value-type="float" office:value="-1520" calcext:value-type="float">
            <text:p>-1520</text:p>
          </table:table-cell>
          <table:table-cell table:number-columns-repeated="1003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ai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428]+([.M428]/20)+([.N428]/240)" office:value-type="float" office:value="12" calcext:value-type="float">
            <text:p>12,00000</text:p>
          </table:table-cell>
          <table:table-cell table:number-columns-repeated="3"/>
          <table:table-cell table:formula="of:=[.P428]+0.05*[.Q428]+[.R428]/240" office:value-type="float" office:value="0" calcext:value-type="float">
            <text:p>0</text:p>
          </table:table-cell>
          <table:table-cell table:formula="of:=[.J428]*[.O428]" office:value-type="float" office:value="36" calcext:value-type="float">
            <text:p>36,0000</text:p>
          </table:table-cell>
          <table:table-cell table:formula="of:=[.S428]-[.T428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0" table:formula="of:=[.L429]+([.M429]/20)+([.N429]/240)" office:value-type="float" office:value="0.8" calcext:value-type="float">
            <text:p>0,80000</text:p>
          </table:table-cell>
          <table:table-cell table:number-columns-repeated="3"/>
          <table:table-cell table:formula="of:=[.P429]+0.05*[.Q429]+[.R429]/240" office:value-type="float" office:value="0" calcext:value-type="float">
            <text:p>0</text:p>
          </table:table-cell>
          <table:table-cell table:formula="of:=[.J429]*[.O429]" office:value-type="float" office:value="64" calcext:value-type="float">
            <text:p>64,0000</text:p>
          </table:table-cell>
          <table:table-cell table:formula="of:=[.S429]-[.T429]" office:value-type="float" office:value="-64" calcext:value-type="float">
            <text:p>-64</text:p>
          </table:table-cell>
          <table:table-cell table:number-columns-repeated="1003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rreaux de v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table:formula="of:=[.L430]+([.M430]/20)+([.N430]/240)" office:value-type="float" office:value="0.4" calcext:value-type="float">
            <text:p>0,40000</text:p>
          </table:table-cell>
          <table:table-cell table:number-columns-repeated="3"/>
          <table:table-cell table:formula="of:=[.P430]+0.05*[.Q430]+[.R430]/240" office:value-type="float" office:value="0" calcext:value-type="float">
            <text:p>0</text:p>
          </table:table-cell>
          <table:table-cell table:formula="of:=[.J430]*[.O430]" office:value-type="float" office:value="20" calcext:value-type="float">
            <text:p>20,0000</text:p>
          </table:table-cell>
          <table:table-cell table:formula="of:=[.S430]-[.T430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itrons confi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431]+([.M431]/20)+([.N431]/240)" office:value-type="float" office:value="0" calcext:value-type="float">
            <text:p>0,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431]+0.05*[.Q431]+[.R431]/240" office:value-type="float" office:value="100" calcext:value-type="float">
            <text:p>100</text:p>
          </table:table-cell>
          <table:table-cell table:formula="of:=[.J431]*[.O431]" office:value-type="float" office:value="0" calcext:value-type="float">
            <text:p>0,0000</text:p>
          </table:table-cell>
          <table:table-cell table:formula="of:=[.S431]-[.T431]" office:value-type="float" office:value="100" calcext:value-type="float">
            <text:p>100</text:p>
          </table:table-cell>
          <table:table-cell office:value-type="string" calcext:value-type="string">
            <text:p>valeur de 1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drap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auln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0" table:formula="of:=[.L432]+([.M432]/20)+([.N432]/240)" office:value-type="float" office:value="17" calcext:value-type="float">
            <text:p>17,00000</text:p>
          </table:table-cell>
          <table:table-cell table:number-columns-repeated="3"/>
          <table:table-cell table:formula="of:=[.P432]+0.05*[.Q432]+[.R432]/240" office:value-type="float" office:value="0" calcext:value-type="float">
            <text:p>0</text:p>
          </table:table-cell>
          <table:table-cell table:formula="of:=[.J432]*[.O432]" office:value-type="float" office:value="323" calcext:value-type="float">
            <text:p>323,0000</text:p>
          </table:table-cell>
          <table:table-cell table:formula="of:=[.S432]-[.T432]" office:value-type="float" office:value="-323" calcext:value-type="float">
            <text:p>-323</text:p>
          </table:table-cell>
          <table:table-cell table:number-columns-repeated="1003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nds de chamo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433]+([.M433]/20)+([.N433]/240)" office:value-type="float" office:value="0.75" calcext:value-type="float">
            <text:p>0,75000</text:p>
          </table:table-cell>
          <table:table-cell table:number-columns-repeated="3"/>
          <table:table-cell table:formula="of:=[.P433]+0.05*[.Q433]+[.R433]/240" office:value-type="float" office:value="0" calcext:value-type="float">
            <text:p>0</text:p>
          </table:table-cell>
          <table:table-cell table:formula="of:=[.J433]*[.O433]" office:value-type="float" office:value="54" calcext:value-type="float">
            <text:p>54,0000</text:p>
          </table:table-cell>
          <table:table-cell table:formula="of:=[.S433]-[.T433]" office:value-type="float" office:value="-54" calcext:value-type="float">
            <text:p>-54</text:p>
          </table:table-cell>
          <table:table-cell table:number-columns-repeated="1003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434]+([.M434]/20)+([.N434]/240)" office:value-type="float" office:value="3.75" calcext:value-type="float">
            <text:p>3,75000</text:p>
          </table:table-cell>
          <table:table-cell table:number-columns-repeated="3"/>
          <table:table-cell table:formula="of:=[.P434]+0.05*[.Q434]+[.R434]/240" office:value-type="float" office:value="0" calcext:value-type="float">
            <text:p>0</text:p>
          </table:table-cell>
          <table:table-cell table:formula="of:=[.J434]*[.O434]" office:value-type="float" office:value="37.5" calcext:value-type="float">
            <text:p>37,5000</text:p>
          </table:table-cell>
          <table:table-cell table:formula="of:=[.S434]-[.T434]" office:value-type="float" office:value="-37.5" calcext:value-type="float">
            <text:p>-37,5</text:p>
          </table:table-cell>
          <table:table-cell table:number-columns-repeated="1003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0" table:formula="of:=[.L435]+([.M435]/20)+([.N435]/240)" office:value-type="float" office:value="24" calcext:value-type="float">
            <text:p>24,00000</text:p>
          </table:table-cell>
          <table:table-cell table:number-columns-repeated="3"/>
          <table:table-cell table:formula="of:=[.P435]+0.05*[.Q435]+[.R435]/240" office:value-type="float" office:value="0" calcext:value-type="float">
            <text:p>0</text:p>
          </table:table-cell>
          <table:table-cell table:formula="of:=[.J435]*[.O435]" office:value-type="float" office:value="288" calcext:value-type="float">
            <text:p>288,0000</text:p>
          </table:table-cell>
          <table:table-cell table:formula="of:=[.S435]-[.T435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436]+([.M436]/20)+([.N436]/240)" office:value-type="float" office:value="3" calcext:value-type="float">
            <text:p>3,00000</text:p>
          </table:table-cell>
          <table:table-cell table:number-columns-repeated="3"/>
          <table:table-cell table:formula="of:=[.P436]+0.05*[.Q436]+[.R436]/240" office:value-type="float" office:value="0" calcext:value-type="float">
            <text:p>0</text:p>
          </table:table-cell>
          <table:table-cell table:formula="of:=[.J436]*[.O436]" office:value-type="float" office:value="12" calcext:value-type="float">
            <text:p>12,0000</text:p>
          </table:table-cell>
          <table:table-cell table:formula="of:=[.S436]-[.T436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e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437]+([.M437]/20)+([.N437]/240)" office:value-type="float" office:value="2" calcext:value-type="float">
            <text:p>2,00000</text:p>
          </table:table-cell>
          <table:table-cell table:number-columns-repeated="3"/>
          <table:table-cell table:formula="of:=[.P437]+0.05*[.Q437]+[.R437]/240" office:value-type="float" office:value="0" calcext:value-type="float">
            <text:p>0</text:p>
          </table:table-cell>
          <table:table-cell table:formula="of:=[.J437]*[.O437]" office:value-type="float" office:value="22" calcext:value-type="float">
            <text:p>22,0000</text:p>
          </table:table-cell>
          <table:table-cell table:formula="of:=[.S437]-[.T437]" office:value-type="float" office:value="-22" calcext:value-type="float">
            <text:p>-22</text:p>
          </table:table-cell>
          <table:table-cell table:number-columns-repeated="1003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38]+([.M438]/20)+([.N438]/240)" office:value-type="float" office:value="3.5" calcext:value-type="float">
            <text:p>3,50000</text:p>
          </table:table-cell>
          <table:table-cell table:number-columns-repeated="3"/>
          <table:table-cell table:formula="of:=[.P438]+0.05*[.Q438]+[.R438]/240" office:value-type="float" office:value="0" calcext:value-type="float">
            <text:p>0</text:p>
          </table:table-cell>
          <table:table-cell table:formula="of:=[.J438]*[.O438]" office:value-type="float" office:value="101.5" calcext:value-type="float">
            <text:p>101,5000</text:p>
          </table:table-cell>
          <table:table-cell table:formula="of:=[.S438]-[.T438]" office:value-type="float" office:value="-101.5" calcext:value-type="float">
            <text:p>-101,5</text:p>
          </table:table-cell>
          <table:table-cell table:number-columns-repeated="1003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affet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ul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439]+([.M439]/20)+([.N439]/240)" office:value-type="float" office:value="5" calcext:value-type="float">
            <text:p>5,00000</text:p>
          </table:table-cell>
          <table:table-cell table:number-columns-repeated="3"/>
          <table:table-cell table:formula="of:=[.P439]+0.05*[.Q439]+[.R439]/240" office:value-type="float" office:value="0" calcext:value-type="float">
            <text:p>0</text:p>
          </table:table-cell>
          <table:table-cell table:formula="of:=[.J439]*[.O439]" office:value-type="float" office:value="60" calcext:value-type="float">
            <text:p>60,0000</text:p>
          </table:table-cell>
          <table:table-cell table:formula="of:=[.S439]-[.T439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le ba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440]+([.M440]/20)+([.N440]/240)" office:value-type="float" office:value="8" calcext:value-type="float">
            <text:p>8,00000</text:p>
          </table:table-cell>
          <table:table-cell table:number-columns-repeated="3"/>
          <table:table-cell table:formula="of:=[.P440]+0.05*[.Q440]+[.R440]/240" office:value-type="float" office:value="0" calcext:value-type="float">
            <text:p>0</text:p>
          </table:table-cell>
          <table:table-cell table:formula="of:=[.J440]*[.O440]" office:value-type="float" office:value="16" calcext:value-type="float">
            <text:p>16,0000</text:p>
          </table:table-cell>
          <table:table-cell table:formula="of:=[.S440]-[.T440]" office:value-type="float" office:value="-16" calcext:value-type="float">
            <text:p>-16</text:p>
          </table:table-cell>
          <table:table-cell table:number-columns-repeated="1003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264" calcext:value-type="float">
            <text:p>264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441]+([.M441]/20)+([.N441]/240)" office:value-type="float" office:value="1.25" calcext:value-type="float">
            <text:p>1,25000</text:p>
          </table:table-cell>
          <table:table-cell table:number-columns-repeated="3"/>
          <table:table-cell table:formula="of:=[.P441]+0.05*[.Q441]+[.R441]/240" office:value-type="float" office:value="0" calcext:value-type="float">
            <text:p>0</text:p>
          </table:table-cell>
          <table:table-cell table:formula="of:=[.J441]*[.O441]" office:value-type="float" office:value="330" calcext:value-type="float">
            <text:p>330,0000</text:p>
          </table:table-cell>
          <table:table-cell table:formula="of:=[.S441]-[.T441]" office:value-type="float" office:value="-330" calcext:value-type="float">
            <text:p>-330</text:p>
          </table:table-cell>
          <table:table-cell table:number-columns-repeated="1003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à vo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table:formula="of:=[.L442]+([.M442]/20)+([.N442]/240)" office:value-type="float" office:value="1.1" calcext:value-type="float">
            <text:p>1,10000</text:p>
          </table:table-cell>
          <table:table-cell table:number-columns-repeated="3"/>
          <table:table-cell table:formula="of:=[.P442]+0.05*[.Q442]+[.R442]/240" office:value-type="float" office:value="0" calcext:value-type="float">
            <text:p>0</text:p>
          </table:table-cell>
          <table:table-cell table:formula="of:=[.J442]*[.O442]" office:value-type="float" office:value="38.5" calcext:value-type="float">
            <text:p>38,5000</text:p>
          </table:table-cell>
          <table:table-cell table:formula="of:=[.S442]-[.T442]" office:value-type="float" office:value="-38.5" calcext:value-type="float">
            <text:p>-38,5</text:p>
          </table:table-cell>
          <table:table-cell table:number-columns-repeated="1003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443]+([.M443]/20)+([.N443]/240)" office:value-type="float" office:value="0.25" calcext:value-type="float">
            <text:p>0,25000</text:p>
          </table:table-cell>
          <table:table-cell table:number-columns-repeated="3"/>
          <table:table-cell table:formula="of:=[.P443]+0.05*[.Q443]+[.R443]/240" office:value-type="float" office:value="0" calcext:value-type="float">
            <text:p>0</text:p>
          </table:table-cell>
          <table:table-cell table:formula="of:=[.J443]*[.O443]" office:value-type="float" office:value="25" calcext:value-type="float">
            <text:p>25,0000</text:p>
          </table:table-cell>
          <table:table-cell table:formula="of:=[.S443]-[.T443]" office:value-type="float" office:value="-25" calcext:value-type="float">
            <text:p>-25</text:p>
          </table:table-cell>
          <table:table-cell office:value-type="string" calcext:value-type="string">
            <text:p>25 L%</text:p>
          </table:table-cell>
          <table:table-cell table:number-columns-repeated="1002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ins à pêch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4000" calcext:value-type="float">
            <text:p>24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444]+([.M444]/20)+([.N444]/240)" office:value-type="float" office:value="0.25" calcext:value-type="float">
            <text:p>0,25000</text:p>
          </table:table-cell>
          <table:table-cell table:number-columns-repeated="3"/>
          <table:table-cell table:formula="of:=[.P444]+0.05*[.Q444]+[.R444]/240" office:value-type="float" office:value="0" calcext:value-type="float">
            <text:p>0</text:p>
          </table:table-cell>
          <table:table-cell table:formula="of:=[.J444]*[.O444]" office:value-type="float" office:value="6000" calcext:value-type="float">
            <text:p>6 000,0000</text:p>
          </table:table-cell>
          <table:table-cell table:formula="of:=[.S444]-[.T444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s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4" calcext:value-type="float">
            <text:p>134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445]+([.M445]/20)+([.N445]/240)" office:value-type="float" office:value="3" calcext:value-type="float">
            <text:p>3,00000</text:p>
          </table:table-cell>
          <table:table-cell table:number-columns-repeated="3"/>
          <table:table-cell table:formula="of:=[.P445]+0.05*[.Q445]+[.R445]/240" office:value-type="float" office:value="0" calcext:value-type="float">
            <text:p>0</text:p>
          </table:table-cell>
          <table:table-cell table:formula="of:=[.J445]*[.O445]" office:value-type="float" office:value="402" calcext:value-type="float">
            <text:p>402,0000</text:p>
          </table:table-cell>
          <table:table-cell table:formula="of:=[.S445]-[.T445]" office:value-type="float" office:value="-402" calcext:value-type="float">
            <text:p>-402</text:p>
          </table:table-cell>
          <table:table-cell table:number-columns-repeated="1003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douzaines de pair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446]+([.M446]/20)+([.N446]/240)" office:value-type="float" office:value="30" calcext:value-type="float">
            <text:p>30,00000</text:p>
          </table:table-cell>
          <table:table-cell table:number-columns-repeated="3"/>
          <table:table-cell table:formula="of:=[.P446]+0.05*[.Q446]+[.R446]/240" office:value-type="float" office:value="0" calcext:value-type="float">
            <text:p>0</text:p>
          </table:table-cell>
          <table:table-cell table:formula="of:=[.J446]*[.O446]" office:value-type="float" office:value="3720" calcext:value-type="float">
            <text:p>3 720,0000</text:p>
          </table:table-cell>
          <table:table-cell table:formula="of:=[.S446]-[.T446]" office:value-type="float" office:value="-3720" calcext:value-type="float">
            <text:p>-3720</text:p>
          </table:table-cell>
          <table:table-cell table:number-columns-repeated="1003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ai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447]+([.M447]/20)+([.N447]/240)" office:value-type="float" office:value="10" calcext:value-type="float">
            <text:p>10,00000</text:p>
          </table:table-cell>
          <table:table-cell table:number-columns-repeated="3"/>
          <table:table-cell table:formula="of:=[.P447]+0.05*[.Q447]+[.R447]/240" office:value-type="float" office:value="0" calcext:value-type="float">
            <text:p>0</text:p>
          </table:table-cell>
          <table:table-cell table:formula="of:=[.J447]*[.O447]" office:value-type="float" office:value="1000" calcext:value-type="float">
            <text:p>1 000,0000</text:p>
          </table:table-cell>
          <table:table-cell table:formula="of:=[.S447]-[.T447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3"/>
          <table:table-cell/>
          <table:table-cell table:style-name="ce20" table:formula="of:=[.L448]+([.M448]/20)+([.N448]/240)" office:value-type="float" office:value="0" calcext:value-type="float">
            <text:p>0,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P448]+0.05*[.Q448]+[.R448]/240" office:value-type="float" office:value="400" calcext:value-type="float">
            <text:p>400</text:p>
          </table:table-cell>
          <table:table-cell table:formula="of:=[.J448]*[.O448]" office:value-type="float" office:value="0" calcext:value-type="float">
            <text:p>0,0000</text:p>
          </table:table-cell>
          <table:table-cell table:formula="of:=[.S448]-[.T448]" office:value-type="float" office:value="400" calcext:value-type="float">
            <text:p>400</text:p>
          </table:table-cell>
          <table:table-cell table:number-columns-repeated="1003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az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449]+([.M449]/20)+([.N449]/240)" office:value-type="float" office:value="1.75" calcext:value-type="float">
            <text:p>1,75000</text:p>
          </table:table-cell>
          <table:table-cell table:number-columns-repeated="3"/>
          <table:table-cell table:formula="of:=[.P449]+0.05*[.Q449]+[.R449]/240" office:value-type="float" office:value="0" calcext:value-type="float">
            <text:p>0</text:p>
          </table:table-cell>
          <table:table-cell table:formula="of:=[.J449]*[.O449]" office:value-type="float" office:value="210" calcext:value-type="float">
            <text:p>210,0000</text:p>
          </table:table-cell>
          <table:table-cell table:formula="of:=[.S449]-[.T449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euf à la dau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l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450]+([.M450]/20)+([.N450]/240)" office:value-type="float" office:value="60" calcext:value-type="float">
            <text:p>60,00000</text:p>
          </table:table-cell>
          <table:table-cell table:number-columns-repeated="3"/>
          <table:table-cell table:formula="of:=[.P450]+0.05*[.Q450]+[.R450]/240" office:value-type="float" office:value="0" calcext:value-type="float">
            <text:p>0</text:p>
          </table:table-cell>
          <table:table-cell table:formula="of:=[.J450]*[.O450]" office:value-type="float" office:value="720" calcext:value-type="float">
            <text:p>720,0000</text:p>
          </table:table-cell>
          <table:table-cell table:formula="of:=[.S450]-[.T450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euf fum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style-name="ce20" table:formula="of:=[.L451]+([.M451]/20)+([.N451]/240)" office:value-type="float" office:value="0.36" calcext:value-type="float">
            <text:p>0,36000</text:p>
          </table:table-cell>
          <table:table-cell table:number-columns-repeated="3"/>
          <table:table-cell table:formula="of:=[.P451]+0.05*[.Q451]+[.R451]/240" office:value-type="float" office:value="0" calcext:value-type="float">
            <text:p>0</text:p>
          </table:table-cell>
          <table:table-cell table:formula="of:=[.J451]*[.O451]" office:value-type="float" office:value="144" calcext:value-type="float">
            <text:p>144,0000</text:p>
          </table:table-cell>
          <table:table-cell table:formula="of:=[.S451]-[.T451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euf à l'écarla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80" calcext:value-type="float">
            <text:p>2 5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452]+([.M452]/20)+([.N452]/240)" office:value-type="float" office:value="0.5" calcext:value-type="float">
            <text:p>0,50000</text:p>
          </table:table-cell>
          <table:table-cell table:number-columns-repeated="3"/>
          <table:table-cell table:formula="of:=[.P452]+0.05*[.Q452]+[.R452]/240" office:value-type="float" office:value="0" calcext:value-type="float">
            <text:p>0</text:p>
          </table:table-cell>
          <table:table-cell table:formula="of:=[.J452]*[.O452]" office:value-type="float" office:value="1290" calcext:value-type="float">
            <text:p>1 290,0000</text:p>
          </table:table-cell>
          <table:table-cell table:formula="of:=[.S452]-[.T452]" office:value-type="float" office:value="-1290" calcext:value-type="float">
            <text:p>-1290</text:p>
          </table:table-cell>
          <table:table-cell table:number-columns-repeated="1003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42" calcext:value-type="float">
            <text:p>1 842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453]+([.M453]/20)+([.N453]/240)" office:value-type="float" office:value="30" calcext:value-type="float">
            <text:p>30,00000</text:p>
          </table:table-cell>
          <table:table-cell table:number-columns-repeated="3"/>
          <table:table-cell table:formula="of:=[.P453]+0.05*[.Q453]+[.R453]/240" office:value-type="float" office:value="0" calcext:value-type="float">
            <text:p>0</text:p>
          </table:table-cell>
          <table:table-cell table:formula="of:=[.J453]*[.O453]" office:value-type="float" office:value="55260" calcext:value-type="float">
            <text:p>55 260,0000</text:p>
          </table:table-cell>
          <table:table-cell table:formula="of:=[.S453]-[.T453]" office:value-type="float" office:value="-55260" calcext:value-type="float">
            <text:p>-55260</text:p>
          </table:table-cell>
          <table:table-cell table:number-columns-repeated="1003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ba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454]+([.M454]/20)+([.N454]/240)" office:value-type="float" office:value="60" calcext:value-type="float">
            <text:p>60,00000</text:p>
          </table:table-cell>
          <table:table-cell table:number-columns-repeated="3"/>
          <table:table-cell table:formula="of:=[.P454]+0.05*[.Q454]+[.R454]/240" office:value-type="float" office:value="0" calcext:value-type="float">
            <text:p>0</text:p>
          </table:table-cell>
          <table:table-cell table:formula="of:=[.J454]*[.O454]" office:value-type="float" office:value="660" calcext:value-type="float">
            <text:p>660,0000</text:p>
          </table:table-cell>
          <table:table-cell table:formula="of:=[.S454]-[.T454]" office:value-type="float" office:value="-660" calcext:value-type="float">
            <text:p>-660</text:p>
          </table:table-cell>
          <table:table-cell table:number-columns-repeated="1003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oincon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455]+([.M455]/20)+([.N455]/240)" office:value-type="float" office:value="60" calcext:value-type="float">
            <text:p>60,00000</text:p>
          </table:table-cell>
          <table:table-cell table:number-columns-repeated="3"/>
          <table:table-cell table:formula="of:=[.P455]+0.05*[.Q455]+[.R455]/240" office:value-type="float" office:value="0" calcext:value-type="float">
            <text:p>0</text:p>
          </table:table-cell>
          <table:table-cell table:formula="of:=[.J455]*[.O455]" office:value-type="float" office:value="240" calcext:value-type="float">
            <text:p>240,0000</text:p>
          </table:table-cell>
          <table:table-cell table:formula="of:=[.S455]-[.T455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eurre d'Ir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456]+([.M456]/20)+([.N456]/240)" office:value-type="float" office:value="30" calcext:value-type="float">
            <text:p>30,00000</text:p>
          </table:table-cell>
          <table:table-cell table:number-columns-repeated="3"/>
          <table:table-cell table:formula="of:=[.P456]+0.05*[.Q456]+[.R456]/240" office:value-type="float" office:value="0" calcext:value-type="float">
            <text:p>0</text:p>
          </table:table-cell>
          <table:table-cell table:formula="of:=[.J456]*[.O456]" office:value-type="float" office:value="3150" calcext:value-type="float">
            <text:p>3 150,0000</text:p>
          </table:table-cell>
          <table:table-cell table:formula="of:=[.S456]-[.T456]" office:value-type="float" office:value="-3150" calcext:value-type="float">
            <text:p>-3150</text:p>
          </table:table-cell>
          <table:table-cell table:number-columns-repeated="1003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eurre d'Ir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560" calcext:value-type="float">
            <text:p>20 56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0" table:formula="of:=[.L457]+([.M457]/20)+([.N457]/240)" office:value-type="float" office:value="0.2" calcext:value-type="float">
            <text:p>0,20000</text:p>
          </table:table-cell>
          <table:table-cell table:number-columns-repeated="3"/>
          <table:table-cell table:formula="of:=[.P457]+0.05*[.Q457]+[.R457]/240" office:value-type="float" office:value="0" calcext:value-type="float">
            <text:p>0</text:p>
          </table:table-cell>
          <table:table-cell table:formula="of:=[.J457]*[.O457]" office:value-type="float" office:value="4112" calcext:value-type="float">
            <text:p>4 112,0000</text:p>
          </table:table-cell>
          <table:table-cell table:formula="of:=[.S457]-[.T457]" office:value-type="float" office:value="-4112" calcext:value-type="float">
            <text:p>-4112</text:p>
          </table:table-cell>
          <table:table-cell office:value-type="string" calcext:value-type="string">
            <text:p>20 L%</text:p>
          </table:table-cell>
          <table:table-cell table:number-columns-repeated="1002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eure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fréquin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458]+([.M458]/20)+([.N458]/240)" office:value-type="float" office:value="20" calcext:value-type="float">
            <text:p>20,00000</text:p>
          </table:table-cell>
          <table:table-cell table:number-columns-repeated="3"/>
          <table:table-cell table:formula="of:=[.P458]+0.05*[.Q458]+[.R458]/240" office:value-type="float" office:value="0" calcext:value-type="float">
            <text:p>0</text:p>
          </table:table-cell>
          <table:table-cell table:formula="of:=[.J458]*[.O458]" office:value-type="float" office:value="340" calcext:value-type="float">
            <text:p>340,0000</text:p>
          </table:table-cell>
          <table:table-cell table:formula="of:=[.S458]-[.T458]" office:value-type="float" office:value="-340" calcext:value-type="float">
            <text:p>-340</text:p>
          </table:table-cell>
          <table:table-cell table:number-columns-repeated="1003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eure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948" calcext:value-type="float">
            <text:p>15 948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459]+([.M459]/20)+([.N459]/240)" office:value-type="float" office:value="0.25" calcext:value-type="float">
            <text:p>0,25000</text:p>
          </table:table-cell>
          <table:table-cell table:number-columns-repeated="3"/>
          <table:table-cell table:formula="of:=[.P459]+0.05*[.Q459]+[.R459]/240" office:value-type="float" office:value="0" calcext:value-type="float">
            <text:p>0</text:p>
          </table:table-cell>
          <table:table-cell table:formula="of:=[.J459]*[.O459]" office:value-type="float" office:value="3987" calcext:value-type="float">
            <text:p>3 987,0000</text:p>
          </table:table-cell>
          <table:table-cell table:formula="of:=[.S459]-[.T459]" office:value-type="float" office:value="-3987" calcext:value-type="float">
            <text:p>-3987</text:p>
          </table:table-cell>
          <table:table-cell office:value-type="string" calcext:value-type="string">
            <text:p>25 L%</text:p>
          </table:table-cell>
          <table:table-cell table:number-columns-repeated="1002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ierre d'Ho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460]+([.M460]/20)+([.N460]/240)" office:value-type="float" office:value="25" calcext:value-type="float">
            <text:p>25,00000</text:p>
          </table:table-cell>
          <table:table-cell table:number-columns-repeated="3"/>
          <table:table-cell table:formula="of:=[.P460]+0.05*[.Q460]+[.R460]/240" office:value-type="float" office:value="0" calcext:value-type="float">
            <text:p>0</text:p>
          </table:table-cell>
          <table:table-cell table:formula="of:=[.J460]*[.O460]" office:value-type="float" office:value="1875" calcext:value-type="float">
            <text:p>1 875,0000</text:p>
          </table:table-cell>
          <table:table-cell table:formula="of:=[.S460]-[.T460]" office:value-type="float" office:value="-1875" calcext:value-type="float">
            <text:p>-1875</text:p>
          </table:table-cell>
          <table:table-cell table:number-columns-repeated="1003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ijo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461]+([.M461]/20)+([.N461]/240)" office:value-type="float" office:value="0" calcext:value-type="float">
            <text:p>0,00000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table:formula="of:=[.P461]+0.05*[.Q461]+[.R461]/240" office:value-type="float" office:value="715" calcext:value-type="float">
            <text:p>715</text:p>
          </table:table-cell>
          <table:table-cell table:formula="of:=[.J461]*[.O461]" office:value-type="float" office:value="0" calcext:value-type="float">
            <text:p>0,0000</text:p>
          </table:table-cell>
          <table:table-cell table:formula="of:=[.S461]-[.T461]" office:value-type="float" office:value="715" calcext:value-type="float">
            <text:p>715</text:p>
          </table:table-cell>
          <table:table-cell office:value-type="string" calcext:value-type="string">
            <text:p>valeur de 7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iscuits de 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0" table:formula="of:=[.L462]+([.M462]/20)+([.N462]/240)" office:value-type="float" office:value="0.2" calcext:value-type="float">
            <text:p>0,20000</text:p>
          </table:table-cell>
          <table:table-cell table:number-columns-repeated="3"/>
          <table:table-cell table:formula="of:=[.P462]+0.05*[.Q462]+[.R462]/240" office:value-type="float" office:value="0" calcext:value-type="float">
            <text:p>0</text:p>
          </table:table-cell>
          <table:table-cell table:formula="of:=[.J462]*[.O462]" office:value-type="float" office:value="2000" calcext:value-type="float">
            <text:p>2 000,0000</text:p>
          </table:table-cell>
          <table:table-cell table:formula="of:=[.S462]-[.T462]" office:value-type="float" office:value="-2000" calcext:value-type="float">
            <text:p>-2000</text:p>
          </table:table-cell>
          <table:table-cell office:value-type="string" calcext:value-type="string">
            <text:p>20 L%</text:p>
          </table:table-cell>
          <table:table-cell table:number-columns-repeated="1002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463]+([.M463]/20)+([.N463]/240)" office:value-type="float" office:value="2.25" calcext:value-type="float">
            <text:p>2,25000</text:p>
          </table:table-cell>
          <table:table-cell table:number-columns-repeated="3"/>
          <table:table-cell table:formula="of:=[.P463]+0.05*[.Q463]+[.R463]/240" office:value-type="float" office:value="0" calcext:value-type="float">
            <text:p>0</text:p>
          </table:table-cell>
          <table:table-cell table:formula="of:=[.J463]*[.O463]" office:value-type="float" office:value="675" calcext:value-type="float">
            <text:p>675,0000</text:p>
          </table:table-cell>
          <table:table-cell table:formula="of:=[.S463]-[.T463]" office:value-type="float" office:value="-675" calcext:value-type="float">
            <text:p>-675</text:p>
          </table:table-cell>
          <table:table-cell table:number-columns-repeated="1003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onnets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464]+([.M464]/20)+([.N464]/240)" office:value-type="float" office:value="1" calcext:value-type="float">
            <text:p>1,00000</text:p>
          </table:table-cell>
          <table:table-cell table:number-columns-repeated="3"/>
          <table:table-cell table:formula="of:=[.P464]+0.05*[.Q464]+[.R464]/240" office:value-type="float" office:value="0" calcext:value-type="float">
            <text:p>0</text:p>
          </table:table-cell>
          <table:table-cell table:formula="of:=[.J464]*[.O464]" office:value-type="float" office:value="120" calcext:value-type="float">
            <text:p>120,0000</text:p>
          </table:table-cell>
          <table:table-cell table:formula="of:=[.S464]-[.T464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20" table:formula="of:=[.L465]+([.M465]/20)+([.N465]/240)" office:value-type="float" office:value="23" calcext:value-type="float">
            <text:p>23,00000</text:p>
          </table:table-cell>
          <table:table-cell table:number-columns-repeated="3"/>
          <table:table-cell table:formula="of:=[.P465]+0.05*[.Q465]+[.R465]/240" office:value-type="float" office:value="0" calcext:value-type="float">
            <text:p>0</text:p>
          </table:table-cell>
          <table:table-cell table:formula="of:=[.J465]*[.O465]" office:value-type="float" office:value="46" calcext:value-type="float">
            <text:p>46,0000</text:p>
          </table:table-cell>
          <table:table-cell table:formula="of:=[.S465]-[.T465]" office:value-type="float" office:value="-46" calcext:value-type="float">
            <text:p>-46</text:p>
          </table:table-cell>
          <table:table-cell table:number-columns-repeated="1003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melo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66.5" calcext:value-type="float">
            <text:p>266,50</text:p>
          </table:table-cell>
          <table:table-cell office:value-type="string" calcext:value-type="string">
            <text:p>aul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466]+([.M466]/20)+([.N466]/240)" office:value-type="float" office:value="5" calcext:value-type="float">
            <text:p>5,00000</text:p>
          </table:table-cell>
          <table:table-cell table:number-columns-repeated="3"/>
          <table:table-cell table:formula="of:=[.P466]+0.05*[.Q466]+[.R466]/240" office:value-type="float" office:value="0" calcext:value-type="float">
            <text:p>0</text:p>
          </table:table-cell>
          <table:table-cell table:formula="of:=[.J466]*[.O466]" office:value-type="float" office:value="1332.5" calcext:value-type="float">
            <text:p>1 332,5000</text:p>
          </table:table-cell>
          <table:table-cell table:formula="of:=[.S466]-[.T466]" office:value-type="float" office:value="-1332.5" calcext:value-type="float">
            <text:p>-1332,5</text:p>
          </table:table-cell>
          <table:table-cell table:number-columns-repeated="1003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rreaux de pi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467]+([.M467]/20)+([.N467]/240)" office:value-type="float" office:value="0" calcext:value-type="float">
            <text:p>0,00000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table:formula="of:=[.P467]+0.05*[.Q467]+[.R467]/240" office:value-type="float" office:value="3500" calcext:value-type="float">
            <text:p>3500</text:p>
          </table:table-cell>
          <table:table-cell table:formula="of:=[.J467]*[.O467]" office:value-type="float" office:value="0" calcext:value-type="float">
            <text:p>0,0000</text:p>
          </table:table-cell>
          <table:table-cell table:formula="of:=[.S467]-[.T467]" office:value-type="float" office:value="3500" calcext:value-type="float">
            <text:p>3500</text:p>
          </table:table-cell>
          <table:table-cell office:value-type="string" calcext:value-type="string">
            <text:p>valeur de 3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ercles à bo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28" calcext:value-type="float">
            <text:p>628,00</text:p>
          </table:table-cell>
          <table:table-cell office:value-type="string" calcext:value-type="string">
            <text:p>pacque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468]+([.M468]/20)+([.N468]/240)" office:value-type="float" office:value="1.5" calcext:value-type="float">
            <text:p>1,50000</text:p>
          </table:table-cell>
          <table:table-cell table:number-columns-repeated="3"/>
          <table:table-cell table:formula="of:=[.P468]+0.05*[.Q468]+[.R468]/240" office:value-type="float" office:value="0" calcext:value-type="float">
            <text:p>0</text:p>
          </table:table-cell>
          <table:table-cell table:formula="of:=[.J468]*[.O468]" office:value-type="float" office:value="942" calcext:value-type="float">
            <text:p>942,0000</text:p>
          </table:table-cell>
          <table:table-cell table:formula="of:=[.S468]-[.T468]" office:value-type="float" office:value="-942" calcext:value-type="float">
            <text:p>-942</text:p>
          </table:table-cell>
          <table:table-cell table:number-columns-repeated="1003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nde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518" calcext:value-type="float">
            <text:p>4 518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469]+([.M469]/20)+([.N469]/240)" office:value-type="float" office:value="0.4" calcext:value-type="float">
            <text:p>0,40000</text:p>
          </table:table-cell>
          <table:table-cell table:number-columns-repeated="3"/>
          <table:table-cell table:formula="of:=[.P469]+0.05*[.Q469]+[.R469]/240" office:value-type="float" office:value="0" calcext:value-type="float">
            <text:p>0</text:p>
          </table:table-cell>
          <table:table-cell table:formula="of:=[.J469]*[.O469]" office:value-type="float" office:value="1807.2" calcext:value-type="float">
            <text:p>1 807,2000</text:p>
          </table:table-cell>
          <table:table-cell table:formula="of:=[.S469]-[.T469]" office:value-type="float" office:value="-1807.2" calcext:value-type="float">
            <text:p>-1807,2</text:p>
          </table:table-cell>
          <table:table-cell office:value-type="string" calcext:value-type="string">
            <text:p>40L %</text:p>
          </table:table-cell>
          <table:table-cell table:number-columns-repeated="1002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peaux castors u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en nombre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0" table:formula="of:=[.L470]+([.M470]/20)+([.N470]/240)" office:value-type="float" office:value="16" calcext:value-type="float">
            <text:p>16,00000</text:p>
          </table:table-cell>
          <table:table-cell table:number-columns-repeated="3"/>
          <table:table-cell table:formula="of:=[.P470]+0.05*[.Q470]+[.R470]/240" office:value-type="float" office:value="0" calcext:value-type="float">
            <text:p>0</text:p>
          </table:table-cell>
          <table:table-cell table:formula="of:=[.J470]*[.O470]" office:value-type="float" office:value="976" calcext:value-type="float">
            <text:p>976,0000</text:p>
          </table:table-cell>
          <table:table-cell table:formula="of:=[.S470]-[.T470]" office:value-type="float" office:value="-976" calcext:value-type="float">
            <text:p>-976</text:p>
          </table:table-cell>
          <table:table-cell table:number-columns-repeated="1003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peaux castors dem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471]+([.M471]/20)+([.N471]/240)" office:value-type="float" office:value="8" calcext:value-type="float">
            <text:p>8,00000</text:p>
          </table:table-cell>
          <table:table-cell table:number-columns-repeated="3"/>
          <table:table-cell table:formula="of:=[.P471]+0.05*[.Q471]+[.R471]/240" office:value-type="float" office:value="0" calcext:value-type="float">
            <text:p>0</text:p>
          </table:table-cell>
          <table:table-cell table:formula="of:=[.J471]*[.O471]" office:value-type="float" office:value="0" calcext:value-type="float">
            <text:p>0,0000</text:p>
          </table:table-cell>
          <table:table-cell table:formula="of:=[.S471]-[.T471]" office:value-type="float" office:value="0" calcext:value-type="float">
            <text:p>0</text:p>
          </table:table-cell>
          <table:table-cell office:value-type="string" calcext:value-type="string">
            <text:p>nombre non précisé</text:p>
          </table:table-cell>
          <table:table-cell table:number-columns-repeated="1002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stors bordés d'or et d'argen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en nombre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0" table:formula="of:=[.L472]+([.M472]/20)+([.N472]/240)" office:value-type="float" office:value="42" calcext:value-type="float">
            <text:p>42,00000</text:p>
          </table:table-cell>
          <table:table-cell table:number-columns-repeated="3"/>
          <table:table-cell table:formula="of:=[.P472]+0.05*[.Q472]+[.R472]/240" office:value-type="float" office:value="0" calcext:value-type="float">
            <text:p>0</text:p>
          </table:table-cell>
          <table:table-cell table:formula="of:=[.J472]*[.O472]" office:value-type="float" office:value="1890" calcext:value-type="float">
            <text:p>1 890,0000</text:p>
          </table:table-cell>
          <table:table-cell table:formula="of:=[.S472]-[.T472]" office:value-type="float" office:value="-1890" calcext:value-type="float">
            <text:p>-1890</text:p>
          </table:table-cell>
          <table:table-cell table:number-columns-repeated="1003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peaux à nè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0" table:formula="of:=[.L473]+([.M473]/20)+([.N473]/240)" office:value-type="float" office:value="1.1" calcext:value-type="float">
            <text:p>1,10000</text:p>
          </table:table-cell>
          <table:table-cell table:number-columns-repeated="3"/>
          <table:table-cell table:formula="of:=[.P473]+0.05*[.Q473]+[.R473]/240" office:value-type="float" office:value="0" calcext:value-type="float">
            <text:p>0</text:p>
          </table:table-cell>
          <table:table-cell table:formula="of:=[.J473]*[.O473]" office:value-type="float" office:value="297" calcext:value-type="float">
            <text:p>297,0000</text:p>
          </table:table-cell>
          <table:table-cell table:formula="of:=[.S473]-[.T473]" office:value-type="float" office:value="-297" calcext:value-type="float">
            <text:p>-297</text:p>
          </table:table-cell>
          <table:table-cell table:number-columns-repeated="1003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peaux de p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88" calcext:value-type="float">
            <text:p>48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474]+([.M474]/20)+([.N474]/240)" office:value-type="float" office:value="0.5" calcext:value-type="float">
            <text:p>0,50000</text:p>
          </table:table-cell>
          <table:table-cell table:number-columns-repeated="3"/>
          <table:table-cell table:formula="of:=[.P474]+0.05*[.Q474]+[.R474]/240" office:value-type="float" office:value="0" calcext:value-type="float">
            <text:p>0</text:p>
          </table:table-cell>
          <table:table-cell table:formula="of:=[.J474]*[.O474]" office:value-type="float" office:value="244" calcext:value-type="float">
            <text:p>244,0000</text:p>
          </table:table-cell>
          <table:table-cell table:formula="of:=[.S474]-[.T474]" office:value-type="float" office:value="-244" calcext:value-type="float">
            <text:p>-244</text:p>
          </table:table-cell>
          <table:table-cell table:number-columns-repeated="1003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475]+([.M475]/20)+([.N475]/240)" office:value-type="float" office:value="10" calcext:value-type="float">
            <text:p>10,00000</text:p>
          </table:table-cell>
          <table:table-cell table:number-columns-repeated="3"/>
          <table:table-cell table:formula="of:=[.P475]+0.05*[.Q475]+[.R475]/240" office:value-type="float" office:value="0" calcext:value-type="float">
            <text:p>0</text:p>
          </table:table-cell>
          <table:table-cell table:formula="of:=[.J475]*[.O475]" office:value-type="float" office:value="120" calcext:value-type="float">
            <text:p>120,0000</text:p>
          </table:table-cell>
          <table:table-cell table:formula="of:=[.S475]-[.T475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douzain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0" table:formula="of:=[.L476]+([.M476]/20)+([.N476]/240)" office:value-type="float" office:value="14" calcext:value-type="float">
            <text:p>14,00000</text:p>
          </table:table-cell>
          <table:table-cell table:number-columns-repeated="3"/>
          <table:table-cell table:formula="of:=[.P476]+0.05*[.Q476]+[.R476]/240" office:value-type="float" office:value="0" calcext:value-type="float">
            <text:p>0</text:p>
          </table:table-cell>
          <table:table-cell table:formula="of:=[.J476]*[.O476]" office:value-type="float" office:value="294" calcext:value-type="float">
            <text:p>294,0000</text:p>
          </table:table-cell>
          <table:table-cell table:formula="of:=[.S476]-[.T476]" office:value-type="float" office:value="-294" calcext:value-type="float">
            <text:p>-294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05" calcext:value-type="float">
            <text:p>1 805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77]+([.M477]/20)+([.N477]/240)" office:value-type="float" office:value="4.5" calcext:value-type="float">
            <text:p>4,50000</text:p>
          </table:table-cell>
          <table:table-cell table:number-columns-repeated="3"/>
          <table:table-cell table:formula="of:=[.P477]+0.05*[.Q477]+[.R477]/240" office:value-type="float" office:value="0" calcext:value-type="float">
            <text:p>0</text:p>
          </table:table-cell>
          <table:table-cell table:formula="of:=[.J477]*[.O477]" office:value-type="float" office:value="8122.5" calcext:value-type="float">
            <text:p>8 122,5000</text:p>
          </table:table-cell>
          <table:table-cell table:formula="of:=[.S477]-[.T477]" office:value-type="float" office:value="-8122.5" calcext:value-type="float">
            <text:p>-8122,5</text:p>
          </table:table-cell>
          <table:table-cell table:number-columns-repeated="1003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300" calcext:value-type="float">
            <text:p>3 30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478]+([.M478]/20)+([.N478]/240)" office:value-type="float" office:value="4" calcext:value-type="float">
            <text:p>4,00000</text:p>
          </table:table-cell>
          <table:table-cell table:number-columns-repeated="3"/>
          <table:table-cell table:formula="of:=[.P478]+0.05*[.Q478]+[.R478]/240" office:value-type="float" office:value="0" calcext:value-type="float">
            <text:p>0</text:p>
          </table:table-cell>
          <table:table-cell table:formula="of:=[.J478]*[.O478]" office:value-type="float" office:value="13200" calcext:value-type="float">
            <text:p>13 200,0000</text:p>
          </table:table-cell>
          <table:table-cell table:formula="of:=[.S478]-[.T478]" office:value-type="float" office:value="-13200" calcext:value-type="float">
            <text:p>-13200</text:p>
          </table:table-cell>
          <table:table-cell table:number-columns-repeated="1003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table:formula="of:=[.L479]+([.M479]/20)+([.N479]/240)" office:value-type="float" office:value="1.5" calcext:value-type="float">
            <text:p>1,50000</text:p>
          </table:table-cell>
          <table:table-cell table:number-columns-repeated="3"/>
          <table:table-cell table:formula="of:=[.P479]+0.05*[.Q479]+[.R479]/240" office:value-type="float" office:value="0" calcext:value-type="float">
            <text:p>0</text:p>
          </table:table-cell>
          <table:table-cell table:formula="of:=[.J479]*[.O479]" office:value-type="float" office:value="1800" calcext:value-type="float">
            <text:p>1 800,0000</text:p>
          </table:table-cell>
          <table:table-cell table:formula="of:=[.S479]-[.T479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0" table:formula="of:=[.L480]+([.M480]/20)+([.N480]/240)" office:value-type="float" office:value="1.4" calcext:value-type="float">
            <text:p>1,40000</text:p>
          </table:table-cell>
          <table:table-cell table:number-columns-repeated="3"/>
          <table:table-cell table:formula="of:=[.P480]+0.05*[.Q480]+[.R480]/240" office:value-type="float" office:value="0" calcext:value-type="float">
            <text:p>0</text:p>
          </table:table-cell>
          <table:table-cell table:formula="of:=[.J480]*[.O480]" office:value-type="float" office:value="560" calcext:value-type="float">
            <text:p>560,0000</text:p>
          </table:table-cell>
          <table:table-cell table:formula="of:=[.S480]-[.T480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table:formula="of:=[.L481]+([.M481]/20)+([.N481]/240)" office:value-type="float" office:value="1.25" calcext:value-type="float">
            <text:p>1,25000</text:p>
          </table:table-cell>
          <table:table-cell table:number-columns-repeated="3"/>
          <table:table-cell table:formula="of:=[.P481]+0.05*[.Q481]+[.R481]/240" office:value-type="float" office:value="0" calcext:value-type="float">
            <text:p>0</text:p>
          </table:table-cell>
          <table:table-cell table:formula="of:=[.J481]*[.O481]" office:value-type="float" office:value="1625" calcext:value-type="float">
            <text:p>1 625,0000</text:p>
          </table:table-cell>
          <table:table-cell table:formula="of:=[.S481]-[.T481]" office:value-type="float" office:value="-1625" calcext:value-type="float">
            <text:p>-1625</text:p>
          </table:table-cell>
          <table:table-cell table:number-columns-repeated="1003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482]+([.M482]/20)+([.N482]/240)" office:value-type="float" office:value="10" calcext:value-type="float">
            <text:p>10,00000</text:p>
          </table:table-cell>
          <table:table-cell table:number-columns-repeated="3"/>
          <table:table-cell table:formula="of:=[.P482]+0.05*[.Q482]+[.R482]/240" office:value-type="float" office:value="0" calcext:value-type="float">
            <text:p>0</text:p>
          </table:table-cell>
          <table:table-cell table:formula="of:=[.J482]*[.O482]" office:value-type="float" office:value="300" calcext:value-type="float">
            <text:p>300,0000</text:p>
          </table:table-cell>
          <table:table-cell table:formula="of:=[.S482]-[.T482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loux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0" table:formula="of:=[.L483]+([.M483]/20)+([.N483]/240)" office:value-type="float" office:value="0.25" calcext:value-type="float">
            <text:p>0,25000</text:p>
          </table:table-cell>
          <table:table-cell table:number-columns-repeated="3"/>
          <table:table-cell table:formula="of:=[.P483]+0.05*[.Q483]+[.R483]/240" office:value-type="float" office:value="0" calcext:value-type="float">
            <text:p>0</text:p>
          </table:table-cell>
          <table:table-cell table:formula="of:=[.J483]*[.O483]" office:value-type="float" office:value="1500" calcext:value-type="float">
            <text:p>1 500,0000</text:p>
          </table:table-cell>
          <table:table-cell table:formula="of:=[.S483]-[.T483]" office:value-type="float" office:value="-1500" calcext:value-type="float">
            <text:p>-1500</text:p>
          </table:table-cell>
          <table:table-cell office:value-type="string" calcext:value-type="string">
            <text:p>25 L%</text:p>
          </table:table-cell>
          <table:table-cell table:number-columns-repeated="1002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9" calcext:value-type="float">
            <text:p>119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0" table:formula="of:=[.L484]+([.M484]/20)+([.N484]/240)" office:value-type="float" office:value="0.6" calcext:value-type="float">
            <text:p>0,60000</text:p>
          </table:table-cell>
          <table:table-cell table:number-columns-repeated="3"/>
          <table:table-cell table:formula="of:=[.P484]+0.05*[.Q484]+[.R484]/240" office:value-type="float" office:value="0" calcext:value-type="float">
            <text:p>0</text:p>
          </table:table-cell>
          <table:table-cell table:formula="of:=[.J484]*[.O484]" office:value-type="float" office:value="71.4" calcext:value-type="float">
            <text:p>71,4000</text:p>
          </table:table-cell>
          <table:table-cell table:formula="of:=[.S484]-[.T484]" office:value-type="float" office:value="-71.4" calcext:value-type="float">
            <text:p>-71,4</text:p>
          </table:table-cell>
          <table:table-cell office:value-type="string" calcext:value-type="string">
            <text:p>60 L %</text:p>
          </table:table-cell>
          <table:table-cell table:number-columns-repeated="1002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ut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0" table:formula="of:=[.L485]+([.M485]/20)+([.N485]/240)" office:value-type="float" office:value="100" calcext:value-type="float">
            <text:p>100,00000</text:p>
          </table:table-cell>
          <table:table-cell table:number-columns-repeated="3"/>
          <table:table-cell table:formula="of:=[.P485]+0.05*[.Q485]+[.R485]/240" office:value-type="float" office:value="0" calcext:value-type="float">
            <text:p>0</text:p>
          </table:table-cell>
          <table:table-cell table:formula="of:=[.J485]*[.O485]" office:value-type="float" office:value="6000" calcext:value-type="float">
            <text:p>6 000,0000</text:p>
          </table:table-cell>
          <table:table-cell table:formula="of:=[.S485]-[.T485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ut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486]+([.M486]/20)+([.N486]/240)" office:value-type="float" office:value="0" calcext:value-type="float">
            <text:p>0,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86]+0.05*[.Q486]+[.R486]/240" office:value-type="float" office:value="600" calcext:value-type="float">
            <text:p>600</text:p>
          </table:table-cell>
          <table:table-cell table:formula="of:=[.J486]*[.O486]" office:value-type="float" office:value="0" calcext:value-type="float">
            <text:p>0,0000</text:p>
          </table:table-cell>
          <table:table-cell table:formula="of:=[.S486]-[.T486]" office:value-type="float" office:value="600" calcext:value-type="float">
            <text:p>600</text:p>
          </table:table-cell>
          <table:table-cell office:value-type="string" calcext:value-type="string">
            <text:p>valeur de 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uivre en batt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487]+([.M487]/20)+([.N487]/240)" office:value-type="float" office:value="0" calcext:value-type="float">
            <text:p>0,00000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[.P487]+0.05*[.Q487]+[.R487]/240" office:value-type="float" office:value="450" calcext:value-type="float">
            <text:p>450</text:p>
          </table:table-cell>
          <table:table-cell table:formula="of:=[.J487]*[.O487]" office:value-type="float" office:value="0" calcext:value-type="float">
            <text:p>0,0000</text:p>
          </table:table-cell>
          <table:table-cell table:formula="of:=[.S487]-[.T487]" office:value-type="float" office:value="450" calcext:value-type="float">
            <text:p>450</text:p>
          </table:table-cell>
          <table:table-cell office:value-type="string" calcext:value-type="string">
            <text:p>valeur de 4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au de la reine de Hong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feuill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table:formula="of:=[.L488]+([.M488]/20)+([.N488]/240)" office:value-type="float" office:value="0.5" calcext:value-type="float">
            <text:p>0,50000</text:p>
          </table:table-cell>
          <table:table-cell table:number-columns-repeated="3"/>
          <table:table-cell table:formula="of:=[.P488]+0.05*[.Q488]+[.R488]/240" office:value-type="float" office:value="0" calcext:value-type="float">
            <text:p>0</text:p>
          </table:table-cell>
          <table:table-cell table:formula="of:=[.J488]*[.O488]" office:value-type="float" office:value="60" calcext:value-type="float">
            <text:p>60,0000</text:p>
          </table:table-cell>
          <table:table-cell table:formula="of:=[.S488]-[.T488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489]+([.M489]/20)+([.N489]/240)" office:value-type="float" office:value="10" calcext:value-type="float">
            <text:p>10,00000</text:p>
          </table:table-cell>
          <table:table-cell table:number-columns-repeated="3"/>
          <table:table-cell table:formula="of:=[.P489]+0.05*[.Q489]+[.R489]/240" office:value-type="float" office:value="0" calcext:value-type="float">
            <text:p>0</text:p>
          </table:table-cell>
          <table:table-cell table:formula="of:=[.J489]*[.O489]" office:value-type="float" office:value="10" calcext:value-type="float">
            <text:p>10,0000</text:p>
          </table:table-cell>
          <table:table-cell table:formula="of:=[.S489]-[.T489]" office:value-type="float" office:value="-10" calcext:value-type="float">
            <text:p>-10</text:p>
          </table:table-cell>
          <table:table-cell table:number-columns-repeated="1003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26" calcext:value-type="float">
            <text:p>1 826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490]+([.M490]/20)+([.N490]/240)" office:value-type="float" office:value="3" calcext:value-type="float">
            <text:p>3,00000</text:p>
          </table:table-cell>
          <table:table-cell table:number-columns-repeated="3"/>
          <table:table-cell table:formula="of:=[.P490]+0.05*[.Q490]+[.R490]/240" office:value-type="float" office:value="0" calcext:value-type="float">
            <text:p>0</text:p>
          </table:table-cell>
          <table:table-cell table:formula="of:=[.J490]*[.O490]" office:value-type="float" office:value="5478" calcext:value-type="float">
            <text:p>5 478,0000</text:p>
          </table:table-cell>
          <table:table-cell table:formula="of:=[.S490]-[.T490]" office:value-type="float" office:value="-5478" calcext:value-type="float">
            <text:p>-5478</text:p>
          </table:table-cell>
          <table:table-cell table:number-columns-repeated="1003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lot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0" table:formula="of:=[.L491]+([.M491]/20)+([.N491]/240)" office:value-type="float" office:value="400" calcext:value-type="float">
            <text:p>400,00000</text:p>
          </table:table-cell>
          <table:table-cell table:number-columns-repeated="3"/>
          <table:table-cell table:formula="of:=[.P491]+0.05*[.Q491]+[.R491]/240" office:value-type="float" office:value="0" calcext:value-type="float">
            <text:p>0</text:p>
          </table:table-cell>
          <table:table-cell table:formula="of:=[.J491]*[.O491]" office:value-type="float" office:value="800" calcext:value-type="float">
            <text:p>800,0000</text:p>
          </table:table-cell>
          <table:table-cell table:formula="of:=[.S491]-[.T491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amine de noge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492]+([.M492]/20)+([.N492]/240)" office:value-type="float" office:value="1.5" calcext:value-type="float">
            <text:p>1,50000</text:p>
          </table:table-cell>
          <table:table-cell table:number-columns-repeated="3"/>
          <table:table-cell table:formula="of:=[.P492]+0.05*[.Q492]+[.R492]/240" office:value-type="float" office:value="0" calcext:value-type="float">
            <text:p>0</text:p>
          </table:table-cell>
          <table:table-cell table:formula="of:=[.J492]*[.O492]" office:value-type="float" office:value="2400" calcext:value-type="float">
            <text:p>2 400,0000</text:p>
          </table:table-cell>
          <table:table-cell table:formula="of:=[.S492]-[.T492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amine noi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71" calcext:value-type="float">
            <text:p>271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table:formula="of:=[.L493]+([.M493]/20)+([.N493]/240)" office:value-type="float" office:value="3.1" calcext:value-type="float">
            <text:p>3,10000</text:p>
          </table:table-cell>
          <table:table-cell table:number-columns-repeated="3"/>
          <table:table-cell table:formula="of:=[.P493]+0.05*[.Q493]+[.R493]/240" office:value-type="float" office:value="0" calcext:value-type="float">
            <text:p>0</text:p>
          </table:table-cell>
          <table:table-cell table:formula="of:=[.J493]*[.O493]" office:value-type="float" office:value="840.1" calcext:value-type="float">
            <text:p>840,1000</text:p>
          </table:table-cell>
          <table:table-cell table:formula="of:=[.S493]-[.T493]" office:value-type="float" office:value="-840.1" calcext:value-type="float">
            <text:p>-840,1</text:p>
          </table:table-cell>
          <table:table-cell table:number-columns-repeated="1003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offes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494]+([.M494]/20)+([.N494]/240)" office:value-type="float" office:value="3" calcext:value-type="float">
            <text:p>3,00000</text:p>
          </table:table-cell>
          <table:table-cell table:number-columns-repeated="3"/>
          <table:table-cell table:formula="of:=[.P494]+0.05*[.Q494]+[.R494]/240" office:value-type="float" office:value="0" calcext:value-type="float">
            <text:p>0</text:p>
          </table:table-cell>
          <table:table-cell table:formula="of:=[.J494]*[.O494]" office:value-type="float" office:value="420" calcext:value-type="float">
            <text:p>420,0000</text:p>
          </table:table-cell>
          <table:table-cell table:formula="of:=[.S494]-[.T494]" office:value-type="float" office:value="-420" calcext:value-type="float">
            <text:p>-420</text:p>
          </table:table-cell>
          <table:table-cell table:number-columns-repeated="1003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offes mes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lot</text:p>
          </table:table-cell>
          <table:table-cell office:value-type="float" office:value="1200" calcext:value-type="float">
            <text:p>1200,000</text:p>
          </table:table-cell>
          <table:table-cell table:number-columns-repeated="2"/>
          <table:table-cell table:style-name="ce20" table:formula="of:=[.L495]+([.M495]/20)+([.N495]/240)" office:value-type="float" office:value="1200" calcext:value-type="float">
            <text:p>1200,00000</text:p>
          </table:table-cell>
          <table:table-cell table:number-columns-repeated="3"/>
          <table:table-cell table:formula="of:=[.P495]+0.05*[.Q495]+[.R495]/240" office:value-type="float" office:value="0" calcext:value-type="float">
            <text:p>0</text:p>
          </table:table-cell>
          <table:table-cell table:formula="of:=[.J495]*[.O495]" office:value-type="float" office:value="1200" calcext:value-type="float">
            <text:p>1 200,0000</text:p>
          </table:table-cell>
          <table:table-cell table:formula="of:=[.S495]-[.T495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offe au quart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llot</text:p>
          </table:table-cell>
          <table:table-cell office:value-type="float" office:value="1100" calcext:value-type="float">
            <text:p>1100,000</text:p>
          </table:table-cell>
          <table:table-cell table:number-columns-repeated="2"/>
          <table:table-cell table:style-name="ce20" table:formula="of:=[.L496]+([.M496]/20)+([.N496]/240)" office:value-type="float" office:value="1100" calcext:value-type="float">
            <text:p>1100,00000</text:p>
          </table:table-cell>
          <table:table-cell table:number-columns-repeated="3"/>
          <table:table-cell table:formula="of:=[.P496]+0.05*[.Q496]+[.R496]/240" office:value-type="float" office:value="0" calcext:value-type="float">
            <text:p>0</text:p>
          </table:table-cell>
          <table:table-cell table:formula="of:=[.J496]*[.O496]" office:value-type="float" office:value="1100" calcext:value-type="float">
            <text:p>1 100,0000</text:p>
          </table:table-cell>
          <table:table-cell table:formula="of:=[.S496]-[.T496]" office:value-type="float" office:value="-1100" calcext:value-type="float">
            <text:p>-1100</text:p>
          </table:table-cell>
          <table:table-cell table:number-columns-repeated="1003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toffes de soye en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ot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0" table:formula="of:=[.L497]+([.M497]/20)+([.N497]/240)" office:value-type="float" office:value="300" calcext:value-type="float">
            <text:p>300,00000</text:p>
          </table:table-cell>
          <table:table-cell table:number-columns-repeated="3"/>
          <table:table-cell table:formula="of:=[.P497]+0.05*[.Q497]+[.R497]/240" office:value-type="float" office:value="0" calcext:value-type="float">
            <text:p>0</text:p>
          </table:table-cell>
          <table:table-cell table:formula="of:=[.J497]*[.O497]" office:value-type="float" office:value="1200" calcext:value-type="float">
            <text:p>1 200,0000</text:p>
          </table:table-cell>
          <table:table-cell table:formula="of:=[.S497]-[.T497]" office:value-type="float" office:value="-1200" calcext:value-type="float">
            <text:p>-1200</text:p>
          </table:table-cell>
          <table:table-cell office:value-type="string" calcext:value-type="string">
            <text:p>4 ballots estimés 1200</text:p>
          </table:table-cell>
          <table:table-cell table:number-columns-repeated="1002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ari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498]+([.M498]/20)+([.N498]/240)" office:value-type="float" office:value="20" calcext:value-type="float">
            <text:p>20,00000</text:p>
          </table:table-cell>
          <table:table-cell table:number-columns-repeated="3"/>
          <table:table-cell table:formula="of:=[.P498]+0.05*[.Q498]+[.R498]/240" office:value-type="float" office:value="0" calcext:value-type="float">
            <text:p>0</text:p>
          </table:table-cell>
          <table:table-cell table:formula="of:=[.J498]*[.O498]" office:value-type="float" office:value="2100" calcext:value-type="float">
            <text:p>2 100,0000</text:p>
          </table:table-cell>
          <table:table-cell table:formula="of:=[.S498]-[.T498]" office:value-type="float" office:value="-2100" calcext:value-type="float">
            <text:p>-2100</text:p>
          </table:table-cell>
          <table:table-cell table:number-columns-repeated="1003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ari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400" calcext:value-type="float">
            <text:p>12 4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0" table:formula="of:=[.L499]+([.M499]/20)+([.N499]/240)" office:value-type="float" office:value="0.2" calcext:value-type="float">
            <text:p>0,20000</text:p>
          </table:table-cell>
          <table:table-cell table:number-columns-repeated="3"/>
          <table:table-cell table:formula="of:=[.P499]+0.05*[.Q499]+[.R499]/240" office:value-type="float" office:value="0" calcext:value-type="float">
            <text:p>0</text:p>
          </table:table-cell>
          <table:table-cell table:formula="of:=[.J499]*[.O499]" office:value-type="float" office:value="2480" calcext:value-type="float">
            <text:p>2 480,0000</text:p>
          </table:table-cell>
          <table:table-cell table:formula="of:=[.S499]-[.T499]" office:value-type="float" office:value="-2480" calcext:value-type="float">
            <text:p>-2480</text:p>
          </table:table-cell>
          <table:table-cell office:value-type="string" calcext:value-type="string">
            <text:p>20 L%</text:p>
          </table:table-cell>
          <table:table-cell table:number-columns-repeated="1002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ayenc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500]+([.M500]/20)+([.N500]/240)" office:value-type="float" office:value="0" calcext:value-type="float">
            <text:p>0,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P500]+0.05*[.Q500]+[.R500]/240" office:value-type="float" office:value="500" calcext:value-type="float">
            <text:p>500</text:p>
          </table:table-cell>
          <table:table-cell table:formula="of:=[.J500]*[.O500]" office:value-type="float" office:value="0" calcext:value-type="float">
            <text:p>0,0000</text:p>
          </table:table-cell>
          <table:table-cell table:formula="of:=[.S500]-[.T500]" office:value-type="float" office:value="500" calcext:value-type="float">
            <text:p>500</text:p>
          </table:table-cell>
          <table:table-cell office:value-type="string" calcext:value-type="string">
            <text:p>valeur de 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number-columns-repeated="2"/>
          <table:table-cell table:style-name="ce20" table:formula="of:=[.L501]+([.M501]/20)+([.N501]/240)" office:value-type="float" office:value="0.13" calcext:value-type="float">
            <text:p>0,13000</text:p>
          </table:table-cell>
          <table:table-cell table:number-columns-repeated="3"/>
          <table:table-cell table:formula="of:=[.P501]+0.05*[.Q501]+[.R501]/240" office:value-type="float" office:value="0" calcext:value-type="float">
            <text:p>0</text:p>
          </table:table-cell>
          <table:table-cell table:formula="of:=[.J501]*[.O501]" office:value-type="float" office:value="390" calcext:value-type="float">
            <text:p>390,0000</text:p>
          </table:table-cell>
          <table:table-cell table:formula="of:=[.S501]-[.T501]" office:value-type="float" office:value="-390" calcext:value-type="float">
            <text:p>-390</text:p>
          </table:table-cell>
          <table:table-cell office:value-type="string" calcext:value-type="string">
            <text:p>130 L %%</text:p>
          </table:table-cell>
          <table:table-cell table:number-columns-repeated="1002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uilles de bo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pacquet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0" table:formula="of:=[.L502]+([.M502]/20)+([.N502]/240)" office:value-type="float" office:value="2.25" calcext:value-type="float">
            <text:p>2,25000</text:p>
          </table:table-cell>
          <table:table-cell table:number-columns-repeated="3"/>
          <table:table-cell table:formula="of:=[.P502]+0.05*[.Q502]+[.R502]/240" office:value-type="float" office:value="0" calcext:value-type="float">
            <text:p>0</text:p>
          </table:table-cell>
          <table:table-cell table:formula="of:=[.J502]*[.O502]" office:value-type="float" office:value="562.5" calcext:value-type="float">
            <text:p>562,5000</text:p>
          </table:table-cell>
          <table:table-cell table:formula="of:=[.S502]-[.T502]" office:value-type="float" office:value="-562.5" calcext:value-type="float">
            <text:p>-562,5</text:p>
          </table:table-cell>
          <table:table-cell table:number-columns-repeated="1003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l à cou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83" calcext:value-type="float">
            <text:p>28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table:formula="of:=[.L503]+([.M503]/20)+([.N503]/240)" office:value-type="float" office:value="2" calcext:value-type="float">
            <text:p>2,00000</text:p>
          </table:table-cell>
          <table:table-cell table:number-columns-repeated="3"/>
          <table:table-cell table:formula="of:=[.P503]+0.05*[.Q503]+[.R503]/240" office:value-type="float" office:value="0" calcext:value-type="float">
            <text:p>0</text:p>
          </table:table-cell>
          <table:table-cell table:formula="of:=[.J503]*[.O503]" office:value-type="float" office:value="566" calcext:value-type="float">
            <text:p>566,0000</text:p>
          </table:table-cell>
          <table:table-cell table:formula="of:=[.S503]-[.T503]" office:value-type="float" office:value="-566" calcext:value-type="float">
            <text:p>-566</text:p>
          </table:table-cell>
          <table:table-cell table:number-columns-repeated="1003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28" calcext:value-type="float">
            <text:p>528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504]+([.M504]/20)+([.N504]/240)" office:value-type="float" office:value="3" calcext:value-type="float">
            <text:p>3,00000</text:p>
          </table:table-cell>
          <table:table-cell table:number-columns-repeated="3"/>
          <table:table-cell table:formula="of:=[.P504]+0.05*[.Q504]+[.R504]/240" office:value-type="float" office:value="0" calcext:value-type="float">
            <text:p>0</text:p>
          </table:table-cell>
          <table:table-cell table:formula="of:=[.J504]*[.O504]" office:value-type="float" office:value="1584" calcext:value-type="float">
            <text:p>1 584,0000</text:p>
          </table:table-cell>
          <table:table-cell table:formula="of:=[.S504]-[.T504]" office:value-type="float" office:value="-1584" calcext:value-type="float">
            <text:p>-1584</text:p>
          </table:table-cell>
          <table:table-cell office:value-type="string" calcext:value-type="string">
            <text:p>quantité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ll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40" calcext:value-type="float">
            <text:p>94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505]+([.M505]/20)+([.N505]/240)" office:value-type="float" office:value="1" calcext:value-type="float">
            <text:p>1,00000</text:p>
          </table:table-cell>
          <table:table-cell table:number-columns-repeated="3"/>
          <table:table-cell table:formula="of:=[.P505]+0.05*[.Q505]+[.R505]/240" office:value-type="float" office:value="0" calcext:value-type="float">
            <text:p>0</text:p>
          </table:table-cell>
          <table:table-cell table:formula="of:=[.J505]*[.O505]" office:value-type="float" office:value="940" calcext:value-type="float">
            <text:p>940,0000</text:p>
          </table:table-cell>
          <table:table-cell table:formula="of:=[.S505]-[.T505]" office:value-type="float" office:value="-940" calcext:value-type="float">
            <text:p>-940</text:p>
          </table:table-cell>
          <table:table-cell table:number-columns-repeated="1003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543" calcext:value-type="float">
            <text:p>8 54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506]+([.M506]/20)+([.N506]/240)" office:value-type="float" office:value="0.25" calcext:value-type="float">
            <text:p>0,25000</text:p>
          </table:table-cell>
          <table:table-cell table:number-columns-repeated="3"/>
          <table:table-cell table:formula="of:=[.P506]+0.05*[.Q506]+[.R506]/240" office:value-type="float" office:value="0" calcext:value-type="float">
            <text:p>0</text:p>
          </table:table-cell>
          <table:table-cell table:formula="of:=[.J506]*[.O506]" office:value-type="float" office:value="2135.75" calcext:value-type="float">
            <text:p>2 135,7500</text:p>
          </table:table-cell>
          <table:table-cell table:formula="of:=[.S506]-[.T506]" office:value-type="float" office:value="-2135.75" calcext:value-type="float">
            <text:p>-2135,75</text:p>
          </table:table-cell>
          <table:table-cell table:number-columns-repeated="1003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ors en diab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lot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0" table:formula="of:=[.L507]+([.M507]/20)+([.N507]/240)" office:value-type="float" office:value="400" calcext:value-type="float">
            <text:p>400,00000</text:p>
          </table:table-cell>
          <table:table-cell table:number-columns-repeated="3"/>
          <table:table-cell table:formula="of:=[.P507]+0.05*[.Q507]+[.R507]/240" office:value-type="float" office:value="0" calcext:value-type="float">
            <text:p>0</text:p>
          </table:table-cell>
          <table:table-cell table:formula="of:=[.J507]*[.O507]" office:value-type="float" office:value="400" calcext:value-type="float">
            <text:p>400,0000</text:p>
          </table:table-cell>
          <table:table-cell table:formula="of:=[.S507]-[.T507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152" calcext:value-type="float">
            <text:p>2 152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0" table:formula="of:=[.L508]+([.M508]/20)+([.N508]/240)" office:value-type="float" office:value="0.3" calcext:value-type="float">
            <text:p>0,30000</text:p>
          </table:table-cell>
          <table:table-cell table:number-columns-repeated="3"/>
          <table:table-cell table:formula="of:=[.P508]+0.05*[.Q508]+[.R508]/240" office:value-type="float" office:value="0" calcext:value-type="float">
            <text:p>0</text:p>
          </table:table-cell>
          <table:table-cell table:formula="of:=[.J508]*[.O508]" office:value-type="float" office:value="645.6" calcext:value-type="float">
            <text:p>645,6000</text:p>
          </table:table-cell>
          <table:table-cell table:formula="of:=[.S508]-[.T508]" office:value-type="float" office:value="-645.6" calcext:value-type="float">
            <text:p>-645,6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un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0" table:formula="of:=[.L509]+([.M509]/20)+([.N509]/240)" office:value-type="float" office:value="0.2" calcext:value-type="float">
            <text:p>0,20000</text:p>
          </table:table-cell>
          <table:table-cell table:number-columns-repeated="3"/>
          <table:table-cell table:formula="of:=[.P509]+0.05*[.Q509]+[.R509]/240" office:value-type="float" office:value="0" calcext:value-type="float">
            <text:p>0</text:p>
          </table:table-cell>
          <table:table-cell table:formula="of:=[.J509]*[.O509]" office:value-type="float" office:value="220" calcext:value-type="float">
            <text:p>220,0000</text:p>
          </table:table-cell>
          <table:table-cell table:formula="of:=[.S509]-[.T509]" office:value-type="float" office:value="-220" calcext:value-type="float">
            <text:p>-220</text:p>
          </table:table-cell>
          <table:table-cell office:value-type="string" calcext:value-type="string">
            <text:p>Marchandise non identifiée. 20 L%</text:p>
          </table:table-cell>
          <table:table-cell table:number-columns-repeated="1002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0" table:formula="of:=[.L510]+([.M510]/20)+([.N510]/240)" office:value-type="float" office:value="22" calcext:value-type="float">
            <text:p>22,00000</text:p>
          </table:table-cell>
          <table:table-cell table:number-columns-repeated="3"/>
          <table:table-cell table:formula="of:=[.P510]+0.05*[.Q510]+[.R510]/240" office:value-type="float" office:value="0" calcext:value-type="float">
            <text:p>0</text:p>
          </table:table-cell>
          <table:table-cell table:formula="of:=[.J510]*[.O510]" office:value-type="float" office:value="44" calcext:value-type="float">
            <text:p>44,0000</text:p>
          </table:table-cell>
          <table:table-cell table:formula="of:=[.S510]-[.T510]" office:value-type="float" office:value="-44" calcext:value-type="float">
            <text:p>-44</text:p>
          </table:table-cell>
          <table:table-cell table:number-columns-repeated="1003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har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511]+([.M511]/20)+([.N511]/240)" office:value-type="float" office:value="0" calcext:value-type="float">
            <text:p>0,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P511]+0.05*[.Q511]+[.R511]/240" office:value-type="float" office:value="500" calcext:value-type="float">
            <text:p>500</text:p>
          </table:table-cell>
          <table:table-cell table:formula="of:=[.J511]*[.O511]" office:value-type="float" office:value="0" calcext:value-type="float">
            <text:p>0,0000</text:p>
          </table:table-cell>
          <table:table-cell table:formula="of:=[.S511]-[.T511]" office:value-type="float" office:value="500" calcext:value-type="float">
            <text:p>500</text:p>
          </table:table-cell>
          <table:table-cell office:value-type="string" calcext:value-type="string">
            <text:p>valeur de 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huille de florenc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512]+([.M512]/20)+([.N512]/240)" office:value-type="float" office:value="10" calcext:value-type="float">
            <text:p>10,00000</text:p>
          </table:table-cell>
          <table:table-cell table:number-columns-repeated="3"/>
          <table:table-cell table:formula="of:=[.P512]+0.05*[.Q512]+[.R512]/240" office:value-type="float" office:value="0" calcext:value-type="float">
            <text:p>0</text:p>
          </table:table-cell>
          <table:table-cell table:formula="of:=[.J512]*[.O512]" office:value-type="float" office:value="20" calcext:value-type="float">
            <text:p>20,0000</text:p>
          </table:table-cell>
          <table:table-cell table:formula="of:=[.S512]-[.T512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huille de poiss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0" table:formula="of:=[.L513]+([.M513]/20)+([.N513]/240)" office:value-type="float" office:value="4" calcext:value-type="float">
            <text:p>4,00000</text:p>
          </table:table-cell>
          <table:table-cell table:number-columns-repeated="3"/>
          <table:table-cell table:formula="of:=[.P513]+0.05*[.Q513]+[.R513]/240" office:value-type="float" office:value="0" calcext:value-type="float">
            <text:p>0</text:p>
          </table:table-cell>
          <table:table-cell table:formula="of:=[.J513]*[.O513]" office:value-type="float" office:value="192" calcext:value-type="float">
            <text:p>192,0000</text:p>
          </table:table-cell>
          <table:table-cell table:formula="of:=[.S513]-[.T513]" office:value-type="float" office:value="-192" calcext:value-type="float">
            <text:p>-192</text:p>
          </table:table-cell>
          <table:table-cell table:number-columns-repeated="1003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angues sal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514]+([.M514]/20)+([.N514]/240)" office:value-type="float" office:value="30" calcext:value-type="float">
            <text:p>30,00000</text:p>
          </table:table-cell>
          <table:table-cell table:number-columns-repeated="3"/>
          <table:table-cell table:formula="of:=[.P514]+0.05*[.Q514]+[.R514]/240" office:value-type="float" office:value="0" calcext:value-type="float">
            <text:p>0</text:p>
          </table:table-cell>
          <table:table-cell table:formula="of:=[.J514]*[.O514]" office:value-type="float" office:value="780" calcext:value-type="float">
            <text:p>780,0000</text:p>
          </table:table-cell>
          <table:table-cell table:formula="of:=[.S514]-[.T514]" office:value-type="float" office:value="-780" calcext:value-type="float">
            <text:p>-780</text:p>
          </table:table-cell>
          <table:table-cell table:number-columns-repeated="1003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baril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0" table:formula="of:=[.L515]+([.M515]/20)+([.N515]/240)" office:value-type="float" office:value="27" calcext:value-type="float">
            <text:p>27,00000</text:p>
          </table:table-cell>
          <table:table-cell table:number-columns-repeated="3"/>
          <table:table-cell table:formula="of:=[.P515]+0.05*[.Q515]+[.R515]/240" office:value-type="float" office:value="0" calcext:value-type="float">
            <text:p>0</text:p>
          </table:table-cell>
          <table:table-cell table:formula="of:=[.J515]*[.O515]" office:value-type="float" office:value="1269" calcext:value-type="float">
            <text:p>1 269,0000</text:p>
          </table:table-cell>
          <table:table-cell table:formula="of:=[.S515]-[.T515]" office:value-type="float" office:value="-1269" calcext:value-type="float">
            <text:p>-1269</text:p>
          </table:table-cell>
          <table:table-cell table:number-columns-repeated="1003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bariques</text:p>
          </table:table-cell>
          <table:table-cell office:value-type="float" office:value="56" calcext:value-type="float">
            <text:p>56,000</text:p>
          </table:table-cell>
          <table:table-cell table:number-columns-repeated="2"/>
          <table:table-cell table:style-name="ce20" table:formula="of:=[.L516]+([.M516]/20)+([.N516]/240)" office:value-type="float" office:value="56" calcext:value-type="float">
            <text:p>56,00000</text:p>
          </table:table-cell>
          <table:table-cell table:number-columns-repeated="3"/>
          <table:table-cell table:formula="of:=[.P516]+0.05*[.Q516]+[.R516]/240" office:value-type="float" office:value="0" calcext:value-type="float">
            <text:p>0</text:p>
          </table:table-cell>
          <table:table-cell table:formula="of:=[.J516]*[.O516]" office:value-type="float" office:value="616" calcext:value-type="float">
            <text:p>616,0000</text:p>
          </table:table-cell>
          <table:table-cell table:formula="of:=[.S516]-[.T516]" office:value-type="float" office:value="-616" calcext:value-type="float">
            <text:p>-616</text:p>
          </table:table-cell>
          <table:table-cell table:number-columns-repeated="1003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oincons</text:p>
          </table:table-cell>
          <table:table-cell office:value-type="float" office:value="66" calcext:value-type="float">
            <text:p>66,000</text:p>
          </table:table-cell>
          <table:table-cell table:number-columns-repeated="2"/>
          <table:table-cell table:style-name="ce20" table:formula="of:=[.L517]+([.M517]/20)+([.N517]/240)" office:value-type="float" office:value="66" calcext:value-type="float">
            <text:p>66,00000</text:p>
          </table:table-cell>
          <table:table-cell table:number-columns-repeated="3"/>
          <table:table-cell table:formula="of:=[.P517]+0.05*[.Q517]+[.R517]/240" office:value-type="float" office:value="0" calcext:value-type="float">
            <text:p>0</text:p>
          </table:table-cell>
          <table:table-cell table:formula="of:=[.J517]*[.O517]" office:value-type="float" office:value="198" calcext:value-type="float">
            <text:p>198,0000</text:p>
          </table:table-cell>
          <table:table-cell table:formula="of:=[.S517]-[.T517]" office:value-type="float" office:value="-198" calcext:value-type="float">
            <text:p>-198</text:p>
          </table:table-cell>
          <table:table-cell table:number-columns-repeated="1003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980" calcext:value-type="float">
            <text:p>1 98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0" table:formula="of:=[.L518]+([.M518]/20)+([.N518]/240)" office:value-type="float" office:value="0.2" calcext:value-type="float">
            <text:p>0,20000</text:p>
          </table:table-cell>
          <table:table-cell table:number-columns-repeated="3"/>
          <table:table-cell table:formula="of:=[.P518]+0.05*[.Q518]+[.R518]/240" office:value-type="float" office:value="0" calcext:value-type="float">
            <text:p>0</text:p>
          </table:table-cell>
          <table:table-cell table:formula="of:=[.J518]*[.O518]" office:value-type="float" office:value="396" calcext:value-type="float">
            <text:p>396,0000</text:p>
          </table:table-cell>
          <table:table-cell table:formula="of:=[.S518]-[.T518]" office:value-type="float" office:value="-396" calcext:value-type="float">
            <text:p>-396</text:p>
          </table:table-cell>
          <table:table-cell office:value-type="string" calcext:value-type="string">
            <text:p>20 L%</text:p>
          </table:table-cell>
          <table:table-cell table:number-columns-repeated="1002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ignes à pesch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519]+([.M519]/20)+([.N519]/240)" office:value-type="float" office:value="1.5" calcext:value-type="float">
            <text:p>1,50000</text:p>
          </table:table-cell>
          <table:table-cell table:number-columns-repeated="3"/>
          <table:table-cell table:formula="of:=[.P519]+0.05*[.Q519]+[.R519]/240" office:value-type="float" office:value="0" calcext:value-type="float">
            <text:p>0</text:p>
          </table:table-cell>
          <table:table-cell table:formula="of:=[.J519]*[.O519]" office:value-type="float" office:value="300" calcext:value-type="float">
            <text:p>300,0000</text:p>
          </table:table-cell>
          <table:table-cell table:formula="of:=[.S519]-[.T519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nchettes brod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air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0" table:formula="of:=[.L520]+([.M520]/20)+([.N520]/240)" office:value-type="float" office:value="15" calcext:value-type="float">
            <text:p>15,00000</text:p>
          </table:table-cell>
          <table:table-cell table:number-columns-repeated="3"/>
          <table:table-cell table:formula="of:=[.P520]+0.05*[.Q520]+[.R520]/240" office:value-type="float" office:value="0" calcext:value-type="float">
            <text:p>0</text:p>
          </table:table-cell>
          <table:table-cell table:formula="of:=[.J520]*[.O520]" office:value-type="float" office:value="180" calcext:value-type="float">
            <text:p>180,0000</text:p>
          </table:table-cell>
          <table:table-cell table:formula="of:=[.S520]-[.T520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521]+([.M521]/20)+([.N521]/240)" office:value-type="float" office:value="0" calcext:value-type="float">
            <text:p>0,00000</text:p>
          </table:table-cell>
          <table:table-cell office:value-type="float" office:value="40115" calcext:value-type="float">
            <text:p>40115</text:p>
          </table:table-cell>
          <table:table-cell table:number-columns-repeated="2"/>
          <table:table-cell table:formula="of:=[.P521]+0.05*[.Q521]+[.R521]/240" office:value-type="float" office:value="40115" calcext:value-type="float">
            <text:p>40115</text:p>
          </table:table-cell>
          <table:table-cell table:formula="of:=[.J521]*[.O521]" office:value-type="float" office:value="0" calcext:value-type="float">
            <text:p>0,0000</text:p>
          </table:table-cell>
          <table:table-cell table:formula="of:=[.S521]-[.T521]" office:value-type="float" office:value="40115" calcext:value-type="float">
            <text:p>40115</text:p>
          </table:table-cell>
          <table:table-cell office:value-type="string" calcext:value-type="string">
            <text:p>valeur de 4011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rmittes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522]+([.M522]/20)+([.N522]/240)" office:value-type="float" office:value="0" calcext:value-type="float">
            <text:p>0,00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P522]+0.05*[.Q522]+[.R522]/240" office:value-type="float" office:value="150" calcext:value-type="float">
            <text:p>150</text:p>
          </table:table-cell>
          <table:table-cell table:formula="of:=[.J522]*[.O522]" office:value-type="float" office:value="0" calcext:value-type="float">
            <text:p>0,0000</text:p>
          </table:table-cell>
          <table:table-cell table:formula="of:=[.S522]-[.T522]" office:value-type="float" office:value="150" calcext:value-type="float">
            <text:p>150</text:p>
          </table:table-cell>
          <table:table-cell office:value-type="string" calcext:value-type="string">
            <text:p>valeur de 1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ercerie mesl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523]+([.M523]/20)+([.N523]/240)" office:value-type="float" office:value="0" calcext:value-type="float">
            <text:p>0,00000</text:p>
          </table:table-cell>
          <table:table-cell office:value-type="float" office:value="2600" calcext:value-type="float">
            <text:p>2600</text:p>
          </table:table-cell>
          <table:table-cell table:number-columns-repeated="2"/>
          <table:table-cell table:formula="of:=[.P523]+0.05*[.Q523]+[.R523]/240" office:value-type="float" office:value="2600" calcext:value-type="float">
            <text:p>2600</text:p>
          </table:table-cell>
          <table:table-cell table:formula="of:=[.J523]*[.O523]" office:value-type="float" office:value="0" calcext:value-type="float">
            <text:p>0,0000</text:p>
          </table:table-cell>
          <table:table-cell table:formula="of:=[.S523]-[.T523]" office:value-type="float" office:value="2600" calcext:value-type="float">
            <text:p>2600</text:p>
          </table:table-cell>
          <table:table-cell office:value-type="string" calcext:value-type="string">
            <text:p>valeur de 2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style-name="ce13" office:value-type="float" office:value="6.6666666666" calcext:value-type="float">
            <text:p>6,67</text:p>
          </table:table-cell>
          <table:table-cell office:value-type="string" calcext:value-type="string">
            <text:p>douzain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524]+([.M524]/20)+([.N524]/240)" office:value-type="float" office:value="30" calcext:value-type="float">
            <text:p>30,00000</text:p>
          </table:table-cell>
          <table:table-cell table:number-columns-repeated="3"/>
          <table:table-cell table:formula="of:=[.P524]+0.05*[.Q524]+[.R524]/240" office:value-type="float" office:value="0" calcext:value-type="float">
            <text:p>0</text:p>
          </table:table-cell>
          <table:table-cell table:formula="of:=[.J524]*[.O524]" office:value-type="float" office:value="199.999999998" calcext:value-type="float">
            <text:p>200,0000</text:p>
          </table:table-cell>
          <table:table-cell table:formula="of:=[.S524]-[.T524]" office:value-type="float" office:value="-199.999999998" calcext:value-type="float">
            <text:p>-200</text:p>
          </table:table-cell>
          <table:table-cell office:value-type="string" calcext:value-type="string">
            <text:p>6 douzaines 2/3 à 30L la douzaine</text:p>
          </table:table-cell>
          <table:table-cell table:number-columns-repeated="1002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choirs de toilles Chole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0" table:formula="of:=[.L525]+([.M525]/20)+([.N525]/240)" office:value-type="float" office:value="13" calcext:value-type="float">
            <text:p>13,00000</text:p>
          </table:table-cell>
          <table:table-cell table:number-columns-repeated="3"/>
          <table:table-cell table:formula="of:=[.P525]+0.05*[.Q525]+[.R525]/240" office:value-type="float" office:value="0" calcext:value-type="float">
            <text:p>0</text:p>
          </table:table-cell>
          <table:table-cell table:formula="of:=[.J525]*[.O525]" office:value-type="float" office:value="260" calcext:value-type="float">
            <text:p>260,0000</text:p>
          </table:table-cell>
          <table:table-cell table:formula="of:=[.S525]-[.T525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lins à caf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526]+([.M526]/20)+([.N526]/240)" office:value-type="float" office:value="12" calcext:value-type="float">
            <text:p>12,00000</text:p>
          </table:table-cell>
          <table:table-cell table:number-columns-repeated="3"/>
          <table:table-cell table:formula="of:=[.P526]+0.05*[.Q526]+[.R526]/240" office:value-type="float" office:value="0" calcext:value-type="float">
            <text:p>0</text:p>
          </table:table-cell>
          <table:table-cell table:formula="of:=[.J526]*[.O526]" office:value-type="float" office:value="144" calcext:value-type="float">
            <text:p>144,0000</text:p>
          </table:table-cell>
          <table:table-cell table:formula="of:=[.S526]-[.T526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sseli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0" table:formula="of:=[.L527]+([.M527]/20)+([.N527]/240)" office:value-type="float" office:value="150" calcext:value-type="float">
            <text:p>150,00000</text:p>
          </table:table-cell>
          <table:table-cell table:number-columns-repeated="3"/>
          <table:table-cell table:formula="of:=[.P527]+0.05*[.Q527]+[.R527]/240" office:value-type="float" office:value="0" calcext:value-type="float">
            <text:p>0</text:p>
          </table:table-cell>
          <table:table-cell table:formula="of:=[.J527]*[.O527]" office:value-type="float" office:value="2700" calcext:value-type="float">
            <text:p>2 700,0000</text:p>
          </table:table-cell>
          <table:table-cell table:formula="of:=[.S527]-[.T527]" office:value-type="float" office:value="-2700" calcext:value-type="float">
            <text:p>-2700</text:p>
          </table:table-cell>
          <table:table-cell table:number-columns-repeated="1003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usseli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528]+([.M528]/20)+([.N528]/240)" office:value-type="float" office:value="0" calcext:value-type="float">
            <text:p>0,00000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formula="of:=[.P528]+0.05*[.Q528]+[.R528]/240" office:value-type="float" office:value="1800" calcext:value-type="float">
            <text:p>1800</text:p>
          </table:table-cell>
          <table:table-cell table:formula="of:=[.J528]*[.O528]" office:value-type="float" office:value="0" calcext:value-type="float">
            <text:p>0,0000</text:p>
          </table:table-cell>
          <table:table-cell table:formula="of:=[.S528]-[.T528]" office:value-type="float" office:value="1800" calcext:value-type="float">
            <text:p>1800</text:p>
          </table:table-cell>
          <table:table-cell office:value-type="string" calcext:value-type="string">
            <text:p>valeur de 18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oign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ariqu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0" table:formula="of:=[.L529]+([.M529]/20)+([.N529]/240)" office:value-type="float" office:value="15" calcext:value-type="float">
            <text:p>15,00000</text:p>
          </table:table-cell>
          <table:table-cell table:number-columns-repeated="3"/>
          <table:table-cell table:formula="of:=[.P529]+0.05*[.Q529]+[.R529]/240" office:value-type="float" office:value="0" calcext:value-type="float">
            <text:p>0</text:p>
          </table:table-cell>
          <table:table-cell table:formula="of:=[.J529]*[.O529]" office:value-type="float" office:value="750" calcext:value-type="float">
            <text:p>750,0000</text:p>
          </table:table-cell>
          <table:table-cell table:formula="of:=[.S529]-[.T529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os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20" calcext:value-type="float">
            <text:p>1 5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table:formula="of:=[.L530]+([.M530]/20)+([.N530]/240)" office:value-type="float" office:value="0.25" calcext:value-type="float">
            <text:p>0,25000</text:p>
          </table:table-cell>
          <table:table-cell table:number-columns-repeated="3"/>
          <table:table-cell table:formula="of:=[.P530]+0.05*[.Q530]+[.R530]/240" office:value-type="float" office:value="0" calcext:value-type="float">
            <text:p>0</text:p>
          </table:table-cell>
          <table:table-cell table:formula="of:=[.J530]*[.O530]" office:value-type="float" office:value="380" calcext:value-type="float">
            <text:p>380,0000</text:p>
          </table:table-cell>
          <table:table-cell table:formula="of:=[.S530]-[.T530]" office:value-type="float" office:value="-380" calcext:value-type="float">
            <text:p>-380</text:p>
          </table:table-cell>
          <table:table-cell table:number-columns-repeated="1003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arasso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0" table:formula="of:=[.L531]+([.M531]/20)+([.N531]/240)" office:value-type="float" office:value="12" calcext:value-type="float">
            <text:p>12,00000</text:p>
          </table:table-cell>
          <table:table-cell table:number-columns-repeated="3"/>
          <table:table-cell table:formula="of:=[.P531]+0.05*[.Q531]+[.R531]/240" office:value-type="float" office:value="0" calcext:value-type="float">
            <text:p>0</text:p>
          </table:table-cell>
          <table:table-cell table:formula="of:=[.J531]*[.O531]" office:value-type="float" office:value="120" calcext:value-type="float">
            <text:p>120,0000</text:p>
          </table:table-cell>
          <table:table-cell table:formula="of:=[.S531]-[.T531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ierre de St C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367" calcext:value-type="float">
            <text:p>4 367,00</text:p>
          </table:table-cell>
          <table:table-cell office:value-type="string" calcext:value-type="string">
            <text:p>pied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table:formula="of:=[.L532]+([.M532]/20)+([.N532]/240)" office:value-type="float" office:value="0.2" calcext:value-type="float">
            <text:p>0,20000</text:p>
          </table:table-cell>
          <table:table-cell table:number-columns-repeated="3"/>
          <table:table-cell table:formula="of:=[.P532]+0.05*[.Q532]+[.R532]/240" office:value-type="float" office:value="0" calcext:value-type="float">
            <text:p>0</text:p>
          </table:table-cell>
          <table:table-cell table:formula="of:=[.J532]*[.O532]" office:value-type="float" office:value="873.4" calcext:value-type="float">
            <text:p>873,4000</text:p>
          </table:table-cell>
          <table:table-cell table:formula="of:=[.S532]-[.T532]" office:value-type="float" office:value="-873.4" calcext:value-type="float">
            <text:p>-873,4</text:p>
          </table:table-cell>
          <table:table-cell table:number-columns-repeated="1003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coffr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0" table:formula="of:=[.L533]+([.M533]/20)+([.N533]/240)" office:value-type="float" office:value="45" calcext:value-type="float">
            <text:p>45,00000</text:p>
          </table:table-cell>
          <table:table-cell table:number-columns-repeated="3"/>
          <table:table-cell table:formula="of:=[.P533]+0.05*[.Q533]+[.R533]/240" office:value-type="float" office:value="0" calcext:value-type="float">
            <text:p>0</text:p>
          </table:table-cell>
          <table:table-cell table:formula="of:=[.J533]*[.O533]" office:value-type="float" office:value="1125" calcext:value-type="float">
            <text:p>1 125,0000</text:p>
          </table:table-cell>
          <table:table-cell table:formula="of:=[.S533]-[.T533]" office:value-type="float" office:value="-1125" calcext:value-type="float">
            <text:p>-1125</text:p>
          </table:table-cell>
          <table:table-cell table:number-columns-repeated="1003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gross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534]+([.M534]/20)+([.N534]/240)" office:value-type="float" office:value="2.25" calcext:value-type="float">
            <text:p>2,25000</text:p>
          </table:table-cell>
          <table:table-cell table:number-columns-repeated="3"/>
          <table:table-cell table:formula="of:=[.P534]+0.05*[.Q534]+[.R534]/240" office:value-type="float" office:value="0" calcext:value-type="float">
            <text:p>0</text:p>
          </table:table-cell>
          <table:table-cell table:formula="of:=[.J534]*[.O534]" office:value-type="float" office:value="31.5" calcext:value-type="float">
            <text:p>31,5000</text:p>
          </table:table-cell>
          <table:table-cell table:formula="of:=[.S534]-[.T534]" office:value-type="float" office:value="-31.5" calcext:value-type="float">
            <text:p>-31,5</text:p>
          </table:table-cell>
          <table:table-cell table:number-columns-repeated="1003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535]+([.M535]/20)+([.N535]/240)" office:value-type="float" office:value="0" calcext:value-type="float">
            <text:p>0,00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P535]+0.05*[.Q535]+[.R535]/240" office:value-type="float" office:value="1000" calcext:value-type="float">
            <text:p>1000</text:p>
          </table:table-cell>
          <table:table-cell table:formula="of:=[.J535]*[.O535]" office:value-type="float" office:value="0" calcext:value-type="float">
            <text:p>0,0000</text:p>
          </table:table-cell>
          <table:table-cell table:formula="of:=[.S535]-[.T535]" office:value-type="float" office:value="1000" calcext:value-type="float">
            <text:p>1000</text:p>
          </table:table-cell>
          <table:table-cell office:value-type="string" calcext:value-type="string">
            <text:p>valeur de 1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450" calcext:value-type="float">
            <text:p>6 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table:formula="of:=[.L536]+([.M536]/20)+([.N536]/240)" office:value-type="float" office:value="0.3" calcext:value-type="float">
            <text:p>0,30000</text:p>
          </table:table-cell>
          <table:table-cell table:number-columns-repeated="3"/>
          <table:table-cell table:formula="of:=[.P536]+0.05*[.Q536]+[.R536]/240" office:value-type="float" office:value="0" calcext:value-type="float">
            <text:p>0</text:p>
          </table:table-cell>
          <table:table-cell table:formula="of:=[.J536]*[.O536]" office:value-type="float" office:value="1935" calcext:value-type="float">
            <text:p>1 935,0000</text:p>
          </table:table-cell>
          <table:table-cell table:formula="of:=[.S536]-[.T536]" office:value-type="float" office:value="-1935" calcext:value-type="float">
            <text:p>-1935</text:p>
          </table:table-cell>
          <table:table-cell table:number-columns-repeated="1003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table:formula="of:=[.L537]+([.M537]/20)+([.N537]/240)" office:value-type="float" office:value="1.2" calcext:value-type="float">
            <text:p>1,20000</text:p>
          </table:table-cell>
          <table:table-cell table:number-columns-repeated="3"/>
          <table:table-cell table:formula="of:=[.P537]+0.05*[.Q537]+[.R537]/240" office:value-type="float" office:value="0" calcext:value-type="float">
            <text:p>0</text:p>
          </table:table-cell>
          <table:table-cell table:formula="of:=[.J537]*[.O537]" office:value-type="float" office:value="120" calcext:value-type="float">
            <text:p>120,0000</text:p>
          </table:table-cell>
          <table:table-cell table:formula="of:=[.S537]-[.T537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 office:value-type="float" office:value="0.7" calcext:value-type="float">
            <text:p>0,700</text:p>
          </table:table-cell>
          <table:table-cell table:number-columns-repeated="2"/>
          <table:table-cell table:style-name="ce20" table:formula="of:=[.L538]+([.M538]/20)+([.N538]/240)" office:value-type="float" office:value="0.7" calcext:value-type="float">
            <text:p>0,70000</text:p>
          </table:table-cell>
          <table:table-cell table:number-columns-repeated="3"/>
          <table:table-cell table:formula="of:=[.P538]+0.05*[.Q538]+[.R538]/240" office:value-type="float" office:value="0" calcext:value-type="float">
            <text:p>0</text:p>
          </table:table-cell>
          <table:table-cell table:formula="of:=[.J538]*[.O538]" office:value-type="float" office:value="7000" calcext:value-type="float">
            <text:p>7 000,0000</text:p>
          </table:table-cell>
          <table:table-cell table:formula="of:=[.S538]-[.T538]" office:value-type="float" office:value="-7000" calcext:value-type="float">
            <text:p>-7000</text:p>
          </table:table-cell>
          <table:table-cell office:value-type="string" calcext:value-type="string">
            <text:p>70 L %</text:p>
          </table:table-cell>
          <table:table-cell table:number-columns-repeated="1002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0" table:formula="of:=[.L539]+([.M539]/20)+([.N539]/240)" office:value-type="float" office:value="0.3" calcext:value-type="float">
            <text:p>0,30000</text:p>
          </table:table-cell>
          <table:table-cell table:number-columns-repeated="3"/>
          <table:table-cell table:formula="of:=[.P539]+0.05*[.Q539]+[.R539]/240" office:value-type="float" office:value="0" calcext:value-type="float">
            <text:p>0</text:p>
          </table:table-cell>
          <table:table-cell table:formula="of:=[.J539]*[.O539]" office:value-type="float" office:value="420" calcext:value-type="float">
            <text:p>420,0000</text:p>
          </table:table-cell>
          <table:table-cell table:formula="of:=[.S539]-[.T539]" office:value-type="float" office:value="-420" calcext:value-type="float">
            <text:p>-420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rez à pêch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540]+([.M540]/20)+([.N540]/240)" office:value-type="float" office:value="1" calcext:value-type="float">
            <text:p>1,00000</text:p>
          </table:table-cell>
          <table:table-cell table:number-columns-repeated="3"/>
          <table:table-cell table:formula="of:=[.P540]+0.05*[.Q540]+[.R540]/240" office:value-type="float" office:value="0" calcext:value-type="float">
            <text:p>0</text:p>
          </table:table-cell>
          <table:table-cell table:formula="of:=[.J540]*[.O540]" office:value-type="float" office:value="300" calcext:value-type="float">
            <text:p>300,0000</text:p>
          </table:table-cell>
          <table:table-cell table:formula="of:=[.S540]-[.T540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cs de toill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table:formula="of:=[.L541]+([.M541]/20)+([.N541]/240)" office:value-type="float" office:value="1" calcext:value-type="float">
            <text:p>1,00000</text:p>
          </table:table-cell>
          <table:table-cell table:number-columns-repeated="3"/>
          <table:table-cell table:formula="of:=[.P541]+0.05*[.Q541]+[.R541]/240" office:value-type="float" office:value="0" calcext:value-type="float">
            <text:p>0</text:p>
          </table:table-cell>
          <table:table-cell table:formula="of:=[.J541]*[.O541]" office:value-type="float" office:value="120" calcext:value-type="float">
            <text:p>120,0000</text:p>
          </table:table-cell>
          <table:table-cell table:formula="of:=[.S541]-[.T541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auln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0" table:formula="of:=[.L542]+([.M542]/20)+([.N542]/240)" office:value-type="float" office:value="16" calcext:value-type="float">
            <text:p>16,00000</text:p>
          </table:table-cell>
          <table:table-cell table:number-columns-repeated="3"/>
          <table:table-cell table:formula="of:=[.P542]+0.05*[.Q542]+[.R542]/240" office:value-type="float" office:value="0" calcext:value-type="float">
            <text:p>0</text:p>
          </table:table-cell>
          <table:table-cell table:formula="of:=[.J542]*[.O542]" office:value-type="float" office:value="336" calcext:value-type="float">
            <text:p>336,0000</text:p>
          </table:table-cell>
          <table:table-cell table:formula="of:=[.S542]-[.T542]" office:value-type="float" office:value="-336" calcext:value-type="float">
            <text:p>-336</text:p>
          </table:table-cell>
          <table:table-cell table:number-columns-repeated="1003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0" table:formula="of:=[.L543]+([.M543]/20)+([.N543]/240)" office:value-type="float" office:value="0.4" calcext:value-type="float">
            <text:p>0,40000</text:p>
          </table:table-cell>
          <table:table-cell table:number-columns-repeated="3"/>
          <table:table-cell table:formula="of:=[.P543]+0.05*[.Q543]+[.R543]/240" office:value-type="float" office:value="0" calcext:value-type="float">
            <text:p>0</text:p>
          </table:table-cell>
          <table:table-cell table:formula="of:=[.J543]*[.O543]" office:value-type="float" office:value="320" calcext:value-type="float">
            <text:p>320,0000</text:p>
          </table:table-cell>
          <table:table-cell table:formula="of:=[.S543]-[.T543]" office:value-type="float" office:value="-320" calcext:value-type="float">
            <text:p>-320</text:p>
          </table:table-cell>
          <table:table-cell office:value-type="string" calcext:value-type="string">
            <text:p>40L %</text:p>
          </table:table-cell>
          <table:table-cell table:number-columns-repeated="1002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895" calcext:value-type="float">
            <text:p>5 895,00</text:p>
          </table:table-cell>
          <table:table-cell office:value-type="string" calcext:value-type="string">
            <text:p>tonneaux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0" table:formula="of:=[.L544]+([.M544]/20)+([.N544]/240)" office:value-type="float" office:value="35" calcext:value-type="float">
            <text:p>35,00000</text:p>
          </table:table-cell>
          <table:table-cell table:number-columns-repeated="3"/>
          <table:table-cell table:formula="of:=[.P544]+0.05*[.Q544]+[.R544]/240" office:value-type="float" office:value="0" calcext:value-type="float">
            <text:p>0</text:p>
          </table:table-cell>
          <table:table-cell table:formula="of:=[.J544]*[.O544]" office:value-type="float" office:value="206325" calcext:value-type="float">
            <text:p>206 325,0000</text:p>
          </table:table-cell>
          <table:table-cell table:formula="of:=[.S544]-[.T544]" office:value-type="float" office:value="-206325" calcext:value-type="float">
            <text:p>-206325</text:p>
          </table:table-cell>
          <table:table-cell table:number-columns-repeated="1003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ervie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acquet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545]+([.M545]/20)+([.N545]/240)" office:value-type="float" office:value="30" calcext:value-type="float">
            <text:p>30,00000</text:p>
          </table:table-cell>
          <table:table-cell table:number-columns-repeated="3"/>
          <table:table-cell table:formula="of:=[.P545]+0.05*[.Q545]+[.R545]/240" office:value-type="float" office:value="0" calcext:value-type="float">
            <text:p>0</text:p>
          </table:table-cell>
          <table:table-cell table:formula="of:=[.J545]*[.O545]" office:value-type="float" office:value="600" calcext:value-type="float">
            <text:p>600,0000</text:p>
          </table:table-cell>
          <table:table-cell table:formula="of:=[.S545]-[.T54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ervie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douzain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546]+([.M546]/20)+([.N546]/240)" office:value-type="float" office:value="20" calcext:value-type="float">
            <text:p>20,00000</text:p>
          </table:table-cell>
          <table:table-cell table:number-columns-repeated="3"/>
          <table:table-cell table:formula="of:=[.P546]+0.05*[.Q546]+[.R546]/240" office:value-type="float" office:value="0" calcext:value-type="float">
            <text:p>0</text:p>
          </table:table-cell>
          <table:table-cell table:formula="of:=[.J546]*[.O546]" office:value-type="float" office:value="1000" calcext:value-type="float">
            <text:p>1 000,0000</text:p>
          </table:table-cell>
          <table:table-cell table:formula="of:=[.S546]-[.T546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aulnes</text:p>
          </table:table-cell>
          <table:table-cell office:value-type="float" office:value="2" calcext:value-type="float">
            <text:p>2,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0" table:formula="of:=[.L547]+([.M547]/20)+([.N547]/240)" office:value-type="float" office:value="2.8" calcext:value-type="float">
            <text:p>2,80000</text:p>
          </table:table-cell>
          <table:table-cell table:number-columns-repeated="3"/>
          <table:table-cell table:formula="of:=[.P547]+0.05*[.Q547]+[.R547]/240" office:value-type="float" office:value="0" calcext:value-type="float">
            <text:p>0</text:p>
          </table:table-cell>
          <table:table-cell table:formula="of:=[.J547]*[.O547]" office:value-type="float" office:value="1960" calcext:value-type="float">
            <text:p>1 960,0000</text:p>
          </table:table-cell>
          <table:table-cell table:formula="of:=[.S547]-[.T547]" office:value-type="float" office:value="-1960" calcext:value-type="float">
            <text:p>-1960</text:p>
          </table:table-cell>
          <table:table-cell table:number-columns-repeated="1003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iamoise fil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448" calcext:value-type="float">
            <text:p>2 448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548]+([.M548]/20)+([.N548]/240)" office:value-type="float" office:value="3.5" calcext:value-type="float">
            <text:p>3,50000</text:p>
          </table:table-cell>
          <table:table-cell table:number-columns-repeated="3"/>
          <table:table-cell table:formula="of:=[.P548]+0.05*[.Q548]+[.R548]/240" office:value-type="float" office:value="0" calcext:value-type="float">
            <text:p>0</text:p>
          </table:table-cell>
          <table:table-cell table:formula="of:=[.J548]*[.O548]" office:value-type="float" office:value="8568" calcext:value-type="float">
            <text:p>8 568,0000</text:p>
          </table:table-cell>
          <table:table-cell table:formula="of:=[.S548]-[.T548]" office:value-type="float" office:value="-8568" calcext:value-type="float">
            <text:p>-8568</text:p>
          </table:table-cell>
          <table:table-cell table:number-columns-repeated="1003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oulliers brod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ai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549]+([.M549]/20)+([.N549]/240)" office:value-type="float" office:value="5" calcext:value-type="float">
            <text:p>5,00000</text:p>
          </table:table-cell>
          <table:table-cell table:number-columns-repeated="3"/>
          <table:table-cell table:formula="of:=[.P549]+0.05*[.Q549]+[.R549]/240" office:value-type="float" office:value="0" calcext:value-type="float">
            <text:p>0</text:p>
          </table:table-cell>
          <table:table-cell table:formula="of:=[.J549]*[.O549]" office:value-type="float" office:value="180" calcext:value-type="float">
            <text:p>180,0000</text:p>
          </table:table-cell>
          <table:table-cell table:formula="of:=[.S549]-[.T549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oulliers de cui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13" calcext:value-type="float">
            <text:p>213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550]+([.M550]/20)+([.N550]/240)" office:value-type="float" office:value="3" calcext:value-type="float">
            <text:p>3,00000</text:p>
          </table:table-cell>
          <table:table-cell table:number-columns-repeated="3"/>
          <table:table-cell table:formula="of:=[.P550]+0.05*[.Q550]+[.R550]/240" office:value-type="float" office:value="0" calcext:value-type="float">
            <text:p>0</text:p>
          </table:table-cell>
          <table:table-cell table:formula="of:=[.J550]*[.O550]" office:value-type="float" office:value="639" calcext:value-type="float">
            <text:p>639,0000</text:p>
          </table:table-cell>
          <table:table-cell table:formula="of:=[.S550]-[.T550]" office:value-type="float" office:value="-639" calcext:value-type="float">
            <text:p>-639</text:p>
          </table:table-cell>
          <table:table-cell table:number-columns-repeated="1003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47" calcext:value-type="float">
            <text:p>647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0" table:formula="of:=[.L551]+([.M551]/20)+([.N551]/240)" office:value-type="float" office:value="0.3" calcext:value-type="float">
            <text:p>0,30000</text:p>
          </table:table-cell>
          <table:table-cell table:number-columns-repeated="3"/>
          <table:table-cell table:formula="of:=[.P551]+0.05*[.Q551]+[.R551]/240" office:value-type="float" office:value="0" calcext:value-type="float">
            <text:p>0</text:p>
          </table:table-cell>
          <table:table-cell table:formula="of:=[.J551]*[.O551]" office:value-type="float" office:value="194.1" calcext:value-type="float">
            <text:p>194,1000</text:p>
          </table:table-cell>
          <table:table-cell table:formula="of:=[.S551]-[.T551]" office:value-type="float" office:value="-194.1" calcext:value-type="float">
            <text:p>-194,1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abl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en nombre</text:p>
          </table:table-cell>
          <table:table-cell office:value-type="float" office:value="36.6666666666" calcext:value-type="float">
            <text:p>36,667</text:p>
          </table:table-cell>
          <table:table-cell table:number-columns-repeated="2"/>
          <table:table-cell table:style-name="ce20" table:formula="of:=[.L552]+([.M552]/20)+([.N552]/240)" office:value-type="float" office:value="36.6666666666" calcext:value-type="float">
            <text:p>36,66667</text:p>
          </table:table-cell>
          <table:table-cell table:number-columns-repeated="3"/>
          <table:table-cell table:formula="of:=[.P552]+0.05*[.Q552]+[.R552]/240" office:value-type="float" office:value="0" calcext:value-type="float">
            <text:p>0</text:p>
          </table:table-cell>
          <table:table-cell table:formula="of:=[.J552]*[.O552]" office:value-type="float" office:value="109.9999999998" calcext:value-type="float">
            <text:p>110,0000</text:p>
          </table:table-cell>
          <table:table-cell table:formula="of:=[.S552]-[.T552]" office:value-type="float" office:value="-109.9999999998" calcext:value-type="float">
            <text:p>-110</text:p>
          </table:table-cell>
          <table:table-cell office:value-type="string" calcext:value-type="string">
            <text:p>3 en nombre estimés ensemble 11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4" calcext:value-type="float">
            <text:p>304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553]+([.M553]/20)+([.N553]/240)" office:value-type="float" office:value="3" calcext:value-type="float">
            <text:p>3,00000</text:p>
          </table:table-cell>
          <table:table-cell table:number-columns-repeated="3"/>
          <table:table-cell table:formula="of:=[.P553]+0.05*[.Q553]+[.R553]/240" office:value-type="float" office:value="0" calcext:value-type="float">
            <text:p>0</text:p>
          </table:table-cell>
          <table:table-cell table:formula="of:=[.J553]*[.O553]" office:value-type="float" office:value="912" calcext:value-type="float">
            <text:p>912,0000</text:p>
          </table:table-cell>
          <table:table-cell table:formula="of:=[.S553]-[.T553]" office:value-type="float" office:value="-912" calcext:value-type="float">
            <text:p>-912</text:p>
          </table:table-cell>
          <table:table-cell table:number-columns-repeated="1003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ba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0" table:formula="of:=[.L554]+([.M554]/20)+([.N554]/240)" office:value-type="float" office:value="80" calcext:value-type="float">
            <text:p>80,00000</text:p>
          </table:table-cell>
          <table:table-cell table:number-columns-repeated="3"/>
          <table:table-cell table:formula="of:=[.P554]+0.05*[.Q554]+[.R554]/240" office:value-type="float" office:value="0" calcext:value-type="float">
            <text:p>0</text:p>
          </table:table-cell>
          <table:table-cell table:formula="of:=[.J554]*[.O554]" office:value-type="float" office:value="3520" calcext:value-type="float">
            <text:p>3 520,0000</text:p>
          </table:table-cell>
          <table:table-cell table:formula="of:=[.S554]-[.T554]" office:value-type="float" office:value="-3520" calcext:value-type="float">
            <text:p>-3520</text:p>
          </table:table-cell>
          <table:table-cell table:number-columns-repeated="1003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ba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30" calcext:value-type="float">
            <text:p>330,00</text:p>
          </table:table-cell>
          <table:table-cell office:value-type="string" calcext:value-type="string">
            <text:p>aul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0" table:formula="of:=[.L555]+([.M555]/20)+([.N555]/240)" office:value-type="float" office:value="8" calcext:value-type="float">
            <text:p>8,00000</text:p>
          </table:table-cell>
          <table:table-cell table:number-columns-repeated="3"/>
          <table:table-cell table:formula="of:=[.P555]+0.05*[.Q555]+[.R555]/240" office:value-type="float" office:value="0" calcext:value-type="float">
            <text:p>0</text:p>
          </table:table-cell>
          <table:table-cell table:formula="of:=[.J555]*[.O555]" office:value-type="float" office:value="2640" calcext:value-type="float">
            <text:p>2 640,0000</text:p>
          </table:table-cell>
          <table:table-cell table:formula="of:=[.S555]-[.T555]" office:value-type="float" office:value="-2640" calcext:value-type="float">
            <text:p>-2640</text:p>
          </table:table-cell>
          <table:table-cell table:number-columns-repeated="1003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ba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556]+([.M556]/20)+([.N556]/240)" office:value-type="float" office:value="0" calcext:value-type="float">
            <text:p>0,00000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P556]+0.05*[.Q556]+[.R556]/240" office:value-type="float" office:value="1400" calcext:value-type="float">
            <text:p>1400</text:p>
          </table:table-cell>
          <table:table-cell table:formula="of:=[.J556]*[.O556]" office:value-type="float" office:value="0" calcext:value-type="float">
            <text:p>0,0000</text:p>
          </table:table-cell>
          <table:table-cell table:formula="of:=[.S556]-[.T556]" office:value-type="float" office:value="1400" calcext:value-type="float">
            <text:p>1400</text:p>
          </table:table-cell>
          <table:table-cell office:value-type="string" calcext:value-type="string">
            <text:p>valeur de 14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s de Bretagne diverses bas b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90" calcext:value-type="float">
            <text:p>290,00</text:p>
          </table:table-cell>
          <table:table-cell office:value-type="string" calcext:value-type="string">
            <text:p>aulnes</text:p>
          </table:table-cell>
          <table:table-cell table:number-columns-repeated="3"/>
          <table:table-cell table:style-name="ce20" table:formula="of:=[.L557]+([.M557]/20)+([.N557]/240)" office:value-type="float" office:value="0" calcext:value-type="float">
            <text:p>0,00000</text:p>
          </table:table-cell>
          <table:table-cell table:number-columns-repeated="3"/>
          <table:table-cell table:formula="of:=[.P557]+0.05*[.Q557]+[.R557]/240" office:value-type="float" office:value="0" calcext:value-type="float">
            <text:p>0</text:p>
          </table:table-cell>
          <table:table-cell table:formula="of:=[.J557]*[.O557]" office:value-type="float" office:value="0" calcext:value-type="float">
            <text:p>0,0000</text:p>
          </table:table-cell>
          <table:table-cell table:formula="of:=[.S557]-[.T557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557" calcext:value-type="float">
            <text:p>5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s de Bretagne diverses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aulnes</text:p>
          </table:table-cell>
          <table:table-cell table:number-columns-repeated="3"/>
          <table:table-cell table:style-name="ce20" table:formula="of:=[.L558]+([.M558]/20)+([.N558]/240)" office:value-type="float" office:value="0" calcext:value-type="float">
            <text:p>0,00000</text:p>
          </table:table-cell>
          <table:table-cell table:number-columns-repeated="3"/>
          <table:table-cell table:formula="of:=[.P558]+0.05*[.Q558]+[.R558]/240" office:value-type="float" office:value="0" calcext:value-type="float">
            <text:p>0</text:p>
          </table:table-cell>
          <table:table-cell table:formula="of:=[.J558]*[.O558]" office:value-type="float" office:value="0" calcext:value-type="float">
            <text:p>0,0000</text:p>
          </table:table-cell>
          <table:table-cell table:formula="of:=[.S558]-[.T558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s de Bretagne diverses chan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122" calcext:value-type="float">
            <text:p>2 122,00</text:p>
          </table:table-cell>
          <table:table-cell office:value-type="string" calcext:value-type="string">
            <text:p>aulnes</text:p>
          </table:table-cell>
          <table:table-cell table:number-columns-repeated="3"/>
          <table:table-cell table:style-name="ce20" table:formula="of:=[.L559]+([.M559]/20)+([.N559]/240)" office:value-type="float" office:value="0" calcext:value-type="float">
            <text:p>0,00000</text:p>
          </table:table-cell>
          <table:table-cell table:number-columns-repeated="3"/>
          <table:table-cell table:formula="of:=[.P559]+0.05*[.Q559]+[.R559]/240" office:value-type="float" office:value="0" calcext:value-type="float">
            <text:p>0</text:p>
          </table:table-cell>
          <table:table-cell table:formula="of:=[.J559]*[.O559]" office:value-type="float" office:value="0" calcext:value-type="float">
            <text:p>0,0000</text:p>
          </table:table-cell>
          <table:table-cell table:formula="of:=[.S559]-[.T559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s de Bretagne diverses chan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lots</text:p>
          </table:table-cell>
          <table:table-cell table:number-columns-repeated="3"/>
          <table:table-cell table:style-name="ce20" table:formula="of:=[.L560]+([.M560]/20)+([.N560]/240)" office:value-type="float" office:value="0" calcext:value-type="float">
            <text:p>0,00000</text:p>
          </table:table-cell>
          <table:table-cell table:number-columns-repeated="3"/>
          <table:table-cell table:formula="of:=[.P560]+0.05*[.Q560]+[.R560]/240" office:value-type="float" office:value="0" calcext:value-type="float">
            <text:p>0</text:p>
          </table:table-cell>
          <table:table-cell table:formula="of:=[.J560]*[.O560]" office:value-type="float" office:value="0" calcext:value-type="float">
            <text:p>0,0000</text:p>
          </table:table-cell>
          <table:table-cell table:formula="of:=[.S560]-[.T560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s de Bretagne diverses de Bonbourg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68" calcext:value-type="float">
            <text:p>1 068,00</text:p>
          </table:table-cell>
          <table:table-cell office:value-type="string" calcext:value-type="string">
            <text:p>aulnes</text:p>
          </table:table-cell>
          <table:table-cell table:number-columns-repeated="3"/>
          <table:table-cell table:style-name="ce20" table:formula="of:=[.L561]+([.M561]/20)+([.N561]/240)" office:value-type="float" office:value="0" calcext:value-type="float">
            <text:p>0,00000</text:p>
          </table:table-cell>
          <table:table-cell table:number-columns-repeated="3"/>
          <table:table-cell table:formula="of:=[.P561]+0.05*[.Q561]+[.R561]/240" office:value-type="float" office:value="0" calcext:value-type="float">
            <text:p>0</text:p>
          </table:table-cell>
          <table:table-cell table:formula="of:=[.J561]*[.O561]" office:value-type="float" office:value="0" calcext:value-type="float">
            <text:p>0,0000</text:p>
          </table:table-cell>
          <table:table-cell table:formula="of:=[.S561]-[.T561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s de Bretagne diverses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90" calcext:value-type="float">
            <text:p>890,00</text:p>
          </table:table-cell>
          <table:table-cell office:value-type="string" calcext:value-type="string">
            <text:p>aulnes</text:p>
          </table:table-cell>
          <table:table-cell table:number-columns-repeated="3"/>
          <table:table-cell table:style-name="ce20" table:formula="of:=[.L562]+([.M562]/20)+([.N562]/240)" office:value-type="float" office:value="0" calcext:value-type="float">
            <text:p>0,00000</text:p>
          </table:table-cell>
          <table:table-cell table:number-columns-repeated="3"/>
          <table:table-cell table:formula="of:=[.P562]+0.05*[.Q562]+[.R562]/240" office:value-type="float" office:value="0" calcext:value-type="float">
            <text:p>0</text:p>
          </table:table-cell>
          <table:table-cell table:formula="of:=[.J562]*[.O562]" office:value-type="float" office:value="0" calcext:value-type="float">
            <text:p>0,0000</text:p>
          </table:table-cell>
          <table:table-cell table:formula="of:=[.S562]-[.T562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s de Bretagne diverses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1" calcext:value-type="float">
            <text:p>41,00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20" table:formula="of:=[.L563]+([.M563]/20)+([.N563]/240)" office:value-type="float" office:value="0" calcext:value-type="float">
            <text:p>0,00000</text:p>
          </table:table-cell>
          <table:table-cell table:number-columns-repeated="3"/>
          <table:table-cell table:formula="of:=[.P563]+0.05*[.Q563]+[.R563]/240" office:value-type="float" office:value="0" calcext:value-type="float">
            <text:p>0</text:p>
          </table:table-cell>
          <table:table-cell table:formula="of:=[.J563]*[.O563]" office:value-type="float" office:value="0" calcext:value-type="float">
            <text:p>0,0000</text:p>
          </table:table-cell>
          <table:table-cell table:formula="of:=[.S563]-[.T563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s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4" calcext:value-type="float">
            <text:p>64,00</text:p>
          </table:table-cell>
          <table:table-cell office:value-type="string" calcext:value-type="string">
            <text:p>paires</text:p>
          </table:table-cell>
          <table:table-cell table:number-columns-repeated="3"/>
          <table:table-cell table:style-name="ce20" table:formula="of:=[.L564]+([.M564]/20)+([.N564]/240)" office:value-type="float" office:value="0" calcext:value-type="float">
            <text:p>0,00000</text:p>
          </table:table-cell>
          <table:table-cell table:number-columns-repeated="3"/>
          <table:table-cell table:formula="of:=[.P564]+0.05*[.Q564]+[.R564]/240" office:value-type="float" office:value="0" calcext:value-type="float">
            <text:p>0</text:p>
          </table:table-cell>
          <table:table-cell table:formula="of:=[.J564]*[.O564]" office:value-type="float" office:value="0" calcext:value-type="float">
            <text:p>0,0000</text:p>
          </table:table-cell>
          <table:table-cell table:formula="of:=[.S564]-[.T564]" office:value-type="float" office:value="0" calcext:value-type="float">
            <text:p>0</text:p>
          </table:table-cell>
          <table:table-cell office:value-type="string" calcext:value-type="string">
            <text:p>pas d'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ecr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ot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0" table:formula="of:=[.L565]+([.M565]/20)+([.N565]/240)" office:value-type="float" office:value="130" calcext:value-type="float">
            <text:p>130,00000</text:p>
          </table:table-cell>
          <table:table-cell table:number-columns-repeated="3"/>
          <table:table-cell table:formula="of:=[.P565]+0.05*[.Q565]+[.R565]/240" office:value-type="float" office:value="0" calcext:value-type="float">
            <text:p>0</text:p>
          </table:table-cell>
          <table:table-cell table:formula="of:=[.J565]*[.O565]" office:value-type="float" office:value="520" calcext:value-type="float">
            <text:p>520,0000</text:p>
          </table:table-cell>
          <table:table-cell table:formula="of:=[.S565]-[.T565]" office:value-type="float" office:value="-520" calcext:value-type="float">
            <text:p>-520</text:p>
          </table:table-cell>
          <table:table-cell table:number-columns-repeated="1003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etroit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4379" calcext:value-type="float">
            <text:p>34 379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0" table:formula="of:=[.L566]+([.M566]/20)+([.N566]/240)" office:value-type="float" office:value="1" calcext:value-type="float">
            <text:p>1,00000</text:p>
          </table:table-cell>
          <table:table-cell table:number-columns-repeated="3"/>
          <table:table-cell table:formula="of:=[.P566]+0.05*[.Q566]+[.R566]/240" office:value-type="float" office:value="0" calcext:value-type="float">
            <text:p>0</text:p>
          </table:table-cell>
          <table:table-cell table:formula="of:=[.J566]*[.O566]" office:value-type="float" office:value="34379" calcext:value-type="float">
            <text:p>34 379,0000</text:p>
          </table:table-cell>
          <table:table-cell table:formula="of:=[.S566]-[.T566]" office:value-type="float" office:value="-34379" calcext:value-type="float">
            <text:p>-34379</text:p>
          </table:table-cell>
          <table:table-cell table:number-columns-repeated="1003"/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etroit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0" table:formula="of:=[.L567]+([.M567]/20)+([.N567]/240)" office:value-type="float" office:value="20" calcext:value-type="float">
            <text:p>20,00000</text:p>
          </table:table-cell>
          <table:table-cell table:number-columns-repeated="3"/>
          <table:table-cell table:formula="of:=[.P567]+0.05*[.Q567]+[.R567]/240" office:value-type="float" office:value="0" calcext:value-type="float">
            <text:p>0</text:p>
          </table:table-cell>
          <table:table-cell table:formula="of:=[.J567]*[.O567]" office:value-type="float" office:value="120000" calcext:value-type="float">
            <text:p>120 000,0000</text:p>
          </table:table-cell>
          <table:table-cell table:formula="of:=[.S567]-[.T567]" office:value-type="float" office:value="-120000" calcext:value-type="float">
            <text:p>-120000</text:p>
          </table:table-cell>
          <table:table-cell table:number-columns-repeated="1003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foug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20" calcext:value-type="float">
            <text:p>1 22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568]+([.M568]/20)+([.N568]/240)" office:value-type="float" office:value="0.75" calcext:value-type="float">
            <text:p>0,75000</text:p>
          </table:table-cell>
          <table:table-cell table:number-columns-repeated="3"/>
          <table:table-cell table:formula="of:=[.P568]+0.05*[.Q568]+[.R568]/240" office:value-type="float" office:value="0" calcext:value-type="float">
            <text:p>0</text:p>
          </table:table-cell>
          <table:table-cell table:formula="of:=[.J568]*[.O568]" office:value-type="float" office:value="915" calcext:value-type="float">
            <text:p>915,0000</text:p>
          </table:table-cell>
          <table:table-cell table:formula="of:=[.S568]-[.T568]" office:value-type="float" office:value="-915" calcext:value-type="float">
            <text:p>-915</text:p>
          </table:table-cell>
          <table:table-cell table:number-columns-repeated="1003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ging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5516" calcext:value-type="float">
            <text:p>35 516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569]+([.M569]/20)+([.N569]/240)" office:value-type="float" office:value="1.25" calcext:value-type="float">
            <text:p>1,25000</text:p>
          </table:table-cell>
          <table:table-cell table:number-columns-repeated="3"/>
          <table:table-cell table:formula="of:=[.P569]+0.05*[.Q569]+[.R569]/240" office:value-type="float" office:value="0" calcext:value-type="float">
            <text:p>0</text:p>
          </table:table-cell>
          <table:table-cell table:formula="of:=[.J569]*[.O569]" office:value-type="float" office:value="44395" calcext:value-type="float">
            <text:p>44 395,0000</text:p>
          </table:table-cell>
          <table:table-cell table:formula="of:=[.S569]-[.T569]" office:value-type="float" office:value="-44395" calcext:value-type="float">
            <text:p>-44395</text:p>
          </table:table-cell>
          <table:table-cell table:number-columns-repeated="1003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gro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7477" calcext:value-type="float">
            <text:p>17 477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570]+([.M570]/20)+([.N570]/240)" office:value-type="float" office:value="0.75" calcext:value-type="float">
            <text:p>0,75000</text:p>
          </table:table-cell>
          <table:table-cell table:number-columns-repeated="3"/>
          <table:table-cell table:formula="of:=[.P570]+0.05*[.Q570]+[.R570]/240" office:value-type="float" office:value="0" calcext:value-type="float">
            <text:p>0</text:p>
          </table:table-cell>
          <table:table-cell table:formula="of:=[.J570]*[.O570]" office:value-type="float" office:value="13107.75" calcext:value-type="float">
            <text:p>13 107,7500</text:p>
          </table:table-cell>
          <table:table-cell table:formula="of:=[.S570]-[.T570]" office:value-type="float" office:value="-13107.75" calcext:value-type="float">
            <text:p>-13107,75</text:p>
          </table:table-cell>
          <table:table-cell table:number-columns-repeated="1003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8788" calcext:value-type="float">
            <text:p>38 788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table:formula="of:=[.L571]+([.M571]/20)+([.N571]/240)" office:value-type="float" office:value="0.9" calcext:value-type="float">
            <text:p>0,90000</text:p>
          </table:table-cell>
          <table:table-cell table:number-columns-repeated="3"/>
          <table:table-cell table:formula="of:=[.P571]+0.05*[.Q571]+[.R571]/240" office:value-type="float" office:value="0" calcext:value-type="float">
            <text:p>0</text:p>
          </table:table-cell>
          <table:table-cell table:formula="of:=[.J571]*[.O571]" office:value-type="float" office:value="34909.2" calcext:value-type="float">
            <text:p>34 909,2000</text:p>
          </table:table-cell>
          <table:table-cell table:formula="of:=[.S571]-[.T571]" office:value-type="float" office:value="-34909.2" calcext:value-type="float">
            <text:p>-34909,2</text:p>
          </table:table-cell>
          <table:table-cell table:number-columns-repeated="1003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de haut b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409" calcext:value-type="float">
            <text:p>7 409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572]+([.M572]/20)+([.N572]/240)" office:value-type="float" office:value="1.5" calcext:value-type="float">
            <text:p>1,50000</text:p>
          </table:table-cell>
          <table:table-cell table:number-columns-repeated="3"/>
          <table:table-cell table:formula="of:=[.P572]+0.05*[.Q572]+[.R572]/240" office:value-type="float" office:value="0" calcext:value-type="float">
            <text:p>0</text:p>
          </table:table-cell>
          <table:table-cell table:formula="of:=[.J572]*[.O572]" office:value-type="float" office:value="11113.5" calcext:value-type="float">
            <text:p>11 113,5000</text:p>
          </table:table-cell>
          <table:table-cell table:formula="of:=[.S572]-[.T572]" office:value-type="float" office:value="-11113.5" calcext:value-type="float">
            <text:p>-11113,5</text:p>
          </table:table-cell>
          <table:table-cell table:number-columns-repeated="1003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6055" calcext:value-type="float">
            <text:p>16 055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table:formula="of:=[.L573]+([.M573]/20)+([.N573]/240)" office:value-type="float" office:value="1.75" calcext:value-type="float">
            <text:p>1,75000</text:p>
          </table:table-cell>
          <table:table-cell table:number-columns-repeated="3"/>
          <table:table-cell table:formula="of:=[.P573]+0.05*[.Q573]+[.R573]/240" office:value-type="float" office:value="0" calcext:value-type="float">
            <text:p>0</text:p>
          </table:table-cell>
          <table:table-cell table:formula="of:=[.J573]*[.O573]" office:value-type="float" office:value="28096.25" calcext:value-type="float">
            <text:p>28 096,2500</text:p>
          </table:table-cell>
          <table:table-cell table:formula="of:=[.S573]-[.T573]" office:value-type="float" office:value="-28096.25" calcext:value-type="float">
            <text:p>-28096,25</text:p>
          </table:table-cell>
          <table:table-cell table:number-columns-repeated="1003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40" calcext:value-type="float">
            <text:p>3 04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574]+([.M574]/20)+([.N574]/240)" office:value-type="float" office:value="0.75" calcext:value-type="float">
            <text:p>0,75000</text:p>
          </table:table-cell>
          <table:table-cell table:number-columns-repeated="3"/>
          <table:table-cell table:formula="of:=[.P574]+0.05*[.Q574]+[.R574]/240" office:value-type="float" office:value="0" calcext:value-type="float">
            <text:p>0</text:p>
          </table:table-cell>
          <table:table-cell table:formula="of:=[.J574]*[.O574]" office:value-type="float" office:value="2280" calcext:value-type="float">
            <text:p>2 280,0000</text:p>
          </table:table-cell>
          <table:table-cell table:formula="of:=[.S574]-[.T574]" office:value-type="float" office:value="-2280" calcext:value-type="float">
            <text:p>-2280</text:p>
          </table:table-cell>
          <table:table-cell table:number-columns-repeated="1003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table:formula="of:=[.L575]+([.M575]/20)+([.N575]/240)" office:value-type="float" office:value="0.75" calcext:value-type="float">
            <text:p>0,75000</text:p>
          </table:table-cell>
          <table:table-cell table:number-columns-repeated="3"/>
          <table:table-cell table:formula="of:=[.P575]+0.05*[.Q575]+[.R575]/240" office:value-type="float" office:value="0" calcext:value-type="float">
            <text:p>0</text:p>
          </table:table-cell>
          <table:table-cell table:formula="of:=[.J575]*[.O575]" office:value-type="float" office:value="6" calcext:value-type="float">
            <text:p>6,0000</text:p>
          </table:table-cell>
          <table:table-cell table:formula="of:=[.S575]-[.T575]" office:value-type="float" office:value="-6" calcext:value-type="float">
            <text:p>-6</text:p>
          </table:table-cell>
          <table:table-cell office:value-type="string" calcext:value-type="string">
            <text:p>doute sur le prix (prix à l'aune et non à la pièce)</text:p>
          </table:table-cell>
          <table:table-cell table:number-columns-repeated="1002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576]+([.M576]/20)+([.N576]/240)" office:value-type="float" office:value="0" calcext:value-type="float">
            <text:p>0,00000</text:p>
          </table:table-cell>
          <table:table-cell office:value-type="float" office:value="19280" calcext:value-type="float">
            <text:p>19280</text:p>
          </table:table-cell>
          <table:table-cell table:number-columns-repeated="2"/>
          <table:table-cell table:formula="of:=[.P576]+0.05*[.Q576]+[.R576]/240" office:value-type="float" office:value="19280" calcext:value-type="float">
            <text:p>19280</text:p>
          </table:table-cell>
          <table:table-cell table:formula="of:=[.J576]*[.O576]" office:value-type="float" office:value="0" calcext:value-type="float">
            <text:p>0,0000</text:p>
          </table:table-cell>
          <table:table-cell table:formula="of:=[.S576]-[.T576]" office:value-type="float" office:value="19280" calcext:value-type="float">
            <text:p>19280</text:p>
          </table:table-cell>
          <table:table-cell office:value-type="string" calcext:value-type="string">
            <text:p>valeur de 192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e d'Hola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14" calcext:value-type="float">
            <text:p>314,00</text:p>
          </table:table-cell>
          <table:table-cell office:value-type="string" calcext:value-type="string">
            <text:p>aul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0" table:formula="of:=[.L577]+([.M577]/20)+([.N577]/240)" office:value-type="float" office:value="5" calcext:value-type="float">
            <text:p>5,00000</text:p>
          </table:table-cell>
          <table:table-cell table:number-columns-repeated="3"/>
          <table:table-cell table:formula="of:=[.P577]+0.05*[.Q577]+[.R577]/240" office:value-type="float" office:value="0" calcext:value-type="float">
            <text:p>0</text:p>
          </table:table-cell>
          <table:table-cell table:formula="of:=[.J577]*[.O577]" office:value-type="float" office:value="1570" calcext:value-type="float">
            <text:p>1 570,0000</text:p>
          </table:table-cell>
          <table:table-cell table:formula="of:=[.S577]-[.T577]" office:value-type="float" office:value="-1570" calcext:value-type="float">
            <text:p>-1570</text:p>
          </table:table-cell>
          <table:table-cell table:number-columns-repeated="1003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500" calcext:value-type="float">
            <text:p>8 50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578]+([.M578]/20)+([.N578]/240)" office:value-type="float" office:value="1.25" calcext:value-type="float">
            <text:p>1,25000</text:p>
          </table:table-cell>
          <table:table-cell table:number-columns-repeated="3"/>
          <table:table-cell table:formula="of:=[.P578]+0.05*[.Q578]+[.R578]/240" office:value-type="float" office:value="0" calcext:value-type="float">
            <text:p>0</text:p>
          </table:table-cell>
          <table:table-cell table:formula="of:=[.J578]*[.O578]" office:value-type="float" office:value="10625" calcext:value-type="float">
            <text:p>10 625,0000</text:p>
          </table:table-cell>
          <table:table-cell table:formula="of:=[.S578]-[.T578]" office:value-type="float" office:value="-10625" calcext:value-type="float">
            <text:p>-10625</text:p>
          </table:table-cell>
          <table:table-cell table:number-columns-repeated="1003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es</text:p>
          </table:table-cell>
          <table:table-cell office:value-type="float" office:value="450" calcext:value-type="float">
            <text:p>450,000</text:p>
          </table:table-cell>
          <table:table-cell table:number-columns-repeated="2"/>
          <table:table-cell table:style-name="ce20" table:formula="of:=[.L579]+([.M579]/20)+([.N579]/240)" office:value-type="float" office:value="450" calcext:value-type="float">
            <text:p>450,00000</text:p>
          </table:table-cell>
          <table:table-cell table:number-columns-repeated="3"/>
          <table:table-cell table:formula="of:=[.P579]+0.05*[.Q579]+[.R579]/240" office:value-type="float" office:value="0" calcext:value-type="float">
            <text:p>0</text:p>
          </table:table-cell>
          <table:table-cell table:formula="of:=[.J579]*[.O579]" office:value-type="float" office:value="1800" calcext:value-type="float">
            <text:p>1 800,0000</text:p>
          </table:table-cell>
          <table:table-cell table:formula="of:=[.S579]-[.T579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toille roya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aul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0" table:formula="of:=[.L580]+([.M580]/20)+([.N580]/240)" office:value-type="float" office:value="1.5" calcext:value-type="float">
            <text:p>1,50000</text:p>
          </table:table-cell>
          <table:table-cell table:number-columns-repeated="3"/>
          <table:table-cell table:formula="of:=[.P580]+0.05*[.Q580]+[.R580]/240" office:value-type="float" office:value="0" calcext:value-type="float">
            <text:p>0</text:p>
          </table:table-cell>
          <table:table-cell table:formula="of:=[.J580]*[.O580]" office:value-type="float" office:value="150" calcext:value-type="float">
            <text:p>150,0000</text:p>
          </table:table-cell>
          <table:table-cell table:formula="of:=[.S580]-[.T580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elo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auln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0" table:formula="of:=[.L581]+([.M581]/20)+([.N581]/240)" office:value-type="float" office:value="25" calcext:value-type="float">
            <text:p>25,00000</text:p>
          </table:table-cell>
          <table:table-cell table:number-columns-repeated="3"/>
          <table:table-cell table:formula="of:=[.P581]+0.05*[.Q581]+[.R581]/240" office:value-type="float" office:value="0" calcext:value-type="float">
            <text:p>0</text:p>
          </table:table-cell>
          <table:table-cell table:formula="of:=[.J581]*[.O581]" office:value-type="float" office:value="1250" calcext:value-type="float">
            <text:p>1 250,0000</text:p>
          </table:table-cell>
          <table:table-cell table:formula="of:=[.S581]-[.T581]" office:value-type="float" office:value="-1250" calcext:value-type="float">
            <text:p>-1250</text:p>
          </table:table-cell>
          <table:table-cell table:number-columns-repeated="1003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es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0" table:formula="of:=[.L582]+([.M582]/20)+([.N582]/240)" office:value-type="float" office:value="6" calcext:value-type="float">
            <text:p>6,00000</text:p>
          </table:table-cell>
          <table:table-cell table:number-columns-repeated="3"/>
          <table:table-cell table:formula="of:=[.P582]+0.05*[.Q582]+[.R582]/240" office:value-type="float" office:value="0" calcext:value-type="float">
            <text:p>0</text:p>
          </table:table-cell>
          <table:table-cell table:formula="of:=[.J582]*[.O582]" office:value-type="float" office:value="216" calcext:value-type="float">
            <text:p>216,0000</text:p>
          </table:table-cell>
          <table:table-cell table:formula="of:=[.S582]-[.T582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es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0" table:formula="of:=[.L583]+([.M583]/20)+([.N583]/240)" office:value-type="float" office:value="3" calcext:value-type="float">
            <text:p>3,00000</text:p>
          </table:table-cell>
          <table:table-cell table:number-columns-repeated="3"/>
          <table:table-cell table:formula="of:=[.P583]+0.05*[.Q583]+[.R583]/240" office:value-type="float" office:value="0" calcext:value-type="float">
            <text:p>0</text:p>
          </table:table-cell>
          <table:table-cell table:formula="of:=[.J583]*[.O583]" office:value-type="float" office:value="93" calcext:value-type="float">
            <text:p>93,0000</text:p>
          </table:table-cell>
          <table:table-cell table:formula="of:=[.S583]-[.T583]" office:value-type="float" office:value="-93" calcext:value-type="float">
            <text:p>-93</text:p>
          </table:table-cell>
          <table:table-cell table:number-columns-repeated="1003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'amo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0" table:formula="of:=[.L584]+([.M584]/20)+([.N584]/240)" office:value-type="float" office:value="50" calcext:value-type="float">
            <text:p>50,00000</text:p>
          </table:table-cell>
          <table:table-cell table:number-columns-repeated="3"/>
          <table:table-cell table:formula="of:=[.P584]+0.05*[.Q584]+[.R584]/240" office:value-type="float" office:value="0" calcext:value-type="float">
            <text:p>0</text:p>
          </table:table-cell>
          <table:table-cell table:formula="of:=[.J584]*[.O584]" office:value-type="float" office:value="600" calcext:value-type="float">
            <text:p>600,0000</text:p>
          </table:table-cell>
          <table:table-cell table:formula="of:=[.S584]-[.T584]" office:value-type="float" office:value="-600" calcext:value-type="float">
            <text:p>-60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7" calcext:value-type="float">
            <text:p>137,00</text:p>
          </table:table-cell>
          <table:table-cell office:value-type="string" calcext:value-type="string">
            <text:p>ba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585]+([.M585]/20)+([.N585]/240)" office:value-type="float" office:value="60" calcext:value-type="float">
            <text:p>60,00000</text:p>
          </table:table-cell>
          <table:table-cell table:number-columns-repeated="3"/>
          <table:table-cell table:formula="of:=[.P585]+0.05*[.Q585]+[.R585]/240" office:value-type="float" office:value="0" calcext:value-type="float">
            <text:p>0</text:p>
          </table:table-cell>
          <table:table-cell table:formula="of:=[.J585]*[.O585]" office:value-type="float" office:value="8220" calcext:value-type="float">
            <text:p>8 220,0000</text:p>
          </table:table-cell>
          <table:table-cell table:formula="of:=[.S585]-[.T585]" office:value-type="float" office:value="-8220" calcext:value-type="float">
            <text:p>-8220</text:p>
          </table:table-cell>
          <table:table-cell table:number-columns-repeated="1003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iercon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0" table:formula="of:=[.L586]+([.M586]/20)+([.N586]/240)" office:value-type="float" office:value="40" calcext:value-type="float">
            <text:p>40,00000</text:p>
          </table:table-cell>
          <table:table-cell table:number-columns-repeated="3"/>
          <table:table-cell table:formula="of:=[.P586]+0.05*[.Q586]+[.R586]/240" office:value-type="float" office:value="0" calcext:value-type="float">
            <text:p>0</text:p>
          </table:table-cell>
          <table:table-cell table:formula="of:=[.J586]*[.O586]" office:value-type="float" office:value="80" calcext:value-type="float">
            <text:p>80,0000</text:p>
          </table:table-cell>
          <table:table-cell table:formula="of:=[.S586]-[.T586]" office:value-type="float" office:value="-80" calcext:value-type="float">
            <text:p>-8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Champ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/>
          <table:table-cell table:style-name="ce12" table:number-columns-repeated="2"/>
          <table:table-cell table:number-columns-repeated="2"/>
          <table:table-cell table:style-name="ce20" table:formula="of:=[.L587]+([.M587]/20)+([.N587]/240)" office:value-type="float" office:value="0" calcext:value-type="float">
            <text:p>0,00000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table:formula="of:=[.P587]+0.05*[.Q587]+[.R587]/240" office:value-type="float" office:value="1060" calcext:value-type="float">
            <text:p>1060</text:p>
          </table:table-cell>
          <table:table-cell table:formula="of:=[.J587]*[.O587]" office:value-type="float" office:value="0" calcext:value-type="float">
            <text:p>0,0000</text:p>
          </table:table-cell>
          <table:table-cell table:formula="of:=[.S587]-[.T587]" office:value-type="float" office:value="1060" calcext:value-type="float">
            <text:p>1060</text:p>
          </table:table-cell>
          <table:table-cell office:value-type="string" calcext:value-type="string">
            <text:p>valeur de 10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fleuranc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bouteill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 table:formula="of:=[.L588]+([.M588]/20)+([.N588]/240)" office:value-type="float" office:value="1.25" calcext:value-type="float">
            <text:p>1,25000</text:p>
          </table:table-cell>
          <table:table-cell table:number-columns-repeated="3"/>
          <table:table-cell table:formula="of:=[.P588]+0.05*[.Q588]+[.R588]/240" office:value-type="float" office:value="0" calcext:value-type="float">
            <text:p>0</text:p>
          </table:table-cell>
          <table:table-cell table:formula="of:=[.J588]*[.O588]" office:value-type="float" office:value="625" calcext:value-type="float">
            <text:p>625,0000</text:p>
          </table:table-cell>
          <table:table-cell table:formula="of:=[.S588]-[.T588]" office:value-type="float" office:value="-625" calcext:value-type="float">
            <text:p>-625</text:p>
          </table:table-cell>
          <table:table-cell table:number-columns-repeated="1003"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fron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0" table:formula="of:=[.L589]+([.M589]/20)+([.N589]/240)" office:value-type="float" office:value="150" calcext:value-type="float">
            <text:p>150,00000</text:p>
          </table:table-cell>
          <table:table-cell table:number-columns-repeated="3"/>
          <table:table-cell table:formula="of:=[.P589]+0.05*[.Q589]+[.R589]/240" office:value-type="float" office:value="0" calcext:value-type="float">
            <text:p>0</text:p>
          </table:table-cell>
          <table:table-cell table:formula="of:=[.J589]*[.O589]" office:value-type="float" office:value="1350" calcext:value-type="float">
            <text:p>1 350,0000</text:p>
          </table:table-cell>
          <table:table-cell table:formula="of:=[.S589]-[.T589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Gaya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qu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0" table:formula="of:=[.L590]+([.M590]/20)+([.N590]/240)" office:value-type="float" office:value="140" calcext:value-type="float">
            <text:p>140,00000</text:p>
          </table:table-cell>
          <table:table-cell table:number-columns-repeated="3"/>
          <table:table-cell table:formula="of:=[.P590]+0.05*[.Q590]+[.R590]/240" office:value-type="float" office:value="0" calcext:value-type="float">
            <text:p>0</text:p>
          </table:table-cell>
          <table:table-cell table:formula="of:=[.J590]*[.O590]" office:value-type="float" office:value="980" calcext:value-type="float">
            <text:p>980,0000</text:p>
          </table:table-cell>
          <table:table-cell table:formula="of:=[.S590]-[.T590]" office:value-type="float" office:value="-980" calcext:value-type="float">
            <text:p>-980</text:p>
          </table:table-cell>
          <table:table-cell table:number-columns-repeated="1003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Languedo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1" calcext:value-type="float">
            <text:p>121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0" table:formula="of:=[.L591]+([.M591]/20)+([.N591]/240)" office:value-type="float" office:value="10" calcext:value-type="float">
            <text:p>10,00000</text:p>
          </table:table-cell>
          <table:table-cell table:number-columns-repeated="3"/>
          <table:table-cell table:formula="of:=[.P591]+0.05*[.Q591]+[.R591]/240" office:value-type="float" office:value="0" calcext:value-type="float">
            <text:p>0</text:p>
          </table:table-cell>
          <table:table-cell table:formula="of:=[.J591]*[.O591]" office:value-type="float" office:value="1210" calcext:value-type="float">
            <text:p>1 210,0000</text:p>
          </table:table-cell>
          <table:table-cell table:formula="of:=[.S591]-[.T591]" office:value-type="float" office:value="-1210" calcext:value-type="float">
            <text:p>-1210</text:p>
          </table:table-cell>
          <table:table-cell table:number-columns-repeated="1003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Languedo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0" table:formula="of:=[.L592]+([.M592]/20)+([.N592]/240)" office:value-type="float" office:value="60" calcext:value-type="float">
            <text:p>60,00000</text:p>
          </table:table-cell>
          <table:table-cell table:number-columns-repeated="3"/>
          <table:table-cell table:formula="of:=[.P592]+0.05*[.Q592]+[.R592]/240" office:value-type="float" office:value="0" calcext:value-type="float">
            <text:p>0</text:p>
          </table:table-cell>
          <table:table-cell table:formula="of:=[.J592]*[.O592]" office:value-type="float" office:value="60" calcext:value-type="float">
            <text:p>60,0000</text:p>
          </table:table-cell>
          <table:table-cell table:formula="of:=[.S592]-[.T592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vin de Mar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bariqu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0" table:formula="of:=[.L593]+([.M593]/20)+([.N593]/240)" office:value-type="float" office:value="30" calcext:value-type="float">
            <text:p>30,00000</text:p>
          </table:table-cell>
          <table:table-cell table:number-columns-repeated="3"/>
          <table:table-cell table:formula="of:=[.P593]+0.05*[.Q593]+[.R593]/240" office:value-type="float" office:value="0" calcext:value-type="float">
            <text:p>0</text:p>
          </table:table-cell>
          <table:table-cell table:formula="of:=[.J593]*[.O593]" office:value-type="float" office:value="690" calcext:value-type="float">
            <text:p>690,0000</text:p>
          </table:table-cell>
          <table:table-cell table:formula="of:=[.S593]-[.T593]" office:value-type="float" office:value="-690" calcext:value-type="float">
            <text:p>-690</text:p>
          </table:table-cell>
          <table:table-cell table:number-columns-repeated="1003"/>
        </table:table-row>
        <table:table-row table:style-name="ro2" table:number-rows-repeated="132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0"/>
          <table:table-cell table:number-columns-repeated="5"/>
          <table:table-cell table:style-name="ce20"/>
          <table:table-cell table:number-columns-repeated="1009"/>
        </table:table-row>
        <table:table-row table:style-name="ro2" table:number-rows-repeated="24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0"/>
          <table:table-cell table:number-columns-repeated="1009"/>
        </table:table-row>
        <table:table-row table:style-name="ro2" table:number-rows-repeated="32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0"/>
          <table:table-cell table:number-columns-repeated="1009"/>
        </table:table-row>
        <table:table-row table:style-name="ro2" table:number-rows-repeated="2353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B1:Sheet1.V104820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0:46:32.1670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32M58S</meta:editing-duration>
    <meta:editing-cycles>150</meta:editing-cycles>
    <meta:generator>LibreOffice/5.1.6.2$MacOSX_X86_64 LibreOffice_project/07ac168c60a517dba0f0d7bc7540f5afa45f0909</meta:generator>
    <dc:date>2017-06-20T09:56:41.942704000</dc:date>
    <meta:document-statistic meta:table-count="3" meta:cell-count="10159" meta:object-count="0"/>
    <meta:user-defined meta:name="Info 1"/>
    <meta:user-defined meta:name="Info 2"/>
    <meta:user-defined meta:name="Info 3"/>
    <meta:user-defined meta:name="Info 4"/>
  </office:meta>
</office:document-meta>
</file>